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21500005593000032E832909FBF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page" style:column-width="0.499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923cm"/>
    </style:style>
    <style:style style:name="co13" style:family="table-column">
      <style:table-column-properties fo:break-before="auto" style:column-width="1.706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0.755cm"/>
    </style:style>
    <style:style style:name="co16" style:family="table-column">
      <style:table-column-properties fo:break-before="auto" style:column-width="4.055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0.727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2.489cm"/>
    </style:style>
    <style:style style:name="co22" style:family="table-column">
      <style:table-column-properties fo:break-before="auto" style:column-width="2.069cm"/>
    </style:style>
    <style:style style:name="co23" style:family="table-column">
      <style:table-column-properties fo:break-before="auto" style:column-width="1.873cm"/>
    </style:style>
    <style:style style:name="ro12" style:family="table-row">
      <style:table-row-properties style:row-height="0.45cm" fo:break-before="auto" style:use-optimal-row-height="true"/>
    </style:style>
    <style:style style:name="ro19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26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482cm" fo:break-before="auto" style:use-optimal-row-height="false"/>
    </style:style>
    <style:style style:name="ro20" style:family="table-row">
      <style:table-row-properties style:row-height="8.52cm" fo:break-before="auto" style:use-optimal-row-height="false"/>
    </style:style>
    <style:style style:name="ro21" style:family="table-row">
      <style:table-row-properties style:row-height="7.2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number:text-style style:name="N100">
      <number:text-content/>
    </number:text-style>
    <style:style style:name="ce443" style:family="table-cell" style:parent-style-name="Default">
      <style:table-cell-properties fo:padding="0.071cm"/>
      <style:text-properties style:text-position=""/>
    </style:style>
    <style:style style:name="ce6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end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6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0pt" style:font-size-complex="10pt"/>
    </style:style>
    <style:style style:name="ce64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7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 style:data-style-name="N151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9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04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1" style:family="table-cell" style:parent-style-name="Default" style:data-style-name="N148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2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26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7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3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0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1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5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2.01pt double-thin #000000" style:border-line-width-top="0.018cm 0.035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166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6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8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5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1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9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7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 style:data-style-name="N151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>
      <style:table-cell-properties style:vertical-align="automatic"/>
    </style:style>
    <style:style style:name="ce2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2.01pt solid #000000" fo:border-right="none" fo:border-top="none"/>
    </style:style>
    <style:style style:name="ce21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0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21" style:family="table-cell" style:parent-style-name="Default" style:data-style-name="N15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22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2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231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35" style:family="table-cell" style:parent-style-name="Default">
      <style:table-cell-properties fo:border-bottom="2.01pt solid #000000" fo:border-left="none" fo:border-right="none" fo:border-top="none"/>
    </style:style>
    <style:style style:name="ce236" style:family="table-cell" style:parent-style-name="Default">
      <style:table-cell-properties fo:border-bottom="none" fo:border-left="none" fo:border-right="none" fo:border-top="2.01pt solid #000000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38" style:family="table-cell" style:parent-style-name="Default"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41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6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47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4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9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0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1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2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63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71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3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8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80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8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84" style:family="table-cell" style:parent-style-name="Default" style:data-style-name="N151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7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8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3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98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0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302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3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0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07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8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0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1" style:family="table-cell" style:parent-style-name="Default" style:data-style-name="N152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2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4" style:family="table-cell" style:parent-style-name="Default" style:data-style-name="N151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1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1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1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19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0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1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2" style:family="table-cell" style:parent-style-name="Default" style:data-style-name="N125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3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4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6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28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T270"/>
      <style:map style:condition="cell-content()&gt;0.02" style:apply-style-name="Fail" style:base-cell-address="Sheet1.T270"/>
    </style:style>
    <style:style style:name="ce33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3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3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33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7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8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4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4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4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43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5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U209"/>
      <style:map style:condition="cell-content-is-not-between([$Sheet1.$X$209],[$Sheet1.$Y$209])" style:apply-style-name="Fail" style:base-cell-address="Sheet1.U209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U210"/>
      <style:map style:condition="cell-content-is-not-between([$Sheet1.$X$210],[$Sheet1.$Y$210])" style:apply-style-name="Fail" style:base-cell-address="Sheet1.U210"/>
    </style:style>
    <style:style style:name="ce34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U211"/>
      <style:map style:condition="cell-content-is-not-between([$Sheet1.$X$211],[$Sheet1.$Y$211])" style:apply-style-name="Fail" style:base-cell-address="Sheet1.U211"/>
    </style:style>
    <style:style style:name="ce34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U213"/>
      <style:map style:condition="cell-content-is-not-between([$Sheet1.$X$213],[$Sheet1.$Y$213])" style:apply-style-name="Fail" style:base-cell-address="Sheet1.U213"/>
    </style:style>
    <style:style style:name="ce35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U214"/>
      <style:map style:condition="cell-content-is-not-between([$Sheet1.$X$214],[$Sheet1.$Y$214])" style:apply-style-name="Fail" style:base-cell-address="Sheet1.U214"/>
    </style:style>
    <style:style style:name="ce35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U215"/>
      <style:map style:condition="cell-content-is-not-between([$Sheet1.$X$215],[$Sheet1.$Y$215])" style:apply-style-name="Fail" style:base-cell-address="Sheet1.U215"/>
    </style:style>
    <style:style style:name="ce352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U216"/>
      <style:map style:condition="cell-content-is-not-between([$Sheet1.$X$216],[$Sheet1.$Y$216])" style:apply-style-name="Fail" style:base-cell-address="Sheet1.U216"/>
    </style:style>
    <style:style style:name="ce35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4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56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5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59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60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2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3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7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71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3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V195"/>
      <style:map style:condition="cell-content-is-not-between(-0.1,0.1)" style:apply-style-name="Fail" style:base-cell-address="Sheet1.V195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6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78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7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8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8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82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3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1" style:apply-style-name="Pass" style:base-cell-address="Sheet1.W282"/>
      <style:map style:condition="cell-content()&gt;0.1" style:apply-style-name="Fail" style:base-cell-address="Sheet1.W282"/>
    </style:style>
    <style:style style:name="ce38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8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87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88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8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1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2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4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9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98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9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1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402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3" style:family="table-cell" style:parent-style-name="Default" style:data-style-name="N148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4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-is-not-between(-0.15,0.15)" style:apply-style-name="Fail" style:base-cell-address="Sheet1.X232"/>
      <style:map style:condition="cell-content-is-between(-0.15,0.15)" style:apply-style-name="Pass" style:base-cell-address="Sheet1.X232"/>
    </style:style>
    <style:style style:name="ce405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6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7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0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1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14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1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18" style:family="table-cell" style:parent-style-name="Default">
      <style:table-cell-properties fo:border-bottom="none" fo:border-left="none" fo:border-right="2.01pt solid #000000" fo:border-top="none"/>
    </style:style>
    <style:style style:name="ce4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0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421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2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24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25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6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7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8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9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31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2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3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4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5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6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7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8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9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40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41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42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4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8" style:family="table-cell" style:parent-style-name="Default">
      <style:table-cell-properties fo:padding="0.071cm"/>
    </style:style>
    <style:style style:name="ce449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5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1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5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7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 style:data-style-name="N16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3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 style:data-style-name="N16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6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fo:border="none" fo:padding="0.071cm" style:rotation-align="none"/>
    </style:style>
    <style:style style:name="ce49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0" style:family="table-cell" style:parent-style-name="Default" style:data-style-name="N165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2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5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0" style:family="table-cell" style:parent-style-name="Default" style:data-style-name="N165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1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9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4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8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5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5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5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5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59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0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61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4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6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8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69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70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7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7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73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5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6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0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81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8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4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85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88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9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92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93" style:family="table-cell" style:parent-style-name="Default">
      <style:table-cell-properties fo:border="0.06pt solid #000000" fo:padding="0.071cm"/>
    </style:style>
    <style:style style:name="ce594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96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97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9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0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607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60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12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613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15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16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17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21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2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3" style:family="table-cell" style:parent-style-name="Default">
      <style:table-cell-properties fo:background-color="#99ccff" style:cell-protect="none" style:print-content="true" fo:padding="0.071cm"/>
    </style:style>
    <style:style style:name="ce624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25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7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style:font-style-complex="italic" fo:color="#ff0000" style:font-style-asian="italic" style:font-weight-complex="bold" style:font-weight-asian="bold" style:font-size-complex="12pt" style:font-size-asian="12pt" style:text-position="0%" fo:text-shadow="none" style:text-outline="false" fo:font-style="italic" style:text-line-through-type="none" style:text-underline-style="solid" style:text-underline-width="auto" style:text-underline-color="font-color" fo:font-weight="bold" fo:font-size="12pt" style:font-name="Arial"/>
    </style:style>
    <style:style style:name="T8" style:family="text">
      <style:text-properties style:font-style-complex="italic" fo:color="#ff0000" style:font-style-asian="italic" style:font-weight-complex="bold" style:font-weight-asian="bold" style:font-size-complex="12pt" style:font-size-asian="12pt" style:text-position="0%" fo:text-shadow="none" style:text-outline="false" fo:font-style="italic" style:text-line-through-type="none" fo:font-weight="bold" fo:font-size="12pt" style:font-name="Arial" style:text-underline-style="none" style:text-underline-color="font-color"/>
    </style:style>
    <style:style style:name="T9" style:family="text">
      <style:text-properties fo:font-size="9pt" style:font-style-complex="italic" style:font-style-asian="italic" style:font-weight-complex="normal" style:font-weight-asian="normal" style:font-size-complex="9pt" style:font-size-asian="9pt" style:text-position="0%" fo:text-shadow="none" style:text-outline="false" fo:font-style="italic" style:text-line-through-type="none" style:text-underline-style="none" style:text-underline-color="font-color" fo:font-weight="normal" style:font-name="Arial"/>
    </style:style>
    <style:style style:name="T10" style:family="text">
      <style:text-properties fo:font-size="9pt" style:font-weight-complex="normal" style:font-weight-asian="normal" style:font-size-complex="9pt" style:font-size-asian="9pt" style:text-position="0%" fo:text-shadow="none" style:text-outline="false" style:text-line-through-type="none" style:text-underline-style="none" style:text-underline-color="font-color" fo:font-weight="normal" style:font-name="Arial" fo:font-style="normal" style:font-style-asian="normal" style:font-style-complex="normal"/>
    </style:style>
    <style:style style:name="T11" style:family="text">
      <style:text-properties style:font-name="Arial" style:font-weight-asian="normal" style:font-size-complex="10pt" style:text-underline-style="none" style:text-underline-color="font-color" style:text-outline="false" fo:color="#000000" style:font-style-asian="italic" style:font-weight-complex="normal" style:font-style-complex="italic" fo:text-shadow="none" style:font-size-asian="10pt" style:text-position="0%" fo:font-style="italic" style:text-line-through-type="none" fo:font-weight="normal" fo:font-size="10pt"/>
    </style:style>
    <style:style style:name="T12" style:family="text">
      <style:text-properties style:font-name="Arial" style:font-weight-asian="normal" style:font-size-complex="10pt" style:text-underline-style="none" style:text-underline-color="font-color" style:text-outline="false" fo:color="#000000" style:font-weight-complex="normal" fo:text-shadow="none" style:font-size-asian="10pt" style:text-position="0%" style:text-line-through-type="none" fo:font-weight="normal" fo:font-size="10pt" fo:font-style="normal" style:font-style-complex="normal" style:font-style-asian="normal"/>
    </style:style>
    <style:style style:name="T13" style:family="text">
      <style:text-properties style:font-name="Arial" style:font-size-complex="10pt" style:text-underline-style="none" style:text-underline-color="font-color" style:text-outline="false" fo:color="#000000" fo:text-shadow="none" style:font-size-asian="10pt" style:text-position="0%" style:text-line-through-type="none" fo:font-size="10pt" fo:font-weight="bold" style:font-style-asian="italic" style:font-weight-complex="bold" style:font-style-complex="italic" style:font-weight-asian="bold" fo:font-style="italic"/>
    </style:style>
    <style:style style:name="T14" style:family="text">
      <style:text-properties style:font-name="Arial" style:font-size-complex="10pt" style:text-underline-style="none" style:text-underline-color="font-color" style:text-outline="false" fo:color="#000000" fo:text-shadow="none" style:font-size-asian="10pt" style:text-position="0%" style:text-line-through-type="none" fo:font-size="10pt" fo:font-style="normal" style:font-style-asian="normal" style:font-style-complex="normal" style:font-weight-complex="normal" style:font-weight-asian="normal" fo:font-weight="normal"/>
    </style:style>
    <style:style style:name="T15" style:family="text">
      <style:text-properties style:font-name="Arial" style:font-size-complex="10pt" style:text-underline-style="none" style:text-underline-color="font-color" style:text-outline="false" fo:color="#000000" fo:text-shadow="none" style:font-size-asian="10pt" style:text-position="0%" style:text-line-through-type="none" fo:font-size="10pt" fo:font-style="italic" style:font-style-complex="italic" style:font-style-asian="italic" style:font-weight-complex="bold" style:font-weight-asian="bold" fo:font-weight="bold"/>
    </style:style>
    <style:style style:name="T16" style:family="text">
      <style:text-properties style:font-name="Arial" style:font-size-complex="10pt" style:text-underline-style="none" style:text-underline-color="font-color" style:text-outline="false" fo:color="#000000" fo:text-shadow="none" style:font-size-asian="10pt" style:text-position="0%" style:text-line-through-type="none" fo:font-size="10pt" fo:font-weight="normal" fo:font-style="normal" style:font-weight-asian="normal" style:font-weight-complex="normal" style:font-style-asian="normal" style:font-style-complex="normal"/>
    </style:style>
    <style:style style:name="T17" style:family="text">
      <style:text-properties style:font-name="Arial" style:font-style-complex="italic" style:font-style-asian="italic" style:font-weight-complex="normal" style:font-weight-asian="normal" style:font-size-complex="10pt" style:font-size-asian="10pt" style:text-position="0%" fo:text-shadow="none" style:text-outline="false" fo:font-style="italic" style:text-line-through-type="none" style:text-underline-style="none" style:text-underline-color="font-color" fo:font-weight="normal" fo:font-size="10pt" fo:color="#000000"/>
    </style:style>
    <style:style style:name="T18" style:family="text">
      <style:text-properties style:font-name="Arial" style:font-weight-complex="normal" style:font-weight-asian="normal" style:font-size-complex="10pt" style:font-size-asian="10pt" style:text-position="0%" fo:text-shadow="none" style:text-outline="false" style:text-line-through-type="none" style:text-underline-style="none" style:text-underline-color="font-color" fo:font-weight="normal" fo:font-size="10pt" fo:color="#000000" fo:font-style="normal" style:font-style-asian="normal" style:font-style-complex="normal"/>
    </style:style>
    <style:style style:name="T19" style:family="text">
      <style:text-properties style:font-name="Arial" style:font-size-complex="10pt" style:font-size-asian="10pt" style:text-position="0%" fo:text-shadow="none" style:text-outline="false" style:text-line-through-type="none" style:text-underline-style="none" style:text-underline-color="font-color" fo:font-size="10pt" fo:color="#000000" fo:font-weight="bold" style:font-style-complex="italic" style:font-style-asian="italic" style:font-weight-complex="bold" style:font-weight-asian="bold" fo:font-style="italic"/>
    </style:style>
    <style:style style:name="T20" style:family="text">
      <style:text-properties style:font-name="Arial" style:font-size-complex="10pt" style:font-size-asian="10pt" style:text-position="0%" fo:text-shadow="none" style:text-outline="false" style:text-line-through-type="none" style:text-underline-style="none" style:text-underline-color="font-color" fo:font-size="10pt" fo:color="#000000" fo:font-weight="normal" fo:font-style="normal" style:font-weight-asian="normal" style:font-weight-complex="normal" style:font-style-asian="normal" style:font-style-complex="normal"/>
    </style:style>
    <style:style style:name="T21" style:family="text">
      <style:text-properties style:font-weight-complex="normal" style:font-style-complex="normal" fo:font-weight="normal" style:text-underline-style="none" style:text-underline-color="font-color" style:text-line-through-type="none" fo:font-style="normal" style:text-outline="false" fo:font-size="12pt" style:font-name="Arial" fo:text-shadow="none" style:font-style-asian="normal" style:text-position="0%" style:font-size-asian="12pt" style:font-size-complex="12pt" style:font-weight-asian="normal"/>
    </style:style>
    <style:style style:name="T22" style:family="text">
      <style:text-properties style:text-underline-style="none" style:text-underline-color="font-color" style:text-line-through-type="none" style:text-outline="false" fo:font-size="12pt" style:font-name="Arial" fo:text-shadow="none" style:text-position="0%" style:font-size-asian="12pt" style:font-size-complex="12pt" style:font-style-asian="italic" style:font-weight-asian="bold" fo:font-weight="bold" fo:font-style="italic" style:font-style-complex="italic" style:font-weight-complex="bold"/>
    </style:style>
    <style:style style:name="T23" style:family="text">
      <style:text-properties style:text-underline-style="none" style:text-underline-color="font-color" style:text-line-through-type="none" style:text-outline="false" fo:font-size="12pt" style:font-name="Arial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style:style style:name="T24" style:family="text">
      <style:text-properties style:text-underline-style="none" style:text-underline-color="font-color" style:text-line-through-type="none" style:text-outline="false" fo:font-size="12pt" style:font-name="Arial" fo:text-shadow="none" style:text-position="0%" style:font-size-asian="12pt" style:font-size-complex="12pt" fo:font-style="italic" style:font-style-complex="italic" style:font-style-asian="italic" style:font-weight-complex="bold" style:font-weight-asian="bold" fo:font-weight="bold"/>
    </style:style>
    <style:style style:name="T2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6" style:family="text">
      <style:text-properties style:font-name="Arial" fo:text-shadow="none" fo:font-size="12pt" fo:font-weight="normal" style:text-underline-style="none" style:text-underline-color="font-color" style:text-line-through-type="none" fo:font-style="normal" style:text-outline="false" style:font-size-asian="12pt" style:font-size-complex="12pt" style:font-weight-asian="normal" style:font-weight-complex="normal" style:font-style-asian="normal" style:font-style-complex="normal" style:text-position="0%"/>
    </style:style>
    <style:style style:name="T27" style:family="text">
      <style:text-properties style:font-name="Arial" fo:text-shadow="none" fo:font-size="12pt" style:text-underline-style="none" style:text-underline-color="font-color" style:text-line-through-type="none" style:text-outline="false" style:font-size-asian="12pt" style:font-size-complex="12pt" style:text-position="0%" style:font-style-asian="italic" fo:font-weight="bold" style:font-weight-asian="bold" style:font-weight-complex="bold" style:font-style-complex="italic" fo:font-style="italic"/>
    </style:style>
    <style:style style:name="T28" style:family="text">
      <style:text-properties style:font-name="Arial" fo:text-shadow="none" fo:font-size="12pt" style:text-underline-style="none" style:text-underline-color="font-color" style:text-line-through-type="none" style:text-outline="false" style:font-size-asian="12pt" style:font-size-complex="12pt" style:text-position="0%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B1:Sheet1.M330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5" table:default-cell-style-name="ce10"/>
        <table:table-column table:style-name="co4" table:number-columns-repeated="1008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88"/>
          <table:table-cell/>
          <table:table-cell table:style-name="ce206" office:value-type="string" calcext:value-type="string">
            <text:p>Revision 1.0-20140918</text:p>
          </table:table-cell>
          <table:table-cell table:style-name="ce220" table:number-columns-repeated="9"/>
          <table:table-cell table:style-name="ce414"/>
          <table:table-cell/>
          <table:table-cell table:style-name="ce419" office:value-type="string" calcext:value-type="string">
            <text:p>Print Area</text:p>
          </table:table-cell>
          <table:table-cell table:number-columns-repeated="995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41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89"/>
          <table:table-cell/>
          <table:table-cell table:style-name="ce207"/>
          <table:table-cell table:number-columns-repeated="4"/>
          <table:table-cell table:style-name="ce318" office:value-type="string" calcext:value-type="string">
            <text:p>Medical University of South Carolina</text:p>
          </table:table-cell>
          <table:table-cell table:number-columns-repeated="4"/>
          <table:table-cell table:style-name="ce415"/>
          <table:table-cell/>
          <table:table-cell table:style-name="ce420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41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89"/>
          <table:table-cell/>
          <table:table-cell table:style-name="ce207"/>
          <table:table-cell table:number-columns-repeated="4"/>
          <table:table-cell table:style-name="ce318" office:value-type="string" calcext:value-type="string">
            <text:p>Charleston, South Carolina</text:p>
          </table:table-cell>
          <table:table-cell table:number-columns-repeated="4"/>
          <table:table-cell table:style-name="ce415"/>
          <table:table-cell/>
          <table:table-cell table:style-name="ce421" table:formula="of:=IF([.AB7]=&quot;&quot;;&quot;&quot;;[.AB7])">
            <text:p/>
          </table:table-cell>
          <table:table-cell table:number-columns-repeated="99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89"/>
          <table:table-cell/>
          <table:table-cell table:style-name="ce207"/>
          <table:table-cell table:number-columns-repeated="4"/>
          <table:table-cell table:style-name="ce6"/>
          <table:table-cell table:number-columns-repeated="4"/>
          <table:table-cell table:style-name="ce415"/>
          <table:table-cell/>
          <table:table-cell table:style-name="ce35" office:value-type="string" calcext:value-type="string">
            <text:p>All:</text:p>
          </table:table-cell>
          <table:table-cell table:style-name="ce88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42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89"/>
          <table:table-cell/>
          <table:table-cell table:style-name="ce207"/>
          <table:table-cell table:number-columns-repeated="4"/>
          <table:table-cell table:style-name="ce318" office:value-type="string" calcext:value-type="string">
            <text:p>Mammography System Compliance Inspection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90"/>
          <table:table-cell/>
          <table:table-cell table:style-name="ce208"/>
          <table:table-cell table:style-name="ce32" table:number-columns-repeated="9"/>
          <table:table-cell table:style-name="ce416"/>
          <table:table-cell/>
          <table:table-cell table:style-name="ce422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21"/>
          <table:table-cell table:style-name="ce246"/>
          <table:table-cell table:number-columns-repeated="5"/>
          <table:table-cell office:value-type="string" calcext:value-type="string">
            <text:p>Inspector:</text:p>
          </table:table-cell>
          <table:table-cell table:style-name="ce286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09" office:value-type="string" calcext:value-type="string">
            <text:p>Eugene Mah</text:p>
          </table:table-cell>
          <table:table-cell/>
          <table:table-cell table:style-name="ce35" office:value-type="string" calcext:value-type="string">
            <text:p>Print Area</text:p>
          </table:table-cell>
          <table:table-cell table:style-name="ce424"/>
          <table:table-cell table:style-name="ce4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4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29"/>
          <table:table-cell table:style-name="ce143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22" table:formula="of:=IF([.AB8]=&quot;&quot;;&quot;&quot;;[.AB8])">
            <text:p/>
          </table:table-cell>
          <table:table-cell table:style-name="ce247"/>
          <table:table-cell table:number-columns-repeated="2"/>
          <table:table-cell table:style-name="ce144" office:value-type="string" calcext:value-type="string">
            <text:p>System Information</text:p>
          </table:table-cell>
          <table:table-cell table:number-columns-repeated="2"/>
          <table:table-cell table:style-name="ce380" table:number-columns-repeated="2"/>
          <table:table-cell table:style-name="ce417"/>
          <table:table-cell/>
          <table:table-cell table:style-name="ce35" office:value-type="string" calcext:value-type="string">
            <text:p>Date</text:p>
          </table:table-cell>
          <table:table-cell table:style-name="ce425"/>
          <table:table-cell table:style-name="ce429" table:formula="of:=IF([.AB8]&lt;&gt;[.AD8];&quot;Change&quot;;&quot;&quot;)">
            <text:p/>
          </table:table-cell>
          <table:table-cell table:style-name="ce431" table:formula="of:=IF([.P7]=&quot;&quot;;&quot;&quot;;[.P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0" office:value-type="string" calcext:value-type="string">
            <text:p>Location</text:p>
          </table:table-cell>
          <table:table-cell table:style-name="ce18" table:number-columns-repeated="8"/>
          <table:table-cell table:style-name="ce191"/>
          <table:table-cell/>
          <table:table-cell table:style-name="ce209"/>
          <table:table-cell table:style-name="ce223" office:value-type="string" calcext:value-type="string">
            <text:p>Location</text:p>
          </table:table-cell>
          <table:table-cell table:style-name="ce220" table:number-columns-repeated="2"/>
          <table:table-cell table:style-name="ce308" office:value-type="string" calcext:value-type="string">
            <text:p>Input Changes Only</text:p>
          </table:table-cell>
          <table:table-cell table:style-name="ce220" table:number-columns-repeated="3"/>
          <table:table-cell table:style-name="ce308" office:value-type="string" calcext:value-type="string">
            <text:p>Input Changes Only</text:p>
          </table:table-cell>
          <table:table-cell table:style-name="ce220"/>
          <table:table-cell table:style-name="ce414"/>
          <table:table-cell/>
          <table:table-cell table:style-name="ce35" office:value-type="string" calcext:value-type="string">
            <text:p>Inspector</text:p>
          </table:table-cell>
          <table:table-cell table:style-name="ce426" office:value-type="string" calcext:value-type="string">
            <text:p>Eugene Mah</text:p>
          </table:table-cell>
          <table:table-cell table:style-name="ce429" table:formula="of:=IF([.AB9]&lt;&gt;[.AD9];&quot;Change&quot;;&quot;&quot;)">
            <text:p/>
          </table:table-cell>
          <table:table-cell table:style-name="ce4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Facility:</text:p>
          </table:table-cell>
          <table:table-cell table:style-name="ce113" table:formula="of:=IF([.R10]=&quot;&quot;;&quot;&quot;;[.R10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Site Number:</text:p>
          </table:table-cell>
          <table:table-cell table:style-name="ce116" table:formula="of:=IF([.V10]=&quot;&quot;;&quot;&quot;;[.V10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Facility:</text:p>
          </table:table-cell>
          <table:table-cell table:style-name="ce286" table:formula="of:=IF([.S10]&lt;&gt;&quot;&quot;;[.S10];IF([.AB10]=&quot;&quot;;&quot;&quot;;[.AB10]))">
            <text:p/>
          </table:table-cell>
          <table:table-cell table:style-name="ce309"/>
          <table:table-cell/>
          <table:table-cell table:style-name="ce35" office:value-type="string" calcext:value-type="string">
            <text:p>Site Number:</text:p>
          </table:table-cell>
          <table:table-cell table:style-name="ce286" table:formula="of:=IF([.W10]&lt;&gt;&quot;&quot;;[.W10];IF([.AB15]=&quot;&quot;;&quot;&quot;;[.AB15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Facility:</text:p>
          </table:table-cell>
          <table:table-cell table:style-name="ce426"/>
          <table:table-cell table:style-name="ce429" table:formula="of:=IF([.AB10]&lt;&gt;[.AD10];&quot;Change&quot;;&quot;&quot;)">
            <text:p/>
          </table:table-cell>
          <table:table-cell table:style-name="ce432" table:formula="of:=IF([.R10]=&quot;&quot;;&quot;&quot;;[.R10])">
            <text:p/>
          </table:table-cell>
          <table:table-cell table:number-columns-repeated="3"/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Department:</text:p>
          </table:table-cell>
          <table:table-cell table:style-name="ce114" table:formula="of:=IF([.R11]=&quot;&quot;;&quot;&quot;;[.R11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Authorized Use:</text:p>
          </table:table-cell>
          <table:table-cell table:style-name="ce116" table:formula="of:=IF([.V11]=&quot;&quot;;&quot;&quot;;[.V11])" table:number-columns-spanned="2" table:number-rows-spanned="1">
            <text:p/>
          </table:table-cell>
          <table:covered-table-cell table:style-name="ce130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Department:</text:p>
          </table:table-cell>
          <table:table-cell table:style-name="ce286" table:formula="of:=IF([.S11]&lt;&gt;&quot;&quot;;[.S11];IF([.AB11]=&quot;&quot;;&quot;&quot;;[.AB11]))">
            <text:p/>
          </table:table-cell>
          <table:table-cell table:style-name="ce309"/>
          <table:table-cell/>
          <table:table-cell table:style-name="ce35" office:value-type="string" calcext:value-type="string">
            <text:p>Authorized Use:</text:p>
          </table:table-cell>
          <table:table-cell table:style-name="ce286" table:formula="of:=IF([.W11]&lt;&gt;&quot;&quot;;[.W11];IF([.AB16]=&quot;&quot;;&quot;&quot;;[.AB16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Department:</text:p>
          </table:table-cell>
          <table:table-cell table:style-name="ce426"/>
          <table:table-cell table:style-name="ce429" table:formula="of:=IF([.AB11]&lt;&gt;[.AD11];&quot;Change&quot;;&quot;&quot;)">
            <text:p/>
          </table:table-cell>
          <table:table-cell table:style-name="ce432" table:formula="of:=IF([.R11]=&quot;&quot;;&quot;&quot;;[.R11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Area/Division:</text:p>
          </table:table-cell>
          <table:table-cell table:style-name="ce114" table:formula="of:=IF([.R12]=&quot;&quot;;&quot;&quot;;[.R12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Date of Installation:</text:p>
          </table:table-cell>
          <table:table-cell table:style-name="ce115" table:formula="of:=IF([.V12]=&quot;&quot;;&quot;&quot;;[.V12])" table:number-columns-spanned="2" table:number-rows-spanned="1">
            <text:p/>
          </table:table-cell>
          <table:covered-table-cell table:style-name="ce130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Area/Division:</text:p>
          </table:table-cell>
          <table:table-cell table:style-name="ce286" table:formula="of:=IF([.S12]&lt;&gt;&quot;&quot;;[.S12];IF([.AB12]=&quot;&quot;;&quot;&quot;;[.AB12]))">
            <text:p/>
          </table:table-cell>
          <table:table-cell table:style-name="ce309"/>
          <table:table-cell/>
          <table:table-cell table:style-name="ce35" office:value-type="string" calcext:value-type="string">
            <text:p>Date of Installation:</text:p>
          </table:table-cell>
          <table:table-cell table:style-name="ce288" table:formula="of:=IF([.W12]&lt;&gt;&quot;&quot;;[.W12];IF([.AB17]=&quot;&quot;;&quot;&quot;;[.AB17]))">
            <text:p/>
          </table:table-cell>
          <table:table-cell table:style-name="ce311"/>
          <table:table-cell/>
          <table:table-cell table:style-name="ce415"/>
          <table:table-cell/>
          <table:table-cell table:style-name="ce35" office:value-type="string" calcext:value-type="string">
            <text:p>Area/Division:</text:p>
          </table:table-cell>
          <table:table-cell table:style-name="ce426"/>
          <table:table-cell table:style-name="ce429" table:formula="of:=IF([.AB12]&lt;&gt;[.AD12];&quot;Change&quot;;&quot;&quot;)">
            <text:p/>
          </table:table-cell>
          <table:table-cell table:style-name="ce432" table:formula="of:=IF([.R12]=&quot;&quot;;&quot;&quot;;[.R12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2" calcext:value-type="float">
            <text:p>0.2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urvey ID:</text:p>
          </table:table-cell>
          <table:table-cell table:style-name="ce114" table:formula="of:=IF([.R13]=&quot;&quot;;&quot;&quot;;[.R13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Number of X-ray Tubes:</text:p>
          </table:table-cell>
          <table:table-cell table:style-name="ce116" table:formula="of:=IF([.V13]=&quot;&quot;;&quot;&quot;;[.V13])" table:number-columns-spanned="2" table:number-rows-spanned="1">
            <text:p/>
          </table:table-cell>
          <table:covered-table-cell table:style-name="ce130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Survey ID:</text:p>
          </table:table-cell>
          <table:table-cell table:style-name="ce287" table:formula="of:=IF([.S13]&lt;&gt;&quot;&quot;;[.S13];IF([.AB13]=&quot;&quot;;&quot;&quot;;[.AB13]))">
            <text:p/>
          </table:table-cell>
          <table:table-cell table:style-name="ce310"/>
          <table:table-cell/>
          <table:table-cell table:style-name="ce35" office:value-type="string" calcext:value-type="string">
            <text:p>Number of X-ray Tubes:</text:p>
          </table:table-cell>
          <table:table-cell table:style-name="ce287" table:formula="of:=IF([.W13]&lt;&gt;&quot;&quot;;[.W13];IF([.AB18]=&quot;&quot;;&quot;&quot;;[.AB18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Survey ID:</text:p>
          </table:table-cell>
          <table:table-cell table:style-name="ce426"/>
          <table:table-cell table:style-name="ce429" table:formula="of:=IF([.AB13]&lt;&gt;[.AD13];&quot;Change&quot;;&quot;&quot;)">
            <text:p/>
          </table:table-cell>
          <table:table-cell table:style-name="ce432" table:formula="of:=IF([.R13]=&quot;&quot;;&quot;&quot;;[.R13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2" calcext:value-type="float">
            <text:p>0.2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Room Number:</text:p>
          </table:table-cell>
          <table:table-cell table:style-name="ce286" table:formula="of:=IF([.S14]&lt;&gt;&quot;&quot;;[.S14];IF([.AB14]=&quot;&quot;;&quot;&quot;;[.AB14]))">
            <text:p/>
          </table:table-cell>
          <table:table-cell table:style-name="ce309"/>
          <table:table-cell/>
          <table:table-cell table:style-name="ce35" office:value-type="string" calcext:value-type="string">
            <text:p>Accession Number:</text:p>
          </table:table-cell>
          <table:table-cell table:style-name="ce287" table:formula="of:=IF([.W14]&lt;&gt;&quot;&quot;;[.W14];IF([.AB19]=&quot;&quot;;&quot;&quot;;[.AB19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Room Number:</text:p>
          </table:table-cell>
          <table:table-cell table:style-name="ce427"/>
          <table:table-cell table:style-name="ce429" table:formula="of:=IF([.AB14]&lt;&gt;[.AD14];&quot;Change&quot;;&quot;&quot;)">
            <text:p/>
          </table:table-cell>
          <table:table-cell table:style-name="ce432" table:formula="of:=IF([.R14]=&quot;&quot;;&quot;&quot;;[.R14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35" office:value-type="string" calcext:value-type="string">
            <text:p>Site Number:</text:p>
          </table:table-cell>
          <table:table-cell table:style-name="ce426"/>
          <table:table-cell table:style-name="ce429" table:formula="of:=IF([.AB15]&lt;&gt;[.AD15];&quot;Change&quot;;&quot;&quot;)">
            <text:p/>
          </table:table-cell>
          <table:table-cell table:style-name="ce432" table:formula="of:=IF([.V10]=&quot;&quot;;&quot;&quot;;[.V10])">
            <text:p/>
          </table:table-cell>
          <table:table-cell table:number-columns-repeated="3"/>
          <table:table-cell table:style-name="ce436" office:value-type="float" office:value="24" calcext:value-type="float">
            <text:p>2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3" table:formula="of:=IF([.R17]=&quot;&quot;;&quot;&quot;;[.R17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Manufacture Date:</text:p>
          </table:table-cell>
          <table:table-cell table:style-name="ce115" table:formula="of:=IF([.V17]=&quot;&quot;;&quot;&quot;;[.V17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Authorized Use:</text:p>
          </table:table-cell>
          <table:table-cell table:style-name="ce426"/>
          <table:table-cell table:style-name="ce429" table:formula="of:=IF([.AB16]&lt;&gt;[.AD16];&quot;Change&quot;;&quot;&quot;)">
            <text:p/>
          </table:table-cell>
          <table:table-cell table:style-name="ce432" table:formula="of:=IF([.V11]=&quot;&quot;;&quot;&quot;;[.V11])">
            <text:p/>
          </table:table-cell>
          <table:table-cell table:number-columns-repeated="3"/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3" table:formula="of:=IF([.R18]=&quot;&quot;;&quot;&quot;;[.R18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Serial Number:</text:p>
          </table:table-cell>
          <table:table-cell table:style-name="ce116" table:formula="of:=IF([.V18]=&quot;&quot;;&quot;&quot;;[.V18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nufacturer:</text:p>
          </table:table-cell>
          <table:table-cell table:style-name="ce286" table:formula="of:=IF([.S17]&lt;&gt;&quot;&quot;;[.S17];IF([.AB21]=&quot;&quot;;&quot;&quot;;[.AB21]))">
            <text:p/>
          </table:table-cell>
          <table:table-cell table:style-name="ce309"/>
          <table:table-cell/>
          <table:table-cell table:style-name="ce35" office:value-type="string" calcext:value-type="string">
            <text:p>Manufacture Date:</text:p>
          </table:table-cell>
          <table:table-cell table:style-name="ce288" table:formula="of:=IF([.W17]&lt;&gt;&quot;&quot;;[.W17];IF([.AB24]=&quot;&quot;;&quot;&quot;;[.AB24]))">
            <text:p/>
          </table:table-cell>
          <table:table-cell table:style-name="ce311"/>
          <table:table-cell/>
          <table:table-cell table:style-name="ce415"/>
          <table:table-cell/>
          <table:table-cell table:style-name="ce35" office:value-type="string" calcext:value-type="string">
            <text:p>Date of Installation:</text:p>
          </table:table-cell>
          <table:table-cell table:style-name="ce428"/>
          <table:table-cell table:style-name="ce429" table:formula="of:=IF([.AB17]&lt;&gt;[.AD17];&quot;Change&quot;;&quot;&quot;)">
            <text:p/>
          </table:table-cell>
          <table:table-cell table:style-name="ce433" table:formula="of:=IF([.V12]=&quot;&quot;;&quot;&quot;;[.V12])">
            <text:p/>
          </table:table-cell>
          <table:table-cell table:number-columns-repeated="3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x kVp:</text:p>
          </table:table-cell>
          <table:table-cell table:style-name="ce113" table:formula="of:=IF([.R19]=&quot;&quot;;&quot;&quot;;[.R19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Max mA:</text:p>
          </table:table-cell>
          <table:table-cell table:style-name="ce116" table:formula="of:=IF([.V19]=&quot;&quot;;&quot;&quot;;[.V19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odel:</text:p>
          </table:table-cell>
          <table:table-cell table:style-name="ce286" table:formula="of:=IF([.S18]&lt;&gt;&quot;&quot;;[.S18];IF([.AB22]=&quot;&quot;;&quot;&quot;;[.AB22]))">
            <text:p/>
          </table:table-cell>
          <table:table-cell table:style-name="ce309"/>
          <table:table-cell/>
          <table:table-cell table:style-name="ce35" office:value-type="string" calcext:value-type="string">
            <text:p>Serial Number:</text:p>
          </table:table-cell>
          <table:table-cell table:style-name="ce287" table:formula="of:=IF([.W18]&lt;&gt;&quot;&quot;;[.W18];IF([.AB25]=&quot;&quot;;&quot;&quot;;[.AB25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Number of X-ray Tubes:</text:p>
          </table:table-cell>
          <table:table-cell table:style-name="ce426"/>
          <table:table-cell table:style-name="ce429" table:formula="of:=IF([.AB18]&lt;&gt;[.AD18];&quot;Change&quot;;&quot;&quot;)">
            <text:p/>
          </table:table-cell>
          <table:table-cell table:style-name="ce432" table:formula="of:=IF([.V13]=&quot;&quot;;&quot;&quot;;[.V13])">
            <text:p/>
          </table:table-cell>
          <table:table-cell table:number-columns-repeated="3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2" calcext:value-type="float">
            <text:p>0.2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x kVp:</text:p>
          </table:table-cell>
          <table:table-cell table:style-name="ce287" table:formula="of:=IF([.S19]&lt;&gt;&quot;&quot;;[.S19];IF([.AB23]=&quot;&quot;;&quot;&quot;;[.AB23]))">
            <text:p/>
          </table:table-cell>
          <table:table-cell table:style-name="ce309"/>
          <table:table-cell/>
          <table:table-cell table:style-name="ce35" office:value-type="string" calcext:value-type="string">
            <text:p>Max mA:</text:p>
          </table:table-cell>
          <table:table-cell table:style-name="ce287" table:formula="of:=IF([.W19]&lt;&gt;&quot;&quot;;[.W19];IF([.AB26]=&quot;&quot;;&quot;&quot;;[.AB26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Accesssion Number:</text:p>
          </table:table-cell>
          <table:table-cell table:style-name="ce426"/>
          <table:table-cell table:style-name="ce429" table:formula="of:=IF([.AB19]&lt;&gt;[.AD19];&quot;Change&quot;;&quot;&quot;)">
            <text:p/>
          </table:table-cell>
          <table:table-cell table:style-name="ce432" table:formula="of:=IF([.V14]=&quot;&quot;;&quot;&quot;;[.V14])">
            <text:p/>
          </table:table-cell>
          <table:table-cell table:number-columns-repeated="3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2" calcext:value-type="float">
            <text:p>0.2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Tube 1</text:p>
          </table:table-cell>
          <table:table-cell table:number-columns-repeated="5"/>
          <table:table-cell table:style-name="ce169"/>
          <table:table-cell table:number-columns-repeated="2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422" office:value-type="string" calcext:value-type="string">
            <text:p>X-Ray Generator</text:p>
          </table:table-cell>
          <table:table-cell table:number-columns-repeated="6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Tube Designation/Use:</text:p>
          </table:table-cell>
          <table:table-cell table:style-name="ce113" table:formula="of:=IF([.R22]=&quot;&quot;;&quot;&quot;;[.R22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 office:value-type="string" calcext:value-type="string">
            <text:p>Target:</text:p>
          </table:table-cell>
          <table:table-cell table:style-name="ce113" table:formula="of:=IF([.V21]=&quot;&quot;;&quot;&quot;;[.V21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 table:style-name="ce37" office:value-type="string" calcext:value-type="string">
            <text:p>X-Ray Tube 1</text:p>
          </table:table-cell>
          <table:table-cell table:number-columns-repeated="4"/>
          <table:table-cell table:style-name="ce37" office:value-type="string" calcext:value-type="string">
            <text:p>Target:</text:p>
          </table:table-cell>
          <table:table-cell table:style-name="ce287" table:formula="of:=IF([.W21]&lt;&gt;&quot;&quot;;[.W21];IF([.AB38]=&quot;&quot;;&quot;&quot;;[.AB38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anufacturer:</text:p>
          </table:table-cell>
          <table:table-cell table:style-name="ce426"/>
          <table:table-cell table:style-name="ce429" table:formula="of:=IF([.AB21]&lt;&gt;[.AD21];&quot;Change&quot;;&quot;&quot;)">
            <text:p/>
          </table:table-cell>
          <table:table-cell table:style-name="ce432" table:formula="of:=IF([.R17]=&quot;&quot;;&quot;&quot;;[.R17])">
            <text:p/>
          </table:table-cell>
          <table:table-cell table:number-columns-repeated="3"/>
          <table:table-cell table:style-name="ce436" office:value-type="float" office:value="25" calcext:value-type="float">
            <text:p>25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 Date:</text:p>
          </table:table-cell>
          <table:table-cell table:style-name="ce115" table:formula="of:=IF([.R23]=&quot;&quot;;&quot;&quot;;[.R23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ce35"/>
          <table:table-cell table:style-name="ce113" table:formula="of:=IF([.V22]=&quot;&quot;;&quot;&quot;;[.V22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Tube Designation/Use:</text:p>
          </table:table-cell>
          <table:table-cell table:style-name="ce286" table:formula="of:=IF([.S22]&lt;&gt;&quot;&quot;;[.S22];IF([.AB28]=&quot;&quot;;&quot;&quot;;[.AB28]))">
            <text:p/>
          </table:table-cell>
          <table:table-cell table:style-name="ce309"/>
          <table:table-cell table:number-columns-repeated="2"/>
          <table:table-cell table:style-name="ce287" table:formula="of:=IF([.W22]&lt;&gt;&quot;&quot;;[.W22];IF([.AB39]=&quot;&quot;;&quot;&quot;;[.AB39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odel:</text:p>
          </table:table-cell>
          <table:table-cell table:style-name="ce426"/>
          <table:table-cell table:style-name="ce429" table:formula="of:=IF([.AB22]&lt;&gt;[.AD22];&quot;Change&quot;;&quot;&quot;)">
            <text:p/>
          </table:table-cell>
          <table:table-cell table:style-name="ce432" table:formula="of:=IF([.R18]=&quot;&quot;;&quot;&quot;;[.R18])">
            <text:p/>
          </table:table-cell>
          <table:table-cell table:number-columns-repeated="3"/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37" office:value-type="string" calcext:value-type="string">
            <text:p>Insert</text:p>
          </table:table-cell>
          <table:table-cell table:number-columns-repeated="5"/>
          <table:table-cell table:style-name="ce35" office:value-type="string" calcext:value-type="string">
            <text:p>Filter:</text:p>
          </table:table-cell>
          <table:table-cell table:style-name="ce113" table:formula="of:=IF([.V24]=&quot;&quot;;&quot;&quot;;[.V24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nufacture Date:</text:p>
          </table:table-cell>
          <table:table-cell table:style-name="ce288" table:formula="of:=IF([.S23]&lt;&gt;&quot;&quot;;[.S23];IF([.AB29]=&quot;&quot;;&quot;&quot;;[.AB29]))">
            <text:p/>
          </table:table-cell>
          <table:table-cell table:style-name="ce311"/>
          <table:table-cell table:number-columns-repeated="2"/>
          <table:table-cell table:style-name="Default" table:number-columns-repeated="2"/>
          <table:table-cell/>
          <table:table-cell table:style-name="ce415"/>
          <table:table-cell/>
          <table:table-cell table:style-name="ce35" office:value-type="string" calcext:value-type="string">
            <text:p>Max kVp:</text:p>
          </table:table-cell>
          <table:table-cell table:style-name="ce426"/>
          <table:table-cell table:style-name="ce429" table:formula="of:=IF([.AB23]&lt;&gt;[.AD23];&quot;Change&quot;;&quot;&quot;)">
            <text:p/>
          </table:table-cell>
          <table:table-cell table:style-name="ce432" table:formula="of:=IF([.R19]=&quot;&quot;;&quot;&quot;;[.R1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0" calcext:value-type="float">
            <text:p>2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6" table:formula="of:=IF([.R25]=&quot;&quot;;&quot;&quot;;[.R25])" table:number-columns-spanned="2" table:number-rows-spanned="1">
            <text:p/>
          </table:table-cell>
          <table:covered-table-cell table:style-name="ce123"/>
          <table:table-cell table:number-columns-repeated="3"/>
          <table:table-cell table:style-name="ce113" table:formula="of:=IF([.V25]=&quot;&quot;;&quot;&quot;;[.V25])" table:number-columns-spanned="2" table:number-rows-spanned="1">
            <text:p/>
          </table:table-cell>
          <table:covered-table-cell table:style-name="ce6"/>
          <table:table-cell table:style-name="ce192"/>
          <table:table-cell/>
          <table:table-cell table:style-name="ce207"/>
          <table:table-cell table:style-name="ce37" office:value-type="string" calcext:value-type="string">
            <text:p>Insert</text:p>
          </table:table-cell>
          <table:table-cell table:number-columns-repeated="4"/>
          <table:table-cell table:style-name="ce37" office:value-type="string" calcext:value-type="string">
            <text:p>Filter:</text:p>
          </table:table-cell>
          <table:table-cell table:style-name="ce287" table:formula="of:=IF([.W24]&lt;&gt;&quot;&quot;;[.W24];IF([.AB40]=&quot;&quot;;&quot;&quot;;[.AB40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anufacture Date:</text:p>
          </table:table-cell>
          <table:table-cell table:style-name="ce428"/>
          <table:table-cell table:style-name="ce429" table:formula="of:=IF([.AB24]&lt;&gt;[.AD24];&quot;Change&quot;;&quot;&quot;)">
            <text:p/>
          </table:table-cell>
          <table:table-cell table:style-name="ce433" table:formula="of:=IF([.V17]=&quot;&quot;;&quot;&quot;;[.V1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6" table:formula="of:=IF([.R26]=&quot;&quot;;&quot;&quot;;[.R26])" table:number-columns-spanned="2" table:number-rows-spanned="1">
            <text:p/>
          </table:table-cell>
          <table:covered-table-cell table:style-name="ce123"/>
          <table:table-cell table:number-columns-repeated="2"/>
          <table:table-cell table:style-name="Default" table:number-columns-repeated="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nufacturer:</text:p>
          </table:table-cell>
          <table:table-cell table:style-name="ce287" table:formula="of:=IF([.S25]&lt;&gt;&quot;&quot;;[.S25];IF([.AB30]=&quot;&quot;;&quot;&quot;;[.AB30]))">
            <text:p/>
          </table:table-cell>
          <table:table-cell table:style-name="ce309"/>
          <table:table-cell table:number-columns-repeated="2"/>
          <table:table-cell table:style-name="ce287" table:formula="of:=IF([.W25]&lt;&gt;&quot;&quot;;[.W25];IF([.AB44]=&quot;&quot;;&quot;&quot;;[.AB44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Serial Number:</text:p>
          </table:table-cell>
          <table:table-cell table:style-name="ce426"/>
          <table:table-cell table:style-name="ce429" table:formula="of:=IF([.AB25]&lt;&gt;[.AD25];&quot;Change&quot;;&quot;&quot;)">
            <text:p/>
          </table:table-cell>
          <table:table-cell table:style-name="ce432" table:formula="of:=IF([.V18]=&quot;&quot;;&quot;&quot;;[.V18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6" table:formula="of:=IF([.R27]=&quot;&quot;;&quot;&quot;;[.R27])" table:number-columns-spanned="2" table:number-rows-spanned="1">
            <text:p/>
          </table:table-cell>
          <table:covered-table-cell table:style-name="ce123"/>
          <table:table-cell/>
          <table:table-cell table:style-name="ce37" office:value-type="string" calcext:value-type="string">
            <text:p>Focal Spot Sizes (mm)</text:p>
          </table:table-cell>
          <table:table-cell table:style-name="Default" table:number-columns-repeated="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odel:</text:p>
          </table:table-cell>
          <table:table-cell table:style-name="ce287" table:formula="of:=IF([.S26]&lt;&gt;&quot;&quot;;[.S26];IF([.AB31]=&quot;&quot;;&quot;&quot;;[.AB31]))">
            <text:p/>
          </table:table-cell>
          <table:table-cell table:style-name="ce309"/>
          <table:table-cell table:number-columns-repeated="2"/>
          <table:table-cell table:style-name="Default" table:number-columns-repeated="2"/>
          <table:table-cell/>
          <table:table-cell table:style-name="ce415"/>
          <table:table-cell/>
          <table:table-cell table:style-name="ce35" office:value-type="string" calcext:value-type="string">
            <text:p>Max mA:</text:p>
          </table:table-cell>
          <table:table-cell table:style-name="ce426"/>
          <table:table-cell table:style-name="ce429" table:formula="of:=IF([.AB26]&lt;&gt;[.AD26];&quot;Change&quot;;&quot;&quot;)">
            <text:p/>
          </table:table-cell>
          <table:table-cell table:style-name="ce432" table:formula="of:=IF([.V19]=&quot;&quot;;&quot;&quot;;[.V19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37" office:value-type="string" calcext:value-type="string">
            <text:p>Housing</text:p>
          </table:table-cell>
          <table:table-cell table:number-columns-repeated="5"/>
          <table:table-cell table:style-name="ce35" office:value-type="string" calcext:value-type="string">
            <text:p>Large:</text:p>
          </table:table-cell>
          <table:table-cell table:style-name="ce113" table:formula="of:=IF([.V28]=&quot;&quot;;&quot;&quot;;[.V28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Serial Number:</text:p>
          </table:table-cell>
          <table:table-cell table:style-name="ce287" table:formula="of:=IF([.S27]&lt;&gt;&quot;&quot;;[.S27];IF([.AB32]=&quot;&quot;;&quot;&quot;;[.AB32]))">
            <text:p/>
          </table:table-cell>
          <table:table-cell table:style-name="ce309"/>
          <table:table-cell/>
          <table:table-cell table:style-name="ce169" office:value-type="string" calcext:value-type="string">
            <text:p>Focal Spot Sizes (mm)</text:p>
          </table:table-cell>
          <table:table-cell table:number-columns-repeated="3"/>
          <table:table-cell table:style-name="ce415"/>
          <table:table-cell/>
          <table:table-cell table:style-name="ce37" office:value-type="string" calcext:value-type="string">
            <text:p>X-Ray Tube 1</text:p>
          </table:table-cell>
          <table:table-cell table:number-columns-repeated="6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6" table:formula="of:=IF([.R29]=&quot;&quot;;&quot;&quot;;[.R29])" table:number-columns-spanned="2" table:number-rows-spanned="1">
            <text:p/>
          </table:table-cell>
          <table:covered-table-cell table:style-name="ce123"/>
          <table:table-cell/>
          <table:table-cell table:style-name="Default"/>
          <table:table-cell table:style-name="ce35" office:value-type="string" calcext:value-type="string">
            <text:p>Small:</text:p>
          </table:table-cell>
          <table:table-cell table:style-name="ce113" table:formula="of:=IF([.V29]=&quot;&quot;;&quot;&quot;;[.V29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 table:style-name="ce37" office:value-type="string" calcext:value-type="string">
            <text:p>Housing</text:p>
          </table:table-cell>
          <table:table-cell table:number-columns-repeated="4"/>
          <table:table-cell table:style-name="ce35" office:value-type="string" calcext:value-type="string">
            <text:p>Large:</text:p>
          </table:table-cell>
          <table:table-cell table:style-name="ce286" table:formula="of:=IF([.W28]&lt;&gt;&quot;&quot;;[.W28];IF([.AB36]=&quot;&quot;;&quot;&quot;;[.AB36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Tube Designation/Use:</text:p>
          </table:table-cell>
          <table:table-cell table:style-name="ce426"/>
          <table:table-cell table:style-name="ce429" table:formula="of:=IF([.AB28]&lt;&gt;[.AD28];&quot;Change&quot;;&quot;&quot;)">
            <text:p/>
          </table:table-cell>
          <table:table-cell table:style-name="ce432" table:formula="of:=IF([.R22]=&quot;&quot;;&quot;&quot;;[.R22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6" table:formula="of:=IF([.R30]=&quot;&quot;;&quot;&quot;;[.R30])" table:number-columns-spanned="2" table:number-rows-spanned="1">
            <text:p/>
          </table:table-cell>
          <table:covered-table-cell table:style-name="ce131"/>
          <table:table-cell/>
          <table:table-cell table:style-name="ce37" office:value-type="string" calcext:value-type="string">
            <text:p>Filtration</text:p>
          </table:table-cell>
          <table:table-cell table:style-name="ce35" office:value-type="string" calcext:value-type="string">
            <text:p>Inherent:</text:p>
          </table:table-cell>
          <table:table-cell table:style-name="ce113" table:formula="of:=IF([.V32]=&quot;&quot;;&quot;&quot;;[.V32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anufacturer:</text:p>
          </table:table-cell>
          <table:table-cell table:style-name="ce287" table:formula="of:=IF([.S29]&lt;&gt;&quot;&quot;;[.S29];IF([.AB33]=&quot;&quot;;&quot;&quot;;[.AB33]))">
            <text:p/>
          </table:table-cell>
          <table:table-cell table:style-name="ce309"/>
          <table:table-cell/>
          <table:table-cell table:style-name="ce35" office:value-type="string" calcext:value-type="string">
            <text:p>Small:</text:p>
          </table:table-cell>
          <table:table-cell table:style-name="ce286" table:formula="of:=IF([.W29]&lt;&gt;&quot;&quot;;[.W29];IF([.AB37]=&quot;&quot;;&quot;&quot;;[.AB37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anufacture Date:</text:p>
          </table:table-cell>
          <table:table-cell table:style-name="ce428"/>
          <table:table-cell table:style-name="ce429" table:formula="of:=IF([.AB29]&lt;&gt;[.AD29];&quot;Change&quot;;&quot;&quot;)">
            <text:p/>
          </table:table-cell>
          <table:table-cell table:style-name="ce433" table:formula="of:=IF([.R23]=&quot;&quot;;&quot;&quot;;[.R23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6" table:formula="of:=IF([.R31]=&quot;&quot;;&quot;&quot;;[.R31])" table:number-columns-spanned="2" table:number-rows-spanned="1">
            <text:p/>
          </table:table-cell>
          <table:covered-table-cell table:style-name="ce131"/>
          <table:table-cell table:number-columns-repeated="2"/>
          <table:table-cell table:style-name="ce35" office:value-type="string" calcext:value-type="string">
            <text:p>Added:</text:p>
          </table:table-cell>
          <table:table-cell table:style-name="ce113" table:formula="of:=IF([.V33]=&quot;&quot;;&quot;&quot;;[.V33])" table:number-columns-spanned="2" table:number-rows-spanned="1">
            <text:p/>
          </table:table-cell>
          <table:covered-table-cell table:style-name="ce123"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Model:</text:p>
          </table:table-cell>
          <table:table-cell table:style-name="ce287" table:formula="of:=IF([.S30]&lt;&gt;&quot;&quot;;[.S30];IF([.AB34]=&quot;&quot;;&quot;&quot;;[.AB34]))">
            <text:p/>
          </table:table-cell>
          <table:table-cell table:style-name="ce309"/>
          <table:table-cell table:number-columns-repeated="5"/>
          <table:table-cell table:style-name="ce415"/>
          <table:table-cell/>
          <table:table-cell table:style-name="ce35" office:value-type="string" calcext:value-type="string">
            <text:p>Manufacturer:</text:p>
          </table:table-cell>
          <table:table-cell table:style-name="ce426"/>
          <table:table-cell table:style-name="ce429" table:formula="of:=IF([.AB30]&lt;&gt;[.AD30];&quot;Change&quot;;&quot;&quot;)">
            <text:p/>
          </table:table-cell>
          <table:table-cell table:style-name="ce432" table:formula="of:=IF([.R25]=&quot;&quot;;&quot;&quot;;[.R25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193"/>
          <table:table-cell/>
          <table:table-cell table:style-name="ce207"/>
          <table:table-cell/>
          <table:table-cell table:style-name="ce35" office:value-type="string" calcext:value-type="string">
            <text:p>Serial Number:</text:p>
          </table:table-cell>
          <table:table-cell table:style-name="ce287" table:formula="of:=IF([.S31]&lt;&gt;&quot;&quot;;[.S31];IF([.AB35]=&quot;&quot;;&quot;&quot;;[.AB35]))">
            <text:p/>
          </table:table-cell>
          <table:table-cell table:style-name="ce309"/>
          <table:table-cell/>
          <table:table-cell table:style-name="ce37" office:value-type="string" calcext:value-type="string">
            <text:p>Filtration</text:p>
          </table:table-cell>
          <table:table-cell table:number-columns-repeated="3"/>
          <table:table-cell table:style-name="ce415"/>
          <table:table-cell/>
          <table:table-cell table:style-name="ce35" office:value-type="string" calcext:value-type="string">
            <text:p>Model:</text:p>
          </table:table-cell>
          <table:table-cell table:style-name="ce426"/>
          <table:table-cell table:style-name="ce429" table:formula="of:=IF([.AB31]&lt;&gt;[.AD31];&quot;Change&quot;;&quot;&quot;)">
            <text:p/>
          </table:table-cell>
          <table:table-cell table:style-name="ce432" table:formula="of:=IF([.R26]=&quot;&quot;;&quot;&quot;;[.R26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207"/>
          <table:table-cell table:number-columns-repeated="5"/>
          <table:table-cell table:style-name="ce35" office:value-type="string" calcext:value-type="string">
            <text:p>Inherent:</text:p>
          </table:table-cell>
          <table:table-cell table:style-name="ce286" table:formula="of:=IF([.W32]&lt;&gt;&quot;&quot;;[.W32];IF([.AB45]=&quot;&quot;;&quot;&quot;;[.AB45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Serial Number:</text:p>
          </table:table-cell>
          <table:table-cell table:style-name="ce426"/>
          <table:table-cell table:style-name="ce429" table:formula="of:=IF([.AB32]&lt;&gt;[.AD32];&quot;Change&quot;;&quot;&quot;)">
            <text:p/>
          </table:table-cell>
          <table:table-cell table:style-name="ce432" table:formula="of:=IF([.R27]=&quot;&quot;;&quot;&quot;;[.R2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0" calcext:value-type="float">
            <text:p>10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43" office:value-type="string" calcext:value-type="string">
            <text:p>Technique Chart</text:p>
          </table:table-cell>
          <table:table-cell table:number-columns-repeated="6"/>
          <table:table-cell table:style-name="ce207"/>
          <table:table-cell table:number-columns-repeated="5"/>
          <table:table-cell table:style-name="ce35" office:value-type="string" calcext:value-type="string">
            <text:p>Added:</text:p>
          </table:table-cell>
          <table:table-cell table:style-name="ce286" table:formula="of:=IF([.W33]&lt;&gt;&quot;&quot;;[.W33];IF([.AB46]=&quot;&quot;;&quot;&quot;;[.AB46]))">
            <text:p/>
          </table:table-cell>
          <table:table-cell table:style-name="ce309"/>
          <table:table-cell/>
          <table:table-cell table:style-name="ce415"/>
          <table:table-cell/>
          <table:table-cell table:style-name="ce35" office:value-type="string" calcext:value-type="string">
            <text:p>Manufacturer:</text:p>
          </table:table-cell>
          <table:table-cell table:style-name="ce426"/>
          <table:table-cell table:style-name="ce429" table:formula="of:=IF([.AB33]&lt;&gt;[.AD33];&quot;Change&quot;;&quot;&quot;)">
            <text:p/>
          </table:table-cell>
          <table:table-cell table:style-name="ce432" table:formula="of:=IF([.R29]=&quot;&quot;;&quot;&quot;;[.R2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0" calcext:value-type="float">
            <text:p>30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91"/>
          <table:table-cell/>
          <table:table-cell table:style-name="ce207"/>
          <table:table-cell table:number-columns-repeated="5"/>
          <table:table-cell table:style-name="Default" table:number-columns-repeated="3"/>
          <table:table-cell/>
          <table:table-cell table:style-name="ce415"/>
          <table:table-cell/>
          <table:table-cell table:style-name="ce35" office:value-type="string" calcext:value-type="string">
            <text:p>Model:</text:p>
          </table:table-cell>
          <table:table-cell table:style-name="ce426"/>
          <table:table-cell table:style-name="ce429" table:formula="of:=IF([.AB34]&lt;&gt;[.AD34];&quot;Change&quot;;&quot;&quot;)">
            <text:p/>
          </table:table-cell>
          <table:table-cell table:style-name="ce432" table:formula="of:=IF([.R30]=&quot;&quot;;&quot;&quot;;[.R3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2"/>
          <table:covered-table-cell table:style-name="ce117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/>
          <table:table-cell table:style-name="ce35" office:value-type="string" calcext:value-type="string">
            <text:p>Serial Number:</text:p>
          </table:table-cell>
          <table:table-cell table:style-name="ce426"/>
          <table:table-cell table:style-name="ce429" table:formula="of:=IF([.AB35]&lt;&gt;[.AD35];&quot;Change&quot;;&quot;&quot;)">
            <text:p/>
          </table:table-cell>
          <table:table-cell table:style-name="ce432" table:formula="of:=IF([.R31]=&quot;&quot;;&quot;&quot;;[.R31])">
            <text:p/>
          </table:table-cell>
          <table:table-cell table:number-columns-repeated="3"/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50" calcext:value-type="float">
            <text:p>50</text:p>
          </table:table-cell>
          <table:table-cell table:style-name="ce439" office:value-type="float" office:value="0" calcext:value-type="float">
            <text:p>0.0</text:p>
          </table:table-cell>
          <table:table-cell table:style-name="ce91" table:formula="of:=IF([.$V$21]=&quot;&quot;;&quot;&quot;;[.$V$21])">
            <text:p/>
          </table:table-cell>
          <table:table-cell table:style-name="ce91" table:formula="of:=IF([.$V$24]=&quot;&quot;;&quot;&quot;;[.$V$24])">
            <text:p/>
          </table:table-cell>
          <table:table-cell table:style-name="ce91" table:number-columns-repeated="4"/>
          <table:table-cell table:style-name="ce441"/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3"/>
          <table:table-cell table:style-name="ce118"/>
          <table:table-cell table:style-name="ce132" office:value-type="string" calcext:value-type="string" table:number-columns-spanned="3" table:number-rows-spanned="1">
            <text:p>50% Dense Breast</text:p>
          </table:table-cell>
          <table:covered-table-cell table:style-name="ce83"/>
          <table:covered-table-cell table:style-name="ce118"/>
          <table:table-cell table:style-name="ce47"/>
          <table:table-cell table:style-name="ce83"/>
          <table:table-cell table:style-name="ce118"/>
          <table:table-cell table:style-name="ce192"/>
          <table:table-cell table:number-columns-repeated="13"/>
          <table:table-cell table:style-name="ce35" office:value-type="string" calcext:value-type="string">
            <text:p>Large:</text:p>
          </table:table-cell>
          <table:table-cell table:style-name="ce426"/>
          <table:table-cell table:style-name="ce429" table:formula="of:=IF([.AB36]&lt;&gt;[.AD36];&quot;Change&quot;;&quot;&quot;)">
            <text:p/>
          </table:table-cell>
          <table:table-cell table:style-name="ce432" table:formula="of:=IF([.V28]=&quot;&quot;;&quot;&quot;;[.V28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192"/>
          <table:table-cell table:number-columns-repeated="6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Small:</text:p>
          </table:table-cell>
          <table:table-cell table:style-name="ce426"/>
          <table:table-cell table:style-name="ce429" table:formula="of:=IF([.AB37]&lt;&gt;[.AD37];&quot;Change&quot;;&quot;&quot;)">
            <text:p/>
          </table:table-cell>
          <table:table-cell table:style-name="ce432" table:formula="of:=IF([.V29]=&quot;&quot;;&quot;&quot;;[.V29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49" table:formula="of:=[.P100]">
            <text:p/>
          </table:table-cell>
          <table:table-cell table:style-name="ce85" table:formula="of:=[.Q100]">
            <text:p/>
          </table:table-cell>
          <table:table-cell table:style-name="ce120" table:formula="of:=[.R100]">
            <text:p/>
          </table:table-cell>
          <table:table-cell table:style-name="ce49" table:formula="of:=[.S100]">
            <text:p/>
          </table:table-cell>
          <table:table-cell table:style-name="ce85" table:formula="of:=[.T100]">
            <text:p/>
          </table:table-cell>
          <table:table-cell table:style-name="ce120" table:formula="of:=[.U100]">
            <text:p/>
          </table:table-cell>
          <table:table-cell table:style-name="ce49" table:formula="of:=[.V100]">
            <text:p/>
          </table:table-cell>
          <table:table-cell table:style-name="ce85" table:formula="of:=[.W100]">
            <text:p/>
          </table:table-cell>
          <table:table-cell table:style-name="ce120" table:formula="of:=[.X100]">
            <text:p/>
          </table:table-cell>
          <table:table-cell table:style-name="ce192"/>
          <table:table-cell/>
          <table:table-cell table:style-name="ce210" office:value-type="string" calcext:value-type="string">
            <text:p>Enter 1 for YES, 2 for NO, 3 for NA</text:p>
          </table:table-cell>
          <table:table-cell table:style-name="ce220" table:number-columns-repeated="9"/>
          <table:table-cell table:style-name="ce414"/>
          <table:table-cell/>
          <table:table-cell table:style-name="ce35" office:value-type="string" calcext:value-type="string">
            <text:p>Target 1:</text:p>
          </table:table-cell>
          <table:table-cell table:style-name="ce426"/>
          <table:table-cell table:style-name="ce429" table:formula="of:=IF([.AB38]&lt;&gt;[.AD38];&quot;Change&quot;;&quot;&quot;)">
            <text:p/>
          </table:table-cell>
          <table:table-cell table:style-name="ce432" table:formula="of:=IF([.V21]=&quot;&quot;;&quot;&quot;;[.V21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3" calcext:value-type="float">
            <text:p>0.3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50" table:formula="of:=[.P101]">
            <text:p/>
          </table:table-cell>
          <table:table-cell table:style-name="ce86" table:formula="of:=[.Q101]">
            <text:p/>
          </table:table-cell>
          <table:table-cell table:style-name="ce121" table:formula="of:=[.R101]">
            <text:p/>
          </table:table-cell>
          <table:table-cell table:style-name="ce50" table:formula="of:=[.S101]">
            <text:p/>
          </table:table-cell>
          <table:table-cell table:style-name="ce86" table:formula="of:=[.T101]">
            <text:p/>
          </table:table-cell>
          <table:table-cell table:style-name="ce121" table:formula="of:=[.U101]">
            <text:p/>
          </table:table-cell>
          <table:table-cell table:style-name="ce50" table:formula="of:=[.V101]">
            <text:p/>
          </table:table-cell>
          <table:table-cell table:style-name="ce86" table:formula="of:=[.W101]">
            <text:p/>
          </table:table-cell>
          <table:table-cell table:style-name="ce121" table:formula="of:=[.X101]">
            <text:p/>
          </table:table-cell>
          <table:table-cell table:style-name="ce192"/>
          <table:table-cell/>
          <table:table-cell table:style-name="ce211"/>
          <table:table-cell table:style-name="ce8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 2:</text:p>
          </table:table-cell>
          <table:table-cell table:style-name="ce426"/>
          <table:table-cell table:style-name="ce429" table:formula="of:=IF([.AB39]&lt;&gt;[.AD39];&quot;Change&quot;;&quot;&quot;)">
            <text:p/>
          </table:table-cell>
          <table:table-cell table:style-name="ce432" table:formula="of:=IF([.V22]=&quot;&quot;;&quot;&quot;;[.V22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50" table:formula="of:=[.P102]">
            <text:p/>
          </table:table-cell>
          <table:table-cell table:style-name="ce86" table:formula="of:=[.Q102]">
            <text:p/>
          </table:table-cell>
          <table:table-cell table:style-name="ce121" table:formula="of:=[.R102]">
            <text:p/>
          </table:table-cell>
          <table:table-cell table:style-name="ce50" table:formula="of:=[.S102]">
            <text:p/>
          </table:table-cell>
          <table:table-cell table:style-name="ce86" table:formula="of:=[.T102]">
            <text:p/>
          </table:table-cell>
          <table:table-cell table:style-name="ce121" table:formula="of:=[.U102]">
            <text:p/>
          </table:table-cell>
          <table:table-cell table:style-name="ce50" table:formula="of:=[.V102]">
            <text:p/>
          </table:table-cell>
          <table:table-cell table:style-name="ce86" table:formula="of:=[.W102]">
            <text:p/>
          </table:table-cell>
          <table:table-cell table:style-name="ce121" table:formula="of:=[.X102]">
            <text:p/>
          </table:table-cell>
          <table:table-cell table:style-name="ce192"/>
          <table:table-cell/>
          <table:table-cell table:style-name="ce211"/>
          <table:table-cell table:style-name="ce8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Filter 1:</text:p>
          </table:table-cell>
          <table:table-cell table:style-name="ce426"/>
          <table:table-cell table:style-name="ce429" table:formula="of:=IF([.AB40]&lt;&gt;[.AD40];&quot;Change&quot;;&quot;&quot;)">
            <text:p/>
          </table:table-cell>
          <table:table-cell table:style-name="ce432" table:formula="of:=IF([.V24]=&quot;&quot;;&quot;&quot;;[.V24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4]=&quot;&quot;;&quot;&quot;;[.$V$24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51" table:formula="of:=[.P103]">
            <text:p/>
          </table:table-cell>
          <table:table-cell table:style-name="ce87" table:formula="of:=[.Q103]">
            <text:p/>
          </table:table-cell>
          <table:table-cell table:style-name="ce122" table:formula="of:=[.R103]">
            <text:p/>
          </table:table-cell>
          <table:table-cell table:style-name="ce51" table:formula="of:=[.S103]">
            <text:p/>
          </table:table-cell>
          <table:table-cell table:style-name="ce87" table:formula="of:=[.T103]">
            <text:p/>
          </table:table-cell>
          <table:table-cell table:style-name="ce122" table:formula="of:=[.U103]">
            <text:p/>
          </table:table-cell>
          <table:table-cell table:style-name="ce51" table:formula="of:=[.V103]">
            <text:p/>
          </table:table-cell>
          <table:table-cell table:style-name="ce87" table:formula="of:=[.W103]">
            <text:p/>
          </table:table-cell>
          <table:table-cell table:style-name="ce122" table:formula="of:=[.X103]">
            <text:p/>
          </table:table-cell>
          <table:table-cell table:style-name="ce192"/>
          <table:table-cell/>
          <table:table-cell table:style-name="ce211"/>
          <table:table-cell table:style-name="ce8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Filter 2:</text:p>
          </table:table-cell>
          <table:table-cell table:style-name="ce426"/>
          <table:table-cell table:style-name="ce429" table:formula="of:=IF([.AB41]&lt;&gt;[.AD41];&quot;Change&quot;;&quot;&quot;)">
            <text:p/>
          </table:table-cell>
          <table:table-cell table:style-name="ce432" table:formula="of:=IF([.V25]=&quot;&quot;;&quot;&quot;;[.V25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11"/>
          <table:table-cell table:style-name="ce88" office:value-type="string" calcext:value-type="string">
            <text:p>Operator manuals are available.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Inherent:</text:p>
          </table:table-cell>
          <table:table-cell table:style-name="ce426"/>
          <table:table-cell table:style-name="ce429" table:formula="of:=IF([.AB42]&lt;&gt;[.AD42];&quot;Change&quot;;&quot;&quot;)">
            <text:p/>
          </table:table-cell>
          <table:table-cell table:style-name="ce432" table:formula="of:=IF([.V32]=&quot;&quot;;&quot;&quot;;[.V32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192"/>
          <table:table-cell/>
          <table:table-cell table:style-name="ce211"/>
          <table:table-cell table:style-name="ce88" office:value-type="string" calcext:value-type="string">
            <text:p>Monthly radiation monitoring reports are posted.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Added</text:p>
          </table:table-cell>
          <table:table-cell table:style-name="ce426"/>
          <table:table-cell table:style-name="ce429" table:formula="of:=IF([.AB43]&lt;&gt;[.AD43];&quot;Change&quot;;&quot;&quot;)">
            <text:p/>
          </table:table-cell>
          <table:table-cell table:style-name="ce432" table:formula="of:=IF([.V33]=&quot;&quot;;&quot;&quot;;[.V33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76" office:value-type="string" calcext:value-type="string" table:number-columns-spanned="2" table:number-rows-spanned="1">
            <text:p>Compliance</text:p>
          </table:table-cell>
          <table:covered-table-cell table:style-name="ce188"/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37" office:value-type="string" calcext:value-type="string">
            <text:p>Technique Chart</text:p>
          </table:table-cell>
          <table:table-cell table:number-columns-repeated="6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88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7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94" table:formula="of:=IF([.O39]=2;&quot;NO&quot;;&quot;&quot;)">
            <text:p/>
          </table:table-cell>
          <table:table-cell/>
          <table:table-cell table:style-name="ce207"/>
          <table:table-cell table:number-columns-repeated="4"/>
          <table:table-cell table:style-name="ce144" office:value-type="string" calcext:value-type="string">
            <text:p>Mammography Unit Assembly Evaluation</text:p>
          </table:table-cell>
          <table:table-cell table:number-columns-repeated="4"/>
          <table:table-cell table:style-name="ce415"/>
          <table:table-cell/>
          <table:table-cell table:style-name="ce422" office:value-type="string" calcext:value-type="string">
            <text:p>Fatty Breast</text:p>
          </table:table-cell>
          <table:table-cell table:number-columns-repeated="6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88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7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94" table:formula="of:=IF([.O40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Free-standing unit is mechanically st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P100]=&quot;&quot;;&quot;&quot;;[.P100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88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7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94" table:formula="of:=IF([.O41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Q100]=&quot;&quot;;&quot;&quot;;[.Q100])">
            <text:p/>
          </table:table-cell>
          <table:table-cell table:number-columns-repeated="3"/>
          <table:table-cell table:style-name="ce436" office:value-type="float" office:value="28" calcext:value-type="float">
            <text:p>28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Operator manuals are available.</text:p>
          </table:table-cell>
          <table:table-cell table:number-columns-repeated="6"/>
          <table:table-cell table:style-name="ce177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94" table:formula="of:=IF([.O42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All locks and detents work properly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R100]=&quot;&quot;;&quot;&quot;;[.R10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94" table:formula="of:=IF([.O43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P101]=&quot;&quot;;&quot;&quot;;[.P101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44" office:value-type="string" calcext:value-type="string">
            <text:p>Mammography Unit Assembly Evaluation</text:p>
          </table:table-cell>
          <table:table-cell table:number-columns-repeated="4"/>
          <table:table-cell table:style-name="ce192"/>
          <table:table-cell/>
          <table:table-cell table:style-name="ce211"/>
          <table:table-cell table:style-name="ce89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Q101]=&quot;&quot;;&quot;&quot;;[.Q101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Free-standing unit is mechanically stable</text:p>
          </table:table-cell>
          <table:table-cell table:number-columns-repeated="6"/>
          <table:table-cell table:style-name="ce177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94" table:formula="of:=IF([.O46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R101]=&quot;&quot;;&quot;&quot;;[.R101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77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94" table:formula="of:=IF([.O47]=2;&quot;NO&quot;;&quot;&quot;)">
            <text:p/>
          </table:table-cell>
          <table:table-cell/>
          <table:table-cell table:style-name="ce212" table:formula="of:=IF([.S132]=&quot;&quot;;&quot;&quot;;IF([.S132]=&quot;Pass&quot;;1;2))">
            <text:p/>
          </table:table-cell>
          <table:table-cell table:style-name="ce89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P102]=&quot;&quot;;&quot;&quot;;[.P102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All locks and detents work properly</text:p>
          </table:table-cell>
          <table:table-cell table:number-columns-repeated="6"/>
          <table:table-cell table:style-name="ce177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94" table:formula="of:=IF([.O48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Q102]=&quot;&quot;;&quot;&quot;;[.Q102])">
            <text:p/>
          </table:table-cell>
          <table:table-cell table:number-columns-repeated="3"/>
          <table:table-cell table:style-name="ce436" office:value-type="float" office:value="30" calcext:value-type="float">
            <text:p>30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7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4" table:formula="of:=IF([.O49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Operator technique control charts are post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R102]=&quot;&quot;;&quot;&quot;;[.R102])">
            <text:p/>
          </table:table-cell>
          <table:table-cell table:number-columns-repeated="3"/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77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4" table:formula="of:=IF([.O50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P103]=&quot;&quot;;&quot;&quot;;[.P103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7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4" table:formula="of:=IF([.O51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All indicator lights working properly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/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7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4" table:formula="of:=IF([.O52]=2;&quot;NO&quot;;&quot;&quot;)">
            <text:p/>
          </table:table-cell>
          <table:table-cell/>
          <table:table-cell table:style-name="ce211"/>
          <table:table-cell table:style-name="ce89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/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7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4" table:formula="of:=IF([.O53]=2;&quot;NO&quot;;&quot;&quot;)">
            <text:p/>
          </table:table-cell>
          <table:table-cell/>
          <table:table-cell table:style-name="ce211"/>
          <table:table-cell table:style-name="ce90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15"/>
          <table:table-cell/>
          <table:table-cell table:style-name="ce422" office:value-type="string" calcext:value-type="string">
            <text:p>50/50 Breast</text:p>
          </table:table-cell>
          <table:table-cell table:number-columns-repeated="6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Operator technique control charts are posted</text:p>
          </table:table-cell>
          <table:table-cell table:number-columns-repeated="6"/>
          <table:table-cell table:style-name="ce17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4" table:formula="of:=IF([.O54]=2;&quot;NO&quot;;&quot;&quot;)">
            <text:p/>
          </table:table-cell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S100]=&quot;&quot;;&quot;&quot;;[.S100])">
            <text:p/>
          </table:table-cell>
          <table:table-cell table:number-columns-repeated="3"/>
          <table:table-cell table:style-name="ce436" office:value-type="float" office:value="32" calcext:value-type="float">
            <text:p>32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7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4" table:formula="of:=IF([.O55]=2;&quot;NO&quot;;&quot;&quot;)">
            <text:p/>
          </table:table-cell>
          <table:table-cell/>
          <table:table-cell table:style-name="ce207"/>
          <table:table-cell table:number-columns-repeated="4"/>
          <table:table-cell table:style-name="ce144" office:value-type="string" calcext:value-type="string">
            <text:p>MQSA Equipment Standards</text:p>
          </table:table-cell>
          <table:table-cell table:number-columns-repeated="4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T100]=&quot;&quot;;&quot;&quot;;[.T100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All indicator lights working properly</text:p>
          </table:table-cell>
          <table:table-cell table:number-columns-repeated="6"/>
          <table:table-cell table:style-name="ce177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94" table:formula="of:=IF([.O56]=2;&quot;NO&quot;;&quot;&quot;)">
            <text:p/>
          </table:table-cell>
          <table:table-cell/>
          <table:table-cell table:style-name="ce211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U100]=&quot;&quot;;&quot;&quot;;[.U100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" calcext:value-type="float">
            <text:p>0.0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7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4" table:formula="of:=IF([.O57]=2;&quot;NO&quot;;&quot;&quot;)">
            <text:p/>
          </table:table-cell>
          <table:table-cell/>
          <table:table-cell table:style-name="ce211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S101]=&quot;&quot;;&quot;&quot;;[.S101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90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7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4" table:formula="of:=IF([.O58]=2;&quot;NO&quot;;&quot;&quot;)">
            <text:p/>
          </table:table-cell>
          <table:table-cell/>
          <table:table-cell table:style-name="ce211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T101]=&quot;&quot;;&quot;&quot;;[.T101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4" calcext:value-type="float">
            <text:p>0.4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3"/>
          <table:table-cell/>
          <table:table-cell table:style-name="ce211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U101]=&quot;&quot;;&quot;&quot;;[.U101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1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S102]=&quot;&quot;;&quot;&quot;;[.S102])">
            <text:p/>
          </table:table-cell>
          <table:table-cell table:number-columns-repeated="3"/>
          <table:table-cell table:style-name="ce436" office:value-type="float" office:value="34" calcext:value-type="float">
            <text:p>34</text:p>
          </table:table-cell>
          <table:table-cell table:style-name="ce436" office:value-type="float" office:value="50" calcext:value-type="float">
            <text:p>50</text:p>
          </table:table-cell>
          <table:table-cell table:style-name="ce438" office:value-type="float" office:value="0.5" calcext:value-type="float">
            <text:p>0.5</text:p>
          </table:table-cell>
          <table:table-cell table:style-name="ce436" table:formula="of:=IF([.$V$21]=&quot;&quot;;&quot;&quot;;[.$V$21])">
            <text:p/>
          </table:table-cell>
          <table:table-cell table:style-name="ce436" table:formula="of:=IF([.$V$25]=&quot;&quot;;&quot;&quot;;[.$V$25])">
            <text:p/>
          </table:table-cell>
          <table:table-cell table:style-name="ce436" table:number-columns-repeated="4"/>
          <table:table-cell table:style-name="ce440"/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11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T102]=&quot;&quot;;&quot;&quot;;[.T102])">
            <text:p/>
          </table:table-cell>
          <table:table-cell table:number-columns-repeated="3"/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2" table:formula="of:=IF(OR([.R149]=2;[.R149]=3);3;IF([.U152]=&quot;TBD&quot;;&quot;&quot;;IF([.U152]&gt;=160;1;2)))">
            <text:p/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U102]=&quot;&quot;;&quot;&quot;;[.U102])">
            <text:p/>
          </table:table-cell>
          <table:table-cell table:number-columns-repeated="3"/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0" calcext:value-type="float">
            <text:p>50</text:p>
          </table:table-cell>
          <table:table-cell table:style-name="ce354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table:number-columns-repeated="4"/>
          <table:table-cell table:style-name="ce73"/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1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S103]=&quot;&quot;;&quot;&quot;;[.S103])">
            <text:p/>
          </table:table-cell>
          <table:table-cell table:number-columns-repeated="3"/>
          <table:table-cell table:style-name="ce437" office:value-type="float" office:value="28" calcext:value-type="float">
            <text:p>28</text:p>
          </table:table-cell>
          <table:table-cell table:style-name="ce437" office:value-type="float" office:value="50" calcext:value-type="float">
            <text:p>50</text:p>
          </table:table-cell>
          <table:table-cell table:style-name="ce437" office:value-type="float" office:value="0" calcext:value-type="float">
            <text:p>0</text:p>
          </table:table-cell>
          <table:table-cell table:style-name="ce437" table:formula="of:=IF([.$V$21]=&quot;&quot;;&quot;&quot;;[.$V$21])">
            <text:p/>
          </table:table-cell>
          <table:table-cell table:style-name="ce437" table:formula="of:=IF([.$V$24]=&quot;&quot;;&quot;&quot;;[.$V$24])">
            <text:p/>
          </table:table-cell>
          <table:table-cell table:style-name="ce437" table:number-columns-repeated="4"/>
          <table:table-cell table:style-name="ce442"/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45" office:value-type="string" calcext:value-type="string">
            <text:p>MQSA Equipment Standards</text:p>
          </table:table-cell>
          <table:table-cell table:style-name="ce18" table:number-columns-repeated="4"/>
          <table:table-cell table:style-name="ce191"/>
          <table:table-cell/>
          <table:table-cell table:style-name="ce211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T103]=&quot;&quot;;&quot;&quot;;[.T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77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4" table:formula="of:=IF([.O61]=2;&quot;NO&quot;;&quot;&quot;)">
            <text:p/>
          </table:table-cell>
          <table:table-cell/>
          <table:table-cell table:style-name="ce211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U103]=&quot;&quot;;&quot;&quot;;[.U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77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4" table:formula="of:=IF([.O62]=2;&quot;NO&quot;;&quot;&quot;)">
            <text:p/>
          </table:table-cell>
          <table:table-cell/>
          <table:table-cell table:style-name="ce211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15"/>
          <table:table-cell/>
          <table:table-cell table:style-name="ce422" office:value-type="string" calcext:value-type="string">
            <text:p>Dense Breast</text:p>
          </table:table-cell>
          <table:table-cell table:number-columns-repeated="995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77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94" table:formula="of:=IF([.O63]=2;&quot;NO&quot;;&quot;&quot;)">
            <text:p/>
          </table:table-cell>
          <table:table-cell/>
          <table:table-cell table:style-name="ce211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V100]=&quot;&quot;;&quot;&quot;;[.V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77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4" table:formula="of:=IF([.O64]=2;&quot;NO&quot;;&quot;&quot;)">
            <text:p/>
          </table:table-cell>
          <table:table-cell/>
          <table:table-cell table:style-name="ce211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W100]=&quot;&quot;;&quot;&quot;;[.W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77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4" table:formula="of:=IF([.O65]=2;&quot;NO&quot;;&quot;&quot;)">
            <text:p/>
          </table:table-cell>
          <table:table-cell/>
          <table:table-cell table:style-name="ce211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X100]=&quot;&quot;;&quot;&quot;;[.X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77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4" table:formula="of:=IF([.O66]=2;&quot;NO&quot;;&quot;&quot;)">
            <text:p/>
          </table:table-cell>
          <table:table-cell/>
          <table:table-cell table:style-name="ce211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V101]=&quot;&quot;;&quot;&quot;;[.V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77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4" table:formula="of:=IF([.O67]=2;&quot;NO&quot;;&quot;&quot;)">
            <text:p/>
          </table:table-cell>
          <table:table-cell/>
          <table:table-cell table:style-name="ce211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W101]=&quot;&quot;;&quot;&quot;;[.W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77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4" table:formula="of:=IF([.O68]=2;&quot;NO&quot;;&quot;&quot;)">
            <text:p/>
          </table:table-cell>
          <table:table-cell/>
          <table:table-cell table:style-name="ce211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X101]=&quot;&quot;;&quot;&quot;;[.X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77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4" table:formula="of:=IF([.O69]=2;&quot;NO&quot;;&quot;&quot;)">
            <text:p/>
          </table:table-cell>
          <table:table-cell/>
          <table:table-cell table:style-name="ce211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V102]=&quot;&quot;;&quot;&quot;;[.V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77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4" table:formula="of:=IF([.O70]=2;&quot;NO&quot;;&quot;&quot;)">
            <text:p/>
          </table:table-cell>
          <table:table-cell/>
          <table:table-cell table:style-name="ce211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W102]=&quot;&quot;;&quot;&quot;;[.W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77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4" table:formula="of:=IF([.O71]=2;&quot;NO&quot;;&quot;&quot;)">
            <text:p/>
          </table:table-cell>
          <table:table-cell/>
          <table:table-cell table:style-name="ce211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X102]=&quot;&quot;;&quot;&quot;;[.X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77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94" table:formula="of:=IF([.O72]=2;&quot;NO&quot;;&quot;&quot;)">
            <text:p/>
          </table:table-cell>
          <table:table-cell/>
          <table:table-cell table:style-name="ce211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Target/Filter:</text:p>
          </table:table-cell>
          <table:table-cell table:style-name="ce426"/>
          <table:table-cell/>
          <table:table-cell table:style-name="ce432" table:formula="of:=IF([.V103]=&quot;&quot;;&quot;&quot;;[.V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77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4" table:formula="of:=IF([.O73]=2;&quot;NO&quot;;&quot;&quot;)">
            <text:p/>
          </table:table-cell>
          <table:table-cell/>
          <table:table-cell table:style-name="ce211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p:</text:p>
          </table:table-cell>
          <table:table-cell table:style-name="ce426"/>
          <table:table-cell/>
          <table:table-cell table:style-name="ce432" table:formula="of:=IF([.W103]=&quot;&quot;;&quot;&quot;;[.W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77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4" table:formula="of:=IF([.O74]=2;&quot;NO&quot;;&quot;&quot;)">
            <text:p/>
          </table:table-cell>
          <table:table-cell/>
          <table:table-cell table:style-name="ce211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Density:</text:p>
          </table:table-cell>
          <table:table-cell table:style-name="ce426"/>
          <table:table-cell/>
          <table:table-cell table:style-name="ce432" table:formula="of:=IF([.X103]=&quot;&quot;;&quot;&quot;;[.X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77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4" table:formula="of:=IF([.O75]=2;&quot;NO&quot;;&quot;&quot;)">
            <text:p/>
          </table:table-cell>
          <table:table-cell/>
          <table:table-cell table:style-name="ce211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77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4" table:formula="of:=IF([.O76]=2;&quot;NO&quot;;&quot;&quot;)">
            <text:p/>
          </table:table-cell>
          <table:table-cell/>
          <table:table-cell table:style-name="ce211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MGD:</text:p>
          </table:table-cell>
          <table:table-cell table:style-name="ce426"/>
          <table:table-cell/>
          <table:table-cell table:style-name="ce434" table:formula="of:=IF([.X227]=&quot;&quot;;&quot;&quot;;[.X2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77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4" table:formula="of:=IF([.O77]=2;&quot;NO&quot;;&quot;&quot;)">
            <text:p/>
          </table:table-cell>
          <table:table-cell/>
          <table:table-cell table:style-name="ce211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mGy/mAs:</text:p>
          </table:table-cell>
          <table:table-cell table:style-name="ce426"/>
          <table:table-cell/>
          <table:table-cell table:style-name="ce435" table:formula="of:=IF([.W268]=&quot;&quot;;&quot;&quot;;[.W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77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4" table:formula="of:=IF([.O78]=2;&quot;NO&quot;;&quot;&quot;)">
            <text:p/>
          </table:table-cell>
          <table:table-cell/>
          <table:table-cell table:style-name="ce211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mGy/s:</text:p>
          </table:table-cell>
          <table:table-cell table:style-name="ce426"/>
          <table:table-cell/>
          <table:table-cell table:style-name="ce434" table:formula="of:=IF([.X268]=&quot;&quot;;&quot;&quot;;[.X26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77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4" table:formula="of:=IF([.O79]=2;&quot;NO&quot;;&quot;&quot;)">
            <text:p/>
          </table:table-cell>
          <table:table-cell/>
          <table:table-cell table:style-name="ce211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15"/>
          <table:table-cell/>
          <table:table-cell table:style-name="ce37" office:value-type="string" calcext:value-type="string">
            <text:p>Image Quality (Printer)</text:p>
          </table:table-cell>
          <table:table-cell table:number-columns-repeated="99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77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4" table:formula="of:=IF([.O80]=2;&quot;NO&quot;;&quot;&quot;)">
            <text:p/>
          </table:table-cell>
          <table:table-cell/>
          <table:table-cell table:style-name="ce211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kV:</text:p>
          </table:table-cell>
          <table:table-cell table:style-name="ce426"/>
          <table:table-cell/>
          <table:table-cell table:style-name="ce432" table:formula="of:=IF([.Q307]=&quot;&quot;;&quot;&quot;;[.Q307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77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4" table:formula="of:=IF([.O81]=2;&quot;NO&quot;;&quot;&quot;)">
            <text:p/>
          </table:table-cell>
          <table:table-cell/>
          <table:table-cell table:style-name="ce211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mA:</text:p>
          </table:table-cell>
          <table:table-cell table:style-name="ce426"/>
          <table:table-cell/>
          <table:table-cell table:style-name="ce432" table:formula="of:=IF([.Q308]=&quot;&quot;;&quot;&quot;;[.Q308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77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94" table:formula="of:=IF([.O82]=2;&quot;NO&quot;;&quot;&quot;)">
            <text:p/>
          </table:table-cell>
          <table:table-cell/>
          <table:table-cell table:style-name="ce211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Bkg Density:</text:p>
          </table:table-cell>
          <table:table-cell table:style-name="ce426"/>
          <table:table-cell/>
          <table:table-cell table:style-name="ce432" table:formula="of:=IF([.Q309]=&quot;&quot;;&quot;&quot;;[.Q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77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4" table:formula="of:=IF([.O83]=2;&quot;NO&quot;;&quot;&quot;)">
            <text:p/>
          </table:table-cell>
          <table:table-cell/>
          <table:table-cell table:style-name="ce211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15"/>
          <table:table-cell/>
          <table:table-cell table:style-name="ce35" office:value-type="string" calcext:value-type="string">
            <text:p>Inside disk:</text:p>
          </table:table-cell>
          <table:table-cell table:style-name="ce426"/>
          <table:table-cell/>
          <table:table-cell table:style-name="ce432" table:formula="of:=IF([.Q310]=&quot;&quot;;&quot;&quot;;[.Q31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77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4" table:formula="of:=IF([.O84]=2;&quot;NO&quot;;&quot;&quot;)">
            <text:p/>
          </table:table-cell>
          <table:table-cell/>
          <table:table-cell table:style-name="ce208"/>
          <table:table-cell table:style-name="ce32" table:number-columns-repeated="9"/>
          <table:table-cell table:style-name="ce416"/>
          <table:table-cell/>
          <table:table-cell table:style-name="ce35" office:value-type="string" calcext:value-type="string">
            <text:p>Outside disk:</text:p>
          </table:table-cell>
          <table:table-cell table:style-name="ce426"/>
          <table:table-cell/>
          <table:table-cell table:style-name="ce432" table:formula="of:=IF([.Q311]=&quot;&quot;;&quot;&quot;;[.Q31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77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4" table:formula="of:=IF([.O85]=2;&quot;NO&quot;;&quot;&quot;)">
            <text:p/>
          </table:table-cell>
          <table:table-cell table:number-columns-repeated="13"/>
          <table:table-cell table:style-name="ce35" office:value-type="string" calcext:value-type="string">
            <text:p>Difference:</text:p>
          </table:table-cell>
          <table:table-cell table:style-name="ce426"/>
          <table:table-cell/>
          <table:table-cell table:style-name="ce432" table:formula="of:=IF([.Q312]=&quot;&quot;;&quot;&quot;;[.Q31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77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4" table:formula="of:=IF([.O86]=2;&quot;NO&quot;;&quot;&quot;)">
            <text:p/>
          </table:table-cell>
          <table:table-cell table:number-columns-repeated="6"/>
          <table:table-cell table:style-name="ce144" office:value-type="string" calcext:value-type="string">
            <text:p>Mammography Phototimer Technique Chart</text:p>
          </table:table-cell>
          <table:table-cell table:number-columns-repeated="6"/>
          <table:table-cell table:style-name="ce35" office:value-type="string" calcext:value-type="string">
            <text:p>Fibers:</text:p>
          </table:table-cell>
          <table:table-cell table:style-name="ce426"/>
          <table:table-cell/>
          <table:table-cell table:style-name="ce432" table:formula="of:=IF([.U307]=&quot;&quot;;&quot;&quot;;[.U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77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4" table:formula="of:=IF([.O87]=2;&quot;NO&quot;;&quot;&quot;)">
            <text:p/>
          </table:table-cell>
          <table:table-cell/>
          <table:table-cell table:style-name="ce209"/>
          <table:table-cell table:style-name="ce220" table:number-columns-repeated="9"/>
          <table:table-cell table:style-name="ce414"/>
          <table:table-cell/>
          <table:table-cell table:style-name="ce35" office:value-type="string" calcext:value-type="string">
            <text:p>Specks:</text:p>
          </table:table-cell>
          <table:table-cell table:style-name="ce426"/>
          <table:table-cell/>
          <table:table-cell table:style-name="ce432" table:formula="of:=IF([.U308]=&quot;&quot;;&quot;&quot;;[.U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77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194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2"/>
          <table:covered-table-cell table:style-name="ce117"/>
          <table:table-cell table:style-name="ce415"/>
          <table:table-cell/>
          <table:table-cell table:style-name="ce35" office:value-type="string" calcext:value-type="string">
            <text:p>Masses:</text:p>
          </table:table-cell>
          <table:table-cell table:style-name="ce426"/>
          <table:table-cell/>
          <table:table-cell table:style-name="ce432" table:formula="of:=IF([.U309]=&quot;&quot;;&quot;&quot;;[.U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77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194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3"/>
          <table:table-cell table:style-name="ce118"/>
          <table:table-cell table:style-name="ce132" office:value-type="string" calcext:value-type="string" table:number-columns-spanned="3" table:number-rows-spanned="1">
            <text:p>50% Dense Breast</text:p>
          </table:table-cell>
          <table:covered-table-cell table:style-name="ce83"/>
          <table:covered-table-cell table:style-name="ce118"/>
          <table:table-cell table:style-name="ce47"/>
          <table:table-cell table:style-name="ce83"/>
          <table:table-cell table:style-name="ce118"/>
          <table:table-cell table:style-name="ce415"/>
          <table:table-cell/>
          <table:table-cell table:style-name="ce37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77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194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15"/>
          <table:table-cell/>
          <table:table-cell table:style-name="ce35" office:value-type="string" calcext:value-type="string">
            <text:p>kV:</text:p>
          </table:table-cell>
          <table:table-cell table:style-name="ce426"/>
          <table:table-cell/>
          <table:table-cell table:style-name="ce432" table:formula="of:=IF([.Q323]=&quot;&quot;;&quot;&quot;;[.Q323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77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4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224" table:formula="of:=IF([.P108]&lt;&gt;&quot;&quot;;[.P108];IF([.AB46]=&quot;&quot;;&quot;&quot;;[.AB46]))">
            <text:p/>
          </table:table-cell>
          <table:table-cell table:style-name="ce248" table:formula="of:=IF([.Q108]&lt;&gt;&quot;&quot;;[.Q108];IF([.AB47]=&quot;&quot;;&quot;&quot;;[.AB47]))">
            <text:p/>
          </table:table-cell>
          <table:table-cell table:style-name="ce289" table:formula="of:=IF([.R108]&lt;&gt;&quot;&quot;;[.R108];IF([.AB48]=&quot;&quot;;&quot;&quot;;[.AB48]))">
            <text:p/>
          </table:table-cell>
          <table:table-cell table:style-name="ce224" table:formula="of:=IF([.S108]&lt;&gt;&quot;&quot;;[.S108];IF([.AB59]=&quot;&quot;;&quot;&quot;;[.AB59]))">
            <text:p/>
          </table:table-cell>
          <table:table-cell table:style-name="ce248" table:formula="of:=IF([.T108]&lt;&gt;&quot;&quot;;[.T108];IF([.AB60]=&quot;&quot;;&quot;&quot;;[.AB60]))">
            <text:p/>
          </table:table-cell>
          <table:table-cell table:style-name="ce289" table:formula="of:=IF([.U108]&lt;&gt;&quot;&quot;;[.U108];IF([.AB61]=&quot;&quot;;&quot;&quot;;[.AB61]))">
            <text:p/>
          </table:table-cell>
          <table:table-cell table:style-name="ce224" table:formula="of:=IF([.V108]&lt;&gt;&quot;&quot;;[.V108];IF([.AB72]=&quot;&quot;;&quot;&quot;;[.AB72]))">
            <text:p/>
          </table:table-cell>
          <table:table-cell table:style-name="ce248" table:formula="of:=IF([.W108]&lt;&gt;&quot;&quot;;[.W108];IF([.AB73]=&quot;&quot;;&quot;&quot;;[.AB73]))">
            <text:p/>
          </table:table-cell>
          <table:table-cell table:style-name="ce289" table:formula="of:=IF([.X108]&lt;&gt;&quot;&quot;;[.X108];IF([.AB74]=&quot;&quot;;&quot;&quot;;[.AB74]))">
            <text:p/>
          </table:table-cell>
          <table:table-cell table:style-name="ce415"/>
          <table:table-cell/>
          <table:table-cell table:style-name="ce35" office:value-type="string" calcext:value-type="string">
            <text:p>mA:</text:p>
          </table:table-cell>
          <table:table-cell table:style-name="ce426"/>
          <table:table-cell/>
          <table:table-cell table:style-name="ce432" table:formula="of:=IF([.Q324]=&quot;&quot;;&quot;&quot;;[.Q324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77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4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225" table:formula="of:=IF([.P109]&lt;&gt;&quot;&quot;;[.P109];IF([.AB49]=&quot;&quot;;&quot;&quot;;[.AB49]))">
            <text:p/>
          </table:table-cell>
          <table:table-cell table:style-name="ce249" table:formula="of:=IF([.Q109]&lt;&gt;&quot;&quot;;[.Q109];IF([.AB50]=&quot;&quot;;&quot;&quot;;[.AB50]))">
            <text:p/>
          </table:table-cell>
          <table:table-cell table:style-name="ce290" table:formula="of:=IF([.R109]&lt;&gt;&quot;&quot;;[.R109];IF([.AB51]=&quot;&quot;;&quot;&quot;;[.AB51]))">
            <text:p/>
          </table:table-cell>
          <table:table-cell table:style-name="ce225" table:formula="of:=IF([.S109]&lt;&gt;&quot;&quot;;[.S109];IF([.AB60]=&quot;&quot;;&quot;&quot;;[.AB60]))">
            <text:p/>
          </table:table-cell>
          <table:table-cell table:style-name="ce249" table:formula="of:=IF([.T109]&lt;&gt;&quot;&quot;;[.T109];IF([.AB63]=&quot;&quot;;&quot;&quot;;[.AB63]))">
            <text:p/>
          </table:table-cell>
          <table:table-cell table:style-name="ce290" table:formula="of:=IF([.U109]&lt;&gt;&quot;&quot;;[.U109];IF([.AB64]=&quot;&quot;;&quot;&quot;;[.AB64]))">
            <text:p/>
          </table:table-cell>
          <table:table-cell table:style-name="ce225" table:formula="of:=IF([.V109]&lt;&gt;&quot;&quot;;[.V109];IF([.AB75]=&quot;&quot;;&quot;&quot;;[.AB75]))">
            <text:p/>
          </table:table-cell>
          <table:table-cell table:style-name="ce249" table:formula="of:=IF([.W109]&lt;&gt;&quot;&quot;;[.W109];IF([.AB76]=&quot;&quot;;&quot;&quot;;[.AB76]))">
            <text:p/>
          </table:table-cell>
          <table:table-cell table:style-name="ce290" table:formula="of:=IF([.X109]&lt;&gt;&quot;&quot;;[.X109];IF([.AB77]=&quot;&quot;;&quot;&quot;;[.AB77]))">
            <text:p/>
          </table:table-cell>
          <table:table-cell table:style-name="ce415"/>
          <table:table-cell/>
          <table:table-cell table:style-name="ce35" office:value-type="string" calcext:value-type="string">
            <text:p>Exp Ind:</text:p>
          </table:table-cell>
          <table:table-cell table:style-name="ce426"/>
          <table:table-cell/>
          <table:table-cell table:style-name="ce432" table:formula="of:=IF([.Q325]=&quot;&quot;;&quot;&quot;;[.Q325])" office:value-type="float" office:value="0" calcext:value-type="float">
            <text:p>0</text:p>
          </table:table-cell>
          <table:table-cell table:number-columns-repeated="99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193"/>
          <table:table-cell/>
          <table:table-cell table:style-name="ce24" office:value-type="string" calcext:value-type="string">
            <text:p>5 to 7 cm</text:p>
          </table:table-cell>
          <table:table-cell table:style-name="ce225" table:formula="of:=IF([.P110]&lt;&gt;&quot;&quot;;[.P110];IF([.AB52]=&quot;&quot;;&quot;&quot;;[.AB52]))">
            <text:p/>
          </table:table-cell>
          <table:table-cell table:style-name="ce249" table:formula="of:=IF([.Q110]&lt;&gt;&quot;&quot;;[.Q110];IF([.AB53]=&quot;&quot;;&quot;&quot;;[.AB53]))">
            <text:p/>
          </table:table-cell>
          <table:table-cell table:style-name="ce290" table:formula="of:=IF([.R110]&lt;&gt;&quot;&quot;;[.R110];IF([.AB54]=&quot;&quot;;&quot;&quot;;[.AB54]))">
            <text:p/>
          </table:table-cell>
          <table:table-cell table:style-name="ce225" table:formula="of:=IF([.S110]&lt;&gt;&quot;&quot;;[.S110];IF([.AB61]=&quot;&quot;;&quot;&quot;;[.AB61]))">
            <text:p/>
          </table:table-cell>
          <table:table-cell table:style-name="ce249" table:formula="of:=IF([.T110]&lt;&gt;&quot;&quot;;[.T110];IF([.AB66]=&quot;&quot;;&quot;&quot;;[.AB66]))">
            <text:p/>
          </table:table-cell>
          <table:table-cell table:style-name="ce290" table:formula="of:=IF([.U110]&lt;&gt;&quot;&quot;;[.U110];IF([.AB67]=&quot;&quot;;&quot;&quot;;[.AB67]))">
            <text:p/>
          </table:table-cell>
          <table:table-cell table:style-name="ce225" table:formula="of:=IF([.V110]&lt;&gt;&quot;&quot;;[.V110];IF([.AB78]=&quot;&quot;;&quot;&quot;;[.AB78]))">
            <text:p/>
          </table:table-cell>
          <table:table-cell table:style-name="ce249" table:formula="of:=IF([.W110]&lt;&gt;&quot;&quot;;[.W110];IF([.AB79]=&quot;&quot;;&quot;&quot;;[.AB79]))">
            <text:p/>
          </table:table-cell>
          <table:table-cell table:style-name="ce290" table:formula="of:=IF([.X110]&lt;&gt;&quot;&quot;;[.X110];IF([.AB80]=&quot;&quot;;&quot;&quot;;[.AB80]))">
            <text:p/>
          </table:table-cell>
          <table:table-cell table:style-name="ce415"/>
          <table:table-cell/>
          <table:table-cell table:style-name="ce35" office:value-type="string" calcext:value-type="string">
            <text:p>Fibers:</text:p>
          </table:table-cell>
          <table:table-cell table:style-name="ce426"/>
          <table:table-cell/>
          <table:table-cell table:style-name="ce432" table:formula="of:=IF([.Q326]=&quot;&quot;;&quot;&quot;;[.Q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25" office:value-type="string" calcext:value-type="string">
            <text:p>&gt;7 cm</text:p>
          </table:table-cell>
          <table:table-cell table:style-name="ce226" table:formula="of:=IF([.P111]&lt;&gt;&quot;&quot;;[.P111];IF([.AB55]=&quot;&quot;;&quot;&quot;;[.AB55]))">
            <text:p/>
          </table:table-cell>
          <table:table-cell table:style-name="ce250" table:formula="of:=IF([.Q111]&lt;&gt;&quot;&quot;;[.Q111];IF([.AB56]=&quot;&quot;;&quot;&quot;;[.AB56]))">
            <text:p/>
          </table:table-cell>
          <table:table-cell table:style-name="ce291" table:formula="of:=IF([.R111]&lt;&gt;&quot;&quot;;[.R111];IF([.AB57]=&quot;&quot;;&quot;&quot;;[.AB57]))">
            <text:p/>
          </table:table-cell>
          <table:table-cell table:style-name="ce226" table:formula="of:=IF([.S111]&lt;&gt;&quot;&quot;;[.S111];IF([.AB62]=&quot;&quot;;&quot;&quot;;[.AB62]))">
            <text:p/>
          </table:table-cell>
          <table:table-cell table:style-name="ce250" table:formula="of:=IF([.T111]&lt;&gt;&quot;&quot;;[.T111];IF([.AB69]=&quot;&quot;;&quot;&quot;;[.AB69]))">
            <text:p/>
          </table:table-cell>
          <table:table-cell table:style-name="ce291" table:formula="of:=IF([.U111]&lt;&gt;&quot;&quot;;[.U111];IF([.AB70]=&quot;&quot;;&quot;&quot;;[.AB70]))">
            <text:p/>
          </table:table-cell>
          <table:table-cell table:style-name="ce226" table:formula="of:=IF([.V111]&lt;&gt;&quot;&quot;;[.V111];IF([.AB81]=&quot;&quot;;&quot;&quot;;[.AB81]))">
            <text:p/>
          </table:table-cell>
          <table:table-cell table:style-name="ce250" table:formula="of:=IF([.W111]&lt;&gt;&quot;&quot;;[.W111];IF([.AB82]=&quot;&quot;;&quot;&quot;;[.AB82]))">
            <text:p/>
          </table:table-cell>
          <table:table-cell table:style-name="ce291" table:formula="of:=IF([.X111]&lt;&gt;&quot;&quot;;[.X111];IF([.AB83]=&quot;&quot;;&quot;&quot;;[.AB83]))">
            <text:p/>
          </table:table-cell>
          <table:table-cell table:style-name="ce415"/>
          <table:table-cell/>
          <table:table-cell table:style-name="ce35" office:value-type="string" calcext:value-type="string">
            <text:p>Specks:</text:p>
          </table:table-cell>
          <table:table-cell table:style-name="ce426"/>
          <table:table-cell/>
          <table:table-cell table:style-name="ce432" table:formula="of:=IF([.Q327]=&quot;&quot;;&quot;&quot;;[.Q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207"/>
          <table:table-cell table:number-columns-repeated="9"/>
          <table:table-cell table:style-name="ce415"/>
          <table:table-cell/>
          <table:table-cell table:style-name="ce35" office:value-type="string" calcext:value-type="string">
            <text:p>Masses:</text:p>
          </table:table-cell>
          <table:table-cell table:style-name="ce426"/>
          <table:table-cell/>
          <table:table-cell table:style-name="ce432" table:formula="of:=IF([.Q328]=&quot;&quot;;&quot;&quot;;[.Q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2"/>
          <table:covered-table-cell table:style-name="ce117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2"/>
          <table:covered-table-cell table:style-name="ce117"/>
          <table:table-cell table:style-name="ce415"/>
          <table:table-cell/>
          <table:table-cell table:style-name="ce35" office:value-type="string" calcext:value-type="string">
            <text:p>kV:</text:p>
          </table:table-cell>
          <table:table-cell table:style-name="ce426"/>
          <table:table-cell/>
          <table:table-cell table:style-name="ce432" table:formula="of:=IF([.U323]=&quot;&quot;;&quot;&quot;;[.U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3"/>
          <table:table-cell table:style-name="ce118"/>
          <table:table-cell table:style-name="ce132" office:value-type="string" calcext:value-type="string" table:number-columns-spanned="3" table:number-rows-spanned="1">
            <text:p>50% Dense Breast</text:p>
          </table:table-cell>
          <table:covered-table-cell table:style-name="ce83"/>
          <table:covered-table-cell table:style-name="ce118"/>
          <table:table-cell table:style-name="ce47"/>
          <table:table-cell table:style-name="ce83"/>
          <table:table-cell table:style-name="ce118"/>
          <table:table-cell table:style-name="ce415"/>
          <table:table-cell/>
          <table:table-cell table:style-name="ce35" office:value-type="string" calcext:value-type="string">
            <text:p>mA:</text:p>
          </table:table-cell>
          <table:table-cell table:style-name="ce426"/>
          <table:table-cell/>
          <table:table-cell table:style-name="ce432" table:formula="of:=IF([.U324]=&quot;&quot;;&quot;&quot;;[.U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4" office:value-type="string" calcext:value-type="string">
            <text:p>kVp</text:p>
          </table:table-cell>
          <table:table-cell table:style-name="ce119" office:value-type="string" calcext:value-type="string">
            <text:p>mAs</text:p>
          </table:table-cell>
          <table:table-cell table:style-name="ce415"/>
          <table:table-cell/>
          <table:table-cell table:style-name="ce35" office:value-type="string" calcext:value-type="string">
            <text:p>Exp Ind:</text:p>
          </table:table-cell>
          <table:table-cell table:style-name="ce426"/>
          <table:table-cell/>
          <table:table-cell table:style-name="ce432" table:formula="of:=IF([.U325]=&quot;&quot;;&quot;&quot;;[.U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23" office:value-type="string" calcext:value-type="string">
            <text:p>&lt;3 cm</text:p>
          </table:table-cell>
          <table:table-cell table:style-name="ce227"/>
          <table:table-cell table:style-name="ce251"/>
          <table:table-cell table:style-name="ce292"/>
          <table:table-cell table:style-name="ce227"/>
          <table:table-cell table:style-name="ce251"/>
          <table:table-cell table:style-name="ce292"/>
          <table:table-cell table:style-name="ce227"/>
          <table:table-cell table:style-name="ce251"/>
          <table:table-cell table:style-name="ce292"/>
          <table:table-cell table:style-name="ce415"/>
          <table:table-cell/>
          <table:table-cell table:style-name="ce35" office:value-type="string" calcext:value-type="string">
            <text:p>Fibers:</text:p>
          </table:table-cell>
          <table:table-cell table:style-name="ce426"/>
          <table:table-cell/>
          <table:table-cell table:style-name="ce432" table:formula="of:=IF([.U326]=&quot;&quot;;&quot;&quot;;[.U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3 to 5 cm</text:p>
          </table:table-cell>
          <table:table-cell table:style-name="ce228"/>
          <table:table-cell table:style-name="ce252"/>
          <table:table-cell table:style-name="ce293"/>
          <table:table-cell table:style-name="ce228"/>
          <table:table-cell table:style-name="ce252"/>
          <table:table-cell table:style-name="ce293"/>
          <table:table-cell table:style-name="ce228"/>
          <table:table-cell table:style-name="ce252"/>
          <table:table-cell table:style-name="ce293"/>
          <table:table-cell table:style-name="ce415"/>
          <table:table-cell/>
          <table:table-cell table:style-name="ce35" office:value-type="string" calcext:value-type="string">
            <text:p>Specks:</text:p>
          </table:table-cell>
          <table:table-cell table:style-name="ce426"/>
          <table:table-cell/>
          <table:table-cell table:style-name="ce432" table:formula="of:=IF([.U327]=&quot;&quot;;&quot;&quot;;[.U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5 to 7 cm</text:p>
          </table:table-cell>
          <table:table-cell table:style-name="ce228"/>
          <table:table-cell table:style-name="ce252"/>
          <table:table-cell table:style-name="ce293"/>
          <table:table-cell table:style-name="ce228"/>
          <table:table-cell table:style-name="ce252"/>
          <table:table-cell table:style-name="ce293"/>
          <table:table-cell table:style-name="ce228"/>
          <table:table-cell table:style-name="ce252"/>
          <table:table-cell table:style-name="ce293"/>
          <table:table-cell table:style-name="ce415"/>
          <table:table-cell/>
          <table:table-cell table:style-name="ce35" office:value-type="string" calcext:value-type="string">
            <text:p>Masses:</text:p>
          </table:table-cell>
          <table:table-cell table:style-name="ce426"/>
          <table:table-cell/>
          <table:table-cell table:style-name="ce432" table:formula="of:=IF([.U328]=&quot;&quot;;&quot;&quot;;[.U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213" office:value-type="string" calcext:value-type="string">
            <text:p>&gt;7 cm</text:p>
          </table:table-cell>
          <table:table-cell table:style-name="ce229"/>
          <table:table-cell table:style-name="ce253"/>
          <table:table-cell table:style-name="ce294"/>
          <table:table-cell table:style-name="ce229"/>
          <table:table-cell table:style-name="ce253"/>
          <table:table-cell table:style-name="ce294"/>
          <table:table-cell table:style-name="ce229"/>
          <table:table-cell table:style-name="ce253"/>
          <table:table-cell table:style-name="ce294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14" table:number-columns-repeated="10"/>
          <table:table-cell table:number-columns-repeated="2"/>
          <table:table-cell table:style-name="ce35" office:value-type="string" calcext:value-type="string">
            <text:p>SNR:</text:p>
          </table:table-cell>
          <table:table-cell table:style-name="ce426"/>
          <table:table-cell/>
          <table:table-cell table:style-name="ce432" table:formula="of:=IF([.U336]=&quot;&quot;;&quot;&quot;;[.U33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44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CNR:</text:p>
          </table:table-cell>
          <table:table-cell table:style-name="ce426"/>
          <table:table-cell/>
          <table:table-cell table:style-name="ce432" table:formula="of:=IF([.U337]=&quot;&quot;;&quot;&quot;;[.U33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15" office:value-type="string" calcext:value-type="string">
            <text:p>Compression Force Indicator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office:value-type="string" calcext:value-type="string">
            <text:p>Power</text:p>
          </table:table-cell>
          <table:table-cell table:style-name="ce254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office:value-type="string" calcext:value-type="string">
            <text:p>Manual</text:p>
          </table:table-cell>
          <table:table-cell table:style-name="ce254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16" office:value-type="string" calcext:value-type="string">
            <text:p>Compression Thickness Indicator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207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207"/>
          <table:table-cell table:style-name="ce6" office:value-type="float" office:value="1" calcext:value-type="float">
            <text:p>1</text:p>
          </table:table-cell>
          <table:table-cell table:style-name="ce232"/>
          <table:table-cell table:style-name="ce295" table:formula="of:=IF([.Q123]=&quot;&quot;;&quot;&quot;;ABS([.Q123]-[.P123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207"/>
          <table:table-cell table:style-name="ce6" office:value-type="float" office:value="2" calcext:value-type="float">
            <text:p>2</text:p>
          </table:table-cell>
          <table:table-cell table:style-name="ce232"/>
          <table:table-cell table:style-name="ce295" table:formula="of:=IF([.Q124]=&quot;&quot;;&quot;&quot;;ABS([.Q124]-[.P124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207"/>
          <table:table-cell table:style-name="ce6" office:value-type="float" office:value="4" calcext:value-type="float">
            <text:p>4</text:p>
          </table:table-cell>
          <table:table-cell table:style-name="ce232"/>
          <table:table-cell table:style-name="ce295" table:formula="of:=IF([.Q125]=&quot;&quot;;&quot;&quot;;ABS([.Q125]-[.P125]))">
            <text:p/>
          </table:table-cell>
          <table:table-cell table:style-name="ce35" office:value-type="string" calcext:value-type="string">
            <text:p>Mean:</text:p>
          </table:table-cell>
          <table:table-cell table:style-name="ce146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207"/>
          <table:table-cell table:style-name="ce6" office:value-type="float" office:value="4" calcext:value-type="float">
            <text:p>4</text:p>
          </table:table-cell>
          <table:table-cell table:style-name="ce232"/>
          <table:table-cell table:style-name="ce295" table:formula="of:=IF([.Q126]=&quot;&quot;;&quot;&quot;;ABS([.Q126]-[.P126]))">
            <text:p/>
          </table:table-cell>
          <table:table-cell table:style-name="ce35" office:value-type="string" calcext:value-type="string">
            <text:p>StDev:</text:p>
          </table:table-cell>
          <table:table-cell table:style-name="ce147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207"/>
          <table:table-cell table:style-name="ce6" office:value-type="float" office:value="4" calcext:value-type="float">
            <text:p>4</text:p>
          </table:table-cell>
          <table:table-cell table:style-name="ce232"/>
          <table:table-cell table:style-name="ce295" table:formula="of:=IF([.Q127]=&quot;&quot;;&quot;&quot;;ABS([.Q127]-[.P127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207"/>
          <table:table-cell table:style-name="ce6" office:value-type="float" office:value="4" calcext:value-type="float">
            <text:p>4</text:p>
          </table:table-cell>
          <table:table-cell table:style-name="ce232"/>
          <table:table-cell table:style-name="ce295" table:formula="of:=IF([.Q128]=&quot;&quot;;&quot;&quot;;ABS([.Q128]-[.P128]))">
            <text:p/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207"/>
          <table:table-cell table:style-name="ce6" office:value-type="float" office:value="6" calcext:value-type="float">
            <text:p>6</text:p>
          </table:table-cell>
          <table:table-cell table:style-name="ce232"/>
          <table:table-cell table:style-name="ce295" table:formula="of:=IF([.Q129]=&quot;&quot;;&quot;&quot;;ABS([.Q129]-[.P129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207"/>
          <table:table-cell table:style-name="ce6" office:value-type="float" office:value="8" calcext:value-type="float">
            <text:p>8</text:p>
          </table:table-cell>
          <table:table-cell table:style-name="ce232"/>
          <table:table-cell table:style-name="ce295" table:formula="of:=IF([.Q130]=&quot;&quot;;&quot;&quot;;ABS([.Q130]-[.P130]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11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4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88" office:value-type="string" calcext:value-type="string">
            <text:p>Compression thickness indicator: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1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91"/>
          <table:table-cell/>
          <table:table-cell table:style-name="ce216" office:value-type="string" calcext:value-type="string">
            <text:p>Artifact Evaluation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Receptor:</text:p>
          </table:table-cell>
          <table:table-cell table:number-columns-repeated="2" table:style-name="ce41" office:value-type="string" calcext:value-type="string">
            <text:p>18x24</text:p>
          </table:table-cell>
          <table:table-cell table:number-columns-repeated="2" table:style-name="ce41" office:value-type="string" calcext:value-type="string">
            <text:p>24x30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91" table:formula="of:=IF([.Q116]=&quot;&quot;;&quot;&quot;;[.Q116])">
            <text:p/>
          </table:table-cell>
          <table:table-cell table:style-name="ce91" table:formula="of:=IF([.R116]=&quot;&quot;;&quot;&quot;;[.R116])">
            <text:p/>
          </table:table-cell>
          <table:table-cell table:style-name="ce91" table:formula="of:=IF([.S116]=&quot;&quot;;&quot;&quot;;[.S116])">
            <text:p/>
          </table:table-cell>
          <table:table-cell table:style-name="ce91" table:formula="of:=IF([.T116]=&quot;&quot;;&quot;&quot;;[.T116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Target:</text:p>
          </table:table-cell>
          <table:table-cell table:number-columns-repeated="4" table:style-name="ce254" office:value-type="string" calcext:value-type="string">
            <text:p>Mo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91" table:formula="of:=IF([.Q117]=&quot;&quot;;&quot;&quot;;[.Q117])">
            <text:p/>
          </table:table-cell>
          <table:table-cell table:style-name="ce91" table:formula="of:=IF([.R117]=&quot;&quot;;&quot;&quot;;[.R117])">
            <text:p/>
          </table:table-cell>
          <table:table-cell table:style-name="ce91" table:formula="of:=IF([.S117]=&quot;&quot;;&quot;&quot;;[.S117])">
            <text:p/>
          </table:table-cell>
          <table:table-cell table:style-name="ce91" table:formula="of:=IF([.T117]=&quot;&quot;;&quot;&quot;;[.T117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92"/>
          <table:table-cell/>
          <table:table-cell table:style-name="ce207"/>
          <table:table-cell table:style-name="ce35" office:value-type="string" calcext:value-type="string">
            <text:p>Filter:</text:p>
          </table:table-cell>
          <table:table-cell table:number-columns-repeated="2" table:style-name="ce254" office:value-type="string" calcext:value-type="string">
            <text:p>Mo</text:p>
          </table:table-cell>
          <table:table-cell table:number-columns-repeated="2" table:style-name="ce254" office:value-type="string" calcext:value-type="string">
            <text:p>Rh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Focal spot: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kV:</text:p>
          </table:table-cell>
          <table:table-cell table:number-columns-repeated="4" table:style-name="ce255" office:value-type="float" office:value="28" calcext:value-type="float">
            <text:p>28</text:p>
          </table:table-cell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mAs:</text:p>
          </table:table-cell>
          <table:table-cell table:style-name="ce255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1" office:value-type="string" calcext:value-type="string">
            <text:p>Compression Thickness Indicator</text:p>
          </table:table-cell>
          <table:table-cell table:number-columns-repeated="9"/>
          <table:table-cell table:style-name="ce192"/>
          <table:table-cell/>
          <table:table-cell table:style-name="ce207"/>
          <table:table-cell table:style-name="ce35" office:value-type="string" calcext:value-type="string">
            <text:p>EI:</text:p>
          </table:table-cell>
          <table:table-cell table:style-name="ce255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Paddle flex is less than 1 cm:</text:p>
          </table:table-cell>
          <table:table-cell table:style-name="ce174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78" table:formula="of:=IF([.O132]=2;&quot;NO&quot;;&quot;&quot;)">
            <text:p/>
          </table:table-cell>
          <table:table-cell table:style-name="ce192"/>
          <table:table-cell/>
          <table:table-cell table:style-name="ce207"/>
          <table:table-cell table:style-name="ce35" office:value-type="string" calcext:value-type="string">
            <text:p>Acceptable:</text:p>
          </table:table-cell>
          <table:table-cell table:style-name="ce255" table:number-columns-repeated="4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92" table:formula="of:=IF([.Q123]=&quot;&quot;;&quot;&quot;;[.Q123])">
            <text:p/>
          </table:table-cell>
          <table:table-cell table:style-name="ce123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Overall unit assembly:</text:p>
          </table:table-cell>
          <table:table-cell table:style-name="ce174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78" table:formula="of:=IF([.O133]=2;&quot;NO&quot;;&quot;&quot;)">
            <text:p/>
          </table:table-cell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92" table:formula="of:=IF([.Q124]=&quot;&quot;;&quot;&quot;;[.Q124])">
            <text:p/>
          </table:table-cell>
          <table:table-cell table:style-name="ce123" table:formula="of:=IF([.R124]=&quot;&quot;;&quot;&quot;;[.R124])">
            <text:p/>
          </table:table-cell>
          <table:table-cell table:number-columns-repeated="3"/>
          <table:table-cell table:style-name="ce35" office:value-type="string" calcext:value-type="string">
            <text:p>Compression thickness indicator:</text:p>
          </table:table-cell>
          <table:table-cell table:style-name="ce174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192"/>
          <table:table-cell/>
          <table:table-cell table:style-name="ce207"/>
          <table:table-cell table:style-name="ce28" office:value-type="string" calcext:value-type="string">
            <text:p>Comments:</text:p>
          </table:table-cell>
          <table:table-cell table:style-name="ce256" table:formula="of:=IF([.Q147]&lt;&gt;&quot;&quot;;[.Q147];IF([.AB190]=&quot;&quot;;&quot;&quot;;[.AB190]))">
            <text:p/>
          </table:table-cell>
          <table:table-cell table:style-name="ce296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2" table:formula="of:=IF([.Q125]=&quot;&quot;;&quot;&quot;;[.Q125])">
            <text:p/>
          </table:table-cell>
          <table:table-cell table:style-name="ce123" table:formula="of:=IF([.R125]=&quot;&quot;;&quot;&quot;;[.R125])">
            <text:p/>
          </table:table-cell>
          <table:table-cell table:style-name="ce35" office:value-type="string" calcext:value-type="string">
            <text:p>Mean:</text:p>
          </table:table-cell>
          <table:table-cell table:style-name="ce146" table:formula="of:=IF([.T125]=&quot;&quot;;&quot;&quot;;[.T125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230" office:value-type="string" calcext:value-type="string">
            <text:p>Do not exceed 390 chars</text:p>
          </table:table-cell>
          <table:table-cell table:style-name="ce257"/>
          <table:table-cell table:style-name="ce297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2" table:formula="of:=IF([.Q126]=&quot;&quot;;&quot;&quot;;[.Q126])">
            <text:p/>
          </table:table-cell>
          <table:table-cell table:style-name="ce123" table:formula="of:=IF([.R126]=&quot;&quot;;&quot;&quot;;[.R126])">
            <text:p/>
          </table:table-cell>
          <table:table-cell table:style-name="ce35" office:value-type="string" calcext:value-type="string">
            <text:p>StDev:</text:p>
          </table:table-cell>
          <table:table-cell table:style-name="ce147" table:formula="of:=IF([.T126]=&quot;&quot;;&quot;&quot;;[.T126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28" office:value-type="string" calcext:value-type="string">
            <text:p>New:</text:p>
          </table:table-cell>
          <table:table-cell table:style-name="ce258"/>
          <table:table-cell table:style-name="ce297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2" table:formula="of:=IF([.Q127]=&quot;&quot;;&quot;&quot;;[.Q127])">
            <text:p/>
          </table:table-cell>
          <table:table-cell table:style-name="ce123" table:formula="of:=IF([.R127]=&quot;&quot;;&quot;&quot;;[.R127])">
            <text:p/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2" table:formula="of:=IF([.Q128]=&quot;&quot;;&quot;&quot;;[.Q128])">
            <text:p/>
          </table:table-cell>
          <table:table-cell table:style-name="ce123" table:formula="of:=IF([.R128]=&quot;&quot;;&quot;&quot;;[.R128])">
            <text:p/>
          </table:table-cell>
          <table:table-cell table:number-columns-repeated="6"/>
          <table:table-cell table:style-name="ce192"/>
          <table:table-cell/>
          <table:table-cell table:style-name="ce216" office:value-type="string" calcext:value-type="string">
            <text:p>Light Field Brightness</text:p>
          </table:table-cell>
          <table:table-cell table:number-columns-repeated="2"/>
          <table:table-cell table:style-name="ce232"/>
          <table:table-cell table:style-name="ce37" office:value-type="string" calcext:value-type="string">
            <text:p>Enter 1 for YES, 2 for NO, 3 for NA</text:p>
          </table:table-cell>
          <table:table-cell table:number-columns-repeated="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92" table:formula="of:=IF([.Q129]=&quot;&quot;;&quot;&quot;;[.Q129])">
            <text:p/>
          </table:table-cell>
          <table:table-cell table:style-name="ce123" table:formula="of:=IF([.R129]=&quot;&quot;;&quot;&quot;;[.R129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8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92" table:formula="of:=IF([.Q130]=&quot;&quot;;&quot;&quot;;[.Q130])">
            <text:p/>
          </table:table-cell>
          <table:table-cell table:style-name="ce123" table:formula="of:=IF([.R130]=&quot;&quot;;&quot;&quot;;[.R130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3" office:value-type="string" calcext:value-type="string">
            <text:p>4th quad.</text:p>
          </table:table-cell>
          <table:table-cell table:style-name="ce148"/>
          <table:table-cell table:style-name="ce152" office:value-type="string" calcext:value-type="string" table:number-columns-spanned="2" table:number-rows-spanned="1">
            <text:p>(lux)</text:p>
          </table:table-cell>
          <table:covered-table-cell table:style-name="ce170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style-name="ce231" table:number-columns-repeated="3"/>
          <table:table-cell table:style-name="ce312"/>
          <table:table-cell table:style-name="ce148"/>
          <table:table-cell table:style-name="ce333" table:formula="of:=IF(OR([.R149]=2;[.R149]=3);&quot;NA&quot;;IF(OR([.P152]=&quot;&quot;;[.Q152]=&quot;&quot;;[.R152]=&quot;&quot;;[.S152]=&quot;&quot;);&quot;TBD&quot;;AVERAGE([.P152:.S152])))" office:value-type="string" office:string-value="TBD" calcext:value-type="string" table:number-columns-spanned="2" table:number-rows-spanned="1">
            <text:p>TBD</text:p>
          </table:table-cell>
          <table:covered-table-cell table:style-name="ce171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1" office:value-type="string" calcext:value-type="string">
            <text:p>Artifact Evaluation</text:p>
          </table:table-cell>
          <table:table-cell table:number-columns-repeated="9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5" office:value-type="string" calcext:value-type="string">
            <text:p>Receptor:</text:p>
          </table:table-cell>
          <table:table-cell table:style-name="ce41" table:formula="of:=IF([.Q136]=&quot;&quot;;&quot;&quot;;[.Q136])" office:value-type="string" office:string-value="18x24" calcext:value-type="string">
            <text:p>18x24</text:p>
          </table:table-cell>
          <table:table-cell table:style-name="ce91" table:formula="of:=IF([.R136]=&quot;&quot;;&quot;&quot;;[.R136])" office:value-type="string" office:string-value="18x24" calcext:value-type="string">
            <text:p>18x24</text:p>
          </table:table-cell>
          <table:table-cell table:style-name="ce91" table:formula="of:=IF([.S136]=&quot;&quot;;&quot;&quot;;[.S136])" office:value-type="string" office:string-value="24x30" calcext:value-type="string">
            <text:p>24x30</text:p>
          </table:table-cell>
          <table:table-cell table:style-name="ce91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92"/>
          <table:table-cell/>
          <table:table-cell table:style-name="ce216" office:value-type="string" calcext:value-type="string">
            <text:p>Light Field/X-ray Field Alignment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91" table:formula="of:=IF([.Q137]=&quot;&quot;;&quot;&quot;;[.Q137])" office:value-type="string" office:string-value="Mo" calcext:value-type="string">
            <text:p>Mo</text:p>
          </table:table-cell>
          <table:table-cell table:style-name="ce91" table:formula="of:=IF([.R137]=&quot;&quot;;&quot;&quot;;[.R137])" office:value-type="string" office:string-value="Mo" calcext:value-type="string">
            <text:p>Mo</text:p>
          </table:table-cell>
          <table:table-cell table:style-name="ce91" table:formula="of:=IF([.S137]=&quot;&quot;;&quot;&quot;;[.S137])" office:value-type="string" office:string-value="Mo" calcext:value-type="string">
            <text:p>Mo</text:p>
          </table:table-cell>
          <table:table-cell table:style-name="ce91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92"/>
          <table:table-cell/>
          <table:table-cell table:style-name="ce217" office:value-type="string" calcext:value-type="string">
            <text:p>SID (cm):</text:p>
          </table:table-cell>
          <table:table-cell table:style-name="ce232" office:value-type="float" office:value="65" calcext:value-type="float">
            <text:p>65</text:p>
          </table:table-cell>
          <table:table-cell table:number-columns-repeated="4"/>
          <table:table-cell table:style-name="ce334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91" table:formula="of:=IF([.Q138]=&quot;&quot;;&quot;&quot;;[.Q138])" office:value-type="string" office:string-value="Mo" calcext:value-type="string">
            <text:p>Mo</text:p>
          </table:table-cell>
          <table:table-cell table:style-name="ce91" table:formula="of:=IF([.R138]=&quot;&quot;;&quot;&quot;;[.R138])" office:value-type="string" office:string-value="Mo" calcext:value-type="string">
            <text:p>Mo</text:p>
          </table:table-cell>
          <table:table-cell table:style-name="ce91" table:formula="of:=IF([.S138]=&quot;&quot;;&quot;&quot;;[.S138])" office:value-type="string" office:string-value="Rh" calcext:value-type="string">
            <text:p>Rh</text:p>
          </table:table-cell>
          <table:table-cell table:style-name="ce91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92"/>
          <table:table-cell/>
          <table:table-cell table:style-name="ce207"/>
          <table:table-cell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5" office:value-type="string" calcext:value-type="string">
            <text:p>Focal spot:</text:p>
          </table:table-cell>
          <table:table-cell table:style-name="ce91" table:formula="of:=IF([.Q139]=&quot;&quot;;&quot;&quot;;[.Q139])" office:value-type="string" office:string-value="Large" calcext:value-type="string">
            <text:p>Large</text:p>
          </table:table-cell>
          <table:table-cell table:style-name="ce91" table:formula="of:=IF([.R139]=&quot;&quot;;&quot;&quot;;[.R139])" office:value-type="string" office:string-value="Small" calcext:value-type="string">
            <text:p>Small</text:p>
          </table:table-cell>
          <table:table-cell table:style-name="ce91" table:formula="of:=IF([.S139]=&quot;&quot;;&quot;&quot;;[.S139])" office:value-type="string" office:string-value="Large" calcext:value-type="string">
            <text:p>Large</text:p>
          </table:table-cell>
          <table:table-cell table:style-name="ce91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92"/>
          <table:table-cell/>
          <table:table-cell table:style-name="ce207"/>
          <table:table-cell/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93" table:formula="of:=IF([.Q140]=&quot;&quot;;&quot;&quot;;[.Q140])" office:value-type="float" office:value="28" calcext:value-type="float">
            <text:p>28</text:p>
          </table:table-cell>
          <table:table-cell table:style-name="ce93" table:formula="of:=IF([.R140]=&quot;&quot;;&quot;&quot;;[.R140])" office:value-type="float" office:value="28" calcext:value-type="float">
            <text:p>28</text:p>
          </table:table-cell>
          <table:table-cell table:style-name="ce93" table:formula="of:=IF([.S140]=&quot;&quot;;&quot;&quot;;[.S140])" office:value-type="float" office:value="28" calcext:value-type="float">
            <text:p>28</text:p>
          </table:table-cell>
          <table:table-cell table:style-name="ce93" table:formula="of:=IF([.T140]=&quot;&quot;;&quot;&quot;;[.T140])" office:value-type="float" office:value="28" calcext:value-type="float">
            <text:p>28</text:p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Left:</text:p>
          </table:table-cell>
          <table:table-cell table:style-name="ce259"/>
          <table:table-cell table:style-name="ce298" table:number-columns-repeated="2"/>
          <table:table-cell table:style-name="ce319"/>
          <table:table-cell table:style-name="ce335" table:formula="of:=IF(OR([.Q158]=&quot;&quot;;[.$P$155]=&quot;&quot;);&quot;&quot;;[.Q158]/[.$P$155])">
            <text:p/>
          </table:table-cell>
          <table:table-cell table:style-name="ce361" table:formula="of:=IF(OR([.R158]=&quot;&quot;;[.$P$155]=&quot;&quot;);&quot;&quot;;[.R158]/[.$P$155])">
            <text:p/>
          </table:table-cell>
          <table:table-cell table:style-name="ce361" table:formula="of:=IF(OR([.S158]=&quot;&quot;;[.$P$155]=&quot;&quot;);&quot;&quot;;[.S158]/[.$P$155])">
            <text:p/>
          </table:table-cell>
          <table:table-cell table:style-name="ce389" table:formula="of:=IF(OR([.T158]=&quot;&quot;;[.$P$155]=&quot;&quot;);&quot;&quot;;[.T158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93" table:formula="of:=IF([.Q141]=&quot;&quot;;&quot;&quot;;[.Q141])">
            <text:p/>
          </table:table-cell>
          <table:table-cell table:style-name="ce93" table:formula="of:=IF([.R141]=&quot;&quot;;&quot;&quot;;[.R141])">
            <text:p/>
          </table:table-cell>
          <table:table-cell table:style-name="ce93" table:formula="of:=IF([.S141]=&quot;&quot;;&quot;&quot;;[.S141])">
            <text:p/>
          </table:table-cell>
          <table:table-cell table:style-name="ce93" table:formula="of:=IF([.T141]=&quot;&quot;;&quot;&quot;;[.T141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Right:</text:p>
          </table:table-cell>
          <table:table-cell table:style-name="ce260"/>
          <table:table-cell table:style-name="ce299" table:number-columns-repeated="2"/>
          <table:table-cell table:style-name="ce319"/>
          <table:table-cell table:style-name="ce336" table:formula="of:=IF(OR([.Q159]=&quot;&quot;;[.$P$155]=&quot;&quot;);&quot;&quot;;[.Q159]/[.$P$155])">
            <text:p/>
          </table:table-cell>
          <table:table-cell table:style-name="ce362" table:formula="of:=IF(OR([.R159]=&quot;&quot;;[.$P$155]=&quot;&quot;);&quot;&quot;;[.R159]/[.$P$155])">
            <text:p/>
          </table:table-cell>
          <table:table-cell table:style-name="ce362" table:formula="of:=IF(OR([.S159]=&quot;&quot;;[.$P$155]=&quot;&quot;);&quot;&quot;;[.S159]/[.$P$155])">
            <text:p/>
          </table:table-cell>
          <table:table-cell table:style-name="ce390" table:formula="of:=IF(OR([.T159]=&quot;&quot;;[.$P$155]=&quot;&quot;);&quot;&quot;;[.T159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5" office:value-type="string" calcext:value-type="string">
            <text:p>EI:</text:p>
          </table:table-cell>
          <table:table-cell table:style-name="ce93" table:formula="of:=IF([.Q142]=&quot;&quot;;&quot;&quot;;[.Q142])">
            <text:p/>
          </table:table-cell>
          <table:table-cell table:style-name="ce93" table:formula="of:=IF([.R142]=&quot;&quot;;&quot;&quot;;[.R142])">
            <text:p/>
          </table:table-cell>
          <table:table-cell table:style-name="ce93" table:formula="of:=IF([.S142]=&quot;&quot;;&quot;&quot;;[.S142])">
            <text:p/>
          </table:table-cell>
          <table:table-cell table:style-name="ce93" table:formula="of:=IF([.T142]=&quot;&quot;;&quot;&quot;;[.T142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Anterior:</text:p>
          </table:table-cell>
          <table:table-cell table:style-name="ce260"/>
          <table:table-cell table:style-name="ce299" table:number-columns-repeated="2"/>
          <table:table-cell table:style-name="ce320"/>
          <table:table-cell table:style-name="ce336" table:formula="of:=IF(OR([.Q160]=&quot;&quot;;[.$P$155]=&quot;&quot;);&quot;&quot;;[.Q160]/[.$P$155])">
            <text:p/>
          </table:table-cell>
          <table:table-cell table:style-name="ce362" table:formula="of:=IF(OR([.R160]=&quot;&quot;;[.$P$155]=&quot;&quot;);&quot;&quot;;[.R160]/[.$P$155])">
            <text:p/>
          </table:table-cell>
          <table:table-cell table:style-name="ce362" table:formula="of:=IF(OR([.S160]=&quot;&quot;;[.$P$155]=&quot;&quot;);&quot;&quot;;[.S160]/[.$P$155])">
            <text:p/>
          </table:table-cell>
          <table:table-cell table:style-name="ce390" table:formula="of:=IF(OR([.T160]=&quot;&quot;;[.$P$155]=&quot;&quot;);&quot;&quot;;[.T160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5" office:value-type="string" calcext:value-type="string">
            <text:p>Acceptable:</text:p>
          </table:table-cell>
          <table:table-cell table:style-name="ce93" table:formula="of:=IF([.Q143]=&quot;&quot;;&quot;&quot;;[.Q143])">
            <text:p/>
          </table:table-cell>
          <table:table-cell table:style-name="ce93" table:formula="of:=IF([.R143]=&quot;&quot;;&quot;&quot;;[.R143])">
            <text:p/>
          </table:table-cell>
          <table:table-cell table:style-name="ce93" table:formula="of:=IF([.S143]=&quot;&quot;;&quot;&quot;;[.S143])">
            <text:p/>
          </table:table-cell>
          <table:table-cell table:style-name="ce93" table:formula="of:=IF([.T143]=&quot;&quot;;&quot;&quot;;[.T143])">
            <text:p/>
          </table:table-cell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Chest Wall:</text:p>
          </table:table-cell>
          <table:table-cell table:style-name="ce261"/>
          <table:table-cell table:style-name="ce300" table:number-columns-repeated="2"/>
          <table:table-cell table:style-name="ce321"/>
          <table:table-cell table:style-name="ce337" table:formula="of:=IF(OR([.Q161]=&quot;&quot;;[.$P$155]=&quot;&quot;);&quot;&quot;;[.Q161]/[.$P$155])">
            <text:p/>
          </table:table-cell>
          <table:table-cell table:style-name="ce363" table:formula="of:=IF(OR([.R161]=&quot;&quot;;[.$P$155]=&quot;&quot;);&quot;&quot;;[.R161]/[.$P$155])">
            <text:p/>
          </table:table-cell>
          <table:table-cell table:style-name="ce363" table:formula="of:=IF(OR([.S161]=&quot;&quot;;[.$P$155]=&quot;&quot;);&quot;&quot;;[.S161]/[.$P$155])">
            <text:p/>
          </table:table-cell>
          <table:table-cell table:style-name="ce391" table:formula="of:=IF(OR([.T161]=&quot;&quot;;[.$P$155]=&quot;&quot;);&quot;&quot;;[.T161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38" table:formula="of:=IF(OR([.U158]=&quot;&quot;;[.U159]=&quot;&quot;);&quot;&quot;;ABS([.U158])+ABS([.U159]))">
            <text:p/>
          </table:table-cell>
          <table:table-cell table:style-name="ce364" table:formula="of:=IF(OR([.V158]=&quot;&quot;;[.V159]=&quot;&quot;);&quot;&quot;;ABS([.V158])+ABS([.V159]))">
            <text:p/>
          </table:table-cell>
          <table:table-cell table:style-name="ce364" table:formula="of:=IF(OR([.W158]=&quot;&quot;;[.W159]=&quot;&quot;);&quot;&quot;;ABS([.W158])+ABS([.W159]))">
            <text:p/>
          </table:table-cell>
          <table:table-cell table:style-name="ce392" table:formula="of:=IF(OR([.X158]=&quot;&quot;;[.X159]=&quot;&quot;);&quot;&quot;;ABS([.X158])+ABS([.X159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53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24" table:number-columns-repeated="7"/>
          <table:table-cell table:style-name="ce198"/>
          <table:table-cell/>
          <table:table-cell table:style-name="ce207"/>
          <table:table-cell table:number-columns-repeated="4"/>
          <table:table-cell office:value-type="string" calcext:value-type="string">
            <text:p>Ant-Chest</text:p>
          </table:table-cell>
          <table:table-cell table:style-name="ce339" table:formula="of:=IF(OR([.U160]=&quot;&quot;;[.U161]=&quot;&quot;);&quot;&quot;;ABS([.U160])+ABS([.U161]))">
            <text:p/>
          </table:table-cell>
          <table:table-cell table:style-name="ce365" table:formula="of:=IF(OR([.V160]=&quot;&quot;;[.V161]=&quot;&quot;);&quot;&quot;;ABS([.V160])+ABS([.V161]))">
            <text:p/>
          </table:table-cell>
          <table:table-cell table:style-name="ce365" table:formula="of:=IF(OR([.W160]=&quot;&quot;;[.W161]=&quot;&quot;);&quot;&quot;;ABS([.W160])+ABS([.W161]))">
            <text:p/>
          </table:table-cell>
          <table:table-cell table:style-name="ce393" table:formula="of:=IF(OR([.X160]=&quot;&quot;;[.X161]=&quot;&quot;);&quot;&quot;;ABS([.X160])+ABS([.X161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94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25" table:number-columns-repeated="7"/>
          <table:table-cell table:style-name="ce199"/>
          <table:table-cell/>
          <table:table-cell table:style-name="ce207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94" table:formula="of:=IF(LEN([.Q145])&lt;=265;&quot;&quot;;RIGHT([.Q145];LEN([.Q145])-SEARCH(&quot; &quot;;[.Q145];255)))">
            <text:p/>
          </table:table-cell>
          <table:table-cell table:style-name="ce125" table:number-columns-repeated="7"/>
          <table:table-cell table:style-name="ce199"/>
          <table:table-cell/>
          <table:table-cell table:style-name="ce207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1" office:value-type="string" calcext:value-type="string">
            <text:p>Light Field Brightness</text:p>
          </table:table-cell>
          <table:table-cell table:number-columns-repeated="9"/>
          <table:table-cell table:style-name="ce192"/>
          <table:table-cell/>
          <table:table-cell table:style-name="ce216" office:value-type="string" calcext:value-type="string">
            <text:p>X-ray Field/Image Receptor Alignment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8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192"/>
          <table:table-cell/>
          <table:table-cell table:style-name="ce207"/>
          <table:table-cell table:style-name="ce214"/>
          <table:table-cell table:number-columns-repeated="4"/>
          <table:table-cell table:style-name="ce334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3" office:value-type="string" calcext:value-type="string">
            <text:p>4th quad.</text:p>
          </table:table-cell>
          <table:table-cell table:style-name="ce148"/>
          <table:table-cell table:style-name="ce152" office:value-type="string" calcext:value-type="string" table:number-columns-spanned="2" table:number-rows-spanned="1">
            <text:p>(lux)</text:p>
          </table:table-cell>
          <table:covered-table-cell table:style-name="ce170"/>
          <table:table-cell table:number-columns-repeated="2"/>
          <table:table-cell table:style-name="ce192"/>
          <table:table-cell/>
          <table:table-cell table:style-name="ce207"/>
          <table:table-cell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57" table:formula="of:=IF([.P152]=&quot;&quot;;&quot;&quot;;[.P152])">
            <text:p/>
          </table:table-cell>
          <table:table-cell table:style-name="ce57" table:formula="of:=IF([.Q152]=&quot;&quot;;&quot;&quot;;[.Q152])">
            <text:p/>
          </table:table-cell>
          <table:table-cell table:style-name="ce57" table:formula="of:=IF([.R152]=&quot;&quot;;&quot;&quot;;[.R152])">
            <text:p/>
          </table:table-cell>
          <table:table-cell table:style-name="ce134" table:formula="of:=IF([.S152]=&quot;&quot;;&quot;&quot;;[.S152])">
            <text:p/>
          </table:table-cell>
          <table:table-cell table:style-name="ce148"/>
          <table:table-cell table:style-name="ce153" table:formula="of:=IF([.U152]=&quot;&quot;;&quot;&quot;;[.U152])" office:value-type="string" office:string-value="TBD" calcext:value-type="string" table:number-columns-spanned="2" table:number-rows-spanned="1">
            <text:p>TBD</text:p>
          </table:table-cell>
          <table:covered-table-cell table:style-name="ce171"/>
          <table:table-cell table:number-columns-repeated="2"/>
          <table:table-cell table:style-name="ce192"/>
          <table:table-cell/>
          <table:table-cell table:style-name="ce207"/>
          <table:table-cell/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Left:</text:p>
          </table:table-cell>
          <table:table-cell table:style-name="ce259"/>
          <table:table-cell table:style-name="ce298" table:number-columns-repeated="2"/>
          <table:table-cell table:style-name="ce319"/>
          <table:table-cell table:style-name="ce340" table:formula="of:=IF(OR([.Q171]=&quot;&quot;;[.$P$155]=&quot;&quot;);&quot;&quot;;[.Q171]/[.$P$155])">
            <text:p/>
          </table:table-cell>
          <table:table-cell table:style-name="ce366" table:formula="of:=IF(OR([.R171]=&quot;&quot;;[.$P$155]=&quot;&quot;);&quot;&quot;;[.R171]/[.$P$155])">
            <text:p/>
          </table:table-cell>
          <table:table-cell table:style-name="ce366" table:formula="of:=IF(OR([.S171]=&quot;&quot;;[.$P$155]=&quot;&quot;);&quot;&quot;;[.S171]/[.$P$155])">
            <text:p/>
          </table:table-cell>
          <table:table-cell table:style-name="ce394" table:formula="of:=IF(OR([.T171]=&quot;&quot;;[.$P$155]=&quot;&quot;);&quot;&quot;;[.T171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style-name="ce35" office:value-type="string" calcext:value-type="string">
            <text:p>Right:</text:p>
          </table:table-cell>
          <table:table-cell table:style-name="ce260"/>
          <table:table-cell table:style-name="ce299" table:number-columns-repeated="2"/>
          <table:table-cell table:style-name="ce320"/>
          <table:table-cell table:style-name="ce341" table:formula="of:=IF(OR([.Q172]=&quot;&quot;;[.$P$155]=&quot;&quot;);&quot;&quot;;[.Q172]/[.$P$155])">
            <text:p/>
          </table:table-cell>
          <table:table-cell table:style-name="ce367" table:formula="of:=IF(OR([.R172]=&quot;&quot;;[.$P$155]=&quot;&quot;);&quot;&quot;;[.R172]/[.$P$155])">
            <text:p/>
          </table:table-cell>
          <table:table-cell table:style-name="ce367" table:formula="of:=IF(OR([.S172]=&quot;&quot;;[.$P$155]=&quot;&quot;);&quot;&quot;;[.S172]/[.$P$155])">
            <text:p/>
          </table:table-cell>
          <table:table-cell table:style-name="ce395" table:formula="of:=IF(OR([.T172]=&quot;&quot;;[.$P$155]=&quot;&quot;);&quot;&quot;;[.T172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office:value-type="string" calcext:value-type="string">
            <text:p>Light fField/X-ray Field Alignment</text:p>
          </table:table-cell>
          <table:table-cell table:number-columns-repeated="3"/>
          <table:table-cell table:style-name="ce37" office:value-type="string" calcext:value-type="string">
            <text:p>X-ray Field/Image Receptor Alignment</text:p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Anterior:</text:p>
          </table:table-cell>
          <table:table-cell table:style-name="ce260"/>
          <table:table-cell table:style-name="ce299" table:number-columns-repeated="2"/>
          <table:table-cell table:style-name="ce320"/>
          <table:table-cell table:style-name="ce342" table:formula="of:=IF(OR([.Q173]=&quot;&quot;;[.$P$155]=&quot;&quot;);&quot;&quot;;[.Q173]/[.$P$155])">
            <text:p/>
          </table:table-cell>
          <table:table-cell table:style-name="ce368" table:formula="of:=IF(OR([.R173]=&quot;&quot;;[.$P$155]=&quot;&quot;);&quot;&quot;;[.R173]/[.$P$155])">
            <text:p/>
          </table:table-cell>
          <table:table-cell table:style-name="ce368" table:formula="of:=IF(OR([.S173]=&quot;&quot;;[.$P$155]=&quot;&quot;);&quot;&quot;;[.S173]/[.$P$155])">
            <text:p/>
          </table:table-cell>
          <table:table-cell table:style-name="ce396" table:formula="of:=IF(OR([.T173]=&quot;&quot;;[.$P$155]=&quot;&quot;);&quot;&quot;;[.T173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3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92"/>
          <table:table-cell/>
          <table:table-cell table:style-name="ce207"/>
          <table:table-cell table:style-name="ce35" office:value-type="string" calcext:value-type="string">
            <text:p>Chest Wall:</text:p>
          </table:table-cell>
          <table:table-cell table:style-name="ce260"/>
          <table:table-cell table:style-name="ce299" table:number-columns-repeated="2"/>
          <table:table-cell table:style-name="ce320"/>
          <table:table-cell table:style-name="ce343" table:formula="of:=IF(OR([.Q174]=&quot;&quot;;[.$P$155]=&quot;&quot;);&quot;&quot;;[.Q174]/[.$P$155])">
            <text:p/>
          </table:table-cell>
          <table:table-cell table:style-name="ce369" table:formula="of:=IF(OR([.R174]=&quot;&quot;;[.$P$155]=&quot;&quot;);&quot;&quot;;[.R174]/[.$P$155])">
            <text:p/>
          </table:table-cell>
          <table:table-cell table:style-name="ce369" table:formula="of:=IF(OR([.S174]=&quot;&quot;;[.$P$155]=&quot;&quot;);&quot;&quot;;[.S174]/[.$P$155])">
            <text:p/>
          </table:table-cell>
          <table:table-cell table:style-name="ce397" table:formula="of:=IF(OR([.T174]=&quot;&quot;;[.$P$155]=&quot;&quot;);&quot;&quot;;[.T174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4" table:formula="of:=IF([.P155]=&quot;&quot;;&quot;&quot;;[.P155])" office:value-type="float" office:value="65" calcext:value-type="float">
            <text:p>65</text:p>
          </table:table-cell>
          <table:table-cell table:style-name="ce58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54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92"/>
          <table:table-cell/>
          <table:table-cell table:style-name="ce207"/>
          <table:table-cell table:style-name="ce35" office:value-type="string" calcext:value-type="string">
            <text:p>Compression Paddle</text:p>
          </table:table-cell>
          <table:table-cell table:style-name="ce261"/>
          <table:table-cell table:style-name="ce300" table:number-columns-repeated="2"/>
          <table:table-cell table:style-name="ce321"/>
          <table:table-cell table:style-name="ce344" table:formula="of:=IF(OR([.Q175]=&quot;&quot;;[.$P$155]=&quot;&quot;);&quot;&quot;;[.Q175]/[.$P$155])">
            <text:p/>
          </table:table-cell>
          <table:table-cell table:style-name="ce370" table:formula="of:=IF(OR([.R175]=&quot;&quot;;[.$P$155]=&quot;&quot;);&quot;&quot;;[.R175]/[.$P$155])">
            <text:p/>
          </table:table-cell>
          <table:table-cell table:style-name="ce370" table:formula="of:=IF(OR([.S175]=&quot;&quot;;[.$P$155]=&quot;&quot;);&quot;&quot;;[.S175]/[.$P$155])">
            <text:p/>
          </table:table-cell>
          <table:table-cell table:style-name="ce398" table:formula="of:=IF(OR([.T175]=&quot;&quot;;[.$P$155]=&quot;&quot;);&quot;&quot;;[.T175]/[.$P$15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/>
          <table:table-cell table:style-name="ce59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Default"/>
          <table:table-cell table:style-name="ce155" office:value-type="string" calcext:value-type="string" table:number-columns-spanned="1" table:number-rows-spanned="2">
            <text:p>24x30</text:p>
          </table:table-cell>
          <table:table-cell table:style-name="ce95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5"/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/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96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5" office:value-type="string" calcext:value-type="string">
            <text:p>Right</text:p>
          </table:table-cell>
          <table:table-cell table:style-name="ce192"/>
          <table:table-cell/>
          <table:table-cell table:style-name="ce207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5" office:value-type="string" calcext:value-type="string">
            <text:p>Left:</text:p>
          </table:table-cell>
          <table:table-cell table:style-name="ce60" table:formula="of:=IF([.U158]=&quot;&quot;;&quot;&quot;;[.U158])">
            <text:p/>
          </table:table-cell>
          <table:table-cell table:style-name="ce75" table:formula="of:=IF([.V158]=&quot;&quot;;&quot;&quot;;[.V158])">
            <text:p/>
          </table:table-cell>
          <table:table-cell table:style-name="ce75" table:formula="of:=IF([.W158]=&quot;&quot;;&quot;&quot;;[.W158])">
            <text:p/>
          </table:table-cell>
          <table:table-cell table:style-name="ce136" table:formula="of:=IF([.X158]=&quot;&quot;;&quot;&quot;;[.X158])">
            <text:p/>
          </table:table-cell>
          <table:table-cell table:style-name="ce35" office:value-type="string" calcext:value-type="string">
            <text:p>Left:</text:p>
          </table:table-cell>
          <table:table-cell table:style-name="ce75" table:formula="of:=IF([.U171]=&quot;&quot;;&quot;&quot;;[.U171])">
            <text:p/>
          </table:table-cell>
          <table:table-cell table:style-name="ce75" table:formula="of:=IF([.V171]=&quot;&quot;;&quot;&quot;;[.V171])">
            <text:p/>
          </table:table-cell>
          <table:table-cell table:style-name="ce75" table:formula="of:=IF([.W171]=&quot;&quot;;&quot;&quot;;[.W171])">
            <text:p/>
          </table:table-cell>
          <table:table-cell table:style-name="ce136" table:formula="of:=IF([.X171]=&quot;&quot;;&quot;&quot;;[.X171])">
            <text:p/>
          </table:table-cell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5" office:value-type="string" calcext:value-type="string">
            <text:p>Right:</text:p>
          </table:table-cell>
          <table:table-cell table:style-name="ce60" table:formula="of:=IF([.U159]=&quot;&quot;;&quot;&quot;;[.U159])">
            <text:p/>
          </table:table-cell>
          <table:table-cell table:style-name="ce75" table:formula="of:=IF([.V159]=&quot;&quot;;&quot;&quot;;[.V159])">
            <text:p/>
          </table:table-cell>
          <table:table-cell table:style-name="ce75" table:formula="of:=IF([.W159]=&quot;&quot;;&quot;&quot;;[.W159])">
            <text:p/>
          </table:table-cell>
          <table:table-cell table:style-name="ce136" table:formula="of:=IF([.X159]=&quot;&quot;;&quot;&quot;;[.X159])">
            <text:p/>
          </table:table-cell>
          <table:table-cell table:style-name="ce35" office:value-type="string" calcext:value-type="string">
            <text:p>Right:</text:p>
          </table:table-cell>
          <table:table-cell table:style-name="ce75" table:formula="of:=IF([.U172]=&quot;&quot;;&quot;&quot;;[.U172])">
            <text:p/>
          </table:table-cell>
          <table:table-cell table:style-name="ce75" table:formula="of:=IF([.V172]=&quot;&quot;;&quot;&quot;;[.V172])">
            <text:p/>
          </table:table-cell>
          <table:table-cell table:style-name="ce75" table:formula="of:=IF([.W172]=&quot;&quot;;&quot;&quot;;[.W172])">
            <text:p/>
          </table:table-cell>
          <table:table-cell table:style-name="ce136" table:formula="of:=IF([.X172]=&quot;&quot;;&quot;&quot;;[.X172])">
            <text:p/>
          </table:table-cell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5" office:value-type="string" calcext:value-type="string">
            <text:p>Anterior:</text:p>
          </table:table-cell>
          <table:table-cell table:style-name="ce60" table:formula="of:=IF([.U160]=&quot;&quot;;&quot;&quot;;[.U160])">
            <text:p/>
          </table:table-cell>
          <table:table-cell table:style-name="ce75" table:formula="of:=IF([.V160]=&quot;&quot;;&quot;&quot;;[.V160])">
            <text:p/>
          </table:table-cell>
          <table:table-cell table:style-name="ce75" table:formula="of:=IF([.W160]=&quot;&quot;;&quot;&quot;;[.W160])">
            <text:p/>
          </table:table-cell>
          <table:table-cell table:style-name="ce136" table:formula="of:=IF([.X160]=&quot;&quot;;&quot;&quot;;[.X160])">
            <text:p/>
          </table:table-cell>
          <table:table-cell table:style-name="ce35" office:value-type="string" calcext:value-type="string">
            <text:p>Anterior:</text:p>
          </table:table-cell>
          <table:table-cell table:style-name="ce75" table:formula="of:=IF([.U173]=&quot;&quot;;&quot;&quot;;[.U173])">
            <text:p/>
          </table:table-cell>
          <table:table-cell table:style-name="ce75" table:formula="of:=IF([.V173]=&quot;&quot;;&quot;&quot;;[.V173])">
            <text:p/>
          </table:table-cell>
          <table:table-cell table:style-name="ce75" table:formula="of:=IF([.W173]=&quot;&quot;;&quot;&quot;;[.W173])">
            <text:p/>
          </table:table-cell>
          <table:table-cell table:style-name="ce136" table:formula="of:=IF([.X173]=&quot;&quot;;&quot;&quot;;[.X173])">
            <text:p/>
          </table:table-cell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5" office:value-type="string" calcext:value-type="string">
            <text:p>Chest Wall:</text:p>
          </table:table-cell>
          <table:table-cell table:style-name="ce60" table:formula="of:=IF([.U161]=&quot;&quot;;&quot;&quot;;[.U161])">
            <text:p/>
          </table:table-cell>
          <table:table-cell table:style-name="ce75" table:formula="of:=IF([.V161]=&quot;&quot;;&quot;&quot;;[.V161])">
            <text:p/>
          </table:table-cell>
          <table:table-cell table:style-name="ce75" table:formula="of:=IF([.W161]=&quot;&quot;;&quot;&quot;;[.W161])">
            <text:p/>
          </table:table-cell>
          <table:table-cell table:style-name="ce136" table:formula="of:=IF([.X161]=&quot;&quot;;&quot;&quot;;[.X161])">
            <text:p/>
          </table:table-cell>
          <table:table-cell table:style-name="ce35" office:value-type="string" calcext:value-type="string">
            <text:p>Chest Wall:</text:p>
          </table:table-cell>
          <table:table-cell table:style-name="ce75" table:formula="of:=IF([.U174]=&quot;&quot;;&quot;&quot;;[.U174])">
            <text:p/>
          </table:table-cell>
          <table:table-cell table:style-name="ce75" table:formula="of:=IF([.V174]=&quot;&quot;;&quot;&quot;;[.V174])">
            <text:p/>
          </table:table-cell>
          <table:table-cell table:style-name="ce75" table:formula="of:=IF([.W174]=&quot;&quot;;&quot;&quot;;[.W174])">
            <text:p/>
          </table:table-cell>
          <table:table-cell table:style-name="ce136" table:formula="of:=IF([.X174]=&quot;&quot;;&quot;&quot;;[.X174])">
            <text:p/>
          </table:table-cell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5" office:value-type="string" calcext:value-type="string">
            <text:p>Left-Right:</text:p>
          </table:table-cell>
          <table:table-cell table:style-name="ce61" table:formula="of:=IF([.U162]=&quot;&quot;;&quot;&quot;;[.U162])">
            <text:p/>
          </table:table-cell>
          <table:table-cell table:style-name="ce97" table:formula="of:=IF([.V162]=&quot;&quot;;&quot;&quot;;[.V162])">
            <text:p/>
          </table:table-cell>
          <table:table-cell table:style-name="ce97" table:formula="of:=IF([.W162]=&quot;&quot;;&quot;&quot;;[.W162])">
            <text:p/>
          </table:table-cell>
          <table:table-cell table:style-name="ce137" table:formula="of:=IF([.X162]=&quot;&quot;;&quot;&quot;;[.X162])">
            <text:p/>
          </table:table-cell>
          <table:table-cell table:style-name="ce35" office:value-type="string" calcext:value-type="string">
            <text:p>Paddle:</text:p>
          </table:table-cell>
          <table:table-cell table:style-name="ce78" table:formula="of:=IF([.U175]=&quot;&quot;;&quot;&quot;;[.U175])">
            <text:p/>
          </table:table-cell>
          <table:table-cell table:style-name="ce78" table:formula="of:=IF([.V175]=&quot;&quot;;&quot;&quot;;[.V175])">
            <text:p/>
          </table:table-cell>
          <table:table-cell table:style-name="ce78" table:formula="of:=IF([.W175]=&quot;&quot;;&quot;&quot;;[.W175])">
            <text:p/>
          </table:table-cell>
          <table:table-cell table:style-name="ce163" table:formula="of:=IF([.X175]=&quot;&quot;;&quot;&quot;;[.X175])">
            <text:p/>
          </table:table-cell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office:value-type="string" calcext:value-type="string">
            <text:p>Ant-Chest:</text:p>
          </table:table-cell>
          <table:table-cell table:style-name="ce62" table:formula="of:=IF([.U163]=&quot;&quot;;&quot;&quot;;[.U163])">
            <text:p/>
          </table:table-cell>
          <table:table-cell table:style-name="ce98" table:formula="of:=IF([.V163]=&quot;&quot;;&quot;&quot;;[.V163])">
            <text:p/>
          </table:table-cell>
          <table:table-cell table:style-name="ce98" table:formula="of:=IF([.W163]=&quot;&quot;;&quot;&quot;;[.W163])">
            <text:p/>
          </table:table-cell>
          <table:table-cell table:style-name="ce138" table:formula="of:=IF([.X163]=&quot;&quot;;&quot;&quot;;[.X163])">
            <text:p/>
          </table:table-cell>
          <table:table-cell table:style-name="Default"/>
          <table:table-cell table:number-columns-repeated="4"/>
          <table:table-cell table:style-name="ce192"/>
          <table:table-cell/>
          <table:table-cell table:style-name="ce216" office:value-type="string" calcext:value-type="string">
            <text:p>System Resolution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36" office:value-type="string" calcext:value-type="string">
            <text:p>Acceptable:</text:p>
          </table:table-cell>
          <table:table-cell table:style-name="ce63" table:formula="of:=IF(OR([.D182]&gt;0.02;[.D183]&gt;0.02);&quot;NO&quot;;&quot;YES&quot;)" office:value-type="string" office:string-value="NO" calcext:value-type="string">
            <text:p>NO</text:p>
          </table:table-cell>
          <table:table-cell table:style-name="ce99" table:formula="of:=IF(OR([.E182]&gt;0.02;[.E183]&gt;0.02);&quot;NO&quot;;&quot;YES&quot;)" office:value-type="string" office:string-value="NO" calcext:value-type="string">
            <text:p>NO</text:p>
          </table:table-cell>
          <table:table-cell table:style-name="ce99" table:formula="of:=IF(OR([.F182]&gt;0.02;[.F183]&gt;0.02);&quot;NO&quot;;&quot;YES&quot;)" office:value-type="string" office:string-value="NO" calcext:value-type="string">
            <text:p>NO</text:p>
          </table:table-cell>
          <table:table-cell table:style-name="ce139" table:formula="of:=IF(OR([.G182]&gt;0.02;[.G183]&gt;0.02);&quot;NO&quot;;&quot;YES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  <table:table-cell table:style-name="ce192"/>
          <table:table-cell/>
          <table:table-cell table:style-name="ce207"/>
          <table:table-cell table:style-name="ce35" office:value-type="string" calcext:value-type="string">
            <text:p>Target:</text:p>
          </table:table-cell>
          <table:table-cell table:style-name="ce255" office:value-type="string" calcext:value-type="string">
            <text:p>Mo</text:p>
          </table:table-cell>
          <table:table-cell table:style-name="ce255"/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kV:</text:p>
          </table:table-cell>
          <table:table-cell table:style-name="ce255" office:value-type="float" office:value="28" calcext:value-type="float">
            <text:p>28</text:p>
          </table:table-cell>
          <table:table-cell table:style-name="ce255"/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mAs:</text:p>
          </table:table-cell>
          <table:table-cell table:style-name="ce255" office:value-type="float" office:value="65" calcext:value-type="float">
            <text:p>65</text:p>
          </table:table-cell>
          <table:table-cell table:style-name="ce255"/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lp/mm:</text:p>
          </table:table-cell>
          <table:table-cell table:style-name="ce255" table:number-columns-repeated="2"/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Acceptable:</text:p>
          </table:table-cell>
          <table:table-cell table:style-name="ce262" table:formula="of:=IF([.Q187]=&quot;&quot;;&quot;&quot;;IF([.Q187]&gt;=7;&quot;Pass&quot;;&quot;Fail&quot;))">
            <text:p/>
          </table:table-cell>
          <table:table-cell table:style-name="ce301" table:formula="of:=IF([.R187]=&quot;&quot;;&quot;&quot;;IF([.R187]&gt;=7;&quot;Pass&quot;;&quot;Fail&quot;)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103" office:value-type="string" calcext:value-type="string">
            <text:p>Criteria:</text:p>
          </table:table-cell>
          <table:table-cell table:style-name="ce103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2" table:number-columns-repeated="2"/>
          <table:table-cell table:style-name="ce100" office:value-type="string" calcext:value-type="string">
            <text:p>Difference between chest wall edge of the receptor and compression paddle is less than 1% SID</text:p>
          </table:table-cell>
          <table:table-cell table:style-name="ce32" table:number-columns-repeated="7"/>
          <table:table-cell table:style-name="ce197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7" office:value-type="string" calcext:value-type="string">
            <text:p>System Resolution</text:p>
          </table:table-cell>
          <table:table-cell table:number-columns-repeated="9"/>
          <table:table-cell table:style-name="ce192"/>
          <table:table-cell/>
          <table:table-cell table:style-name="ce216" office:value-type="string" calcext:value-type="string">
            <text:p>AEC Thickness Tracking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41" table:formula="of:=IF([.Q184]=&quot;&quot;;&quot;&quot;;[.Q184])" office:value-type="string" office:string-value="Mo" calcext:value-type="string">
            <text:p>Mo</text:p>
          </table:table-cell>
          <table:table-cell table:style-name="ce41" table:formula="of:=IF([.R184]=&quot;&quot;;&quot;&quot;;[.R184])">
            <text:p/>
          </table:table-cell>
          <table:table-cell table:number-columns-repeated="6"/>
          <table:table-cell table:style-name="ce192"/>
          <table:table-cell/>
          <table:table-cell table:style-name="ce207" office:value-type="string" calcext:value-type="string">
            <text:p>AEC Mode:</text:p>
          </table:table-cell>
          <table:table-cell table:style-name="ce232"/>
          <table:table-cell/>
          <table:table-cell table:style-name="ce35" office:value-type="string" calcext:value-type="string">
            <text:p>AEC Position:</text:p>
          </table:table-cell>
          <table:table-cell table:style-name="ce232"/>
          <table:table-cell/>
          <table:table-cell table:style-name="ce345"/>
          <table:table-cell table:style-name="ce371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41" table:formula="of:=IF([.Q185]=&quot;&quot;;&quot;&quot;;[.Q185])" office:value-type="float" office:value="28" calcext:value-type="float">
            <text:p>28</text:p>
          </table:table-cell>
          <table:table-cell table:style-name="ce41" table:formula="of:=IF([.R185]=&quot;&quot;;&quot;&quot;;[.R185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AND([.Q188]=&quot;&quot;;[.R188]=&quot;&quot;);&quot;&quot;;IF(OR([.Q188]=&quot;Fail&quot;;[.R188]=&quot;Fail&quot;);&quot;Fail&quot;;&quot;Pass&quot;))">
            <text:p/>
          </table:table-cell>
          <table:table-cell table:number-columns-repeated="3"/>
          <table:table-cell table:style-name="ce192"/>
          <table:table-cell/>
          <table:table-cell table:style-name="ce207"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41" table:formula="of:=IF([.Q186]=&quot;&quot;;&quot;&quot;;[.Q186])" office:value-type="float" office:value="65" calcext:value-type="float">
            <text:p>65</text:p>
          </table:table-cell>
          <table:table-cell table:style-name="ce41" table:formula="of:=IF([.R186]=&quot;&quot;;&quot;&quot;;[.R186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5" office:value-type="string" calcext:value-type="string">
            <text:p>lp/mm:</text:p>
          </table:table-cell>
          <table:table-cell table:style-name="ce41" table:formula="of:=IF([.Q187]=&quot;&quot;;&quot;&quot;;[.Q187])">
            <text:p/>
          </table:table-cell>
          <table:table-cell table:style-name="ce41" table:formula="of:=IF([.R187]=&quot;&quot;;&quot;&quot;;[.R187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108" office:value-type="float" office:value="2" calcext:value-type="float">
            <text:p>2</text:p>
          </table:table-cell>
          <table:table-cell table:style-name="ce263"/>
          <table:table-cell table:style-name="ce267" table:number-columns-repeated="4"/>
          <table:table-cell table:style-name="ce372" table:formula="of:=IF(OR([.T195]=&quot;&quot;;[.$T$203]=&quot;&quot;);&quot;&quot;;([.T195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64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193"/>
          <table:table-cell/>
          <table:table-cell table:style-name="ce207"/>
          <table:table-cell table:style-name="ce109" office:value-type="float" office:value="4" calcext:value-type="float">
            <text:p>4</text:p>
          </table:table-cell>
          <table:table-cell table:style-name="ce264"/>
          <table:table-cell table:style-name="ce254" table:number-columns-repeated="4"/>
          <table:table-cell table:style-name="ce373" table:formula="of:=IF(OR([.T196]=&quot;&quot;;[.$T$203]=&quot;&quot;);&quot;&quot;;([.T196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style-name="ce109" office:value-type="float" office:value="4" calcext:value-type="float">
            <text:p>4</text:p>
          </table:table-cell>
          <table:table-cell table:style-name="ce265" table:formula="of:=[.Q196]" office:value-type="float" office:value="0" calcext:value-type="float">
            <text:p>0</text:p>
          </table:table-cell>
          <table:table-cell table:style-name="ce91" table:formula="of:=[.R196]" office:value-type="float" office:value="0" calcext:value-type="float">
            <text:p>0</text:p>
          </table:table-cell>
          <table:table-cell table:style-name="ce254" table:number-columns-repeated="3"/>
          <table:table-cell table:style-name="ce373" table:formula="of:=IF(OR([.T197]=&quot;&quot;;[.$T$203]=&quot;&quot;);&quot;&quot;;([.T197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07"/>
          <table:table-cell table:style-name="ce109" office:value-type="float" office:value="4" calcext:value-type="float">
            <text:p>4</text:p>
          </table:table-cell>
          <table:table-cell table:style-name="ce265" table:formula="of:=[.Q196]" office:value-type="float" office:value="0" calcext:value-type="float">
            <text:p>0</text:p>
          </table:table-cell>
          <table:table-cell table:style-name="ce91" table:formula="of:=[.R196]" office:value-type="float" office:value="0" calcext:value-type="float">
            <text:p>0</text:p>
          </table:table-cell>
          <table:table-cell table:style-name="ce254" table:number-columns-repeated="3"/>
          <table:table-cell table:style-name="ce373" table:formula="of:=IF(OR([.T198]=&quot;&quot;;[.$T$203]=&quot;&quot;);&quot;&quot;;([.T198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7"/>
          <table:table-cell table:style-name="ce109" office:value-type="float" office:value="4" calcext:value-type="float">
            <text:p>4</text:p>
          </table:table-cell>
          <table:table-cell table:style-name="ce265" table:formula="of:=[.Q196]" office:value-type="float" office:value="0" calcext:value-type="float">
            <text:p>0</text:p>
          </table:table-cell>
          <table:table-cell table:style-name="ce91" table:formula="of:=[.R196]" office:value-type="float" office:value="0" calcext:value-type="float">
            <text:p>0</text:p>
          </table:table-cell>
          <table:table-cell table:style-name="ce254" table:number-columns-repeated="3"/>
          <table:table-cell table:style-name="ce373" table:formula="of:=IF(OR([.T199]=&quot;&quot;;[.$T$203]=&quot;&quot;);&quot;&quot;;([.T199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7"/>
          <table:table-cell table:style-name="ce109" office:value-type="float" office:value="6" calcext:value-type="float">
            <text:p>6</text:p>
          </table:table-cell>
          <table:table-cell table:style-name="ce264"/>
          <table:table-cell table:style-name="ce254" table:number-columns-repeated="4"/>
          <table:table-cell table:style-name="ce373" table:formula="of:=IF(OR([.T200]=&quot;&quot;;[.$T$203]=&quot;&quot;);&quot;&quot;;([.T200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AEC Thickness Tracking</text:p>
          </table:table-cell>
          <table:table-cell table:style-name="ce18" table:number-columns-repeated="9"/>
          <table:table-cell table:style-name="ce191"/>
          <table:table-cell/>
          <table:table-cell table:style-name="ce207"/>
          <table:table-cell table:style-name="ce109" office:value-type="float" office:value="8" calcext:value-type="float">
            <text:p>8</text:p>
          </table:table-cell>
          <table:table-cell table:style-name="ce264"/>
          <table:table-cell table:style-name="ce254" table:number-columns-repeated="4"/>
          <table:table-cell table:style-name="ce373" table:formula="of:=IF(OR([.T201]=&quot;&quot;;[.$T$203]=&quot;&quot;);&quot;&quot;;([.T201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192]=&quot;&quot;;&quot;&quot;;[.P192])">
            <text:p/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65" table:formula="of:=IF([.S192]=&quot;&quot;;&quot;&quot;;[.S192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233" office:value-type="string" calcext:value-type="string">
            <text:p>4 cm Mag</text:p>
          </table:table-cell>
          <table:table-cell table:style-name="ce266"/>
          <table:table-cell table:style-name="ce302" table:number-columns-repeated="4"/>
          <table:table-cell table:style-name="ce374" table:formula="of:=IF(OR([.T202]=&quot;&quot;;[.$T$203]=&quot;&quot;);&quot;&quot;;([.T202]-[.$T$203])/[.$T$203])">
            <text:p/>
          </table:table-cell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192"/>
          <table:table-cell/>
          <table:table-cell table:style-name="ce207"/>
          <table:table-cell table:number-columns-repeated="3"/>
          <table:table-cell table:style-name="ce35" office:value-type="string" calcext:value-type="string">
            <text:p>Average:</text:p>
          </table:table-cell>
          <table:table-cell table:style-name="ce322" table:formula="of:=IF([.T195]=&quot;&quot;;&quot;&quot;;AVERAGE([.T195:.T202]))">
            <text:p/>
          </table:table-cell>
          <table:table-cell table:number-columns-repeated="2"/>
          <table:table-cell table:style-name="Default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66" table:formula="of:=IF([.P195]=&quot;&quot;;&quot;&quot;;[.P195])" office:value-type="float" office:value="2" calcext:value-type="float">
            <text:p>2</text:p>
          </table:table-cell>
          <table:table-cell table:style-name="ce101" table:formula="of:=IF([.Q195]=&quot;&quot;;&quot;&quot;;[.Q195])">
            <text:p/>
          </table:table-cell>
          <table:table-cell table:style-name="ce101" table:formula="of:=IF([.R195]=&quot;&quot;;&quot;&quot;;[.R195])">
            <text:p/>
          </table:table-cell>
          <table:table-cell table:style-name="ce101" table:formula="of:=IF([.S195]=&quot;&quot;;&quot;&quot;;[.S195])">
            <text:p/>
          </table:table-cell>
          <table:table-cell table:style-name="ce101" table:formula="of:=IF([.T195]=&quot;&quot;;&quot;&quot;;[.T195])">
            <text:p/>
          </table:table-cell>
          <table:table-cell table:style-name="ce101" table:formula="of:=IF([.U195]=&quot;&quot;;&quot;&quot;;[.U195])">
            <text:p/>
          </table:table-cell>
          <table:table-cell table:style-name="ce172" table:formula="of:=IF([.V195]=&quot;&quot;;&quot;&quot;;[.V195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67" table:formula="of:=IF([.P196]=&quot;&quot;;&quot;&quot;;[.P196])" office:value-type="float" office:value="4" calcext:value-type="float">
            <text:p>4</text:p>
          </table:table-cell>
          <table:table-cell table:style-name="ce41" table:formula="of:=IF([.Q196]=&quot;&quot;;&quot;&quot;;[.Q196])">
            <text:p/>
          </table:table-cell>
          <table:table-cell table:style-name="ce41" table:formula="of:=IF([.R196]=&quot;&quot;;&quot;&quot;;[.R196])">
            <text:p/>
          </table:table-cell>
          <table:table-cell table:style-name="ce41" table:formula="of:=IF([.S196]=&quot;&quot;;&quot;&quot;;[.S196])">
            <text:p/>
          </table:table-cell>
          <table:table-cell table:style-name="ce41" table:formula="of:=IF([.T196]=&quot;&quot;;&quot;&quot;;[.T196])">
            <text:p/>
          </table:table-cell>
          <table:table-cell table:style-name="ce41" table:formula="of:=IF([.U196]=&quot;&quot;;&quot;&quot;;[.U196])">
            <text:p/>
          </table:table-cell>
          <table:table-cell table:style-name="ce136" table:formula="of:=IF([.V196]=&quot;&quot;;&quot;&quot;;[.V196])">
            <text:p/>
          </table:table-cell>
          <table:table-cell table:style-name="Default"/>
          <table:table-cell/>
          <table:table-cell table:style-name="ce192"/>
          <table:table-cell/>
          <table:table-cell table:style-name="ce216" office:value-type="string" calcext:value-type="string">
            <text:p>AEC Density Control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67" table:formula="of:=IF([.P197]=&quot;&quot;;&quot;&quot;;[.P197])" office:value-type="float" office:value="4" calcext:value-type="float">
            <text:p>4</text:p>
          </table:table-cell>
          <table:table-cell table:style-name="ce41" table:formula="of:=IF([.Q197]=&quot;&quot;;&quot;&quot;;[.Q197])" office:value-type="float" office:value="0" calcext:value-type="float">
            <text:p>0</text:p>
          </table:table-cell>
          <table:table-cell table:style-name="ce41" table:formula="of:=IF([.R197]=&quot;&quot;;&quot;&quot;;[.R197])" office:value-type="float" office:value="0" calcext:value-type="float">
            <text:p>0</text:p>
          </table:table-cell>
          <table:table-cell table:style-name="ce41" table:formula="of:=IF([.S197]=&quot;&quot;;&quot;&quot;;[.S197])">
            <text:p/>
          </table:table-cell>
          <table:table-cell table:style-name="ce41" table:formula="of:=IF([.T197]=&quot;&quot;;&quot;&quot;;[.T197])">
            <text:p/>
          </table:table-cell>
          <table:table-cell table:style-name="ce41" table:formula="of:=IF([.U197]=&quot;&quot;;&quot;&quot;;[.U197])">
            <text:p/>
          </table:table-cell>
          <table:table-cell table:style-name="ce136" table:formula="of:=IF([.V197]=&quot;&quot;;&quot;&quot;;[.V197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 office:value-type="string" calcext:value-type="string">
            <text:p>AEC Mode:</text:p>
          </table:table-cell>
          <table:table-cell table:style-name="ce92" table:formula="of:=[.P192]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92" table:formula="of:=[.S192]" office:value-type="float" office:value="0" calcext:value-type="float">
            <text:p>0</text:p>
          </table:table-cell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67" table:formula="of:=IF([.P198]=&quot;&quot;;&quot;&quot;;[.P198])" office:value-type="float" office:value="4" calcext:value-type="float">
            <text:p>4</text:p>
          </table:table-cell>
          <table:table-cell table:style-name="ce41" table:formula="of:=IF([.Q198]=&quot;&quot;;&quot;&quot;;[.Q198])" office:value-type="float" office:value="0" calcext:value-type="float">
            <text:p>0</text:p>
          </table:table-cell>
          <table:table-cell table:style-name="ce41" table:formula="of:=IF([.R198]=&quot;&quot;;&quot;&quot;;[.R198])" office:value-type="float" office:value="0" calcext:value-type="float">
            <text:p>0</text:p>
          </table:table-cell>
          <table:table-cell table:style-name="ce41" table:formula="of:=IF([.S198]=&quot;&quot;;&quot;&quot;;[.S198])">
            <text:p/>
          </table:table-cell>
          <table:table-cell table:style-name="ce41" table:formula="of:=IF([.T198]=&quot;&quot;;&quot;&quot;;[.T198])">
            <text:p/>
          </table:table-cell>
          <table:table-cell table:style-name="ce41" table:formula="of:=IF([.U198]=&quot;&quot;;&quot;&quot;;[.U198])">
            <text:p/>
          </table:table-cell>
          <table:table-cell table:style-name="ce136" table:formula="of:=IF([.V198]=&quot;&quot;;&quot;&quot;;[.V198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 table:style-name="Default"/>
          <table:table-cell/>
          <table:table-cell table:style-name="ce6" office:value-type="string" calcext:value-type="string">
            <text:p>Low</text:p>
          </table:table-cell>
          <table:table-cell table:style-name="ce95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67" table:formula="of:=IF([.P199]=&quot;&quot;;&quot;&quot;;[.P199])" office:value-type="float" office:value="4" calcext:value-type="float">
            <text:p>4</text:p>
          </table:table-cell>
          <table:table-cell table:style-name="ce41" table:formula="of:=IF([.Q199]=&quot;&quot;;&quot;&quot;;[.Q199])" office:value-type="float" office:value="0" calcext:value-type="float">
            <text:p>0</text:p>
          </table:table-cell>
          <table:table-cell table:style-name="ce41" table:formula="of:=IF([.R199]=&quot;&quot;;&quot;&quot;;[.R199])" office:value-type="float" office:value="0" calcext:value-type="float">
            <text:p>0</text:p>
          </table:table-cell>
          <table:table-cell table:style-name="ce41" table:formula="of:=IF([.S199]=&quot;&quot;;&quot;&quot;;[.S199])">
            <text:p/>
          </table:table-cell>
          <table:table-cell table:style-name="ce41" table:formula="of:=IF([.T199]=&quot;&quot;;&quot;&quot;;[.T199])">
            <text:p/>
          </table:table-cell>
          <table:table-cell table:style-name="ce41" table:formula="of:=IF([.U199]=&quot;&quot;;&quot;&quot;;[.U199])">
            <text:p/>
          </table:table-cell>
          <table:table-cell table:style-name="ce136" table:formula="of:=IF([.V199]=&quot;&quot;;&quot;&quot;;[.V199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6" office:value-type="float" office:value="-3" calcext:value-type="float">
            <text:p>-3</text:p>
          </table:table-cell>
          <table:table-cell table:style-name="ce267" table:number-columns-repeated="3"/>
          <table:table-cell table:style-name="ce323"/>
          <table:table-cell table:style-name="ce346" table:formula="of:=IF(OR([.S209]=&quot;&quot;;[.$S$212]=&quot;&quot;);&quot;&quot;;[.S209]/[.$S$212])">
            <text:p/>
          </table:table-cell>
          <table:table-cell table:style-name="Default"/>
          <table:table-cell/>
          <table:table-cell table:style-name="ce6" office:value-type="float" office:value="0.5" calcext:value-type="float">
            <text:p>0.5</text:p>
          </table:table-cell>
          <table:table-cell table:style-name="ce95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7" table:formula="of:=IF([.P200]=&quot;&quot;;&quot;&quot;;[.P200])" office:value-type="float" office:value="6" calcext:value-type="float">
            <text:p>6</text:p>
          </table:table-cell>
          <table:table-cell table:style-name="ce41" table:formula="of:=IF([.Q200]=&quot;&quot;;&quot;&quot;;[.Q200])">
            <text:p/>
          </table:table-cell>
          <table:table-cell table:style-name="ce41" table:formula="of:=IF([.R200]=&quot;&quot;;&quot;&quot;;[.R200])">
            <text:p/>
          </table:table-cell>
          <table:table-cell table:style-name="ce41" table:formula="of:=IF([.S200]=&quot;&quot;;&quot;&quot;;[.S200])">
            <text:p/>
          </table:table-cell>
          <table:table-cell table:style-name="ce41" table:formula="of:=IF([.T200]=&quot;&quot;;&quot;&quot;;[.T200])">
            <text:p/>
          </table:table-cell>
          <table:table-cell table:style-name="ce41" table:formula="of:=IF([.U200]=&quot;&quot;;&quot;&quot;;[.U200])">
            <text:p/>
          </table:table-cell>
          <table:table-cell table:style-name="ce136" table:formula="of:=IF([.V200]=&quot;&quot;;&quot;&quot;;[.V200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7" office:value-type="float" office:value="-2" calcext:value-type="float">
            <text:p>-2</text:p>
          </table:table-cell>
          <table:table-cell table:style-name="ce268"/>
          <table:table-cell table:style-name="ce254" table:number-columns-repeated="2"/>
          <table:table-cell table:style-name="ce324"/>
          <table:table-cell table:style-name="ce347" table:formula="of:=IF(OR([.S210]=&quot;&quot;;[.$S$212]=&quot;&quot;);&quot;&quot;;[.S210]/[.$S$212])">
            <text:p/>
          </table:table-cell>
          <table:table-cell table:style-name="Default"/>
          <table:table-cell/>
          <table:table-cell table:style-name="ce6" office:value-type="float" office:value="0.63" calcext:value-type="float">
            <text:p>0.63</text:p>
          </table:table-cell>
          <table:table-cell table:style-name="ce95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7" table:formula="of:=IF([.P201]=&quot;&quot;;&quot;&quot;;[.P201])" office:value-type="float" office:value="8" calcext:value-type="float">
            <text:p>8</text:p>
          </table:table-cell>
          <table:table-cell table:style-name="ce41" table:formula="of:=IF([.Q201]=&quot;&quot;;&quot;&quot;;[.Q201])">
            <text:p/>
          </table:table-cell>
          <table:table-cell table:style-name="ce41" table:formula="of:=IF([.R201]=&quot;&quot;;&quot;&quot;;[.R201])">
            <text:p/>
          </table:table-cell>
          <table:table-cell table:style-name="ce41" table:formula="of:=IF([.S201]=&quot;&quot;;&quot;&quot;;[.S201])">
            <text:p/>
          </table:table-cell>
          <table:table-cell table:style-name="ce41" table:formula="of:=IF([.T201]=&quot;&quot;;&quot;&quot;;[.T201])">
            <text:p/>
          </table:table-cell>
          <table:table-cell table:style-name="ce41" table:formula="of:=IF([.U201]=&quot;&quot;;&quot;&quot;;[.U201])">
            <text:p/>
          </table:table-cell>
          <table:table-cell table:style-name="ce136" table:formula="of:=IF([.V201]=&quot;&quot;;&quot;&quot;;[.V201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7" office:value-type="float" office:value="-1" calcext:value-type="float">
            <text:p>-1</text:p>
          </table:table-cell>
          <table:table-cell table:style-name="ce269"/>
          <table:table-cell table:style-name="ce254" table:number-columns-repeated="3"/>
          <table:table-cell table:style-name="ce348" table:formula="of:=IF(OR([.S211]=&quot;&quot;;[.$S$212]=&quot;&quot;);&quot;&quot;;[.S211]/[.$S$212])">
            <text:p/>
          </table:table-cell>
          <table:table-cell table:style-name="Default"/>
          <table:table-cell/>
          <table:table-cell table:style-name="ce6" office:value-type="float" office:value="0.77" calcext:value-type="float">
            <text:p>0.77</text:p>
          </table:table-cell>
          <table:table-cell table:style-name="ce95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8" table:formula="of:=IF([.P202]=&quot;&quot;;&quot;&quot;;[.P202])" office:value-type="string" office:string-value="4 cm Mag" calcext:value-type="string">
            <text:p>4 cm Mag</text:p>
          </table:table-cell>
          <table:table-cell table:style-name="ce102" table:formula="of:=IF([.Q202]=&quot;&quot;;&quot;&quot;;[.Q202])">
            <text:p/>
          </table:table-cell>
          <table:table-cell table:style-name="ce102" table:formula="of:=IF([.R202]=&quot;&quot;;&quot;&quot;;[.R202])">
            <text:p/>
          </table:table-cell>
          <table:table-cell table:style-name="ce102" table:formula="of:=IF([.S202]=&quot;&quot;;&quot;&quot;;[.S202])">
            <text:p/>
          </table:table-cell>
          <table:table-cell table:style-name="ce102" table:formula="of:=IF([.T202]=&quot;&quot;;&quot;&quot;;[.T202])">
            <text:p/>
          </table:table-cell>
          <table:table-cell table:style-name="ce102" table:formula="of:=IF([.U202]=&quot;&quot;;&quot;&quot;;[.U202])">
            <text:p/>
          </table:table-cell>
          <table:table-cell table:style-name="ce163" table:formula="of:=IF([.V202]=&quot;&quot;;&quot;&quot;;[.V202])">
            <text:p/>
          </table:table-cell>
          <table:table-cell table:style-name="Default"/>
          <table:table-cell/>
          <table:table-cell table:style-name="ce192"/>
          <table:table-cell/>
          <table:table-cell table:style-name="ce207"/>
          <table:table-cell table:style-name="ce67" office:value-type="float" office:value="0" calcext:value-type="float">
            <text:p>0</text:p>
          </table:table-cell>
          <table:table-cell table:style-name="ce269"/>
          <table:table-cell table:style-name="ce41" table:formula="of:=IF([.S196]=&quot;&quot;;&quot;&quot;;AVERAGE([.S196:.S199]))">
            <text:p/>
          </table:table-cell>
          <table:table-cell table:style-name="ce41" table:formula="of:=IF([.T196]=&quot;&quot;;&quot;&quot;;AVERAGE([.T196:.T199]))">
            <text:p/>
          </table:table-cell>
          <table:table-cell table:style-name="ce73" table:formula="of:=IF([.U196]=&quot;&quot;;&quot;&quot;;AVERAGE([.U196:.U199]))">
            <text:p/>
          </table:table-cell>
          <table:table-cell table:style-name="ce161"/>
          <table:table-cell table:style-name="Default"/>
          <table:table-cell/>
          <table:table-cell table:style-name="ce6"/>
          <table:table-cell table:style-name="ce95"/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5" office:value-type="string" calcext:value-type="string">
            <text:p>Average:</text:p>
          </table:table-cell>
          <table:table-cell table:style-name="ce76" table:formula="of:=IF([.T203]=&quot;&quot;;&quot;&quot;;[.T203])">
            <text:p/>
          </table:table-cell>
          <table:table-cell table:number-columns-repeated="2"/>
          <table:table-cell table:style-name="Default"/>
          <table:table-cell/>
          <table:table-cell table:style-name="ce192"/>
          <table:table-cell/>
          <table:table-cell table:style-name="ce207"/>
          <table:table-cell table:style-name="ce67" office:value-type="float" office:value="1" calcext:value-type="float">
            <text:p>1</text:p>
          </table:table-cell>
          <table:table-cell table:style-name="ce269"/>
          <table:table-cell table:style-name="ce254" table:number-columns-repeated="3"/>
          <table:table-cell table:style-name="ce349" table:formula="of:=IF(OR([.S213]=&quot;&quot;;[.$S$212]=&quot;&quot;);&quot;&quot;;[.S213]/[.$S$212])">
            <text:p/>
          </table:table-cell>
          <table:table-cell table:style-name="Default"/>
          <table:table-cell/>
          <table:table-cell table:style-name="ce6" office:value-type="float" office:value="1.04" calcext:value-type="float">
            <text:p>1.04</text:p>
          </table:table-cell>
          <table:table-cell table:style-name="ce95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67" office:value-type="float" office:value="2" calcext:value-type="float">
            <text:p>2</text:p>
          </table:table-cell>
          <table:table-cell table:style-name="ce269"/>
          <table:table-cell table:style-name="ce254" table:number-columns-repeated="3"/>
          <table:table-cell table:style-name="ce350" table:formula="of:=IF(OR([.S214]=&quot;&quot;;[.$S$212]=&quot;&quot;);&quot;&quot;;[.S214]/[.$S$212])">
            <text:p/>
          </table:table-cell>
          <table:table-cell table:style-name="Default"/>
          <table:table-cell/>
          <table:table-cell table:style-name="ce6" office:value-type="float" office:value="1.17" calcext:value-type="float">
            <text:p>1.17</text:p>
          </table:table-cell>
          <table:table-cell table:style-name="ce95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67" office:value-type="float" office:value="3" calcext:value-type="float">
            <text:p>3</text:p>
          </table:table-cell>
          <table:table-cell table:style-name="ce269"/>
          <table:table-cell table:style-name="ce254" table:number-columns-repeated="3"/>
          <table:table-cell table:style-name="ce351" table:formula="of:=IF(OR([.S215]=&quot;&quot;;[.$S$212]=&quot;&quot;);&quot;&quot;;[.S215]/[.$S$212])">
            <text:p/>
          </table:table-cell>
          <table:table-cell table:style-name="Default"/>
          <table:table-cell/>
          <table:table-cell table:style-name="ce6" office:value-type="float" office:value="1.31" calcext:value-type="float">
            <text:p>1.31</text:p>
          </table:table-cell>
          <table:table-cell table:style-name="ce95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37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192"/>
          <table:table-cell/>
          <table:table-cell table:style-name="ce207"/>
          <table:table-cell table:style-name="ce68" office:value-type="float" office:value="4" calcext:value-type="float">
            <text:p>4</text:p>
          </table:table-cell>
          <table:table-cell table:style-name="ce270"/>
          <table:table-cell table:style-name="ce302" table:number-columns-repeated="3"/>
          <table:table-cell table:style-name="ce352" table:formula="of:=IF(OR([.S216]=&quot;&quot;;[.$S$212]=&quot;&quot;);&quot;&quot;;[.S216]/[.$S$212])">
            <text:p/>
          </table:table-cell>
          <table:table-cell table:style-name="Default"/>
          <table:table-cell/>
          <table:table-cell table:style-name="ce6" office:value-type="float" office:value="1.44" calcext:value-type="float">
            <text:p>1.44</text:p>
          </table:table-cell>
          <table:table-cell table:style-name="ce95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207]=&quot;&quot;;&quot;&quot;;[.P207])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34" table:formula="of:=IF([.S207]=&quot;&quot;;&quot;&quot;;[.S207])" office:value-type="float" office:value="0" calcext:value-type="float">
            <text:p>0</text:p>
          </table:table-cell>
          <table:table-cell table:style-name="ce6"/>
          <table:table-cell table:style-name="ce35" office:value-type="string" calcext:value-type="string">
            <text:p>kV:</text:p>
          </table:table-cell>
          <table:table-cell table:style-name="ce34" table:formula="of:=IF([.Q209]=&quot;&quot;;&quot;&quot;;[.Q209]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Default" table:number-columns-repeated="7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3"/>
          <table:table-cell table:style-name="ce6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92"/>
          <table:table-cell/>
          <table:table-cell table:style-name="ce207"/>
          <table:table-cell table:style-name="ce234" office:value-type="string" calcext:value-type="string">
            <text:p>Criteria:</text:p>
          </table:table-cell>
          <table:table-cell table:style-name="ce103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66" office:value-type="string" calcext:value-type="string">
            <text:p>Density</text:p>
          </table:table-cell>
          <table:table-cell table:style-name="ce101" office:value-type="string" calcext:value-type="string">
            <text:p>mAs</text:p>
          </table:table-cell>
          <table:table-cell table:style-name="ce101" office:value-type="string" calcext:value-type="string">
            <text:p>EI</text:p>
          </table:table-cell>
          <table:table-cell table:style-name="ce101" office:value-type="string" calcext:value-type="string">
            <text:p>MGD (mGy)</text:p>
          </table:table-cell>
          <table:table-cell table:style-name="ce101" office:value-type="string" calcext:value-type="string">
            <text:p>Change</text:p>
          </table:table-cell>
          <table:table-cell table:style-name="ce156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67" table:formula="of:=[.P209]" office:value-type="float" office:value="-3" calcext:value-type="float">
            <text:p>-3</text:p>
          </table:table-cell>
          <table:table-cell table:style-name="ce41" table:formula="of:=IF([.R209]=&quot;&quot;;&quot;&quot;;[.R209])">
            <text:p/>
          </table:table-cell>
          <table:table-cell table:style-name="ce41" table:formula="of:=IF([.S209]=&quot;&quot;;&quot;&quot;;[.S209])">
            <text:p/>
          </table:table-cell>
          <table:table-cell table:style-name="ce73" table:formula="of:=IF([.T209]=&quot;&quot;;&quot;&quot;;[.T209])">
            <text:p/>
          </table:table-cell>
          <table:table-cell table:style-name="ce73" table:formula="of:=IF([.U209]=&quot;&quot;;&quot;&quot;;[.U209])">
            <text:p/>
          </table:table-cell>
          <table:table-cell table:style-name="ce157" table:formula="of:=IF([.U209]=&quot;&quot;;&quot;&quot;;IF(AND([.U209]&gt;=[.X209];[.U209]&lt;=[.Y209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5" office:value-type="string" calcext:value-type="string">
            <text:p>Mean Glandular Dose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67" table:formula="of:=[.P210]" office:value-type="float" office:value="-2" calcext:value-type="float">
            <text:p>-2</text:p>
          </table:table-cell>
          <table:table-cell table:style-name="ce41" table:formula="of:=IF([.R210]=&quot;&quot;;&quot;&quot;;[.R210])">
            <text:p/>
          </table:table-cell>
          <table:table-cell table:style-name="ce41" table:formula="of:=IF([.S210]=&quot;&quot;;&quot;&quot;;[.S210])">
            <text:p/>
          </table:table-cell>
          <table:table-cell table:style-name="ce73" table:formula="of:=IF([.T210]=&quot;&quot;;&quot;&quot;;[.T210])">
            <text:p/>
          </table:table-cell>
          <table:table-cell table:style-name="ce73" table:formula="of:=IF([.U210]=&quot;&quot;;&quot;&quot;;[.U210])">
            <text:p/>
          </table:table-cell>
          <table:table-cell table:style-name="ce157" table:formula="of:=IF([.U210]=&quot;&quot;;&quot;&quot;;IF(AND([.U210]&gt;=[.X210];[.U210]&lt;=[.Y210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07"/>
          <table:table-cell table:style-name="ce35" office:value-type="string" calcext:value-type="string">
            <text:p>Phantom:</text:p>
          </table:table-cell>
          <table:table-cell table:style-name="ce232"/>
          <table:table-cell/>
          <table:table-cell table:style-name="ce35" office:value-type="string" calcext:value-type="string">
            <text:p>kV:</text:p>
          </table:table-cell>
          <table:table-cell table:style-name="ce232"/>
          <table:table-cell/>
          <table:table-cell table:style-name="Default" table:number-columns-repeated="2"/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67" table:formula="of:=[.P211]" office:value-type="float" office:value="-1" calcext:value-type="float">
            <text:p>-1</text:p>
          </table:table-cell>
          <table:table-cell table:style-name="ce41" table:formula="of:=IF([.R211]=&quot;&quot;;&quot;&quot;;[.R211])">
            <text:p/>
          </table:table-cell>
          <table:table-cell table:style-name="ce41" table:formula="of:=IF([.S211]=&quot;&quot;;&quot;&quot;;[.S211])">
            <text:p/>
          </table:table-cell>
          <table:table-cell table:style-name="ce41" table:formula="of:=IF([.T211]=&quot;&quot;;&quot;&quot;;[.T211])">
            <text:p/>
          </table:table-cell>
          <table:table-cell table:style-name="ce73" table:formula="of:=IF([.U211]=&quot;&quot;;&quot;&quot;;[.U211])">
            <text:p/>
          </table:table-cell>
          <table:table-cell table:style-name="ce157" table:formula="of:=IF([.U211]=&quot;&quot;;&quot;&quot;;IF(AND([.U211]&gt;=[.X211];[.U211]&lt;=[.Y211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07"/>
          <table:table-cell table:style-name="ce35" office:value-type="string" calcext:value-type="string">
            <text:p>Target/Filter:</text:p>
          </table:table-cell>
          <table:table-cell table:style-name="ce232"/>
          <table:table-cell/>
          <table:table-cell table:style-name="ce35" office:value-type="string" calcext:value-type="string">
            <text:p>mA:</text:p>
          </table:table-cell>
          <table:table-cell table:style-name="ce232"/>
          <table: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67" table:formula="of:=[.P212]" office:value-type="float" office:value="0" calcext:value-type="float">
            <text:p>0</text:p>
          </table:table-cell>
          <table:table-cell table:style-name="ce41" table:formula="of:=IF([.R212]=&quot;&quot;;&quot;&quot;;[.R212])">
            <text:p/>
          </table:table-cell>
          <table:table-cell table:style-name="ce126" table:formula="of:=IF([.S212]=&quot;&quot;;&quot;&quot;;[.S212])">
            <text:p/>
          </table:table-cell>
          <table:table-cell table:style-name="ce73" table:formula="of:=IF([.T212]=&quot;&quot;;&quot;&quot;;[.T212])">
            <text:p/>
          </table:table-cell>
          <table:table-cell table:style-name="ce73" table:formula="of:=IF([.U212]=&quot;&quot;;&quot;&quot;;[.U212])">
            <text:p/>
          </table:table-cell>
          <table:table-cell table:style-name="ce158"/>
          <table:table-cell table:style-name="Default"/>
          <table:table-cell table:number-columns-repeated="2"/>
          <table:table-cell table:style-name="ce192"/>
          <table:table-cell/>
          <table:table-cell table:style-name="ce207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67" table:formula="of:=[.P213]" office:value-type="float" office:value="1" calcext:value-type="float">
            <text:p>1</text:p>
          </table:table-cell>
          <table:table-cell table:style-name="ce41" table:formula="of:=IF([.R213]=&quot;&quot;;&quot;&quot;;[.R213])">
            <text:p/>
          </table:table-cell>
          <table:table-cell table:style-name="ce41" table:formula="of:=IF([.S213]=&quot;&quot;;&quot;&quot;;[.S213])">
            <text:p/>
          </table:table-cell>
          <table:table-cell table:style-name="ce41" table:formula="of:=IF([.T213]=&quot;&quot;;&quot;&quot;;[.T213])">
            <text:p/>
          </table:table-cell>
          <table:table-cell table:style-name="ce73" table:formula="of:=IF([.U213]=&quot;&quot;;&quot;&quot;;[.U213])">
            <text:p/>
          </table:table-cell>
          <table:table-cell table:style-name="ce157" table:formula="of:=IF([.U213]=&quot;&quot;;&quot;&quot;;IF(AND([.U213]&gt;=[.X213];[.U213]&lt;=[.Y213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8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399" table:formula="of:=IF([.T221]=&quot;&quot;;&quot;&quot;;VLOOKUP([.T221];[Tables.B75:.C78];2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67" table:formula="of:=[.P214]" office:value-type="float" office:value="2" calcext:value-type="float">
            <text:p>2</text:p>
          </table:table-cell>
          <table:table-cell table:style-name="ce41" table:formula="of:=IF([.R214]=&quot;&quot;;&quot;&quot;;[.R214])">
            <text:p/>
          </table:table-cell>
          <table:table-cell table:style-name="ce41" table:formula="of:=IF([.S214]=&quot;&quot;;&quot;&quot;;[.S214])">
            <text:p/>
          </table:table-cell>
          <table:table-cell table:style-name="ce41" table:formula="of:=IF([.T214]=&quot;&quot;;&quot;&quot;;[.T214])">
            <text:p/>
          </table:table-cell>
          <table:table-cell table:style-name="ce73" table:formula="of:=IF([.U214]=&quot;&quot;;&quot;&quot;;[.U214])">
            <text:p/>
          </table:table-cell>
          <table:table-cell table:style-name="ce157" table:formula="of:=IF([.U214]=&quot;&quot;;&quot;&quot;;IF(AND([.U214]&gt;=[.X214];[.U214]&lt;=[.Y214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8"/>
          <table:table-cell/>
          <table:table-cell table:style-name="ce271" table:number-columns-repeated="3"/>
          <table:table-cell table:style-name="ce325" table:formula="of:=IF([.Q225]=&quot;&quot;;&quot;&quot;;[.Q225]/[.$T$222])">
            <text:p/>
          </table:table-cell>
          <table:table-cell table:style-name="ce353" table:formula="of:=IF([.Q225]=&quot;&quot;;&quot;&quot;;([.$T$221]^2*[$Tables.$D$70]+[$Tables.$D$71])*[.Q225])">
            <text:p/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399" table:formula="of:=IF([.U229]=&quot;&quot;;&quot;&quot;;[.Q229]*([.$T$221]^2*[$Tables.$D$70]+[$Tables.$D$71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67" table:formula="of:=[.P215]" office:value-type="float" office:value="3" calcext:value-type="float">
            <text:p>3</text:p>
          </table:table-cell>
          <table:table-cell table:style-name="ce41" table:formula="of:=IF([.R215]=&quot;&quot;;&quot;&quot;;[.R215])">
            <text:p/>
          </table:table-cell>
          <table:table-cell table:style-name="ce41" table:formula="of:=IF([.S215]=&quot;&quot;;&quot;&quot;;[.S215])">
            <text:p/>
          </table:table-cell>
          <table:table-cell table:style-name="ce41" table:formula="of:=IF([.T215]=&quot;&quot;;&quot;&quot;;[.T215])">
            <text:p/>
          </table:table-cell>
          <table:table-cell table:style-name="ce73" table:formula="of:=IF([.U215]=&quot;&quot;;&quot;&quot;;[.U215])">
            <text:p/>
          </table:table-cell>
          <table:table-cell table:style-name="ce157" table:formula="of:=IF([.U215]=&quot;&quot;;&quot;&quot;;IF(AND([.U215]&gt;=[.X215];[.U215]&lt;=[.Y215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8"/>
          <table:table-cell/>
          <table:table-cell table:style-name="ce271" table:number-columns-repeated="3"/>
          <table:table-cell table:style-name="ce325" table:formula="of:=IF([.Q226]=&quot;&quot;;&quot;&quot;;[.Q226]/[.$T$222])">
            <text:p/>
          </table:table-cell>
          <table:table-cell table:style-name="ce353" table:formula="of:=IF([.Q226]=&quot;&quot;;&quot;&quot;;([.$T$221]^2*[$Tables.$D$70]+[$Tables.$D$71])*[.Q226])">
            <text:p/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400" table:formula="of:=IF([.Q222]=&quot;&quot;;&quot;&quot;;HLOOKUP([.Q222];[Tables.A83:.E84];2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68" table:formula="of:=[.P216]" office:value-type="float" office:value="4" calcext:value-type="float">
            <text:p>4</text:p>
          </table:table-cell>
          <table:table-cell table:style-name="ce102" table:formula="of:=IF([.R216]=&quot;&quot;;&quot;&quot;;[.R216])">
            <text:p/>
          </table:table-cell>
          <table:table-cell table:style-name="ce102" table:formula="of:=IF([.S216]=&quot;&quot;;&quot;&quot;;[.S216])">
            <text:p/>
          </table:table-cell>
          <table:table-cell table:style-name="ce102" table:formula="of:=IF([.T216]=&quot;&quot;;&quot;&quot;;[.T216])">
            <text:p/>
          </table:table-cell>
          <table:table-cell table:style-name="ce79" table:formula="of:=IF([.U216]=&quot;&quot;;&quot;&quot;;[.U216])">
            <text:p/>
          </table:table-cell>
          <table:table-cell table:style-name="ce159" table:formula="of:=IF([.U216]=&quot;&quot;;&quot;&quot;;IF(AND([.U216]&gt;=[.X216];[.U216]&lt;=[.Y216]);&quot;Pass&quot;;&quot;Fail&quot;))">
            <text:p/>
          </table:table-cell>
          <table:table-cell table:style-name="Default"/>
          <table:table-cell table:number-columns-repeated="2"/>
          <table:table-cell table:style-name="ce192"/>
          <table:table-cell/>
          <table:table-cell table:style-name="ce218"/>
          <table:table-cell/>
          <table:table-cell table:style-name="ce271" table:number-columns-repeated="3"/>
          <table:table-cell table:style-name="ce325" table:formula="of:=IF([.Q227]=&quot;&quot;;&quot;&quot;;[.Q227]/[.$T$222])">
            <text:p/>
          </table:table-cell>
          <table:table-cell table:style-name="ce353" table:formula="of:=IF([.Q227]=&quot;&quot;;&quot;&quot;;([.$T$221]^2*[$Tables.$D$70]+[$Tables.$D$71])*[.Q227])">
            <text:p/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401" table:formula="of:=IF(OR([.X225]=&quot;&quot;;[.X226]=&quot;&quot;);&quot;&quot;;([.X226]*([.X225]/8.76))/100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3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92"/>
          <table:table-cell/>
          <table:table-cell table:style-name="ce218"/>
          <table:table-cell/>
          <table:table-cell table:style-name="ce271" table:number-columns-repeated="3"/>
          <table:table-cell table:style-name="ce325" table:formula="of:=IF([.Q228]=&quot;&quot;;&quot;&quot;;[.Q228]/[.$T$222])">
            <text:p/>
          </table:table-cell>
          <table:table-cell table:style-name="ce353" table:formula="of:=IF([.Q228]=&quot;&quot;;&quot;&quot;;([.$T$221]^2*[$Tables.$D$70]+[$Tables.$D$71])*[.Q228])">
            <text:p/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402" table:formula="of:=IF([.AB85]=&quot;&quot;;&quot;&quot;;[.AB85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18"/>
          <table:table-cell table:style-name="ce35" office:value-type="string" calcext:value-type="string">
            <text:p>Average:</text:p>
          </table:table-cell>
          <table:table-cell table:style-name="ce272" table:formula="of:=IF(OR([.Q225]=&quot;&quot;;[.Q226]=&quot;&quot;;[.Q227]=&quot;&quot;;[.Q228]=&quot;&quot;);&quot;&quot;;AVERAGE([.Q225:.Q228]))">
            <text:p/>
          </table:table-cell>
          <table:table-cell table:style-name="ce303" table:formula="of:=IF(OR([.R225]=&quot;&quot;;[.R226]=&quot;&quot;;[.R227]=&quot;&quot;;[.R228]=&quot;&quot;);&quot;&quot;;AVERAGE([.R225:.R228]))">
            <text:p/>
          </table:table-cell>
          <table:table-cell table:style-name="ce313" table:formula="of:=IF(OR([.S225]=&quot;&quot;;[.S226]=&quot;&quot;;[.S227]=&quot;&quot;;[.S228]=&quot;&quot;);&quot;&quot;;AVERAGE([.S225:.S228]))">
            <text:p/>
          </table:table-cell>
          <table:table-cell table:style-name="ce326" table:formula="of:=IF(OR([.T225]=&quot;&quot;;[.T226]=&quot;&quot;;[.T227]=&quot;&quot;;[.T228]=&quot;&quot;);&quot;&quot;;AVERAGE([.T225:.T228]))">
            <text:p/>
          </table:table-cell>
          <table:table-cell table:style-name="ce313" table:formula="of:=IF(OR([.U225]=&quot;&quot;;[.U226]=&quot;&quot;;[.U227]=&quot;&quot;;[.U228]=&quot;&quot;);&quot;&quot;;AVERAGE([.U225:.U228]))">
            <text:p/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403" table:formula="of:=IF(OR([.X227]=&quot;&quot;;[.X228]=&quot;&quot;);&quot;&quot;;([.X227]-[.X228])/[.X228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7" office:value-type="string" calcext:value-type="string">
            <text:p>Mean Glandular Dose</text:p>
          </table:table-cell>
          <table:table-cell table:number-columns-repeated="9"/>
          <table:table-cell table:style-name="ce192"/>
          <table:table-cell/>
          <table:table-cell table:style-name="ce218"/>
          <table:table-cell table:style-name="ce35" office:value-type="string" calcext:value-type="string">
            <text:p>Coeff of Var:</text:p>
          </table:table-cell>
          <table:table-cell table:style-name="ce273" table:formula="of:=IF([.Q229]=&quot;&quot;;&quot;&quot;;STDEV([.Q225:.Q228])/[.Q229])">
            <text:p/>
          </table:table-cell>
          <table:table-cell table:style-name="ce273" table:formula="of:=IF([.R229]=&quot;&quot;;&quot;&quot;;STDEV([.R225:.R228])/[.R229])">
            <text:p/>
          </table:table-cell>
          <table:table-cell table:style-name="ce273" table:formula="of:=IF([.S229]=&quot;&quot;;&quot;&quot;;STDEV([.S225:.S228])/[.S229])">
            <text:p/>
          </table:table-cell>
          <table:table-cell table:style-name="ce273" table:formula="of:=IF([.T229]=&quot;&quot;;&quot;&quot;;STDEV([.T225:.T228])/[.T229])">
            <text:p/>
          </table:table-cell>
          <table:table-cell table:style-name="ce273" table:formula="of:=IF([.U229]=&quot;&quot;;&quot;&quot;;STDEV([.U225:.U228])/[.U229])">
            <text:p/>
          </table:table-cell>
          <table:table-cell/>
          <table:table-cell table:style-name="Default"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5" office:value-type="string" calcext:value-type="string">
            <text:p>Phantom:</text:p>
          </table:table-cell>
          <table:table-cell table:style-name="ce34" table:formula="of:=IF([.Q221]=&quot;&quot;;&quot;&quot;;[.Q221])">
            <text:p/>
          </table:table-cell>
          <table:table-cell table:style-name="ce35" office:value-type="string" calcext:value-type="string">
            <text:p>kV:</text:p>
          </table:table-cell>
          <table:table-cell table:style-name="ce34" table:formula="of:=IF([.T221]=&quot;&quot;;&quot;&quot;;[.T221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Default" table:number-columns-repeated="6"/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5" office:value-type="string" calcext:value-type="string">
            <text:p>Target/Filter:</text:p>
          </table:table-cell>
          <table:table-cell table:style-name="ce34" table:formula="of:=IF([.Q222]=&quot;&quot;;&quot;&quot;;[.Q222])">
            <text:p/>
          </table:table-cell>
          <table:table-cell table:style-name="ce35" office:value-type="string" calcext:value-type="string">
            <text:p>mA:</text:p>
          </table:table-cell>
          <table:table-cell table:style-name="ce34" table:formula="of:=IF([.T222]=&quot;&quot;;&quot;&quot;;[.T222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404" table:formula="of:=IF([.X227]=&quot;&quot;;&quot;&quot;;([.X227]-AVERAGE([.S225:.S228]))/AVERAGE([.S225:.S228]))">
            <text:p/>
          </table:table-cell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92"/>
          <table:table-cell/>
          <table:table-cell table:style-name="ce207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405" table:formula="of:=IF(OR([.X227]=&quot;&quot;;[.Q229]=&quot;&quot;);&quot;&quot;;3/([.X227]/[.Q229]))">
            <text:p/>
          </table:table-cell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146" table:formula="of:=IF([.X224]=&quot;&quot;;&quot;&quot;;[.X224])">
            <text:p/>
          </table:table-cell>
          <table:table-cell table:style-name="ce192"/>
          <table:table-cell/>
          <table:table-cell table:style-name="ce208"/>
          <table:table-cell table:style-name="ce235" table:number-columns-repeated="2"/>
          <table:table-cell table:style-name="ce32" table:number-columns-repeated="2"/>
          <table:table-cell table:style-name="ce235" table:number-columns-repeated="2"/>
          <table:table-cell table:style-name="ce32"/>
          <table:table-cell table:style-name="ce381"/>
          <table:table-cell table:style-name="ce32"/>
          <table:table-cell table:style-name="ce416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104" table:formula="of:=IF([.Q225]=&quot;&quot;;&quot;&quot;;[.Q225])">
            <text:p/>
          </table:table-cell>
          <table:table-cell table:style-name="ce101" table:formula="of:=IF([.R225]=&quot;&quot;;&quot;&quot;;[.R225])">
            <text:p/>
          </table:table-cell>
          <table:table-cell table:style-name="ce101" table:formula="of:=IF([.S225]=&quot;&quot;;&quot;&quot;;[.S225])">
            <text:p/>
          </table:table-cell>
          <table:table-cell table:style-name="ce149" table:formula="of:=IF([.T225]=&quot;&quot;;&quot;&quot;;[.T225])">
            <text:p/>
          </table:table-cell>
          <table:table-cell table:style-name="ce160" table:formula="of:=IF([.U225]=&quot;&quot;;&quot;&quot;;[.U225])">
            <text:p/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147" table:formula="of:=IF([.X225]=&quot;&quot;;&quot;&quot;;[.X225])">
            <text:p/>
          </table:table-cell>
          <table:table-cell table:style-name="ce192"/>
          <table:table-cell/>
          <table:table-cell table:style-name="ce215" office:value-type="string" calcext:value-type="string">
            <text:p>kVp Accuracy and Output</text:p>
          </table:table-cell>
          <table:table-cell table:style-name="ce236" table:number-columns-repeated="2"/>
          <table:table-cell table:style-name="ce220" table:number-columns-repeated="2"/>
          <table:table-cell table:style-name="ce236" table:number-columns-repeated="2"/>
          <table:table-cell table:style-name="ce220" table:number-columns-repeated="3"/>
          <table:table-cell table:style-name="ce414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105" table:formula="of:=IF([.Q226]=&quot;&quot;;&quot;&quot;;[.Q226])">
            <text:p/>
          </table:table-cell>
          <table:table-cell table:style-name="ce41" table:formula="of:=IF([.R226]=&quot;&quot;;&quot;&quot;;[.R226])">
            <text:p/>
          </table:table-cell>
          <table:table-cell table:style-name="ce41" table:formula="of:=IF([.S226]=&quot;&quot;;&quot;&quot;;[.S226])">
            <text:p/>
          </table:table-cell>
          <table:table-cell table:style-name="ce127" table:formula="of:=IF([.T226]=&quot;&quot;;&quot;&quot;;[.T226])">
            <text:p/>
          </table:table-cell>
          <table:table-cell table:style-name="ce161" table:formula="of:=IF([.U226]=&quot;&quot;;&quot;&quot;;[.U226])">
            <text:p/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179" table:formula="of:=IF([.X226]=&quot;&quot;;&quot;&quot;;[.X226])">
            <text:p/>
          </table:table-cell>
          <table:table-cell table:style-name="ce192"/>
          <table:table-cell/>
          <table:table-cell table:style-name="ce207" office:value-type="string" calcext:value-type="string">
            <text:p>Meter:</text:p>
          </table:table-cell>
          <table:table-cell table:style-name="ce232"/>
          <table:table-cell/>
          <table:table-cell table:style-name="ce35" office:value-type="string" calcext:value-type="string">
            <text:p>Calibration Date:</text:p>
          </table:table-cell>
          <table:table-cell table:style-name="ce314"/>
          <table:table-cell table:number-columns-repeated="5"/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105" table:formula="of:=IF([.Q227]=&quot;&quot;;&quot;&quot;;[.Q227])">
            <text:p/>
          </table:table-cell>
          <table:table-cell table:style-name="ce41" table:formula="of:=IF([.R227]=&quot;&quot;;&quot;&quot;;[.R227])">
            <text:p/>
          </table:table-cell>
          <table:table-cell table:style-name="ce41" table:formula="of:=IF([.S227]=&quot;&quot;;&quot;&quot;;[.S227])">
            <text:p/>
          </table:table-cell>
          <table:table-cell table:style-name="ce127" table:formula="of:=IF([.T227]=&quot;&quot;;&quot;&quot;;[.T227])">
            <text:p/>
          </table:table-cell>
          <table:table-cell table:style-name="ce161" table:formula="of:=IF([.U227]=&quot;&quot;;&quot;&quot;;[.U227])">
            <text:p/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147" table:formula="of:=IF([.X227]=&quot;&quot;;&quot;&quot;;[.X227])">
            <text:p/>
          </table:table-cell>
          <table:table-cell table:style-name="ce192"/>
          <table:table-cell/>
          <table:table-cell table:style-name="ce207" office:value-type="string" calcext:value-type="string">
            <text:p>Serial #:</text:p>
          </table:table-cell>
          <table:table-cell table:style-name="ce237"/>
          <table:table-cell/>
          <table:table-cell table:style-name="ce35" office:value-type="string" calcext:value-type="string">
            <text:p>Calibration Due:</text:p>
          </table:table-cell>
          <table:table-cell table:style-name="ce314"/>
          <table:table-cell table:number-columns-repeated="5"/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106" table:formula="of:=IF([.Q228]=&quot;&quot;;&quot;&quot;;[.Q228])">
            <text:p/>
          </table:table-cell>
          <table:table-cell table:style-name="ce102" table:formula="of:=IF([.R228]=&quot;&quot;;&quot;&quot;;[.R228])">
            <text:p/>
          </table:table-cell>
          <table:table-cell table:style-name="ce102" table:formula="of:=IF([.S228]=&quot;&quot;;&quot;&quot;;[.S228])">
            <text:p/>
          </table:table-cell>
          <table:table-cell table:style-name="ce150" table:formula="of:=IF([.T228]=&quot;&quot;;&quot;&quot;;[.T228])">
            <text:p/>
          </table:table-cell>
          <table:table-cell table:style-name="ce162" table:formula="of:=IF([.U228]=&quot;&quot;;&quot;&quot;;[.U228])">
            <text:p/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147" table:formula="of:=IF([.X228]=&quot;&quot;;&quot;&quot;;[.X228])">
            <text:p/>
          </table:table-cell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5" office:value-type="string" calcext:value-type="string">
            <text:p>Average:</text:p>
          </table:table-cell>
          <table:table-cell table:style-name="ce105" table:formula="of:=IF([.Q229]=&quot;&quot;;&quot;&quot;;[.Q229])">
            <text:p/>
          </table:table-cell>
          <table:table-cell table:style-name="ce41" table:formula="of:=IF([.R229]=&quot;&quot;;&quot;&quot;;[.R229])">
            <text:p/>
          </table:table-cell>
          <table:table-cell table:style-name="ce73" table:formula="of:=IF([.S229]=&quot;&quot;;&quot;&quot;;[.S229])">
            <text:p/>
          </table:table-cell>
          <table:table-cell table:style-name="ce127" table:formula="of:=IF([.T229]=&quot;&quot;;&quot;&quot;;[.T229])">
            <text:p/>
          </table:table-cell>
          <table:table-cell table:style-name="ce161" table:formula="of:=IF([.U229]=&quot;&quot;;&quot;&quot;;[.U229])">
            <text:p/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180" table:formula="of:=IF([.X229]=&quot;&quot;;&quot;&quot;;[.X229])">
            <text:p/>
          </table:table-cell>
          <table:table-cell table:style-name="ce192"/>
          <table:table-cell/>
          <table:table-cell table:style-name="ce207"/>
          <table:table-cell table:number-columns-repeated="4"/>
          <table:table-cell table:style-name="ce327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5" office:value-type="string" calcext:value-type="string">
            <text:p>Coeff of Var:</text:p>
          </table:table-cell>
          <table:table-cell table:style-name="ce107" table:formula="of:=IF([.Q230]=&quot;&quot;;&quot;&quot;;[.Q230])">
            <text:p/>
          </table:table-cell>
          <table:table-cell table:style-name="ce78" table:formula="of:=IF([.R230]=&quot;&quot;;&quot;&quot;;[.R230])">
            <text:p/>
          </table:table-cell>
          <table:table-cell table:style-name="ce78" table:formula="of:=IF([.S230]=&quot;&quot;;&quot;&quot;;[.S230])">
            <text:p/>
          </table:table-cell>
          <table:table-cell table:style-name="ce78" table:formula="of:=IF([.T230]=&quot;&quot;;&quot;&quot;;[.T230])">
            <text:p/>
          </table:table-cell>
          <table:table-cell table:style-name="ce163" table:formula="of:=IF([.U230]=&quot;&quot;;&quot;&quot;;[.U230])">
            <text:p/>
          </table:table-cell>
          <table:table-cell table:number-columns-repeated="3"/>
          <table:table-cell table:style-name="ce192"/>
          <table:table-cell/>
          <table:table-cell table:style-name="ce207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5"/>
          <table:table-cell/>
          <table:table-cell table:style-name="ce423"/>
          <table:table-cell table:number-columns-repeated="995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181" table:formula="of:=IF([.X232]=&quot;&quot;;&quot;&quot;;[.X232])">
            <text:p/>
          </table:table-cell>
          <table:table-cell table:style-name="ce192"/>
          <table:table-cell/>
          <table:table-cell table:style-name="ce207"/>
          <table:table-cell table:style-name="ce91" table:formula="of:=IF([.AK10]=&quot;&quot;;&quot;&quot;;[.AK10])">
            <text:p/>
          </table:table-cell>
          <table:table-cell table:style-name="ce91" table:formula="of:=IF([.AL10]=&quot;&quot;;&quot;&quot;;[.AL10])">
            <text:p/>
          </table:table-cell>
          <table:table-cell table:style-name="ce41" table:formula="of:=IF([.AH10]=&quot;&quot;;&quot;&quot;;[.AH10])" office:value-type="float" office:value="24" calcext:value-type="float">
            <text:p>24</text:p>
          </table:table-cell>
          <table:table-cell table:style-name="ce41" table:formula="of:=IF([.AI10]=&quot;&quot;;&quot;&quot;;[.AI10])" office:value-type="float" office:value="50" calcext:value-type="float">
            <text:p>50</text:p>
          </table:table-cell>
          <table:table-cell table:style-name="ce73" table:formula="of:=IF([.AQ10]=&quot;&quot;;&quot;&quot;;[.AQ10])">
            <text:p/>
          </table:table-cell>
          <table:table-cell table:style-name="ce354" table:formula="of:=IF([.AN10]=&quot;&quot;;&quot;&quot;;[.AN10])">
            <text:p/>
          </table:table-cell>
          <table:table-cell table:style-name="ce73" table:formula="of:=IF([.AO10]=&quot;&quot;;&quot;&quot;;[.AO10])">
            <text:p/>
          </table:table-cell>
          <table:table-cell table:style-name="ce127" table:formula="of:=IF([.V241]=&quot;&quot;;&quot;&quot;;[.V241]/[.S241])">
            <text:p/>
          </table:table-cell>
          <table:table-cell table:style-name="ce73" table:formula="of:=IF(OR([.V241]=&quot;&quot;;[.U241]=&quot;&quot;);&quot;&quot;;[.V241]/([.U241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182" table:formula="of:=IF([.X233]=&quot;&quot;;&quot;&quot;;[.X233])">
            <text:p/>
          </table:table-cell>
          <table:table-cell table:style-name="ce192"/>
          <table:table-cell/>
          <table:table-cell table:style-name="ce207"/>
          <table:table-cell table:style-name="ce41" table:formula="of:=IF([.AK16]=&quot;&quot;;&quot;&quot;;[.AK16])">
            <text:p/>
          </table:table-cell>
          <table:table-cell table:style-name="ce41" table:formula="of:=IF([.AL16]=&quot;&quot;;&quot;&quot;;[.AL16])">
            <text:p/>
          </table:table-cell>
          <table:table-cell table:style-name="ce41" table:formula="of:=IF([.AH16]=&quot;&quot;;&quot;&quot;;[.AH16])" office:value-type="float" office:value="25" calcext:value-type="float">
            <text:p>25</text:p>
          </table:table-cell>
          <table:table-cell table:style-name="ce41" table:formula="of:=IF([.AI16]=&quot;&quot;;&quot;&quot;;[.AI16])" office:value-type="float" office:value="50" calcext:value-type="float">
            <text:p>50</text:p>
          </table:table-cell>
          <table:table-cell table:style-name="ce73" table:formula="of:=IF([.AQ16]=&quot;&quot;;&quot;&quot;;[.AQ16])">
            <text:p/>
          </table:table-cell>
          <table:table-cell table:style-name="ce354" table:formula="of:=IF([.AN16]=&quot;&quot;;&quot;&quot;;[.AN16])">
            <text:p/>
          </table:table-cell>
          <table:table-cell table:style-name="ce73" table:formula="of:=IF([.AO16]=&quot;&quot;;&quot;&quot;;[.AO16])">
            <text:p/>
          </table:table-cell>
          <table:table-cell table:style-name="ce127" table:formula="of:=IF([.V242]=&quot;&quot;;&quot;&quot;;[.V242]/[.S242])">
            <text:p/>
          </table:table-cell>
          <table:table-cell table:style-name="ce73" table:formula="of:=IF(OR([.V242]=&quot;&quot;;[.U242]=&quot;&quot;);&quot;&quot;;[.V242]/([.U242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style-name="ce41" table:formula="of:=IF([.AK22]=&quot;&quot;;&quot;&quot;;[.AK22])">
            <text:p/>
          </table:table-cell>
          <table:table-cell table:style-name="ce41" table:formula="of:=IF([.AL22]=&quot;&quot;;&quot;&quot;;[.AL22])">
            <text:p/>
          </table:table-cell>
          <table:table-cell table:style-name="ce41" table:formula="of:=IF([.AH22]=&quot;&quot;;&quot;&quot;;[.AH22])" office:value-type="float" office:value="26" calcext:value-type="float">
            <text:p>26</text:p>
          </table:table-cell>
          <table:table-cell table:style-name="ce41" table:formula="of:=IF([.AI22]=&quot;&quot;;&quot;&quot;;[.AI22])" office:value-type="float" office:value="50" calcext:value-type="float">
            <text:p>50</text:p>
          </table:table-cell>
          <table:table-cell table:style-name="ce73" table:formula="of:=IF([.AQ22]=&quot;&quot;;&quot;&quot;;[.AQ22])">
            <text:p/>
          </table:table-cell>
          <table:table-cell table:style-name="ce354" table:formula="of:=IF([.AN22]=&quot;&quot;;&quot;&quot;;[.AN22])">
            <text:p/>
          </table:table-cell>
          <table:table-cell table:style-name="ce73" table:formula="of:=IF([.AO22]=&quot;&quot;;&quot;&quot;;[.AO22])">
            <text:p/>
          </table:table-cell>
          <table:table-cell table:style-name="ce127" table:formula="of:=IF([.V243]=&quot;&quot;;&quot;&quot;;[.V243]/[.S243])">
            <text:p/>
          </table:table-cell>
          <table:table-cell table:style-name="ce73" table:formula="of:=IF(OR([.V243]=&quot;&quot;;[.U243]=&quot;&quot;);&quot;&quot;;[.V243]/([.U243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7" office:value-type="string" calcext:value-type="string">
            <text:p>Signal to Noise Ratio</text:p>
          </table:table-cell>
          <table:table-cell table:number-columns-repeated="9"/>
          <table:table-cell table:style-name="ce192"/>
          <table:table-cell/>
          <table:table-cell table:style-name="ce207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>
            <text:p/>
          </table:table-cell>
          <table:table-cell table:style-name="ce354" table:formula="of:=IF([.AN24]=&quot;&quot;;&quot;&quot;;[.AN24])">
            <text:p/>
          </table:table-cell>
          <table:table-cell table:style-name="ce73" table:formula="of:=IF([.AO24]=&quot;&quot;;&quot;&quot;;[.AO24])">
            <text:p/>
          </table:table-cell>
          <table:table-cell table:style-name="ce127" table:formula="of:=IF([.V244]=&quot;&quot;;&quot;&quot;;[.V244]/[.S244])">
            <text:p/>
          </table:table-cell>
          <table:table-cell table:style-name="ce73" table:formula="of:=IF(OR([.V244]=&quot;&quot;;[.U244]=&quot;&quot;);&quot;&quot;;[.V244]/([.U244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34" table:formula="of:=IF([.Q332]=&quot;&quot;;&quot;&quot;;[.Q332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92"/>
          <table:table-cell/>
          <table:table-cell table:style-name="ce207"/>
          <table:table-cell table:style-name="ce41" table:formula="of:=IF([.AK34]=&quot;&quot;;&quot;&quot;;[.AK34])">
            <text:p/>
          </table:table-cell>
          <table:table-cell table:style-name="ce41" table:formula="of:=IF([.AL34]=&quot;&quot;;&quot;&quot;;[.AL34])">
            <text:p/>
          </table:table-cell>
          <table:table-cell table:style-name="ce41" table:formula="of:=IF([.AH34]=&quot;&quot;;&quot;&quot;;[.AH34])" office:value-type="float" office:value="30" calcext:value-type="float">
            <text:p>30</text:p>
          </table:table-cell>
          <table:table-cell table:style-name="ce41" table:formula="of:=IF([.AI34]=&quot;&quot;;&quot;&quot;;[.AI34])" office:value-type="float" office:value="50" calcext:value-type="float">
            <text:p>50</text:p>
          </table:table-cell>
          <table:table-cell table:style-name="ce73" table:formula="of:=IF([.AQ34]=&quot;&quot;;&quot;&quot;;[.AQ34])">
            <text:p/>
          </table:table-cell>
          <table:table-cell table:style-name="ce354" table:formula="of:=IF([.AN34]=&quot;&quot;;&quot;&quot;;[.AN34])">
            <text:p/>
          </table:table-cell>
          <table:table-cell table:style-name="ce73" table:formula="of:=IF([.AO34]=&quot;&quot;;&quot;&quot;;[.AO34])">
            <text:p/>
          </table:table-cell>
          <table:table-cell table:style-name="ce127" table:formula="of:=IF([.V245]=&quot;&quot;;&quot;&quot;;[.V245]/[.S245])">
            <text:p/>
          </table:table-cell>
          <table:table-cell table:style-name="ce73" table:formula="of:=IF(OR([.V245]=&quot;&quot;;[.U245]=&quot;&quot;);&quot;&quot;;[.V245]/([.U245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5" office:value-type="string" calcext:value-type="string">
            <text:p>mA:</text:p>
          </table:table-cell>
          <table:table-cell table:style-name="ce34" table:formula="of:=IF([.Q333]=&quot;&quot;;&quot;&quot;;[.Q333])" office:value-type="float" office:value="0" calcext:value-type="float">
            <text:p>0</text:p>
          </table:table-cell>
          <table:table-cell/>
          <table:table-cell table:style-name="ce35" office:value-type="string" calcext:value-type="string">
            <text:p>SNR:</text:p>
          </table:table-cell>
          <table:table-cell table:style-name="ce151" table:formula="of:=IF([.T336]=&quot;&quot;;&quot;&quot;;[.T336])">
            <text:p/>
          </table:table-cell>
          <table:table-cell table:style-name="ce91" table:formula="of:=IF([.U336]=&quot;&quot;;&quot;&quot;;[.U336])">
            <text:p/>
          </table:table-cell>
          <table:table-cell table:style-name="ce173" table:formula="of:=IF([.V336]=&quot;&quot;;&quot;&quot;;[.V336])">
            <text:p/>
          </table:table-cell>
          <table:table-cell table:style-name="ce175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92"/>
          <table:table-cell/>
          <table:table-cell table:style-name="ce207"/>
          <table:table-cell table:style-name="ce41" table:formula="of:=IF([.AK35]=&quot;&quot;;&quot;&quot;;[.AK35])">
            <text:p/>
          </table:table-cell>
          <table:table-cell table:style-name="ce41" table:formula="of:=IF([.AL35]=&quot;&quot;;&quot;&quot;;[.AL35])">
            <text:p/>
          </table:table-cell>
          <table:table-cell table:style-name="ce41" table:formula="of:=IF([.AH35]=&quot;&quot;;&quot;&quot;;[.AH35])" office:value-type="float" office:value="32" calcext:value-type="float">
            <text:p>32</text:p>
          </table:table-cell>
          <table:table-cell table:style-name="ce41" table:formula="of:=IF([.AI35]=&quot;&quot;;&quot;&quot;;[.AI35])" office:value-type="float" office:value="50" calcext:value-type="float">
            <text:p>50</text:p>
          </table:table-cell>
          <table:table-cell table:style-name="ce73" table:formula="of:=IF([.AQ35]=&quot;&quot;;&quot;&quot;;[.AQ35])">
            <text:p/>
          </table:table-cell>
          <table:table-cell table:style-name="ce354" table:formula="of:=IF([.AN35]=&quot;&quot;;&quot;&quot;;[.AN35])">
            <text:p/>
          </table:table-cell>
          <table:table-cell table:style-name="ce73" table:formula="of:=IF([.AO35]=&quot;&quot;;&quot;&quot;;[.AO35])">
            <text:p/>
          </table:table-cell>
          <table:table-cell table:style-name="ce127" table:formula="of:=IF([.V246]=&quot;&quot;;&quot;&quot;;[.V246]/[.S246])">
            <text:p/>
          </table:table-cell>
          <table:table-cell table:style-name="ce73" table:formula="of:=IF(OR([.V246]=&quot;&quot;;[.U246]=&quot;&quot;);&quot;&quot;;[.V246]/([.U246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Q334]=&quot;&quot;;&quot;&quot;;[.Q334])">
            <text:p/>
          </table:table-cell>
          <table:table-cell/>
          <table:table-cell table:style-name="ce35" office:value-type="string" calcext:value-type="string">
            <text:p>CNR:</text:p>
          </table:table-cell>
          <table:table-cell table:style-name="ce151" table:formula="of:=IF([.T337]=&quot;&quot;;&quot;&quot;;[.T337])">
            <text:p/>
          </table:table-cell>
          <table:table-cell table:style-name="ce91" table:formula="of:=IF([.U337]=&quot;&quot;;&quot;&quot;;[.U337])">
            <text:p/>
          </table:table-cell>
          <table:table-cell table:style-name="ce173" table:formula="of:=IF([.V337]=&quot;&quot;;&quot;&quot;;[.V337])">
            <text:p/>
          </table:table-cell>
          <table:table-cell table:style-name="ce91" table:formula="of:=IF([.W337]=&quot;&quot;;&quot;&quot;;[.W337])" office:value-type="string" office:string-value="Fail" calcext:value-type="string">
            <text:p>Fail</text:p>
          </table:table-cell>
          <table:table-cell/>
          <table:table-cell table:style-name="ce192"/>
          <table:table-cell/>
          <table:table-cell table:style-name="ce207"/>
          <table:table-cell table:style-name="ce41" table:formula="of:=IF([.AK41]=&quot;&quot;;&quot;&quot;;[.AK41])">
            <text:p/>
          </table:table-cell>
          <table:table-cell table:style-name="ce41" table:formula="of:=IF([.AL41]=&quot;&quot;;&quot;&quot;;[.AL41])">
            <text:p/>
          </table:table-cell>
          <table:table-cell table:style-name="ce41" table:formula="of:=IF([.AH41]=&quot;&quot;;&quot;&quot;;[.AH41])" office:value-type="float" office:value="34" calcext:value-type="float">
            <text:p>34</text:p>
          </table:table-cell>
          <table:table-cell table:style-name="ce41" table:formula="of:=IF([.AI41]=&quot;&quot;;&quot;&quot;;[.AI41])" office:value-type="float" office:value="50" calcext:value-type="float">
            <text:p>50</text:p>
          </table:table-cell>
          <table:table-cell table:style-name="ce73" table:formula="of:=IF([.AQ41]=&quot;&quot;;&quot;&quot;;[.AQ41])">
            <text:p/>
          </table:table-cell>
          <table:table-cell table:style-name="ce354" table:formula="of:=IF([.AN41]=&quot;&quot;;&quot;&quot;;[.AN41])">
            <text:p/>
          </table:table-cell>
          <table:table-cell table:style-name="ce73" table:formula="of:=IF([.AO41]=&quot;&quot;;&quot;&quot;;[.AO41])">
            <text:p/>
          </table:table-cell>
          <table:table-cell table:style-name="ce127" table:formula="of:=IF([.V247]=&quot;&quot;;&quot;&quot;;[.V247]/[.S247])">
            <text:p/>
          </table:table-cell>
          <table:table-cell table:style-name="ce73" table:formula="of:=IF(OR([.V247]=&quot;&quot;;[.U247]=&quot;&quot;);&quot;&quot;;[.V247]/([.U247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34" table:formula="of:=IF([.Q335]=&quot;&quot;;&quot;&quot;;[.Q335])">
            <text:p/>
          </table:table-cell>
          <table:table-cell table:number-columns-repeated="7"/>
          <table:table-cell table:style-name="ce192"/>
          <table:table-cell/>
          <table:table-cell table:style-name="ce217" office:value-type="string" calcext:value-type="string">
            <text:p>Mag:</text:p>
          </table:table-cell>
          <table:table-cell table:style-name="ce41" table:formula="of:=IF([.AK68]=&quot;&quot;;&quot;&quot;;[.AK68])">
            <text:p/>
          </table:table-cell>
          <table:table-cell table:style-name="ce41" table:formula="of:=IF([.AL68]=&quot;&quot;;&quot;&quot;;[.AL68])">
            <text:p/>
          </table:table-cell>
          <table:table-cell table:style-name="ce41" table:formula="of:=IF([.AH68]=&quot;&quot;;&quot;&quot;;[.AH68])" office:value-type="float" office:value="28" calcext:value-type="float">
            <text:p>28</text:p>
          </table:table-cell>
          <table:table-cell table:style-name="ce41" table:formula="of:=IF([.AI68]=&quot;&quot;;&quot;&quot;;[.AI68])" office:value-type="float" office:value="50" calcext:value-type="float">
            <text:p>50</text:p>
          </table:table-cell>
          <table:table-cell table:style-name="ce73" table:formula="of:=IF([.AQ68]=&quot;&quot;;&quot;&quot;;[.AQ68])">
            <text:p/>
          </table:table-cell>
          <table:table-cell table:style-name="ce354" table:formula="of:=IF([.AN68]=&quot;&quot;;&quot;&quot;;[.AN68])">
            <text:p/>
          </table:table-cell>
          <table:table-cell table:style-name="ce73" table:formula="of:=IF([.AO68]=&quot;&quot;;&quot;&quot;;[.AO68])">
            <text:p/>
          </table:table-cell>
          <table:table-cell table:style-name="ce127" table:formula="of:=IF([.V248]=&quot;&quot;;&quot;&quot;;[.V248]/[.S248])">
            <text:p/>
          </table:table-cell>
          <table:table-cell table:style-name="ce73" table:formula="of:=IF(OR([.V248]=&quot;&quot;;[.U248]=&quot;&quot;);&quot;&quot;;[.V248]/([.U248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3" office:value-type="string" calcext:value-type="string">
            <text:p>SNR must be &gt;= 40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5"/>
          <table:table-cell table:style-name="ce6" table:number-columns-repeated="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238" table:number-columns-repeated="3"/>
          <table:table-cell table:style-name="ce315"/>
          <table:table-cell table:style-name="ce327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2" table:number-columns-repeated="10"/>
          <table:table-cell table:style-name="ce197"/>
          <table:table-cell/>
          <table:table-cell table:style-name="ce207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7" office:value-type="string" calcext:value-type="string">
            <text:p>Image Quality Evaluation</text:p>
          </table:table-cell>
          <table:table-cell table:number-columns-repeated="9"/>
          <table:table-cell table:style-name="ce192"/>
          <table:table-cell/>
          <table:table-cell table:style-name="ce207"/>
          <table:table-cell table:style-name="ce91" table:formula="of:=IF([.AK42]=&quot;&quot;;&quot;&quot;;[.AK42])">
            <text:p/>
          </table:table-cell>
          <table:table-cell table:style-name="ce91" table:formula="of:=IF([.AL42]=&quot;&quot;;&quot;&quot;;[.AL42])">
            <text:p/>
          </table:table-cell>
          <table:table-cell table:style-name="ce41" table:formula="of:=IF([.AH42]=&quot;&quot;;&quot;&quot;;[.AH42])" office:value-type="float" office:value="28" calcext:value-type="float">
            <text:p>28</text:p>
          </table:table-cell>
          <table:table-cell table:style-name="ce41" table:formula="of:=IF([.AI42]=&quot;&quot;;&quot;&quot;;[.AI42])" office:value-type="float" office:value="50" calcext:value-type="float">
            <text:p>50</text:p>
          </table:table-cell>
          <table:table-cell table:style-name="ce73" table:formula="of:=IF([.AQ42]=&quot;&quot;;&quot;&quot;;[.AQ42])">
            <text:p/>
          </table:table-cell>
          <table:table-cell table:style-name="ce354" table:formula="of:=IF([.AN42]=&quot;&quot;;&quot;&quot;;[.AN42])">
            <text:p/>
          </table:table-cell>
          <table:table-cell table:style-name="ce73" table:formula="of:=IF([.AO42]=&quot;&quot;;&quot;&quot;;[.AO42])">
            <text:p/>
          </table:table-cell>
          <table:table-cell table:style-name="ce127" table:formula="of:=IF([.V252]=&quot;&quot;;&quot;&quot;;[.V252]/[.S252])">
            <text:p/>
          </table:table-cell>
          <table:table-cell table:style-name="ce73" table:formula="of:=IF(OR([.V252]=&quot;&quot;;[.U252]=&quot;&quot;);&quot;&quot;;[.V252]/([.U252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69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69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83" office:value-type="string" calcext:value-type="string" table:number-columns-spanned="2" table:number-rows-spanned="1">
            <text:p>Review Workstation</text:p>
          </table:table-cell>
          <table:covered-table-cell table:style-name="ce192"/>
          <table:table-cell/>
          <table:table-cell table:style-name="ce207"/>
          <table:table-cell table:style-name="ce41" table:formula="of:=IF([.AK48]=&quot;&quot;;&quot;&quot;;[.AK48])">
            <text:p/>
          </table:table-cell>
          <table:table-cell table:style-name="ce41" table:formula="of:=IF([.AL48]=&quot;&quot;;&quot;&quot;;[.AL48])">
            <text:p/>
          </table:table-cell>
          <table:table-cell table:style-name="ce41" table:formula="of:=IF([.AH48]=&quot;&quot;;&quot;&quot;;[.AH48])" office:value-type="float" office:value="30" calcext:value-type="float">
            <text:p>30</text:p>
          </table:table-cell>
          <table:table-cell table:style-name="ce41" table:formula="of:=IF([.AI48]=&quot;&quot;;&quot;&quot;;[.AI48])" office:value-type="float" office:value="50" calcext:value-type="float">
            <text:p>50</text:p>
          </table:table-cell>
          <table:table-cell table:style-name="ce73" table:formula="of:=IF([.AQ48]=&quot;&quot;;&quot;&quot;;[.AQ48])">
            <text:p/>
          </table:table-cell>
          <table:table-cell table:style-name="ce354" table:formula="of:=IF([.AN48]=&quot;&quot;;&quot;&quot;;[.AN48])">
            <text:p/>
          </table:table-cell>
          <table:table-cell table:style-name="ce73" table:formula="of:=IF([.AO48]=&quot;&quot;;&quot;&quot;;[.AO48])">
            <text:p/>
          </table:table-cell>
          <table:table-cell table:style-name="ce127" table:formula="of:=IF([.V253]=&quot;&quot;;&quot;&quot;;[.V253]/[.S253])">
            <text:p/>
          </table:table-cell>
          <table:table-cell table:style-name="ce73" table:formula="of:=IF(OR([.V253]=&quot;&quot;;[.U253]=&quot;&quot;);&quot;&quot;;[.V253]/([.U253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70" office:value-type="string" calcext:value-type="string">
            <text:p>kV:</text:p>
          </table:table-cell>
          <table:table-cell table:style-name="ce108" table:formula="of:=IF([.Q307]=&quot;&quot;;&quot;&quot;;[.Q307])" office:value-type="float" office:value="0" calcext:value-type="float">
            <text:p>0</text:p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table:style-name="ce6" office:value-type="string" calcext:value-type="string">
            <text:p>Left</text:p>
          </table:table-cell>
          <table:table-cell table:style-name="ce200" office:value-type="string" calcext:value-type="string">
            <text:p>Right</text:p>
          </table:table-cell>
          <table:table-cell/>
          <table:table-cell table:style-name="ce207"/>
          <table:table-cell table:style-name="ce41" table:formula="of:=IF([.AK54]=&quot;&quot;;&quot;&quot;;[.AK54])">
            <text:p/>
          </table:table-cell>
          <table:table-cell table:style-name="ce41" table:formula="of:=IF([.AL54]=&quot;&quot;;&quot;&quot;;[.AL54])">
            <text:p/>
          </table:table-cell>
          <table:table-cell table:style-name="ce41" table:formula="of:=IF([.AH54]=&quot;&quot;;&quot;&quot;;[.AH54])" office:value-type="float" office:value="32" calcext:value-type="float">
            <text:p>32</text:p>
          </table:table-cell>
          <table:table-cell table:style-name="ce41" table:formula="of:=IF([.AI54]=&quot;&quot;;&quot;&quot;;[.AI54])" office:value-type="float" office:value="50" calcext:value-type="float">
            <text:p>50</text:p>
          </table:table-cell>
          <table:table-cell table:style-name="ce73" table:formula="of:=IF([.AQ54]=&quot;&quot;;&quot;&quot;;[.AQ54])">
            <text:p/>
          </table:table-cell>
          <table:table-cell table:style-name="ce354" table:formula="of:=IF([.AN54]=&quot;&quot;;&quot;&quot;;[.AN54])">
            <text:p/>
          </table:table-cell>
          <table:table-cell table:style-name="ce73" table:formula="of:=IF([.AO54]=&quot;&quot;;&quot;&quot;;[.AO54])">
            <text:p/>
          </table:table-cell>
          <table:table-cell table:style-name="ce127" table:formula="of:=IF([.V254]=&quot;&quot;;&quot;&quot;;[.V254]/[.S254])">
            <text:p/>
          </table:table-cell>
          <table:table-cell table:style-name="ce73" table:formula="of:=IF(OR([.V254]=&quot;&quot;;[.U254]=&quot;&quot;);&quot;&quot;;[.V254]/([.U254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70" office:value-type="string" calcext:value-type="string">
            <text:p>mA:</text:p>
          </table:table-cell>
          <table:table-cell table:style-name="ce109" table:formula="of:=IF([.Q308]=&quot;&quot;;&quot;&quot;;[.Q308])" office:value-type="float" office:value="0" calcext:value-type="float">
            <text:p>0</text:p>
          </table:table-cell>
          <table:table-cell table:style-name="Default"/>
          <table:table-cell table:style-name="ce35" office:value-type="string" calcext:value-type="string">
            <text:p>kV:</text:p>
          </table:table-cell>
          <table:table-cell table:style-name="ce66" table:formula="of:=IF([.Q323]=&quot;&quot;;&quot;&quot;;[.Q323])" office:value-type="float" office:value="0" calcext:value-type="float">
            <text:p>0</text:p>
          </table:table-cell>
          <table:table-cell table:style-name="ce164" table:formula="of:=IF([.U323]=&quot;&quot;;&quot;&quot;;[.U323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1" table:formula="of:=IF([.R315]=&quot;&quot;;&quot;&quot;;[.R315])">
            <text:p/>
          </table:table-cell>
          <table:table-cell/>
          <table:table-cell table:style-name="ce207"/>
          <table:table-cell table:style-name="ce41" table:formula="of:=IF([.AK60]=&quot;&quot;;&quot;&quot;;[.AK60])">
            <text:p/>
          </table:table-cell>
          <table:table-cell table:style-name="ce41" table:formula="of:=IF([.AL60]=&quot;&quot;;&quot;&quot;;[.AL60])">
            <text:p/>
          </table:table-cell>
          <table:table-cell table:style-name="ce41" table:formula="of:=IF([.AH60]=&quot;&quot;;&quot;&quot;;[.AH60])" office:value-type="float" office:value="34" calcext:value-type="float">
            <text:p>34</text:p>
          </table:table-cell>
          <table:table-cell table:style-name="ce41" table:formula="of:=IF([.AI60]=&quot;&quot;;&quot;&quot;;[.AI60])" office:value-type="float" office:value="50" calcext:value-type="float">
            <text:p>50</text:p>
          </table:table-cell>
          <table:table-cell table:style-name="ce73" table:formula="of:=IF([.AQ60]=&quot;&quot;;&quot;&quot;;[.AQ60])">
            <text:p/>
          </table:table-cell>
          <table:table-cell table:style-name="ce354" table:formula="of:=IF([.AN60]=&quot;&quot;;&quot;&quot;;[.AN60])">
            <text:p/>
          </table:table-cell>
          <table:table-cell table:style-name="ce73" table:formula="of:=IF([.AO60]=&quot;&quot;;&quot;&quot;;[.AO60])">
            <text:p/>
          </table:table-cell>
          <table:table-cell table:style-name="ce127" table:formula="of:=IF([.V255]=&quot;&quot;;&quot;&quot;;[.V255]/[.S255])">
            <text:p/>
          </table:table-cell>
          <table:table-cell table:style-name="ce73" table:formula="of:=IF(OR([.V255]=&quot;&quot;;[.U255]=&quot;&quot;);&quot;&quot;;[.V255]/([.U255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70" office:value-type="string" calcext:value-type="string">
            <text:p>Background Density:</text:p>
          </table:table-cell>
          <table:table-cell table:style-name="ce109" table:formula="of:=IF([.Q309]=&quot;&quot;;&quot;&quot;;[.Q309])">
            <text:p/>
          </table:table-cell>
          <table:table-cell table:style-name="Default"/>
          <table:table-cell table:style-name="ce35" office:value-type="string" calcext:value-type="string">
            <text:p>mA:</text:p>
          </table:table-cell>
          <table:table-cell table:style-name="ce67" table:formula="of:=IF([.Q324]=&quot;&quot;;&quot;&quot;;[.Q324])" office:value-type="float" office:value="0" calcext:value-type="float">
            <text:p>0</text:p>
          </table:table-cell>
          <table:table-cell table:style-name="ce157" table:formula="of:=IF([.U324]=&quot;&quot;;&quot;&quot;;[.U324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4" table:formula="of:=IF([.Q317]=&quot;&quot;;&quot;&quot;;[.Q317])">
            <text:p/>
          </table:table-cell>
          <table:table-cell table:style-name="ce202" table:formula="of:=IF([.R317]=&quot;&quot;;&quot;&quot;;[.R317])">
            <text:p/>
          </table:table-cell>
          <table:table-cell/>
          <table:table-cell table:style-name="ce207"/>
          <table:table-cell table:style-name="ce41" table:formula="of:=IF([.AK66]=&quot;&quot;;&quot;&quot;;[.AK66])">
            <text:p/>
          </table:table-cell>
          <table:table-cell table:style-name="ce41" table:formula="of:=IF([.AL66]=&quot;&quot;;&quot;&quot;;[.AL66])">
            <text:p/>
          </table:table-cell>
          <table:table-cell table:style-name="ce41" table:formula="of:=IF([.AH66]=&quot;&quot;;&quot;&quot;;[.AH66])" office:value-type="float" office:value="36" calcext:value-type="float">
            <text:p>36</text:p>
          </table:table-cell>
          <table:table-cell table:style-name="ce41" table:formula="of:=IF([.AI66]=&quot;&quot;;&quot;&quot;;[.AI66])" office:value-type="float" office:value="50" calcext:value-type="float">
            <text:p>50</text:p>
          </table:table-cell>
          <table:table-cell table:style-name="ce73" table:formula="of:=IF([.AQ66]=&quot;&quot;;&quot;&quot;;[.AQ66])">
            <text:p/>
          </table:table-cell>
          <table:table-cell table:style-name="ce354" table:formula="of:=IF([.AN66]=&quot;&quot;;&quot;&quot;;[.AN66])">
            <text:p/>
          </table:table-cell>
          <table:table-cell table:style-name="ce73" table:formula="of:=IF([.AO66]=&quot;&quot;;&quot;&quot;;[.AO66])">
            <text:p/>
          </table:table-cell>
          <table:table-cell table:style-name="ce127" table:formula="of:=IF([.V256]=&quot;&quot;;&quot;&quot;;[.V256]/[.S256])">
            <text:p/>
          </table:table-cell>
          <table:table-cell table:style-name="ce73" table:formula="of:=IF(OR([.V256]=&quot;&quot;;[.U256]=&quot;&quot;);&quot;&quot;;[.V256]/([.U256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70" office:value-type="string" calcext:value-type="string">
            <text:p>Inside disk:</text:p>
          </table:table-cell>
          <table:table-cell table:style-name="ce109" table:formula="of:=IF([.Q310]=&quot;&quot;;&quot;&quot;;[.Q310])">
            <text:p/>
          </table:table-cell>
          <table:table-cell table:style-name="Default"/>
          <table:table-cell table:style-name="ce35" office:value-type="string" calcext:value-type="string">
            <text:p>Exposure Index:</text:p>
          </table:table-cell>
          <table:table-cell table:style-name="ce67" table:formula="of:=IF([.Q325]=&quot;&quot;;&quot;&quot;;[.Q325])" office:value-type="float" office:value="0" calcext:value-type="float">
            <text:p>0</text:p>
          </table:table-cell>
          <table:table-cell table:style-name="ce157" table:formula="of:=IF([.U325]=&quot;&quot;;&quot;&quot;;[.U325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185" table:formula="of:=IF([.Q318]=&quot;&quot;;&quot;&quot;;[.Q318])">
            <text:p/>
          </table:table-cell>
          <table:table-cell table:style-name="ce203" table:formula="of:=IF([.R318]=&quot;&quot;;&quot;&quot;;[.R318])">
            <text:p/>
          </table:table-cell>
          <table:table-cell/>
          <table:table-cell table:style-name="ce207"/>
          <table:table-cell table:style-name="ce41" table:formula="of:=IF([.AK67]=&quot;&quot;;&quot;&quot;;[.AK67])">
            <text:p/>
          </table:table-cell>
          <table:table-cell table:style-name="ce41" table:formula="of:=IF([.AL67]=&quot;&quot;;&quot;&quot;;[.AL67])">
            <text:p/>
          </table:table-cell>
          <table:table-cell table:style-name="ce41" table:formula="of:=IF([.AH67]=&quot;&quot;;&quot;&quot;;[.AH67])" office:value-type="float" office:value="38" calcext:value-type="float">
            <text:p>38</text:p>
          </table:table-cell>
          <table:table-cell table:style-name="ce41" table:formula="of:=IF([.AI67]=&quot;&quot;;&quot;&quot;;[.AI67])" office:value-type="float" office:value="50" calcext:value-type="float">
            <text:p>50</text:p>
          </table:table-cell>
          <table:table-cell table:style-name="ce73" table:formula="of:=IF([.AQ67]=&quot;&quot;;&quot;&quot;;[.AQ67])">
            <text:p/>
          </table:table-cell>
          <table:table-cell table:style-name="ce354" table:formula="of:=IF([.AN67]=&quot;&quot;;&quot;&quot;;[.AN67])">
            <text:p/>
          </table:table-cell>
          <table:table-cell table:style-name="ce73" table:formula="of:=IF([.AO67]=&quot;&quot;;&quot;&quot;;[.AO67])">
            <text:p/>
          </table:table-cell>
          <table:table-cell table:style-name="ce127" table:formula="of:=IF([.V257]=&quot;&quot;;&quot;&quot;;[.V257]/[.S257])">
            <text:p/>
          </table:table-cell>
          <table:table-cell table:style-name="ce73" table:formula="of:=IF(OR([.V257]=&quot;&quot;;[.U257]=&quot;&quot;);&quot;&quot;;[.V257]/([.U257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70" office:value-type="string" calcext:value-type="string">
            <text:p>Outside disk:</text:p>
          </table:table-cell>
          <table:table-cell table:style-name="ce109" table:formula="of:=IF([.Q311]=&quot;&quot;;&quot;&quot;;[.Q311])">
            <text:p/>
          </table:table-cell>
          <table:table-cell table:style-name="Default"/>
          <table:table-cell table:style-name="ce35" office:value-type="string" calcext:value-type="string">
            <text:p>Fibers:</text:p>
          </table:table-cell>
          <table:table-cell table:style-name="ce67" table:formula="of:=IF([.Q326]=&quot;&quot;;&quot;&quot;;[.Q326])">
            <text:p/>
          </table:table-cell>
          <table:table-cell table:style-name="ce157" table:formula="of:=IF([.U326]=&quot;&quot;;&quot;&quot;;[.U326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186" table:formula="of:=IF([.Q319]=&quot;&quot;;&quot;&quot;;[.Q319])">
            <text:p/>
          </table:table-cell>
          <table:table-cell table:style-name="ce204" table:formula="of:=IF([.R319]=&quot;&quot;;&quot;&quot;;[.R319])">
            <text:p/>
          </table:table-cell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238"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70" office:value-type="string" calcext:value-type="string">
            <text:p>Difference:</text:p>
          </table:table-cell>
          <table:table-cell table:style-name="ce109" table:formula="of:=IF([.Q312]=&quot;&quot;;&quot;&quot;;[.Q312])">
            <text:p/>
          </table:table-cell>
          <table:table-cell table:style-name="Default"/>
          <table:table-cell table:style-name="ce35" office:value-type="string" calcext:value-type="string">
            <text:p>Specks:</text:p>
          </table:table-cell>
          <table:table-cell table:style-name="ce67" table:formula="of:=IF([.Q327]=&quot;&quot;;&quot;&quot;;[.Q327])">
            <text:p/>
          </table:table-cell>
          <table:table-cell table:style-name="ce157" table:formula="of:=IF([.U327]=&quot;&quot;;&quot;&quot;;[.U327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1" table:formula="of:=IF([.V315]=&quot;&quot;;&quot;&quot;;[.V315])">
            <text:p/>
          </table:table-cell>
          <table:table-cell/>
          <table:table-cell table:style-name="ce208"/>
          <table:table-cell table:style-name="ce239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70" office:value-type="string" calcext:value-type="string">
            <text:p>Fibers:</text:p>
          </table:table-cell>
          <table:table-cell table:style-name="ce109" table:formula="of:=IF([.U307]=&quot;&quot;;&quot;&quot;;[.U307])">
            <text:p/>
          </table:table-cell>
          <table:table-cell table:style-name="Default"/>
          <table:table-cell table:style-name="ce35" office:value-type="string" calcext:value-type="string">
            <text:p>Masses:</text:p>
          </table:table-cell>
          <table:table-cell table:style-name="ce68" table:formula="of:=IF([.Q328]=&quot;&quot;;&quot;&quot;;[.Q328])">
            <text:p/>
          </table:table-cell>
          <table:table-cell table:style-name="ce159" table:formula="of:=IF([.U328]=&quot;&quot;;&quot;&quot;;[.U328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4" table:formula="of:=IF([.U317]=&quot;&quot;;&quot;&quot;;[.U317])">
            <text:p/>
          </table:table-cell>
          <table:table-cell table:style-name="ce202" table:formula="of:=IF([.V317]=&quot;&quot;;&quot;&quot;;[.V317])">
            <text:p/>
          </table:table-cell>
          <table:table-cell/>
          <table:table-cell table:style-name="ce215" office:value-type="string" calcext:value-type="string">
            <text:p>kV, Exposure, and Output Reproducibility</text:p>
          </table:table-cell>
          <table:table-cell table:style-name="ce24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70" office:value-type="string" calcext:value-type="string">
            <text:p>Specks:</text:p>
          </table:table-cell>
          <table:table-cell table:style-name="ce109" table:formula="of:=IF([.U308]=&quot;&quot;;&quot;&quot;;[.U308])">
            <text:p/>
          </table:table-cell>
          <table:table-cell table:number-columns-repeated="5"/>
          <table:table-cell table:style-name="ce35" office:value-type="string" calcext:value-type="string">
            <text:p>Specks:</text:p>
          </table:table-cell>
          <table:table-cell table:style-name="ce185" table:formula="of:=IF([.U318]=&quot;&quot;;&quot;&quot;;[.U318])">
            <text:p/>
          </table:table-cell>
          <table:table-cell table:style-name="ce203" table:formula="of:=IF([.V318]=&quot;&quot;;&quot;&quot;;[.V318])">
            <text:p/>
          </table:table-cell>
          <table:table-cell/>
          <table:table-cell table:style-name="ce207"/>
          <table:table-cell table:number-columns-repeated="3"/>
          <table:table-cell table:style-name="ce315"/>
          <table:table-cell table:number-columns-repeated="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1" office:value-type="string" calcext:value-type="string">
            <text:p>Masses:</text:p>
          </table:table-cell>
          <table:table-cell table:style-name="ce110" table:formula="of:=IF([.U309]=&quot;&quot;;&quot;&quot;;[.U309])">
            <text:p/>
          </table:table-cell>
          <table:table-cell table:style-name="ce20" table:number-columns-repeated="5"/>
          <table:table-cell table:style-name="ce71" office:value-type="string" calcext:value-type="string">
            <text:p>Masses:</text:p>
          </table:table-cell>
          <table:table-cell table:style-name="ce187" table:formula="of:=IF([.U319]=&quot;&quot;;&quot;&quot;;[.U319])">
            <text:p/>
          </table:table-cell>
          <table:table-cell table:style-name="ce205" table:formula="of:=IF([.V319]=&quot;&quot;;&quot;&quot;;[.V319])">
            <text:p/>
          </table:table-cell>
          <table:table-cell/>
          <table:table-cell table:style-name="ce207"/>
          <table:table-cell table:style-name="ce238" table:number-columns-repeated="3"/>
          <table:table-cell table:style-name="ce315"/>
          <table:table-cell table:style-name="ce327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5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07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>
            <text:p/>
          </table:table-cell>
          <table:table-cell table:style-name="ce354" table:formula="of:=IF([.AN24]=&quot;&quot;;&quot;&quot;;[.AN24])">
            <text:p/>
          </table:table-cell>
          <table:table-cell table:style-name="ce73" table:formula="of:=IF([.AO24]=&quot;&quot;;&quot;&quot;;[.AO24])">
            <text:p/>
          </table:table-cell>
          <table:table-cell table:style-name="ce127" table:formula="of:=IF([.V264]=&quot;&quot;;&quot;&quot;;[.V264]/[.S264])">
            <text:p/>
          </table:table-cell>
          <table:table-cell table:style-name="ce73" table:formula="of:=IF(OR([.V264]=&quot;&quot;;[.U264]=&quot;&quot;);&quot;&quot;;[.V264]/([.U264]/1000))">
            <text:p/>
          </table:table-cell>
          <table:table-cell table:style-name="ce415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7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5]=&quot;&quot;;&quot;&quot;;[.AH25])" office:value-type="float" office:value="28" calcext:value-type="float">
            <text:p>28</text:p>
          </table:table-cell>
          <table:table-cell table:style-name="ce41" table:formula="of:=IF([.AI25]=&quot;&quot;;&quot;&quot;;[.AI25])" office:value-type="float" office:value="50" calcext:value-type="float">
            <text:p>50</text:p>
          </table:table-cell>
          <table:table-cell table:style-name="ce73" table:formula="of:=IF([.AQ25]=&quot;&quot;;&quot;&quot;;[.AQ25])">
            <text:p/>
          </table:table-cell>
          <table:table-cell table:style-name="ce354" table:formula="of:=IF([.AN25]=&quot;&quot;;&quot;&quot;;[.AN25])">
            <text:p/>
          </table:table-cell>
          <table:table-cell table:style-name="ce73" table:formula="of:=IF([.AO25]=&quot;&quot;;&quot;&quot;;[.AO25])">
            <text:p/>
          </table:table-cell>
          <table:table-cell table:style-name="ce127" table:formula="of:=IF([.V265]=&quot;&quot;;&quot;&quot;;[.V265]/[.S265])">
            <text:p/>
          </table:table-cell>
          <table:table-cell table:style-name="ce73" table:formula="of:=IF(OR([.V265]=&quot;&quot;;[.U265]=&quot;&quot;);&quot;&quot;;[.V265]/([.U265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7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6]=&quot;&quot;;&quot;&quot;;[.AH26])" office:value-type="float" office:value="28" calcext:value-type="float">
            <text:p>28</text:p>
          </table:table-cell>
          <table:table-cell table:style-name="ce41" table:formula="of:=IF([.AI26]=&quot;&quot;;&quot;&quot;;[.AI26])" office:value-type="float" office:value="50" calcext:value-type="float">
            <text:p>50</text:p>
          </table:table-cell>
          <table:table-cell table:style-name="ce73" table:formula="of:=IF([.AQ26]=&quot;&quot;;&quot;&quot;;[.AQ26])">
            <text:p/>
          </table:table-cell>
          <table:table-cell table:style-name="ce354" table:formula="of:=IF([.AN26]=&quot;&quot;;&quot;&quot;;[.AN26])">
            <text:p/>
          </table:table-cell>
          <table:table-cell table:style-name="ce73" table:formula="of:=IF([.AO26]=&quot;&quot;;&quot;&quot;;[.AO26])">
            <text:p/>
          </table:table-cell>
          <table:table-cell table:style-name="ce127" table:formula="of:=IF([.V266]=&quot;&quot;;&quot;&quot;;[.V266]/[.S266])">
            <text:p/>
          </table:table-cell>
          <table:table-cell table:style-name="ce73" table:formula="of:=IF(OR([.V266]=&quot;&quot;;[.U266]=&quot;&quot;);&quot;&quot;;[.V266]/([.U266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8" office:value-type="string" calcext:value-type="string">
            <text:p>Meter:</text:p>
          </table:table-cell>
          <table:table-cell table:style-name="ce72" table:formula="of:=IF([.P236]=&quot;&quot;;&quot;&quot;;[.P236])">
            <text:p/>
          </table:table-cell>
          <table:table-cell table:style-name="ce38" office:value-type="string" calcext:value-type="string">
            <text:p>SN:</text:p>
          </table:table-cell>
          <table:table-cell table:style-name="ce72" table:formula="of:=IF([.P237]=&quot;&quot;;&quot;&quot;;[.P237])">
            <text:p/>
          </table:table-cell>
          <table:table-cell table:style-name="ce18"/>
          <table:table-cell table:style-name="ce38" office:value-type="string" calcext:value-type="string">
            <text:p>Calibration Date:</text:p>
          </table:table-cell>
          <table:table-cell table:style-name="ce165" table:formula="of:=IF([.S236]=&quot;&quot;;&quot;&quot;;[.S236])" table:number-columns-spanned="2" table:number-rows-spanned="1">
            <text:p/>
          </table:table-cell>
          <table:covered-table-cell table:style-name="ce18"/>
          <table:table-cell table:style-name="ce18" table:number-columns-repeated="2"/>
          <table:table-cell table:style-name="ce191"/>
          <table:table-cell/>
          <table:table-cell table:style-name="ce207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7]=&quot;&quot;;&quot;&quot;;[.AH27])" office:value-type="float" office:value="28" calcext:value-type="float">
            <text:p>28</text:p>
          </table:table-cell>
          <table:table-cell table:style-name="ce41" table:formula="of:=IF([.AI27]=&quot;&quot;;&quot;&quot;;[.AI27])" office:value-type="float" office:value="50" calcext:value-type="float">
            <text:p>50</text:p>
          </table:table-cell>
          <table:table-cell table:style-name="ce73" table:formula="of:=IF([.AQ27]=&quot;&quot;;&quot;&quot;;[.AQ27])">
            <text:p/>
          </table:table-cell>
          <table:table-cell table:style-name="ce354" table:formula="of:=IF([.AN27]=&quot;&quot;;&quot;&quot;;[.AN27])">
            <text:p/>
          </table:table-cell>
          <table:table-cell table:style-name="ce73" table:formula="of:=IF([.AO27]=&quot;&quot;;&quot;&quot;;[.AO27])">
            <text:p/>
          </table:table-cell>
          <table:table-cell table:style-name="ce127" table:formula="of:=IF([.V267]=&quot;&quot;;&quot;&quot;;[.V267]/[.S267])">
            <text:p/>
          </table:table-cell>
          <table:table-cell table:style-name="ce73" table:formula="of:=IF(OR([.V267]=&quot;&quot;;[.U267]=&quot;&quot;);&quot;&quot;;[.V267]/([.U267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Default" table:number-columns-repeated="5"/>
          <table:table-cell table:style-name="ce70" office:value-type="string" calcext:value-type="string">
            <text:p>Calibration Due:</text:p>
          </table:table-cell>
          <table:table-cell table:style-name="ce166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192"/>
          <table:table-cell/>
          <table:table-cell table:style-name="ce207"/>
          <table:table-cell table:number-columns-repeated="3"/>
          <table:table-cell table:style-name="ce35" office:value-type="string" calcext:value-type="string">
            <text:p>Mean:</text:p>
          </table:table-cell>
          <table:table-cell table:style-name="ce328" table:formula="of:=IF(OR([.T264]=&quot;&quot;;[.T265]=&quot;&quot;;[.T266]=&quot;&quot;;[.T267]=&quot;&quot;);&quot;&quot;;AVERAGE([.T264:.T267]))">
            <text:p/>
          </table:table-cell>
          <table:table-cell table:style-name="ce356" table:formula="of:=IF(OR([.U264]=&quot;&quot;;[.U265]=&quot;&quot;;[.U266]=&quot;&quot;;[.U267]=&quot;&quot;);&quot;&quot;;AVERAGE([.U264:.U267]))">
            <text:p/>
          </table:table-cell>
          <table:table-cell table:style-name="ce328" table:formula="of:=IF(OR([.V264]=&quot;&quot;;[.V265]=&quot;&quot;;[.V266]=&quot;&quot;;[.V267]=&quot;&quot;);&quot;&quot;;AVERAGE([.V264:.V267]))">
            <text:p/>
          </table:table-cell>
          <table:table-cell table:style-name="ce382" table:formula="of:=IF(OR([.W264]=&quot;&quot;;[.W265]=&quot;&quot;;[.W266]=&quot;&quot;;[.W267]=&quot;&quot;);&quot;&quot;;AVERAGE([.W264:.W267]))">
            <text:p/>
          </table:table-cell>
          <table:table-cell table:style-name="ce328" table:formula="of:=IF(OR([.X264]=&quot;&quot;;[.X265]=&quot;&quot;;[.X266]=&quot;&quot;;[.X267]=&quot;&quot;);&quot;&quot;;AVERAGE([.X264:.X267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31" office:value-type="string" calcext:value-type="string">
            <text:p>kVp Accuracy</text:p>
          </table:table-cell>
          <table:table-cell table:style-name="ce19" table:number-columns-repeated="8"/>
          <table:table-cell/>
          <table:table-cell table:style-name="ce192"/>
          <table:table-cell/>
          <table:table-cell table:style-name="ce216"/>
          <table:table-cell table:number-columns-repeated="3"/>
          <table:table-cell table:style-name="ce35" office:value-type="string" calcext:value-type="string">
            <text:p>Std Dev:</text:p>
          </table:table-cell>
          <table:table-cell table:style-name="ce328" table:formula="of:=IF(OR([.T264]=&quot;&quot;;[.T265]=&quot;&quot;;[.T266]=&quot;&quot;;[.T267]=&quot;&quot;);&quot;&quot;;STDEV([.T264:.T267]))">
            <text:p/>
          </table:table-cell>
          <table:table-cell table:style-name="ce328" table:formula="of:=IF(OR([.U264]=&quot;&quot;;[.U265]=&quot;&quot;;[.U266]=&quot;&quot;;[.U267]=&quot;&quot;);&quot;&quot;;STDEV([.U264:.U267]))">
            <text:p/>
          </table:table-cell>
          <table:table-cell table:style-name="ce328" table:formula="of:=IF(OR([.V264]=&quot;&quot;;[.V265]=&quot;&quot;;[.V266]=&quot;&quot;;[.V267]=&quot;&quot;);&quot;&quot;;STDEV([.V264:.V267]))">
            <text:p/>
          </table:table-cell>
          <table:table-cell table:style-name="ce328" table:formula="of:=IF(OR([.W264]=&quot;&quot;;[.W265]=&quot;&quot;;[.W266]=&quot;&quot;;[.W267]=&quot;&quot;);&quot;&quot;;STDEV([.W264:.W267]))">
            <text:p/>
          </table:table-cell>
          <table:table-cell table:style-name="ce328" table:formula="of:=IF(OR([.X264]=&quot;&quot;;[.X265]=&quot;&quot;;[.X266]=&quot;&quot;;[.X267]=&quot;&quot;);&quot;&quot;;STDEV([.X264:.X267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41]=&quot;&quot;;&quot;&quot;;[.P241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41]=&quot;&quot;;&quot;&quot;;[.Q241])">
            <text:p/>
          </table:table-cell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P252]=&quot;&quot;;&quot;&quot;;[.P252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52]=&quot;&quot;;&quot;&quot;;[.Q252])">
            <text:p/>
          </table:table-cell>
          <table:table-cell/>
          <table:table-cell table:style-name="ce192"/>
          <table:table-cell/>
          <table:table-cell table:style-name="ce207"/>
          <table:table-cell table:number-columns-repeated="3"/>
          <table:table-cell table:style-name="ce35" office:value-type="string" calcext:value-type="string">
            <text:p>Coeff of Var:</text:p>
          </table:table-cell>
          <table:table-cell table:style-name="ce329" table:formula="of:=IF(OR([.T268]=&quot;&quot;;[.T269]=&quot;&quot;);&quot;&quot;;[.T269]/[.T268])">
            <text:p/>
          </table:table-cell>
          <table:table-cell table:style-name="ce329" table:formula="of:=IF(OR([.U268]=&quot;&quot;;[.U269]=&quot;&quot;);&quot;&quot;;[.U269]/[.U268])">
            <text:p/>
          </table:table-cell>
          <table:table-cell table:style-name="ce329" table:formula="of:=IF(OR([.V268]=&quot;&quot;;[.V269]=&quot;&quot;);&quot;&quot;;[.V269]/[.V268])">
            <text:p/>
          </table:table-cell>
          <table:table-cell table:style-name="ce329" table:formula="of:=IF(OR([.W268]=&quot;&quot;;[.W269]=&quot;&quot;);&quot;&quot;;[.W269]/[.W268])">
            <text:p/>
          </table:table-cell>
          <table:table-cell table:style-name="ce329" table:formula="of:=IF(OR([.X268]=&quot;&quot;;[.X269]=&quot;&quot;);&quot;&quot;;[.X269]/[.X268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5" office:value-type="string" calcext:value-type="string">
            <text:p>mAs:</text:p>
          </table:table-cell>
          <table:table-cell table:style-name="ce167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192"/>
          <table:table-cell/>
          <table:table-cell table:style-name="ce207"/>
          <table:table-cell table:number-columns-repeated="3"/>
          <table:table-cell table:style-name="ce35" office:value-type="string" calcext:value-type="string">
            <text:p>Previous:</text:p>
          </table:table-cell>
          <table:table-cell table:style-name="ce330" table:number-columns-repeated="2"/>
          <table:table-cell table:style-name="ce375"/>
          <table:table-cell table:style-name="ce383" table:formula="of:=IF([.AB86]=&quot;&quot;;&quot;&quot;;[.AB86])">
            <text:p/>
          </table:table-cell>
          <table:table-cell table:style-name="ce383" table:formula="of:=IF([.AB87]=&quot;&quot;;&quot;&quot;;[.AB87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192"/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style-name="ce192"/>
          <table:table-cell/>
          <table:table-cell table:style-name="ce207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41" table:formula="of:=IF([.R241]=&quot;&quot;;&quot;&quot;;[.R241])" office:value-type="float" office:value="24" calcext:value-type="float">
            <text:p>24</text:p>
          </table:table-cell>
          <table:table-cell table:style-name="ce73" table:formula="of:=IF([.T241]=&quot;&quot;;&quot;&quot;;[.T241])">
            <text:p/>
          </table:table-cell>
          <table:table-cell table:style-name="ce111" table:formula="of:=IF(OR([.C274]=&quot;&quot;;[.D274]=&quot;&quot;);&quot;&quot;;IF(AND([.C274]&gt;0;[.D274]&gt;0);([.D274]-[.C274])/[.C274];&quot;&quot;))">
            <text:p/>
          </table:table-cell>
          <table:table-cell table:number-columns-repeated="2"/>
          <table:table-cell table:style-name="ce41" table:formula="of:=IF([.R252]=&quot;&quot;;&quot;&quot;;[.R252])" office:value-type="float" office:value="28" calcext:value-type="float">
            <text:p>28</text:p>
          </table:table-cell>
          <table:table-cell table:style-name="ce73" table:formula="of:=IF([.T252]=&quot;&quot;;&quot;&quot;;[.T252])">
            <text:p/>
          </table:table-cell>
          <table:table-cell table:style-name="ce111" table:formula="of:=IF(OR([.H274]=&quot;&quot;;[.I274]=&quot;&quot;);&quot;&quot;;IF(AND([.H274]&gt;0;[.I274]&gt;0);([.I274]-[.H274])/[.H274];&quot;&quot;))">
            <text:p/>
          </table:table-cell>
          <table:table-cell table:number-columns-repeated="2"/>
          <table:table-cell table:style-name="ce192"/>
          <table:table-cell/>
          <table:table-cell table:style-name="ce208"/>
          <table:table-cell table:style-name="ce32"/>
          <table:table-cell table:style-name="ce100" office:value-type="string" calcext:value-type="string">
            <text:p>Minimum acceptable output is 2 mGy/s at 28 kVp for W target</text:p>
          </table:table-cell>
          <table:table-cell table:style-name="ce32" table:number-columns-repeated="7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41" table:formula="of:=IF([.R242]=&quot;&quot;;&quot;&quot;;[.R242])" office:value-type="float" office:value="25" calcext:value-type="float">
            <text:p>25</text:p>
          </table:table-cell>
          <table:table-cell table:style-name="ce73" table:formula="of:=IF([.T242]=&quot;&quot;;&quot;&quot;;[.T242])">
            <text:p/>
          </table:table-cell>
          <table:table-cell table:style-name="ce111" table:formula="of:=IF(OR([.C275]=&quot;&quot;;[.D275]=&quot;&quot;);&quot;&quot;;IF(AND([.C275]&gt;0;[.D275]&gt;0);([.D275]-[.C275])/[.C275];&quot;&quot;))">
            <text:p/>
          </table:table-cell>
          <table:table-cell table:number-columns-repeated="2"/>
          <table:table-cell table:style-name="ce41" table:formula="of:=IF([.R253]=&quot;&quot;;&quot;&quot;;[.R253])" office:value-type="float" office:value="30" calcext:value-type="float">
            <text:p>30</text:p>
          </table:table-cell>
          <table:table-cell table:style-name="ce73" table:formula="of:=IF([.T253]=&quot;&quot;;&quot;&quot;;[.T253])">
            <text:p/>
          </table:table-cell>
          <table:table-cell table:style-name="ce111" table:formula="of:=IF(OR([.H275]=&quot;&quot;;[.I275]=&quot;&quot;);&quot;&quot;;IF(AND([.H275]&gt;0;[.I275]&gt;0);([.I275]-[.H275])/[.H275];&quot;&quot;))">
            <text:p/>
          </table:table-cell>
          <table:table-cell table:number-columns-repeated="2"/>
          <table:table-cell table:style-name="ce192"/>
          <table:table-cell/>
          <table:table-cell table:style-name="ce215" office:value-type="string" calcext:value-type="string">
            <text:p>Exposure Linearity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41" table:formula="of:=IF([.R243]=&quot;&quot;;&quot;&quot;;[.R243])" office:value-type="float" office:value="26" calcext:value-type="float">
            <text:p>26</text:p>
          </table:table-cell>
          <table:table-cell table:style-name="ce73" table:formula="of:=IF([.T243]=&quot;&quot;;&quot;&quot;;[.T243])">
            <text:p/>
          </table:table-cell>
          <table:table-cell table:style-name="ce111" table:formula="of:=IF(OR([.C276]=&quot;&quot;;[.D276]=&quot;&quot;);&quot;&quot;;IF(AND([.C276]&gt;0;[.D276]&gt;0);([.D276]-[.C276])/[.C276];&quot;&quot;))">
            <text:p/>
          </table:table-cell>
          <table:table-cell table:number-columns-repeated="2"/>
          <table:table-cell table:style-name="ce41" table:formula="of:=IF([.R254]=&quot;&quot;;&quot;&quot;;[.R254])" office:value-type="float" office:value="32" calcext:value-type="float">
            <text:p>32</text:p>
          </table:table-cell>
          <table:table-cell table:style-name="ce73" table:formula="of:=IF([.T254]=&quot;&quot;;&quot;&quot;;[.T254])">
            <text:p/>
          </table:table-cell>
          <table:table-cell table:style-name="ce111" table:formula="of:=IF(OR([.H276]=&quot;&quot;;[.I276]=&quot;&quot;);&quot;&quot;;IF(AND([.H276]&gt;0;[.I276]&gt;0);([.I276]-[.H276])/[.H276];&quot;&quot;)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number-columns-repeated="4"/>
          <table:table-cell table:style-name="ce327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41" table:formula="of:=IF([.R244]=&quot;&quot;;&quot;&quot;;[.R244])" office:value-type="float" office:value="28" calcext:value-type="float">
            <text:p>28</text:p>
          </table:table-cell>
          <table:table-cell table:style-name="ce73" table:formula="of:=IF([.T244]=&quot;&quot;;&quot;&quot;;[.T244])">
            <text:p/>
          </table:table-cell>
          <table:table-cell table:style-name="ce111" table:formula="of:=IF(OR([.C277]=&quot;&quot;;[.D277]=&quot;&quot;);&quot;&quot;;IF(AND([.C277]&gt;0;[.D277]&gt;0);([.D277]-[.C277])/[.C277];&quot;&quot;))">
            <text:p/>
          </table:table-cell>
          <table:table-cell table:number-columns-repeated="2"/>
          <table:table-cell table:style-name="ce41" table:formula="of:=IF([.R255]=&quot;&quot;;&quot;&quot;;[.R255])" office:value-type="float" office:value="34" calcext:value-type="float">
            <text:p>34</text:p>
          </table:table-cell>
          <table:table-cell table:style-name="ce73" table:formula="of:=IF([.T255]=&quot;&quot;;&quot;&quot;;[.T255])">
            <text:p/>
          </table:table-cell>
          <table:table-cell table:style-name="ce111" table:formula="of:=IF(OR([.H277]=&quot;&quot;;[.I277]=&quot;&quot;);&quot;&quot;;IF(AND([.H277]&gt;0;[.I277]&gt;0);([.I277]-[.H277])/[.H277];&quot;&quot;)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41" table:formula="of:=IF([.R245]=&quot;&quot;;&quot;&quot;;[.R245])" office:value-type="float" office:value="30" calcext:value-type="float">
            <text:p>30</text:p>
          </table:table-cell>
          <table:table-cell table:style-name="ce73" table:formula="of:=IF([.T245]=&quot;&quot;;&quot;&quot;;[.T245])">
            <text:p/>
          </table:table-cell>
          <table:table-cell table:style-name="ce111" table:formula="of:=IF(OR([.C278]=&quot;&quot;;[.D278]=&quot;&quot;);&quot;&quot;;IF(AND([.C278]&gt;0;[.D278]&gt;0);([.D278]-[.C278])/[.C278];&quot;&quot;))">
            <text:p/>
          </table:table-cell>
          <table:table-cell table:number-columns-repeated="2"/>
          <table:table-cell table:style-name="ce41" table:formula="of:=IF([.R256]=&quot;&quot;;&quot;&quot;;[.R256])" office:value-type="float" office:value="36" calcext:value-type="float">
            <text:p>36</text:p>
          </table:table-cell>
          <table:table-cell table:style-name="ce73" table:formula="of:=IF([.T256]=&quot;&quot;;&quot;&quot;;[.T256])">
            <text:p/>
          </table:table-cell>
          <table:table-cell table:style-name="ce111" table:formula="of:=IF(OR([.H278]=&quot;&quot;;[.I278]=&quot;&quot;);&quot;&quot;;IF(AND([.H278]&gt;0;[.I278]&gt;0);([.I278]-[.H278])/[.H278];&quot;&quot;)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ce41" table:formula="of:=IF([.AK23]=&quot;&quot;;&quot;&quot;;[.AK23])">
            <text:p/>
          </table:table-cell>
          <table:table-cell table:style-name="ce41" table:formula="of:=IF([.AL23]=&quot;&quot;;&quot;&quot;;[.AL23])">
            <text:p/>
          </table:table-cell>
          <table:table-cell table:style-name="ce41" table:formula="of:=IF([.AH23]=&quot;&quot;;&quot;&quot;;[.AH23])" office:value-type="float" office:value="28" calcext:value-type="float">
            <text:p>28</text:p>
          </table:table-cell>
          <table:table-cell table:style-name="ce41" table:formula="of:=IF([.AI23]=&quot;&quot;;&quot;&quot;;[.AI23])" office:value-type="float" office:value="20" calcext:value-type="float">
            <text:p>20</text:p>
          </table:table-cell>
          <table:table-cell table:style-name="ce73" table:formula="of:=IF([.AQ23]=&quot;&quot;;&quot;&quot;;[.AQ23])">
            <text:p/>
          </table:table-cell>
          <table:table-cell table:style-name="ce73" table:formula="of:=IF([.AN23]=&quot;&quot;;&quot;&quot;;[.AN23])">
            <text:p/>
          </table:table-cell>
          <table:table-cell table:style-name="ce73" table:formula="of:=IF([.AO23]=&quot;&quot;;&quot;&quot;;[.AO23])">
            <text:p/>
          </table:table-cell>
          <table:table-cell table:style-name="ce127" table:formula="of:=IF([.V278]=&quot;&quot;;&quot;&quot;;[.V278]/[.S278])">
            <text:p/>
          </table:table-cell>
          <table:table-cell table:style-name="ce73" table:formula="of:=IF(OR([.V278]=&quot;&quot;;[.U278]=&quot;&quot;);&quot;&quot;;[.V278]/([.U278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41" table:formula="of:=IF([.R246]=&quot;&quot;;&quot;&quot;;[.R246])" office:value-type="float" office:value="32" calcext:value-type="float">
            <text:p>32</text:p>
          </table:table-cell>
          <table:table-cell table:style-name="ce73" table:formula="of:=IF([.T246]=&quot;&quot;;&quot;&quot;;[.T246])">
            <text:p/>
          </table:table-cell>
          <table:table-cell table:style-name="ce111" table:formula="of:=IF(OR([.C279]=&quot;&quot;;[.D279]=&quot;&quot;);&quot;&quot;;IF(AND([.C279]&gt;0;[.D279]&gt;0);([.D279]-[.C279])/[.C279];&quot;&quot;))">
            <text:p/>
          </table:table-cell>
          <table:table-cell table:number-columns-repeated="2"/>
          <table:table-cell table:style-name="ce41" table:formula="of:=IF([.R257]=&quot;&quot;;&quot;&quot;;[.R257])" office:value-type="float" office:value="38" calcext:value-type="float">
            <text:p>38</text:p>
          </table:table-cell>
          <table:table-cell table:style-name="ce73" table:formula="of:=IF([.T257]=&quot;&quot;;&quot;&quot;;[.T257])">
            <text:p/>
          </table:table-cell>
          <table:table-cell table:style-name="ce111" table:formula="of:=IF(OR([.H279]=&quot;&quot;;[.I279]=&quot;&quot;);&quot;&quot;;IF(AND([.H279]&gt;0;[.I279]&gt;0);([.I279]-[.H279])/[.H279];&quot;&quot;))">
            <text:p/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[.T268]">
            <text:p/>
          </table:table-cell>
          <table:table-cell table:style-name="ce73" table:formula="of:=[.U268]">
            <text:p/>
          </table:table-cell>
          <table:table-cell table:style-name="ce73" table:formula="of:=[.V268]">
            <text:p/>
          </table:table-cell>
          <table:table-cell table:style-name="ce127" table:formula="of:=[.W268]">
            <text:p/>
          </table:table-cell>
          <table:table-cell table:style-name="ce73" table:formula="of:=[.X268]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41" table:formula="of:=IF([.R247]=&quot;&quot;;&quot;&quot;;[.R247])" office:value-type="float" office:value="34" calcext:value-type="float">
            <text:p>34</text:p>
          </table:table-cell>
          <table:table-cell table:style-name="ce73" table:formula="of:=IF([.T247]=&quot;&quot;;&quot;&quot;;[.T247])">
            <text:p/>
          </table:table-cell>
          <table:table-cell table:style-name="ce111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6"/>
          <table:table-cell table:style-name="ce168"/>
          <table:table-cell table:number-columns-repeated="3"/>
          <table:table-cell table:style-name="ce192"/>
          <table:table-cell/>
          <table:table-cell table:style-name="ce207"/>
          <table:table-cell table:style-name="ce41" table:formula="of:=IF([.AK32]=&quot;&quot;;&quot;&quot;;[.AK32])">
            <text:p/>
          </table:table-cell>
          <table:table-cell table:style-name="ce41" table:formula="of:=IF([.AL32]=&quot;&quot;;&quot;&quot;;[.AL32])">
            <text:p/>
          </table:table-cell>
          <table:table-cell table:style-name="ce41" table:formula="of:=IF([.AH32]=&quot;&quot;;&quot;&quot;;[.AH32])" office:value-type="float" office:value="28" calcext:value-type="float">
            <text:p>28</text:p>
          </table:table-cell>
          <table:table-cell table:style-name="ce41" table:formula="of:=IF([.AI32]=&quot;&quot;;&quot;&quot;;[.AI32])" office:value-type="float" office:value="100" calcext:value-type="float">
            <text:p>100</text:p>
          </table:table-cell>
          <table:table-cell table:style-name="ce73" table:formula="of:=IF([.AQ32]=&quot;&quot;;&quot;&quot;;[.AQ32])">
            <text:p/>
          </table:table-cell>
          <table:table-cell table:style-name="ce73" table:formula="of:=IF([.AN32]=&quot;&quot;;&quot;&quot;;[.AN32])">
            <text:p/>
          </table:table-cell>
          <table:table-cell table:style-name="ce73" table:formula="of:=IF([.AO32]=&quot;&quot;;&quot;&quot;;[.AO32])">
            <text:p/>
          </table:table-cell>
          <table:table-cell table:style-name="ce127" table:formula="of:=IF([.V280]=&quot;&quot;;&quot;&quot;;[.V280]/[.S280])">
            <text:p/>
          </table:table-cell>
          <table:table-cell table:style-name="ce73" table:formula="of:=IF(OR([.V280]=&quot;&quot;;[.U280]=&quot;&quot;);&quot;&quot;;[.V280]/([.U280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41" table:formula="of:=IF([.R248]=&quot;&quot;;&quot;&quot;;[.R248])" office:value-type="float" office:value="28" calcext:value-type="float">
            <text:p>28</text:p>
          </table:table-cell>
          <table:table-cell table:style-name="ce73" table:formula="of:=IF([.T248]=&quot;&quot;;&quot;&quot;;[.T248])">
            <text:p/>
          </table:table-cell>
          <table:table-cell table:style-name="ce111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41" table:formula="of:=IF([.AK33]=&quot;&quot;;&quot;&quot;;[.AK33])">
            <text:p/>
          </table:table-cell>
          <table:table-cell table:style-name="ce41" table:formula="of:=IF([.AL33]=&quot;&quot;;&quot;&quot;;[.AL33])">
            <text:p/>
          </table:table-cell>
          <table:table-cell table:style-name="ce41" table:formula="of:=IF([.AH33]=&quot;&quot;;&quot;&quot;;[.AH33])" office:value-type="float" office:value="28" calcext:value-type="float">
            <text:p>28</text:p>
          </table:table-cell>
          <table:table-cell table:style-name="ce41" table:formula="of:=IF([.AI33]=&quot;&quot;;&quot;&quot;;[.AI33])" office:value-type="float" office:value="300" calcext:value-type="float">
            <text:p>300</text:p>
          </table:table-cell>
          <table:table-cell table:style-name="ce73" table:formula="of:=IF([.AQ33]=&quot;&quot;;&quot;&quot;;[.AQ33])">
            <text:p/>
          </table:table-cell>
          <table:table-cell table:style-name="ce73" table:formula="of:=IF([.AN33]=&quot;&quot;;&quot;&quot;;[.AN33])">
            <text:p/>
          </table:table-cell>
          <table:table-cell table:style-name="ce73" table:formula="of:=IF([.AO33]=&quot;&quot;;&quot;&quot;;[.AO33])">
            <text:p/>
          </table:table-cell>
          <table:table-cell table:style-name="ce127" table:formula="of:=IF([.V281]=&quot;&quot;;&quot;&quot;;[.V281]/[.S281])">
            <text:p/>
          </table:table-cell>
          <table:table-cell table:style-name="ce73" table:formula="of:=IF(OR([.V281]=&quot;&quot;;[.U281]=&quot;&quot;);&quot;&quot;;[.V281]/([.U281]/1000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74" office:value-type="string" calcext:value-type="string">
            <text:p>Acceptable:</text:p>
          </table:table-cell>
          <table:table-cell table:style-name="ce112" table:formula="of:=IF([.E274]=&quot;&quot;;&quot;TBD&quot;;IF(AND(ABS(MAX([.E274:.E281]))&lt;=0.05;ABS(MIN([.E274:.E281]))&lt;=0.05);&quot;YES&quot;;&quot;NO&quot;))" office:value-type="string" office:string-value="TBD" calcext:value-type="string">
            <text:p>TBD</text:p>
          </table:table-cell>
          <table:table-cell table:number-columns-repeated="3"/>
          <table:table-cell table:style-name="ce74" office:value-type="string" calcext:value-type="string">
            <text:p>Acceptable:</text:p>
          </table:table-cell>
          <table:table-cell table:style-name="ce112" table:formula="of:=IF([.J274]=&quot;&quot;;&quot;TBD&quot;;IF(AND(ABS(MAX([.J274:.J279]))&lt;=0.05;ABS(MIN([.J274:.J279]))&lt;=0.05);&quot;YES&quot;;&quot;NO&quot;))" office:value-type="string" office:string-value="TBD" calcext:value-type="string">
            <text:p>TBD</text:p>
          </table:table-cell>
          <table:table-cell table:number-columns-repeated="2"/>
          <table:table-cell table:style-name="ce192"/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5" office:value-type="string" calcext:value-type="string">
            <text:p>Coeff of Linearity:</text:p>
          </table:table-cell>
          <table:table-cell table:style-name="ce384" table:formula="of:=IF(OR([.W278]=&quot;&quot;;[.W279]=&quot;&quot;;[.W280]=&quot;&quot;;[.W281]=&quot;&quot;);&quot;&quot;;(MAX([.W278:.W281])-MIN([.W278:.W281]))/(MAX([.W278:.W281])+MIN([.W278:.W281])))">
            <text:p/>
          </table:table-cell>
          <table:table-cell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p accurate to within 5% of indicated</text:p>
          </table:table-cell>
          <table:table-cell table:number-columns-repeated="7"/>
          <table:table-cell table:style-name="ce192"/>
          <table:table-cell/>
          <table:table-cell table:style-name="ce212" table:formula="of:=IF([.U281]=&quot;&quot;;&quot;&quot;;IF([.U281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37" office:value-type="string" calcext:value-type="string">
            <text:p>kVp and Output Reproducibility</text:p>
          </table:table-cell>
          <table:table-cell table:number-columns-repeated="5"/>
          <table:table-cell table:style-name="ce37"/>
          <table:table-cell table:number-columns-repeated="3"/>
          <table:table-cell table:style-name="ce192"/>
          <table:table-cell/>
          <table:table-cell table:style-name="ce215" office:value-type="string" calcext:value-type="string">
            <text:p>Half Value Layer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64]=&quot;&quot;;&quot;&quot;;[.P264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64]=&quot;&quot;;&quot;&quot;;[.Q264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192"/>
          <table:table-cell/>
          <table:table-cell table:style-name="ce207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6" table:number-columns-repeated="3"/>
          <table:table-cell table:number-columns-repeated="5"/>
          <table:table-cell table:style-name="ce192"/>
          <table:table-cell/>
          <table:table-cell table:style-name="ce207"/>
          <table:table-cell table:style-name="ce55" office:value-type="string" calcext:value-type="string">
            <text:p>Al (mm)</text:p>
          </table:table-cell>
          <table:table-cell table:style-name="ce27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04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241" office:value-type="float" office:value="0" calcext:value-type="float">
            <text:p>0.0</text:p>
          </table:table-cell>
          <table:table-cell table:style-name="ce275" table:formula="of:=IF([.AO10]=&quot;&quot;;&quot;&quot;;[.AO10])">
            <text:p/>
          </table:table-cell>
          <table:table-cell table:style-name="ce275" table:formula="of:=IF([.AO16]=&quot;&quot;;&quot;&quot;;[.AO16])">
            <text:p/>
          </table:table-cell>
          <table:table-cell table:style-name="ce275" table:formula="of:=IF([.AO25]=&quot;&quot;;&quot;&quot;;[.AO25])">
            <text:p/>
          </table:table-cell>
          <table:table-cell table:style-name="ce275" table:formula="of:=IF([.AO35]=&quot;&quot;;&quot;&quot;;[.AO35])">
            <text:p/>
          </table:table-cell>
          <table:table-cell table:style-name="ce275" table:formula="of:=IF([.AO43]=&quot;&quot;;&quot;&quot;;[.AO43])">
            <text:p/>
          </table:table-cell>
          <table:table-cell table:style-name="ce275" table:formula="of:=IF([.AO48]=&quot;&quot;;&quot;&quot;;[.AO48])">
            <text:p/>
          </table:table-cell>
          <table:table-cell table:style-name="ce275" table:formula="of:=IF([.AO54]=&quot;&quot;;&quot;&quot;;[.AO54])">
            <text:p/>
          </table:table-cell>
          <table:table-cell table:style-name="ce406" table:formula="of:=IF([.AO60]=&quot;&quot;;&quot;&quot;;[.AO60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41" table:formula="of:=IF([.R264]=&quot;&quot;;&quot;&quot;;[.R264])" office:value-type="float" office:value="28" calcext:value-type="float">
            <text:p>28</text:p>
          </table:table-cell>
          <table:table-cell table:style-name="ce73" table:formula="of:=IF([.T264]=&quot;&quot;;&quot;&quot;;[.T264])">
            <text:p/>
          </table:table-cell>
          <table:table-cell table:style-name="ce73" table:formula="of:=IF([.V264]=&quot;&quot;;&quot;&quot;;[.V264])">
            <text:p/>
          </table:table-cell>
          <table:table-cell table:style-name="ce127" table:formula="of:=IF([.W264]=&quot;&quot;;&quot;&quot;;[.W264])">
            <text:p/>
          </table:table-cell>
          <table:table-cell table:style-name="ce73" table:formula="of:=IF([.X264]=&quot;&quot;;&quot;&quot;;[.X264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2"/>
          <table:table-cell/>
          <table:table-cell table:style-name="ce207"/>
          <table:table-cell table:style-name="ce242" office:value-type="float" office:value="0.2" calcext:value-type="float">
            <text:p>0.2</text:p>
          </table:table-cell>
          <table:table-cell table:style-name="ce276" table:formula="of:=IF(OR([.AO12]=&quot;&quot;;[.AO13]=&quot;&quot;);&quot;&quot;;AVERAGE([.AO12:.AO13]))">
            <text:p/>
          </table:table-cell>
          <table:table-cell table:style-name="ce277" table:number-columns-repeated="6"/>
          <table:table-cell table:style-name="ce40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73" table:formula="of:=IF([.T265]=&quot;&quot;;&quot;&quot;;[.T265])">
            <text:p/>
          </table:table-cell>
          <table:table-cell table:style-name="ce73" table:formula="of:=IF([.V265]=&quot;&quot;;&quot;&quot;;[.V265])">
            <text:p/>
          </table:table-cell>
          <table:table-cell table:style-name="ce127" table:formula="of:=IF([.W265]=&quot;&quot;;&quot;&quot;;[.W265])">
            <text:p/>
          </table:table-cell>
          <table:table-cell table:style-name="ce73" table:formula="of:=IF([.X265]=&quot;&quot;;&quot;&quot;;[.X265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2"/>
          <table:table-cell/>
          <table:table-cell table:style-name="ce207"/>
          <table:table-cell table:style-name="ce242" office:value-type="float" office:value="0.3" calcext:value-type="float">
            <text:p>0.3</text:p>
          </table:table-cell>
          <table:table-cell table:style-name="ce276" table:formula="of:=IF(OR([.AO14]=&quot;&quot;;[.AO15]=&quot;&quot;);&quot;&quot;;AVERAGE([.AO14:.AO15]))">
            <text:p/>
          </table:table-cell>
          <table:table-cell table:style-name="ce276" table:formula="of:=IF(OR([.AO18]=&quot;&quot;;[.AO19]=&quot;&quot;);&quot;&quot;;AVERAGE([.AO18:.AO19]))">
            <text:p/>
          </table:table-cell>
          <table:table-cell table:style-name="ce276" table:formula="of:=IF(OR([.AO28]=&quot;&quot;;[.AO29]=&quot;&quot;);&quot;&quot;;AVERAGE([.AO28:.AO29]))">
            <text:p/>
          </table:table-cell>
          <table:table-cell table:style-name="ce276" table:formula="of:=IF(OR([.AO37]=&quot;&quot;;[.AO38]=&quot;&quot;);&quot;&quot;;AVERAGE([.AO37:.AO38]))">
            <text:p/>
          </table:table-cell>
          <table:table-cell table:style-name="ce277" table:number-columns-repeated="3"/>
          <table:table-cell table:style-name="ce407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73" table:formula="of:=IF([.T266]=&quot;&quot;;&quot;&quot;;[.T266])">
            <text:p/>
          </table:table-cell>
          <table:table-cell table:style-name="ce73" table:formula="of:=IF([.V266]=&quot;&quot;;&quot;&quot;;[.V266])">
            <text:p/>
          </table:table-cell>
          <table:table-cell table:style-name="ce127" table:formula="of:=IF([.W266]=&quot;&quot;;&quot;&quot;;[.W266])">
            <text:p/>
          </table:table-cell>
          <table:table-cell table:style-name="ce73" table:formula="of:=IF([.X266]=&quot;&quot;;&quot;&quot;;[.X266])">
            <text:p/>
          </table:table-cell>
          <table:table-cell/>
          <table:table-cell table:style-name="Default" table:number-columns-repeated="2"/>
          <table:table-cell table:number-columns-repeated="2"/>
          <table:table-cell table:style-name="ce192"/>
          <table:table-cell/>
          <table:table-cell table:style-name="ce207"/>
          <table:table-cell table:style-name="ce242" office:value-type="float" office:value="0.4" calcext:value-type="float">
            <text:p>0.4</text:p>
          </table:table-cell>
          <table:table-cell table:style-name="ce277"/>
          <table:table-cell table:style-name="ce276" table:formula="of:=IF(OR([.AO20]=&quot;&quot;;[.AO21]=&quot;&quot;);&quot;&quot;;AVERAGE([.AO20:.AO21]))">
            <text:p/>
          </table:table-cell>
          <table:table-cell table:style-name="ce276" table:formula="of:=IF(OR([.AO30]=&quot;&quot;;[.AO31]=&quot;&quot;);&quot;&quot;;AVERAGE([.AO30:.AO31]))">
            <text:p/>
          </table:table-cell>
          <table:table-cell table:style-name="ce276" table:formula="of:=IF(OR([.AO39]=&quot;&quot;;[.AO40]=&quot;&quot;);&quot;&quot;;AVERAGE([.AO39:.AO40]))">
            <text:p/>
          </table:table-cell>
          <table:table-cell table:style-name="ce276" table:formula="of:=IF(OR([.AO44]=&quot;&quot;;[.AO45]=&quot;&quot;);&quot;&quot;;AVERAGE([.AO44:.AO45]))">
            <text:p/>
          </table:table-cell>
          <table:table-cell table:style-name="ce276" table:formula="of:=IF(OR([.AO50]=&quot;&quot;;[.AO51]=&quot;&quot;);&quot;&quot;;AVERAGE([.AO50:.AO51]))">
            <text:p/>
          </table:table-cell>
          <table:table-cell table:style-name="ce276" table:formula="of:=IF(OR([.AO56]=&quot;&quot;;[.AO57]=&quot;&quot;);&quot;&quot;;AVERAGE([.AO56:.AO57]))">
            <text:p/>
          </table:table-cell>
          <table:table-cell table:style-name="ce408" table:formula="of:=IF(OR([.AO62]=&quot;&quot;;[.AO63]=&quot;&quot;);&quot;&quot;;AVERAGE([.AO62:.AO63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73" table:formula="of:=IF([.T267]=&quot;&quot;;&quot;&quot;;[.T267])">
            <text:p/>
          </table:table-cell>
          <table:table-cell table:style-name="ce73" table:formula="of:=IF([.V267]=&quot;&quot;;&quot;&quot;;[.V267])">
            <text:p/>
          </table:table-cell>
          <table:table-cell table:style-name="ce127" table:formula="of:=IF([.W267]=&quot;&quot;;&quot;&quot;;[.W267])">
            <text:p/>
          </table:table-cell>
          <table:table-cell table:style-name="ce73" table:formula="of:=IF([.X267]=&quot;&quot;;&quot;&quot;;[.X267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242" office:value-type="float" office:value="0.5" calcext:value-type="float">
            <text:p>0.5</text:p>
          </table:table-cell>
          <table:table-cell table:style-name="ce277" table:number-columns-repeated="4"/>
          <table:table-cell table:style-name="ce276" table:formula="of:=IF(OR([.AO46]=&quot;&quot;;[.AO47]=&quot;&quot;);&quot;&quot;;AVERAGE([.AO46:.AO47]))">
            <text:p/>
          </table:table-cell>
          <table:table-cell table:style-name="ce276" table:formula="of:=IF(OR([.AO52]=&quot;&quot;;[.AO53]=&quot;&quot;);&quot;&quot;;AVERAGE([.AO52:.AO53]))">
            <text:p/>
          </table:table-cell>
          <table:table-cell table:style-name="ce276" table:formula="of:=IF(OR([.AO58]=&quot;&quot;;[.AO59]=&quot;&quot;);&quot;&quot;;AVERAGE([.AO58:.AO59]))">
            <text:p/>
          </table:table-cell>
          <table:table-cell table:style-name="ce408" table:formula="of:=IF(OR([.AO64]=&quot;&quot;;[.AO65]=&quot;&quot;);&quot;&quot;;AVERAGE([.AO64:.AO65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table:style-name="ce35" office:value-type="string" calcext:value-type="string">
            <text:p>Mean:</text:p>
          </table:table-cell>
          <table:table-cell table:style-name="ce73" table:formula="of:=IF([.T268]=&quot;&quot;;&quot;&quot;;[.T268])">
            <text:p/>
          </table:table-cell>
          <table:table-cell table:style-name="ce73" table:formula="of:=IF([.V268]=&quot;&quot;;&quot;&quot;;[.V268])">
            <text:p/>
          </table:table-cell>
          <table:table-cell table:style-name="ce127" table:formula="of:=IF([.W268]=&quot;&quot;;&quot;&quot;;[.W268])">
            <text:p/>
          </table:table-cell>
          <table:table-cell table:style-name="ce73" table:formula="of:=IF([.X268]=&quot;&quot;;&quot;&quot;;[.X268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243" office:value-type="float" office:value="0" calcext:value-type="float">
            <text:p>0.0</text:p>
          </table:table-cell>
          <table:table-cell table:style-name="ce278" table:formula="of:=IF([.AO11]=&quot;&quot;;&quot;&quot;;[.AO11])">
            <text:p/>
          </table:table-cell>
          <table:table-cell table:style-name="ce278" table:formula="of:=IF([.AO17]=&quot;&quot;;&quot;&quot;;[.AO17])">
            <text:p/>
          </table:table-cell>
          <table:table-cell table:style-name="ce278" table:formula="of:=IF([.AO26]=&quot;&quot;;&quot;&quot;;[.AO26])">
            <text:p/>
          </table:table-cell>
          <table:table-cell table:style-name="ce278" table:formula="of:=IF([.AO36]=&quot;&quot;;&quot;&quot;;[.AO36])">
            <text:p/>
          </table:table-cell>
          <table:table-cell table:style-name="ce278" table:formula="of:=IF([.AO43]=&quot;&quot;;&quot;&quot;;[.AO43])">
            <text:p/>
          </table:table-cell>
          <table:table-cell table:style-name="ce376" table:formula="of:=IF([.AO49]=&quot;&quot;;&quot;&quot;;[.AO49])">
            <text:p/>
          </table:table-cell>
          <table:table-cell table:style-name="ce376" table:formula="of:=IF([.AO55]=&quot;&quot;;&quot;&quot;;[.AO55])">
            <text:p/>
          </table:table-cell>
          <table:table-cell table:style-name="ce409" table:formula="of:=IF([.AO61]=&quot;&quot;;&quot;&quot;;[.AO61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5" office:value-type="string" calcext:value-type="string">
            <text:p>Std Dev:</text:p>
          </table:table-cell>
          <table:table-cell table:style-name="ce73" table:formula="of:=IF([.T269]=&quot;&quot;;&quot;&quot;;[.T269])">
            <text:p/>
          </table:table-cell>
          <table:table-cell table:style-name="ce73" table:formula="of:=IF([.V269]=&quot;&quot;;&quot;&quot;;[.V269])">
            <text:p/>
          </table:table-cell>
          <table:table-cell table:style-name="ce127" table:formula="of:=IF([.W269]=&quot;&quot;;&quot;&quot;;[.W269])">
            <text:p/>
          </table:table-cell>
          <table:table-cell table:style-name="ce73" table:formula="of:=IF([.X269]=&quot;&quot;;&quot;&quot;;[.X269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44" office:value-type="string" calcext:value-type="string">
            <text:p>HVL</text:p>
          </table:table-cell>
          <table:table-cell table:style-name="ce279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305" table:formula="of:=IF(OR([.R292]=&quot;&quot;;[.R293]=&quot;&quot;);&quot;&quot;;([.$P$292]*LN(2*[.R292]/AVERAGE([.R290];[.R295]))-([.$P$291]*LN(2*[.R293]/AVERAGE([.R290];[.R295]))))/LN([.R292]/[.R293]))">
            <text:p/>
          </table:table-cell>
          <table:table-cell table:style-name="ce316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31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57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77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385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10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table:style-name="ce35" office:value-type="string" calcext:value-type="string">
            <text:p>Coeff of Var:</text:p>
          </table:table-cell>
          <table:table-cell table:style-name="ce75" table:formula="of:=IF([.T270]=&quot;&quot;;&quot;&quot;;[.T270])">
            <text:p/>
          </table:table-cell>
          <table:table-cell table:style-name="ce75" table:formula="of:=IF([.V270]=&quot;&quot;;&quot;&quot;;[.V270])">
            <text:p/>
          </table:table-cell>
          <table:table-cell table:style-name="ce75" table:formula="of:=IF([.W270]=&quot;&quot;;&quot;&quot;;[.W270])">
            <text:p/>
          </table:table-cell>
          <table:table-cell table:style-name="ce75" table:formula="of:=IF([.X270]=&quot;&quot;;&quot;&quot;;[.X270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45" office:value-type="string" calcext:value-type="string">
            <text:p>0 mm</text:p>
          </table:table-cell>
          <table:table-cell table:style-name="ce280" table:formula="of:=IF(OR([.Q290]=&quot;&quot;;[.Q295]=&quot;&quot;);&quot;&quot;;ABS([.Q295]-[.Q290])/[.Q290])">
            <text:p/>
          </table:table-cell>
          <table:table-cell table:style-name="ce280" table:formula="of:=IF(OR([.R290]=&quot;&quot;;[.R295]=&quot;&quot;);&quot;&quot;;ABS([.R295]-[.R290])/[.R290])">
            <text:p/>
          </table:table-cell>
          <table:table-cell table:style-name="ce280" table:formula="of:=IF(OR([.S290]=&quot;&quot;;[.S295]=&quot;&quot;);&quot;&quot;;ABS([.S295]-[.S290])/[.S290])">
            <text:p/>
          </table:table-cell>
          <table:table-cell table:style-name="ce280" table:formula="of:=IF(OR([.T290]=&quot;&quot;;[.T295]=&quot;&quot;);&quot;&quot;;ABS([.T295]-[.T290])/[.T290])">
            <text:p/>
          </table:table-cell>
          <table:table-cell table:style-name="ce280" table:formula="of:=IF(OR([.U290]=&quot;&quot;;[.U295]=&quot;&quot;);&quot;&quot;;ABS([.U295]-[.U290])/[.U290])">
            <text:p/>
          </table:table-cell>
          <table:table-cell table:style-name="ce378" table:formula="of:=IF(OR([.V290]=&quot;&quot;;[.V295]=&quot;&quot;);&quot;&quot;;ABS([.V295]-[.V290])/[.V290])">
            <text:p/>
          </table:table-cell>
          <table:table-cell table:style-name="ce378" table:formula="of:=IF(OR([.W290]=&quot;&quot;;[.W295]=&quot;&quot;);&quot;&quot;;ABS([.W295]-[.W290])/[.W290])">
            <text:p/>
          </table:table-cell>
          <table:table-cell table:style-name="ce378" table:formula="of:=IF(OR([.X290]=&quot;&quot;;[.X295]=&quot;&quot;);&quot;&quot;;ABS([.X295]-[.X290])/[.X290]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76" table:formula="of:=IF([.D297]=&quot;&quot;;&quot;TBD&quot;;IF(ABS([.D297])&lt;=0.02;&quot;YES&quot;;&quot;NO&quot;))" office:value-type="string" office:string-value="TBD" calcext:value-type="string">
            <text:p>TBD</text:p>
          </table:table-cell>
          <table:table-cell table:style-name="ce76" table:formula="of:=IF([.E297]=&quot;&quot;;&quot;TBD&quot;;IF(ABS([.E297])&lt;=0.02;&quot;YES&quot;;&quot;NO&quot;))" office:value-type="string" office:string-value="TBD" calcext:value-type="string">
            <text:p>TBD</text:p>
          </table:table-cell>
          <table:table-cell table:style-name="ce76" table:formula="of:=IF([.F297]=&quot;&quot;;&quot;TBD&quot;;IF(ABS([.F297])&lt;=0.02;&quot;YES&quot;;&quot;NO&quot;))" office:value-type="string" office:string-value="TBD" calcext:value-type="string">
            <text:p>TBD</text:p>
          </table:table-cell>
          <table:table-cell table:style-name="ce140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44" office:value-type="string" calcext:value-type="string">
            <text:p>Min</text:p>
          </table:table-cell>
          <table:table-cell table:style-name="ce281" table:formula="of:=IF([.$B$164]=1;[.Q288]/100+0.03;[.Q288]/100)" office:value-type="float" office:value="0.24" calcext:value-type="float">
            <text:p>0.24</text:p>
          </table:table-cell>
          <table:table-cell table:style-name="ce281" table:formula="of:=IF([.$B$164]=1;[.R288]/100+0.03;[.R288]/100)" office:value-type="float" office:value="0.25" calcext:value-type="float">
            <text:p>0.25</text:p>
          </table:table-cell>
          <table:table-cell table:style-name="ce281" table:formula="of:=IF([.$B$164]=1;[.S288]/100+0.03;[.S288]/100)" office:value-type="float" office:value="0.28" calcext:value-type="float">
            <text:p>0.28</text:p>
          </table:table-cell>
          <table:table-cell table:style-name="ce281" table:formula="of:=IF([.$B$164]=1;[.T288]/100+0.03;[.T288]/100)" office:value-type="float" office:value="0.32" calcext:value-type="float">
            <text:p>0.32</text:p>
          </table:table-cell>
          <table:table-cell table:style-name="ce281" table:formula="of:=IF([.$B$164]=1;[.U288]/100+0.03;[.U288]/100)" office:value-type="float" office:value="0.28" calcext:value-type="float">
            <text:p>0.28</text:p>
          </table:table-cell>
          <table:table-cell table:style-name="ce281" table:formula="of:=IF([.$B$164]=1;[.V288]/100+0.03;[.V288]/100)" office:value-type="float" office:value="0.3" calcext:value-type="float">
            <text:p>0.30</text:p>
          </table:table-cell>
          <table:table-cell table:style-name="ce281" table:formula="of:=IF([.$B$164]=1;[.W288]/100+0.03;[.W288]/100)" office:value-type="float" office:value="0.32" calcext:value-type="float">
            <text:p>0.32</text:p>
          </table:table-cell>
          <table:table-cell table:style-name="ce411" table:formula="of:=IF([.$B$164]=1;[.X288]/100+0.03;[.X288]/100)" office:value-type="float" office:value="0.34" calcext:value-type="float">
            <text:p>0.34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244" office:value-type="string" calcext:value-type="string">
            <text:p>Max</text:p>
          </table:table-cell>
          <table:table-cell table:style-name="ce282" table:formula="of:=[.Q288]/100+0.12" office:value-type="float" office:value="0.36" calcext:value-type="float">
            <text:p>0.36</text:p>
          </table:table-cell>
          <table:table-cell table:style-name="ce282" table:formula="of:=[.R288]/100+0.12" office:value-type="float" office:value="0.37" calcext:value-type="float">
            <text:p>0.37</text:p>
          </table:table-cell>
          <table:table-cell table:style-name="ce282" table:formula="of:=[.S288]/100+0.12" office:value-type="float" office:value="0.4" calcext:value-type="float">
            <text:p>0.40</text:p>
          </table:table-cell>
          <table:table-cell table:style-name="ce282" table:formula="of:=[.T288]/100+0.12" office:value-type="float" office:value="0.44" calcext:value-type="float">
            <text:p>0.44</text:p>
          </table:table-cell>
          <table:table-cell table:style-name="ce282" table:formula="of:=[.U288]/100+0.19" office:value-type="float" office:value="0.47" calcext:value-type="float">
            <text:p>0.47</text:p>
          </table:table-cell>
          <table:table-cell table:style-name="ce282" table:formula="of:=[.V288]/100+0.19" office:value-type="float" office:value="0.49" calcext:value-type="float">
            <text:p>0.49</text:p>
          </table:table-cell>
          <table:table-cell table:style-name="ce282" table:formula="of:=[.W288]/100+0.19" office:value-type="float" office:value="0.51" calcext:value-type="float">
            <text:p>0.51</text:p>
          </table:table-cell>
          <table:table-cell table:style-name="ce412" table:formula="of:=[.X288]/100+0.19" office:value-type="float" office:value="0.53" calcext:value-type="float">
            <text:p>0.53</text:p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245"/>
          <table:table-cell table:style-name="ce283" table:formula="of:=IF([.Q296]=&quot;&quot;;&quot;&quot;;IF(AND([.Q296]&gt;=[.Q298];[.Q296]&lt;=[.Q299]);&quot;Pass&quot;;&quot;Fail&quot;))">
            <text:p/>
          </table:table-cell>
          <table:table-cell table:style-name="ce306" table:formula="of:=IF([.R296]=&quot;&quot;;&quot;&quot;;IF(AND([.R296]&gt;=[.R298];[.R296]&lt;=[.R299]);&quot;Pass&quot;;&quot;Fail&quot;))">
            <text:p/>
          </table:table-cell>
          <table:table-cell table:style-name="ce317" table:formula="of:=IF([.S296]=&quot;&quot;;&quot;&quot;;IF(AND([.S296]&gt;=[.S298];[.S296]&lt;=[.S299]);&quot;Pass&quot;;&quot;Fail&quot;))">
            <text:p/>
          </table:table-cell>
          <table:table-cell table:style-name="ce332" table:formula="of:=IF([.T296]=&quot;&quot;;&quot;&quot;;IF(AND([.T296]&gt;=[.T298];[.T296]&lt;=[.T299]);&quot;Pass&quot;;&quot;Fail&quot;))">
            <text:p/>
          </table:table-cell>
          <table:table-cell table:style-name="ce358" table:formula="of:=IF([.U296]=&quot;&quot;;&quot;&quot;;IF(AND([.U296]&gt;=[.U298];[.U296]&lt;=[.U299]);&quot;Pass&quot;;&quot;Fail&quot;))">
            <text:p/>
          </table:table-cell>
          <table:table-cell table:style-name="ce379" table:formula="of:=IF([.V296]=&quot;&quot;;&quot;&quot;;IF(AND([.V296]&gt;=[.V298];[.V296]&lt;=[.V299]);&quot;Pass&quot;;&quot;Fail&quot;))">
            <text:p/>
          </table:table-cell>
          <table:table-cell table:style-name="ce386" table:formula="of:=IF([.W296]=&quot;&quot;;&quot;&quot;;IF(AND([.W296]&gt;=[.W298];[.W296]&lt;=[.W299]);&quot;Pass&quot;;&quot;Fail&quot;))">
            <text:p/>
          </table:table-cell>
          <table:table-cell table:style-name="ce413" table:formula="of:=IF([.X296]=&quot;&quot;;&quot;&quot;;IF(AND([.X296]&gt;=[.X298];[.X296]&lt;=[.X299]);&quot;Pass&quot;;&quot;Fail&quot;))">
            <text:p/>
          </table:table-cell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19"/>
          <table:table-cell table:style-name="ce103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18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Default" table:number-columns-repeated="5"/>
          <table:table-cell table:number-columns-repeated="5"/>
          <table:table-cell table:style-name="ce192"/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37" office:value-type="string" calcext:value-type="string">
            <text:p>Exposure Linearity</text:p>
          </table:table-cell>
          <table:table-cell table:number-columns-repeated="9"/>
          <table:table-cell table:style-name="ce192"/>
          <table:table-cell/>
          <table:table-cell table:style-name="ce215" office:value-type="string" calcext:value-type="string">
            <text:p>Image Quality Evaluation</text:p>
          </table:table-cell>
          <table:table-cell table:style-name="ce220" table:number-columns-repeated="9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78]=&quot;&quot;;&quot;&quot;;[.P278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78]=&quot;&quot;;&quot;&quot;;[.Q278])">
            <text:p/>
          </table:table-cell>
          <table:table-cell table:number-columns-repeated="6"/>
          <table:table-cell table:style-name="ce192"/>
          <table:table-cell/>
          <table:table-cell table:style-name="ce219" office:value-type="string" calcext:value-type="string">
            <text:p>Printer</text:p>
          </table:table-cell>
          <table:table-cell table:style-name="ce35" office:value-type="string" calcext:value-type="string">
            <text:p>Model:</text:p>
          </table:table-cell>
          <table:table-cell table:style-name="ce284"/>
          <table:table-cell table:style-name="ce35" office:value-type="string" calcext:value-type="string">
            <text:p>SN:</text:p>
          </table:table-cell>
          <table:table-cell table:style-name="ce284"/>
          <table:table-cell/>
          <table:table-cell table:style-name="ce35" office:value-type="string" calcext:value-type="string">
            <text:p>QC Manual Version:</text:p>
          </table:table-cell>
          <table:table-cell table:style-name="ce284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3"/>
          <table:table-cell table:number-columns-repeated="8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40" office:value-type="string" calcext:value-type="string">
            <text:p>Set mAs</text:p>
          </table:table-cell>
          <table:table-cell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41" table:formula="of:=IF([.S278]=&quot;&quot;;&quot;&quot;;[.S278])" office:value-type="float" office:value="20" calcext:value-type="float">
            <text:p>20</text:p>
          </table:table-cell>
          <table:table-cell table:style-name="ce73" table:formula="of:=IF([.T278]=&quot;&quot;;&quot;&quot;;[.T278])">
            <text:p/>
          </table:table-cell>
          <table:table-cell table:style-name="ce73" table:formula="of:=IF([.V278]=&quot;&quot;;&quot;&quot;;[.V278])">
            <text:p/>
          </table:table-cell>
          <table:table-cell table:style-name="ce127" table:formula="of:=IF([.W278]=&quot;&quot;;&quot;&quot;;[.W278])">
            <text:p/>
          </table:table-cell>
          <table:table-cell table:style-name="ce73" table:formula="of:=IF([.X278]=&quot;&quot;;&quot;&quot;;[.X278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kV:</text:p>
          </table:table-cell>
          <table:table-cell table:style-name="ce285" table:formula="of:=[.T221]" office:value-type="float" office:value="0" calcext:value-type="float">
            <text:p>0</text:p>
          </table:table-cell>
          <table:table-cell table:style-name="ce307" table:formula="of:=IF([.AB89]=&quot;&quot;;&quot;&quot;;[.AB89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71"/>
          <table:table-cell table:style-name="ce307" table:formula="of:=IF([.AB95]=&quot;&quot;;&quot;&quot;;[.AB95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41" table:formula="of:=IF([.S279]=&quot;&quot;;&quot;&quot;;[.S279])" office:value-type="float" office:value="50" calcext:value-type="float">
            <text:p>50</text:p>
          </table:table-cell>
          <table:table-cell table:style-name="ce73" table:formula="of:=IF([.T279]=&quot;&quot;;&quot;&quot;;[.T279])">
            <text:p/>
          </table:table-cell>
          <table:table-cell table:style-name="ce73" table:formula="of:=IF([.V279]=&quot;&quot;;&quot;&quot;;[.V279])">
            <text:p/>
          </table:table-cell>
          <table:table-cell table:style-name="ce127" table:formula="of:=IF([.W279]=&quot;&quot;;&quot;&quot;;[.W279])">
            <text:p/>
          </table:table-cell>
          <table:table-cell table:style-name="ce73" table:formula="of:=IF([.X279]=&quot;&quot;;&quot;&quot;;[.X279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mAs:</text:p>
          </table:table-cell>
          <table:table-cell table:style-name="ce285" table:formula="of:=[.Q228]" office:value-type="float" office:value="0" calcext:value-type="float">
            <text:p>0</text:p>
          </table:table-cell>
          <table:table-cell table:style-name="ce307" table:formula="of:=IF([.AB90]=&quot;&quot;;&quot;&quot;;[.AB90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71"/>
          <table:table-cell table:style-name="ce307" table:formula="of:=IF([.AB96]=&quot;&quot;;&quot;&quot;;[.AB96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41" table:formula="of:=IF([.S280]=&quot;&quot;;&quot;&quot;;[.S280])" office:value-type="float" office:value="100" calcext:value-type="float">
            <text:p>100</text:p>
          </table:table-cell>
          <table:table-cell table:style-name="ce73" table:formula="of:=IF([.T280]=&quot;&quot;;&quot;&quot;;[.T280])">
            <text:p/>
          </table:table-cell>
          <table:table-cell table:style-name="ce73" table:formula="of:=IF([.V280]=&quot;&quot;;&quot;&quot;;[.V280])">
            <text:p/>
          </table:table-cell>
          <table:table-cell table:style-name="ce127" table:formula="of:=IF([.W280]=&quot;&quot;;&quot;&quot;;[.W280])">
            <text:p/>
          </table:table-cell>
          <table:table-cell table:style-name="ce73" table:formula="of:=IF([.X280]=&quot;&quot;;&quot;&quot;;[.X280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Background Density:</text:p>
          </table:table-cell>
          <table:table-cell table:style-name="ce271"/>
          <table:table-cell table:style-name="ce307" table:formula="of:=IF([.AB91]=&quot;&quot;;&quot;&quot;;[.AB91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71"/>
          <table:table-cell table:style-name="ce307" table:formula="of:=IF([.AB97]=&quot;&quot;;&quot;&quot;;[.AB97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1" table:formula="of:=IF([.S281]=&quot;&quot;;&quot;&quot;;[.S281])" office:value-type="float" office:value="300" calcext:value-type="float">
            <text:p>300</text:p>
          </table:table-cell>
          <table:table-cell table:style-name="ce73" table:formula="of:=IF([.T281]=&quot;&quot;;&quot;&quot;;[.T281])">
            <text:p/>
          </table:table-cell>
          <table:table-cell table:style-name="ce73" table:formula="of:=IF([.V281]=&quot;&quot;;&quot;&quot;;[.V281])">
            <text:p/>
          </table:table-cell>
          <table:table-cell table:style-name="ce127" table:formula="of:=IF([.W281]=&quot;&quot;;&quot;&quot;;[.W281])">
            <text:p/>
          </table:table-cell>
          <table:table-cell table:style-name="ce73" table:formula="of:=IF([.X281]=&quot;&quot;;&quot;&quot;;[.X281])">
            <text:p/>
          </table:table-cell>
          <table:table-cell table:number-columns-repeated="5"/>
          <table:table-cell table:style-name="ce192"/>
          <table:table-cell/>
          <table:table-cell table:style-name="ce207"/>
          <table:table-cell table:style-name="ce35" office:value-type="string" calcext:value-type="string">
            <text:p>Inside disk:</text:p>
          </table:table-cell>
          <table:table-cell table:style-name="ce271"/>
          <table:table-cell table:style-name="ce307" table:formula="of:=IF([.AB92]=&quot;&quot;;&quot;&quot;;[.AB92])">
            <text:p/>
          </table:table-cell>
          <table:table-cell/>
          <table:table-cell table:style-name="ce315" office:value-type="string" calcext:value-type="string">
            <text:p>Acceptable:</text:p>
          </table:table-cell>
          <table:table-cell table:style-name="ce359" table:formula="of:=IF(OR([.U307]=&quot;&quot;;[.U308]=&quot;&quot;;[.U309]=&quot;&quot;);&quot;&quot;;IF(AND([.U307]&gt;=5;[.U308]&gt;=4;[.U309]&gt;=4);&quot;Pass&quot;;&quot;Fail&quot;))">
            <text:p/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number-columns-repeated="2"/>
          <table:table-cell table:style-name="ce35" office:value-type="string" calcext:value-type="string">
            <text:p>Coeff of Linearity:</text:p>
          </table:table-cell>
          <table:table-cell table:style-name="ce128" table:formula="of:=IF([.W282]=&quot;&quot;;&quot;&quot;;[.W282])">
            <text:p/>
          </table:table-cell>
          <table:table-cell table:number-columns-repeated="6"/>
          <table:table-cell table:style-name="ce192"/>
          <table:table-cell/>
          <table:table-cell table:style-name="ce207"/>
          <table:table-cell table:style-name="ce35" office:value-type="string" calcext:value-type="string">
            <text:p>Outside disk:</text:p>
          </table:table-cell>
          <table:table-cell table:style-name="ce271"/>
          <table:table-cell table:style-name="ce307" table:formula="of:=IF([.AB93]=&quot;&quot;;&quot;&quot;;[.AB93])">
            <text:p/>
          </table:table-cell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 office:value-type="string" calcext:value-type="string">
            <text:p>Difference:</text:p>
          </table:table-cell>
          <table:table-cell table:style-name="ce285" table:formula="of:=IF(OR([.Q310]=&quot;&quot;;[.Q311]=&quot;&quot;);&quot;&quot;;[.Q311]-[.Q310])">
            <text:p/>
          </table:table-cell>
          <table:table-cell table:style-name="ce307" table:formula="of:=IF([.AB94]=&quot;&quot;;&quot;&quot;;[.AB94])">
            <text:p/>
          </table:table-cell>
          <table:table-cell table:number-columns-repeated="6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7" office:value-type="string" calcext:value-type="string">
            <text:p>Half Value Layer</text:p>
          </table:table-cell>
          <table:table-cell table:number-columns-repeated="9"/>
          <table:table-cell table:style-name="ce192"/>
          <table:table-cell/>
          <table:table-cell table:style-name="ce219" office:value-type="string" calcext:value-type="string">
            <text:p>Workstation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192"/>
          <table:table-cell/>
          <table:table-cell table:style-name="ce207"/>
          <table:table-cell/>
          <table:table-cell table:style-name="ce35" office:value-type="string" calcext:value-type="string">
            <text:p>Workstation:</text:p>
          </table:table-cell>
          <table:table-cell table:style-name="ce284"/>
          <table:table-cell table:number-columns-repeated="2"/>
          <table:table-cell table:style-name="ce35" office:value-type="string" calcext:value-type="string">
            <text:p>Workstation:</text:p>
          </table:table-cell>
          <table:table-cell table:style-name="ce284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/>
          <table:table-cell table:style-name="ce192"/>
          <table:table-cell/>
          <table:table-cell table:style-name="ce207"/>
          <table:table-cell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number-columns-repeated="2"/>
          <table:table-cell table:style-name="ce6" office:value-type="string" calcext:value-type="string">
            <text:p>Left</text:p>
          </table:table-cell>
          <table:table-cell table:style-name="ce6" office:value-type="string" calcext:value-type="string">
            <text:p>Right</text:p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44" office:value-type="string" calcext:value-type="string">
            <text:p>HVL</text:p>
          </table:table-cell>
          <table:table-cell table:style-name="ce77" table:formula="of:=IF([.Q296]=&quot;&quot;;&quot;&quot;;[.Q296])">
            <text:p/>
          </table:table-cell>
          <table:table-cell table:style-name="ce77" table:formula="of:=IF([.R296]=&quot;&quot;;&quot;&quot;;[.R296])">
            <text:p/>
          </table:table-cell>
          <table:table-cell table:style-name="ce77" table:formula="of:=IF([.S296]=&quot;&quot;;&quot;&quot;;[.S296])">
            <text:p/>
          </table:table-cell>
          <table:table-cell table:style-name="ce77" table:formula="of:=IF([.T296]=&quot;&quot;;&quot;&quot;;[.T296])">
            <text:p/>
          </table:table-cell>
          <table:table-cell table:style-name="ce77" table:formula="of:=IF([.U296]=&quot;&quot;;&quot;&quot;;[.U296])">
            <text:p/>
          </table:table-cell>
          <table:table-cell table:style-name="ce77" table:formula="of:=IF([.V296]=&quot;&quot;;&quot;&quot;;[.V296])">
            <text:p/>
          </table:table-cell>
          <table:table-cell table:style-name="ce77" table:formula="of:=IF([.W296]=&quot;&quot;;&quot;&quot;;[.W296])">
            <text:p/>
          </table:table-cell>
          <table:table-cell table:style-name="ce160" table:formula="of:=IF([.X296]=&quot;&quot;;&quot;&quot;;[.X296])">
            <text:p/>
          </table:table-cell>
          <table:table-cell/>
          <table:table-cell table:style-name="ce192"/>
          <table:table-cell/>
          <table:table-cell table:style-name="ce217"/>
          <table:table-cell table:style-name="ce35" office:value-type="string" calcext:value-type="string">
            <text:p>Fibers:</text:p>
          </table:table-cell>
          <table:table-cell table:style-name="ce271" table:number-columns-repeated="2"/>
          <table:table-cell/>
          <table:table-cell table:style-name="ce35" office:value-type="string" calcext:value-type="string">
            <text:p>Fibers:</text:p>
          </table:table-cell>
          <table:table-cell table:style-name="ce271" table:number-columns-repeated="2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5" office:value-type="string" calcext:value-type="string">
            <text:p>0 mm</text:p>
          </table:table-cell>
          <table:table-cell table:style-name="ce78" table:formula="of:=IF([.Q297]=&quot;&quot;;&quot;&quot;;[.Q297])">
            <text:p/>
          </table:table-cell>
          <table:table-cell table:style-name="ce78" table:formula="of:=IF([.R297]=&quot;&quot;;&quot;&quot;;[.R297])">
            <text:p/>
          </table:table-cell>
          <table:table-cell table:style-name="ce78" table:formula="of:=IF([.S297]=&quot;&quot;;&quot;&quot;;[.S297])">
            <text:p/>
          </table:table-cell>
          <table:table-cell table:style-name="ce78" table:formula="of:=IF([.T297]=&quot;&quot;;&quot;&quot;;[.T297])">
            <text:p/>
          </table:table-cell>
          <table:table-cell table:style-name="ce78" table:formula="of:=IF([.U297]=&quot;&quot;;&quot;&quot;;[.U297])">
            <text:p/>
          </table:table-cell>
          <table:table-cell table:style-name="ce78" table:formula="of:=IF([.V297]=&quot;&quot;;&quot;&quot;;[.V297])">
            <text:p/>
          </table:table-cell>
          <table:table-cell table:style-name="ce78" table:formula="of:=IF([.W297]=&quot;&quot;;&quot;&quot;;[.W297])">
            <text:p/>
          </table:table-cell>
          <table:table-cell table:style-name="ce163" table:formula="of:=IF([.X297]=&quot;&quot;;&quot;&quot;;[.X297])">
            <text:p/>
          </table:table-cell>
          <table:table-cell/>
          <table:table-cell table:style-name="ce192"/>
          <table:table-cell/>
          <table:table-cell table:style-name="ce217"/>
          <table:table-cell table:style-name="ce35" office:value-type="string" calcext:value-type="string">
            <text:p>Specks:</text:p>
          </table:table-cell>
          <table:table-cell table:style-name="ce271" table:number-columns-repeated="2"/>
          <table:table-cell/>
          <table:table-cell table:style-name="ce35" office:value-type="string" calcext:value-type="string">
            <text:p>Specks:</text:p>
          </table:table-cell>
          <table:table-cell table:style-name="ce271" table:number-columns-repeated="2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44" office:value-type="string" calcext:value-type="string">
            <text:p>Min</text:p>
          </table:table-cell>
          <table:table-cell table:style-name="ce77" table:formula="of:=[.Q298]" office:value-type="float" office:value="0.24" calcext:value-type="float">
            <text:p>0.24</text:p>
          </table:table-cell>
          <table:table-cell table:style-name="ce77" table:formula="of:=[.R298]" office:value-type="float" office:value="0.25" calcext:value-type="float">
            <text:p>0.25</text:p>
          </table:table-cell>
          <table:table-cell table:style-name="ce77" table:formula="of:=[.S298]" office:value-type="float" office:value="0.28" calcext:value-type="float">
            <text:p>0.28</text:p>
          </table:table-cell>
          <table:table-cell table:style-name="ce77" table:formula="of:=[.T298]" office:value-type="float" office:value="0.32" calcext:value-type="float">
            <text:p>0.32</text:p>
          </table:table-cell>
          <table:table-cell table:style-name="ce77" table:formula="of:=[.U298]" office:value-type="float" office:value="0.28" calcext:value-type="float">
            <text:p>0.28</text:p>
          </table:table-cell>
          <table:table-cell table:style-name="ce77" table:formula="of:=[.V298]" office:value-type="float" office:value="0.3" calcext:value-type="float">
            <text:p>0.30</text:p>
          </table:table-cell>
          <table:table-cell table:style-name="ce77" table:formula="of:=[.W298]" office:value-type="float" office:value="0.32" calcext:value-type="float">
            <text:p>0.32</text:p>
          </table:table-cell>
          <table:table-cell table:style-name="ce160" table:formula="of:=[.X298]" office:value-type="float" office:value="0.34" calcext:value-type="float">
            <text:p>0.34</text:p>
          </table:table-cell>
          <table:table-cell/>
          <table:table-cell table:style-name="ce192"/>
          <table:table-cell/>
          <table:table-cell table:style-name="ce217"/>
          <table:table-cell table:style-name="ce35" office:value-type="string" calcext:value-type="string">
            <text:p>Masses:</text:p>
          </table:table-cell>
          <table:table-cell table:style-name="ce271" table:number-columns-repeated="2"/>
          <table:table-cell/>
          <table:table-cell table:style-name="ce35" office:value-type="string" calcext:value-type="string">
            <text:p>Masses:</text:p>
          </table:table-cell>
          <table:table-cell table:style-name="ce271" table:number-columns-repeated="2"/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45" office:value-type="string" calcext:value-type="string">
            <text:p>Max</text:p>
          </table:table-cell>
          <table:table-cell table:style-name="ce79" table:formula="of:=[.Q299]" office:value-type="float" office:value="0.36" calcext:value-type="float">
            <text:p>0.36</text:p>
          </table:table-cell>
          <table:table-cell table:style-name="ce79" table:formula="of:=[.R299]" office:value-type="float" office:value="0.37" calcext:value-type="float">
            <text:p>0.37</text:p>
          </table:table-cell>
          <table:table-cell table:style-name="ce79" table:formula="of:=[.S299]" office:value-type="float" office:value="0.4" calcext:value-type="float">
            <text:p>0.40</text:p>
          </table:table-cell>
          <table:table-cell table:style-name="ce79" table:formula="of:=[.T299]" office:value-type="float" office:value="0.44" calcext:value-type="float">
            <text:p>0.44</text:p>
          </table:table-cell>
          <table:table-cell table:style-name="ce79" table:formula="of:=[.U299]" office:value-type="float" office:value="0.47" calcext:value-type="float">
            <text:p>0.47</text:p>
          </table:table-cell>
          <table:table-cell table:style-name="ce79" table:formula="of:=[.V299]" office:value-type="float" office:value="0.49" calcext:value-type="float">
            <text:p>0.49</text:p>
          </table:table-cell>
          <table:table-cell table:style-name="ce79" table:formula="of:=[.W299]" office:value-type="float" office:value="0.51" calcext:value-type="float">
            <text:p>0.51</text:p>
          </table:table-cell>
          <table:table-cell table:style-name="ce162" table:formula="of:=[.X299]" office:value-type="float" office:value="0.53" calcext:value-type="float">
            <text:p>0.53</text:p>
          </table:table-cell>
          <table:table-cell/>
          <table:table-cell table:style-name="ce192"/>
          <table:table-cell/>
          <table:table-cell table:style-name="ce207"/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80" table:formula="of:=[.Q300]">
            <text:p/>
          </table:table-cell>
          <table:table-cell table:style-name="ce99" table:formula="of:=[.R300]">
            <text:p/>
          </table:table-cell>
          <table:table-cell table:style-name="ce99" table:formula="of:=[.S300]">
            <text:p/>
          </table:table-cell>
          <table:table-cell table:style-name="ce99" table:formula="of:=[.T300]">
            <text:p/>
          </table:table-cell>
          <table:table-cell table:style-name="ce99" table:formula="of:=[.U300]">
            <text:p/>
          </table:table-cell>
          <table:table-cell table:style-name="ce99" table:formula="of:=[.V300]">
            <text:p/>
          </table:table-cell>
          <table:table-cell table:style-name="ce99" table:formula="of:=[.W300]">
            <text:p/>
          </table:table-cell>
          <table:table-cell table:style-name="ce139" table:formula="of:=[.X300]">
            <text:p/>
          </table:table-cell>
          <table:table-cell/>
          <table:table-cell table:style-name="ce192"/>
          <table:table-cell/>
          <table:table-cell table:style-name="ce219" office:value-type="string" calcext:value-type="string">
            <text:p>Acquisition Unit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192"/>
          <table:table-cell/>
          <table:table-cell table:style-name="ce207"/>
          <table:table-cell table:style-name="ce35"/>
          <table:table-cell/>
          <table:table-cell office:value-type="string" calcext:value-type="string">
            <text:p>Previous</text:p>
          </table:table-cell>
          <table:table-cell/>
          <table:table-cell table:style-name="ce35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kV:</text:p>
          </table:table-cell>
          <table:table-cell table:style-name="ce285" table:formula="of:=[.T221]" office:value-type="float" office:value="0" calcext:value-type="float">
            <text:p>0</text:p>
          </table:table-cell>
          <table:table-cell table:style-name="ce307" table:formula="of:=IF([.AB99]=&quot;&quot;;&quot;&quot;;[.AB99])">
            <text:p/>
          </table:table-cell>
          <table:table-cell/>
          <table:table-cell table:style-name="ce35" office:value-type="string" calcext:value-type="string">
            <text:p>kV:</text:p>
          </table:table-cell>
          <table:table-cell table:style-name="ce271"/>
          <table:table-cell table:style-name="ce307" table:formula="of:=IF([.AB105]=&quot;&quot;;&quot;&quot;;[.AB105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mAs:</text:p>
          </table:table-cell>
          <table:table-cell table:style-name="ce285" table:formula="of:=[.Q228]" office:value-type="float" office:value="0" calcext:value-type="float">
            <text:p>0</text:p>
          </table:table-cell>
          <table:table-cell table:style-name="ce307" table:formula="of:=IF([.AB100]=&quot;&quot;;&quot;&quot;;[.AB100])">
            <text:p/>
          </table:table-cell>
          <table:table-cell/>
          <table:table-cell table:style-name="ce35" office:value-type="string" calcext:value-type="string">
            <text:p>mAs:</text:p>
          </table:table-cell>
          <table:table-cell table:style-name="ce271"/>
          <table:table-cell table:style-name="ce307" table:formula="of:=IF([.AB106]=&quot;&quot;;&quot;&quot;;[.AB106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Exposure Index:</text:p>
          </table:table-cell>
          <table:table-cell table:style-name="ce285" table:formula="of:=[.R228]" office:value-type="float" office:value="0" calcext:value-type="float">
            <text:p>0</text:p>
          </table:table-cell>
          <table:table-cell table:style-name="ce307" table:formula="of:=IF([.AB101]=&quot;&quot;;&quot;&quot;;[.AB101])">
            <text:p/>
          </table:table-cell>
          <table:table-cell/>
          <table:table-cell table:style-name="ce35" office:value-type="string" calcext:value-type="string">
            <text:p>Exposure Index:</text:p>
          </table:table-cell>
          <table:table-cell table:style-name="ce271"/>
          <table:table-cell table:style-name="ce307" table:formula="of:=IF([.AB107]=&quot;&quot;;&quot;&quot;;[.AB107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Fibers:</text:p>
          </table:table-cell>
          <table:table-cell table:style-name="ce271"/>
          <table:table-cell table:style-name="ce307" table:formula="of:=IF([.AB102]=&quot;&quot;;&quot;&quot;;[.AB102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71"/>
          <table:table-cell table:style-name="ce307" table:formula="of:=IF([.AB108]=&quot;&quot;;&quot;&quot;;[.AB108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"/>
          <table:table-cell table:style-name="ce192"/>
          <table:table-cell/>
          <table:table-cell table:style-name="ce207"/>
          <table:table-cell table:style-name="ce35" office:value-type="string" calcext:value-type="string">
            <text:p>Specks:</text:p>
          </table:table-cell>
          <table:table-cell table:style-name="ce271"/>
          <table:table-cell table:style-name="ce307" table:formula="of:=IF([.AB103]=&quot;&quot;;&quot;&quot;;[.AB103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71"/>
          <table:table-cell table:style-name="ce307" table:formula="of:=IF([.AB109]=&quot;&quot;;&quot;&quot;;[.AB109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3"/>
          <table:table-cell/>
          <table:table-cell table:style-name="ce207"/>
          <table:table-cell table:style-name="ce35" office:value-type="string" calcext:value-type="string">
            <text:p>Masses:</text:p>
          </table:table-cell>
          <table:table-cell table:style-name="ce271"/>
          <table:table-cell table:style-name="ce307" table:formula="of:=IF([.AB104]=&quot;&quot;;&quot;&quot;;[.AB104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71"/>
          <table:table-cell table:style-name="ce307" table:formula="of:=IF([.AB110]=&quot;&quot;;&quot;&quot;;[.AB110])">
            <text:p/>
          </table:table-cell>
          <table:table-cell table:number-columns-repeated="2"/>
          <table:table-cell table:style-name="ce415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81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5" table:formula="of:=IF([.$R$13]=&quot;&quot;;&quot;&quot;;[.$R$13])">
            <text:p/>
          </table:table-cell>
          <table:table-cell/>
          <table:table-cell table:style-name="ce216" office:value-type="string" calcext:value-type="string">
            <text:p>Signal to Noise</text:p>
          </table:table-cell>
          <table:table-cell table:number-columns-repeated="9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5" office:value-type="string" calcext:value-type="string">
            <text:p>kV:</text:p>
          </table:table-cell>
          <table:table-cell table:style-name="ce92" table:formula="of:=[.T221]" office:value-type="float" office:value="0" calcext:value-type="float">
            <text:p>0</text:p>
          </table:table-cell>
          <table:table-cell table:style-name="ce35"/>
          <table:table-cell table:style-name="ce35" office:value-type="string" calcext:value-type="string">
            <text:p>In acrylic:</text:p>
          </table:table-cell>
          <table:table-cell table:style-name="ce254" table:number-columns-repeated="2"/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5" office:value-type="string" calcext:value-type="string">
            <text:p>mAs:</text:p>
          </table:table-cell>
          <table:table-cell table:style-name="ce92" table:formula="of:=[.Q228]" office:value-type="float" office:value="0" calcext:value-type="float">
            <text:p>0</text:p>
          </table:table-cell>
          <table:table-cell table:style-name="ce35"/>
          <table:table-cell table:style-name="ce35" office:value-type="string" calcext:value-type="string">
            <text:p>Background:</text:p>
          </table:table-cell>
          <table:table-cell table:style-name="ce254" table:number-columns-repeated="2"/>
          <table:table-cell table:number-columns-repeated="3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5" office:value-type="string" calcext:value-type="string">
            <text:p>Target:</text:p>
          </table:table-cell>
          <table:table-cell table:style-name="ce284"/>
          <table:table-cell table:number-columns-repeated="7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5" office:value-type="string" calcext:value-type="string">
            <text:p>Filter:</text:p>
          </table:table-cell>
          <table:table-cell table:style-name="ce28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number-columns-repeated="3"/>
          <table:table-cell office:value-type="string" calcext:value-type="string">
            <text:p>SNR:</text:p>
          </table:table-cell>
          <table:table-cell table:style-name="ce151" table:formula="of:=IF(OR([.T333]=&quot;&quot;;[.U333]=&quot;&quot;);&quot;&quot;;([.T333]-50)/[.U333])">
            <text:p/>
          </table:table-cell>
          <table:table-cell table:style-name="ce360" table:formula="of:=IF([.AB112]=&quot;&quot;;&quot;&quot;;[.AB112])">
            <text:p/>
          </table:table-cell>
          <table:table-cell table:style-name="ce173" table:formula="of:=IF(OR([.T336]=&quot;&quot;;[.U336]=&quot;&quot;);&quot;&quot;;([.T336]-[.U336])/[.U336])">
            <text:p/>
          </table:table-cell>
          <table:table-cell table:style-name="ce175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number-columns-repeated="3"/>
          <table:table-cell office:value-type="string" calcext:value-type="string">
            <text:p>CNR:</text:p>
          </table:table-cell>
          <table:table-cell table:style-name="ce151" table:formula="of:=IF(OR([.T333]=&quot;&quot;;[.T332]=&quot;&quot;);&quot;&quot;;([.T333]-[.T332])/[.U333])">
            <text:p/>
          </table:table-cell>
          <table:table-cell table:style-name="ce360" table:formula="of:=IF([.AB113]=&quot;&quot;;&quot;&quot;;[.AB113])">
            <text:p/>
          </table:table-cell>
          <table:table-cell table:style-name="ce173" table:formula="of:=IF(OR([.T337]=&quot;&quot;;[.U337]=&quot;&quot;);&quot;&quot;;([.T337]-[.U337])/[.U337])">
            <text:p/>
          </table:table-cell>
          <table:table-cell table:style-name="ce91" table:formula="of:=IF([.V337]&lt;=0.15;&quot;Pass&quot;;&quot;Fail&quot;)" office:value-type="string" office:string-value="Fail" calcext:value-type="string">
            <text:p>Fail</text:p>
          </table:table-cell>
          <table:table-cell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54" office:value-type="string" calcext:value-type="string">
            <text:p>Criteria:</text:p>
          </table:table-cell>
          <table:table-cell table:style-name="ce103" office:value-type="string" calcext:value-type="string">
            <text:p>SNR must be &gt;= 40</text:p>
          </table:table-cell>
          <table:table-cell table:style-name="ce19" table:number-columns-repeated="5"/>
          <table:table-cell table:style-name="ce387"/>
          <table:table-cell table:style-name="ce19"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388"/>
          <table:table-cell/>
          <table:table-cell table:style-name="ce415"/>
          <table:table-cell table:number-columns-repeated="997"/>
        </table:table-row>
        <table:table-row table:style-name="ro3">
          <table:table-cell table:number-columns-repeated="14"/>
          <table:table-cell table:style-name="ce208"/>
          <table:table-cell table:style-name="ce32" table:number-columns-repeated="9"/>
          <table:table-cell table:style-name="ce416"/>
          <table:table-cell table:number-columns-repeated="997"/>
        </table:table-row>
        <table:table-row table:style-name="ro3" table:number-rows-repeated="1048227">
          <table:table-cell table:number-columns-repeated="1022"/>
        </table:table-row>
        <table:table-row table:style-name="ro5" table:number-rows-repeated="8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Sheet1.W282:Sheet1.W282">
            <calcext:condition calcext:apply-style-name="Pass" calcext:value="&lt;=0.1" calcext:base-cell-address="Sheet1.W282"/>
            <calcext:condition calcext:apply-style-name="Fail" calcext:value="&gt;0.1" calcext:base-cell-address="Sheet1.W282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not-between(-0.15,0.15)" calcext:base-cell-address="Sheet1.X232"/>
            <calcext:condition calcext:apply-style-name="Pass" calcext:value="between(-0.15,0.15)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V195:Sheet1.V202">
            <calcext:condition calcext:apply-style-name="Pass" calcext:value="between(-0.1,0.1)" calcext:base-cell-address="Sheet1.V195"/>
            <calcext:condition calcext:apply-style-name="Fail" calcext:value="not-between(-0.1,0.1)" calcext:base-cell-address="Sheet1.V195"/>
          </calcext:conditional-format>
          <calcext:conditional-format calcext:target-range-address="Sheet1.U209:Sheet1.U209">
            <calcext:condition calcext:apply-style-name="Pass" calcext:value="between([$Sheet1.$X$209],[$Sheet1.$Y$209])" calcext:base-cell-address="Sheet1.U209"/>
            <calcext:condition calcext:apply-style-name="Fail" calcext:value="not-between([$Sheet1.$X$209],[$Sheet1.$Y$209])" calcext:base-cell-address="Sheet1.U209"/>
          </calcext:conditional-format>
          <calcext:conditional-format calcext:target-range-address="Sheet1.U210:Sheet1.U210">
            <calcext:condition calcext:apply-style-name="Pass" calcext:value="between([$Sheet1.$X$210],[$Sheet1.$Y$210])" calcext:base-cell-address="Sheet1.U210"/>
            <calcext:condition calcext:apply-style-name="Fail" calcext:value="not-between([$Sheet1.$X$210],[$Sheet1.$Y$210])" calcext:base-cell-address="Sheet1.U210"/>
          </calcext:conditional-format>
          <calcext:conditional-format calcext:target-range-address="Sheet1.U211:Sheet1.U211">
            <calcext:condition calcext:apply-style-name="Pass" calcext:value="between([$Sheet1.$X$211],[$Sheet1.$Y$211])" calcext:base-cell-address="Sheet1.U211"/>
            <calcext:condition calcext:apply-style-name="Fail" calcext:value="not-between([$Sheet1.$X$211],[$Sheet1.$Y$211])" calcext:base-cell-address="Sheet1.U211"/>
          </calcext:conditional-format>
          <calcext:conditional-format calcext:target-range-address="Sheet1.U213:Sheet1.U213">
            <calcext:condition calcext:apply-style-name="Pass" calcext:value="between([$Sheet1.$X$213],[$Sheet1.$Y$213])" calcext:base-cell-address="Sheet1.U213"/>
            <calcext:condition calcext:apply-style-name="Fail" calcext:value="not-between([$Sheet1.$X$213],[$Sheet1.$Y$213])" calcext:base-cell-address="Sheet1.U213"/>
          </calcext:conditional-format>
          <calcext:conditional-format calcext:target-range-address="Sheet1.U214:Sheet1.U214">
            <calcext:condition calcext:apply-style-name="Pass" calcext:value="between([$Sheet1.$X$214],[$Sheet1.$Y$214])" calcext:base-cell-address="Sheet1.U214"/>
            <calcext:condition calcext:apply-style-name="Fail" calcext:value="not-between([$Sheet1.$X$214],[$Sheet1.$Y$214])" calcext:base-cell-address="Sheet1.U214"/>
          </calcext:conditional-format>
          <calcext:conditional-format calcext:target-range-address="Sheet1.U215:Sheet1.U215">
            <calcext:condition calcext:apply-style-name="Pass" calcext:value="between([$Sheet1.$X$215],[$Sheet1.$Y$215])" calcext:base-cell-address="Sheet1.U215"/>
            <calcext:condition calcext:apply-style-name="Fail" calcext:value="not-between([$Sheet1.$X$215],[$Sheet1.$Y$215])" calcext:base-cell-address="Sheet1.U215"/>
          </calcext:conditional-format>
          <calcext:conditional-format calcext:target-range-address="Sheet1.U216:Sheet1.U216">
            <calcext:condition calcext:apply-style-name="Pass" calcext:value="between([$Sheet1.$X$216],[$Sheet1.$Y$216])" calcext:base-cell-address="Sheet1.U216"/>
            <calcext:condition calcext:apply-style-name="Fail" calcext:value="not-between([$Sheet1.$X$216],[$Sheet1.$Y$216])" calcext:base-cell-address="Sheet1.U216"/>
          </calcext:conditional-format>
          <calcext:conditional-format calcext:target-range-address="Sheet1.T270:Sheet1.X270">
            <calcext:condition calcext:apply-style-name="Pass" calcext:value="&lt;=0.02" calcext:base-cell-address="Sheet1.T270"/>
            <calcext:condition calcext:apply-style-name="Fail" calcext:value="&gt;0.02" calcext:base-cell-address="Sheet1.T270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6" table:default-cell-style-name="ce448"/>
        <table:table-column table:style-name="co7" table:default-cell-style-name="ce448"/>
        <table:table-column table:style-name="co8" table:default-cell-style-name="ce448"/>
        <table:table-column table:style-name="co9" table:default-cell-style-name="ce448"/>
        <table:table-column table:style-name="co10" table:default-cell-style-name="ce448"/>
        <table:table-column table:style-name="co11" table:default-cell-style-name="ce448"/>
        <table:table-column table:style-name="co13" table:number-columns-repeated="4" table:default-cell-style-name="ce448"/>
        <table:table-column table:style-name="co14" table:default-cell-style-name="ce448"/>
        <table:table-column table:style-name="co13" table:default-cell-style-name="ce448"/>
        <table:table-column table:style-name="co10" table:number-columns-repeated="2" table:default-cell-style-name="ce448"/>
        <table:table-column table:style-name="co12" table:number-columns-repeated="1010" table:default-cell-style-name="Default"/>
        <table:table-row table:style-name="ro6">
          <table:table-cell table:style-name="ce444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45"/>
          <table:table-cell table:number-columns-repeated="1010"/>
        </table:table-row>
        <table:table-row table:style-name="ro6">
          <table:table-cell table:style-name="ce444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45"/>
          <table:table-cell table:number-columns-repeated="1010"/>
        </table:table-row>
        <table:table-row table:style-name="ro7">
          <table:table-cell table:style-name="ce445" table:number-columns-repeated="14"/>
          <table:table-cell table:number-columns-repeated="1010"/>
        </table:table-row>
        <table:table-row table:style-name="ro7">
          <table:table-cell table:style-name="ce446" office:value-type="string" calcext:value-type="string">
            <text:p>Site Name</text:p>
          </table:table-cell>
          <table:table-cell table:style-name="ce446"/>
          <table:table-cell table:style-name="ce457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62"/>
          <table:covered-table-cell table:style-name="ce484"/>
          <table:table-cell table:style-name="ce489"/>
          <table:table-cell table:style-name="ce482" office:value-type="string" calcext:value-type="string">
            <text:p>Report Date</text:p>
          </table:table-cell>
          <table:table-cell table:style-name="ce496" table:number-columns-spanned="4" table:number-rows-spanned="1"/>
          <table:covered-table-cell table:number-columns-repeated="2" table:style-name="ce500"/>
          <table:covered-table-cell table:style-name="ce510"/>
          <table:table-cell table:number-columns-repeated="1010"/>
        </table:table-row>
        <table:table-row table:style-name="ro7">
          <table:table-cell table:style-name="ce446" office:value-type="string" calcext:value-type="string">
            <text:p>Address</text:p>
          </table:table-cell>
          <table:table-cell table:style-name="ce446"/>
          <table:table-cell table:style-name="ce457" table:number-columns-spanned="6" table:number-rows-spanned="1"/>
          <table:covered-table-cell table:number-columns-repeated="4" table:style-name="ce462"/>
          <table:covered-table-cell table:style-name="ce484"/>
          <table:table-cell table:style-name="ce489"/>
          <table:table-cell table:style-name="ce482" office:value-type="string" calcext:value-type="string">
            <text:p>Survey Date</text:p>
          </table:table-cell>
          <table:table-cell table:style-name="ce496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500"/>
          <table:covered-table-cell table:style-name="ce510"/>
          <table:table-cell table:number-columns-repeated="1010"/>
        </table:table-row>
        <table:table-row table:style-name="ro7">
          <table:table-cell table:style-name="ce446" office:value-type="string" calcext:value-type="string">
            <text:p>Medical Physicist's Name</text:p>
          </table:table-cell>
          <table:table-cell table:style-name="ce446" table:number-columns-repeated="2"/>
          <table:table-cell table:style-name="ce457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62"/>
          <table:covered-table-cell table:style-name="ce484"/>
          <table:table-cell table:style-name="ce489"/>
          <table:table-cell table:style-name="ce482" office:value-type="string" calcext:value-type="string">
            <text:p>Signature</text:p>
          </table:table-cell>
          <table:table-cell table:style-name="ce457" table:number-columns-spanned="4" table:number-rows-spanned="1"/>
          <table:covered-table-cell table:number-columns-repeated="2" table:style-name="ce462"/>
          <table:covered-table-cell table:style-name="ce484"/>
          <table:table-cell table:number-columns-repeated="1010"/>
        </table:table-row>
        <table:table-row table:style-name="ro7">
          <table:table-cell table:style-name="ce446" office:value-type="string" calcext:value-type="string">
            <text:p>X-Ray Unit Manufacturer</text:p>
          </table:table-cell>
          <table:table-cell table:style-name="ce446" table:number-columns-repeated="2"/>
          <table:table-cell table:style-name="ce457" table:formula="of:=[Sheet1.R17]" table:number-columns-spanned="5" table:number-rows-spanned="1">
            <text:p/>
          </table:table-cell>
          <table:covered-table-cell table:number-columns-repeated="3" table:style-name="ce462"/>
          <table:covered-table-cell table:style-name="ce484"/>
          <table:table-cell table:style-name="ce489"/>
          <table:table-cell table:style-name="ce482" office:value-type="string" calcext:value-type="string">
            <text:p>Model</text:p>
          </table:table-cell>
          <table:table-cell table:style-name="ce457" table:formula="of:=[Sheet1.R18]" table:number-columns-spanned="4" table:number-rows-spanned="1">
            <text:p/>
          </table:table-cell>
          <table:covered-table-cell table:number-columns-repeated="2" table:style-name="ce462"/>
          <table:covered-table-cell table:style-name="ce484"/>
          <table:table-cell table:number-columns-repeated="1010"/>
        </table:table-row>
        <table:table-row table:style-name="ro7">
          <table:table-cell table:style-name="ce446" office:value-type="string" calcext:value-type="string">
            <text:p>Date of Installation</text:p>
          </table:table-cell>
          <table:table-cell table:style-name="ce446" table:number-columns-repeated="2"/>
          <table:table-cell table:style-name="ce463" table:formula="of:=[Sheet1.V12]" table:number-columns-spanned="5" table:number-rows-spanned="1">
            <text:p/>
          </table:table-cell>
          <table:covered-table-cell table:number-columns-repeated="3" table:style-name="ce471"/>
          <table:covered-table-cell table:style-name="ce485"/>
          <table:table-cell table:style-name="ce489"/>
          <table:table-cell table:style-name="ce482" office:value-type="string" calcext:value-type="string">
            <text:p>Room ID</text:p>
          </table:table-cell>
          <table:table-cell table:style-name="ce457" table:formula="of:=[Sheet1.R14]" table:number-columns-spanned="4" table:number-rows-spanned="1">
            <text:p/>
          </table:table-cell>
          <table:covered-table-cell table:number-columns-repeated="2" table:style-name="ce462"/>
          <table:covered-table-cell table:style-name="ce484"/>
          <table:table-cell table:number-columns-repeated="1010"/>
        </table:table-row>
        <table:table-row table:style-name="ro8">
          <table:table-cell table:style-name="ce447"/>
          <table:table-cell table:number-columns-repeated="9"/>
          <table:table-cell table:style-name="ce497" table:number-columns-repeated="5"/>
          <table:table-cell table:number-columns-repeated="1009"/>
        </table:table-row>
        <table:table-row table:style-name="ro7">
          <table:table-cell table:style-name="ce447" office:value-type="string" calcext:value-type="string">
            <text:p>QC Manual Version #</text:p>
          </table:table-cell>
          <table:table-cell table:style-name="ce446" table:number-columns-repeated="2"/>
          <table:table-cell table:style-name="ce464" table:number-columns-spanned="5" table:number-rows-spanned="1"/>
          <table:covered-table-cell table:number-columns-repeated="3" table:style-name="ce472"/>
          <table:covered-table-cell table:style-name="ce486"/>
          <table:table-cell table:style-name="ce490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46" table:number-columns-repeated="1015"/>
        </table:table-row>
        <table:table-row table:style-name="ro8">
          <table:table-cell table:number-columns-repeated="2"/>
          <table:table-cell table:style-name="ce446" table:number-columns-repeated="4"/>
          <table:table-cell table:style-name="ce481" table:number-columns-repeated="8"/>
          <table:table-cell table:style-name="ce497"/>
          <table:table-cell table:number-columns-repeated="1009"/>
        </table:table-row>
        <table:table-row table:style-name="ro7">
          <table:table-cell table:style-name="ce446" office:value-type="string" calcext:value-type="string">
            <text:p>Accessory Equipment</text:p>
          </table:table-cell>
          <table:table-cell table:style-name="ce446" table:number-columns-repeated="2"/>
          <table:table-cell table:style-name="ce465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65"/>
          <table:table-cell table:style-name="ce465" office:value-type="string" calcext:value-type="string" table:number-columns-spanned="2" table:number-rows-spanned="1">
            <text:p>Model</text:p>
          </table:table-cell>
          <table:covered-table-cell table:style-name="ce465"/>
          <table:table-cell table:style-name="ce465" office:value-type="string" calcext:value-type="string" table:number-columns-spanned="2" table:number-rows-spanned="1">
            <text:p>Location</text:p>
          </table:table-cell>
          <table:covered-table-cell table:style-name="ce465"/>
          <table:table-cell table:style-name="ce465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65"/>
          <table:table-cell table:number-columns-repeated="1010"/>
        </table:table-row>
        <table:table-row table:style-name="ro7">
          <table:table-cell table:style-name="ce446" table:number-columns-repeated="2"/>
          <table:table-cell table:style-name="ce458" office:value-type="string" calcext:value-type="string">
            <text:p>Review Workstation*</text:p>
          </table:table-cell>
          <table:table-cell table:style-name="ce466" table:number-columns-spanned="3" table:number-rows-spanned="1"/>
          <table:covered-table-cell table:style-name="ce473"/>
          <table:covered-table-cell table:style-name="ce476"/>
          <table:table-cell table:style-name="ce466" table:number-columns-spanned="2" table:number-rows-spanned="1"/>
          <table:covered-table-cell table:style-name="ce476"/>
          <table:table-cell table:style-name="ce491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3cm" svg:height="0.543cm" svg:x="0.069cm" svg:y="0.069cm" draw:control="control1">
              <svg:desc>On-site</svg:desc>
            </draw:control>
          </table:table-cell>
          <table:covered-table-cell table:style-name="ce494">
            <draw:control table:end-cell-address="'QC Test Summary-Lorad'.J14" table:end-x="1.596cm" table:end-y="0.028cm" draw:z-index="1" draw:name="Check Box 17" draw:style-name="gr1" draw:text-style-name="P1" svg:width="1.596cm" svg:height="0.543cm" svg:x="0cm" svg:y="0.069cm" draw:control="control2">
              <svg:desc>Off-site</svg:desc>
            </draw:control>
          </table:covered-table-cell>
          <table:table-cell table:style-name="ce466" table:number-columns-spanned="4" table:number-rows-spanned="1"/>
          <table:covered-table-cell table:number-columns-repeated="2" table:style-name="ce473"/>
          <table:covered-table-cell table:style-name="ce476"/>
          <table:table-cell table:number-columns-repeated="1010"/>
        </table:table-row>
        <table:table-row table:style-name="ro7">
          <table:table-cell table:number-columns-repeated="2"/>
          <table:table-cell table:style-name="ce458" office:value-type="string" calcext:value-type="string">
            <text:p>Film Printer*</text:p>
          </table:table-cell>
          <table:table-cell table:style-name="ce467" table:number-columns-spanned="3" table:number-rows-spanned="1"/>
          <table:covered-table-cell table:style-name="ce474"/>
          <table:covered-table-cell table:style-name="ce477"/>
          <table:table-cell table:style-name="ce467" table:number-columns-spanned="2" table:number-rows-spanned="1"/>
          <table:covered-table-cell table:style-name="ce477"/>
          <table:table-cell table:style-name="ce464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3cm" svg:height="0.54cm" svg:x="0.069cm" svg:y="0.069cm" draw:control="control3">
              <svg:desc>On-site</svg:desc>
            </draw:control>
          </table:table-cell>
          <table:covered-table-cell table:style-name="ce486">
            <draw:control table:end-cell-address="'QC Test Summary-Lorad'.J15" table:end-x="1.596cm" table:end-y="0.025cm" draw:z-index="3" draw:name="Check Box 19" draw:style-name="gr1" draw:text-style-name="P1" svg:width="1.596cm" svg:height="0.54cm" svg:x="0cm" svg:y="0.069cm" draw:control="control4">
              <svg:desc>Off-site</svg:desc>
            </draw:control>
          </table:covered-table-cell>
          <table:table-cell table:style-name="ce467" table:number-columns-spanned="4" table:number-rows-spanned="1"/>
          <table:covered-table-cell table:number-columns-repeated="2" table:style-name="ce474"/>
          <table:covered-table-cell table:style-name="ce477"/>
          <table:table-cell table:number-columns-repeated="1010"/>
        </table:table-row>
        <table:table-row table:style-name="ro9">
          <table:table-cell table:style-name="ce449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54"/>
          <table:table-cell table:style-name="ce514" table:number-columns-repeated="1010"/>
        </table:table-row>
        <table:table-row table:style-name="ro7">
          <table:table-cell table:style-name="ce447" office:value-type="string" calcext:value-type="string">
            <text:p>Survey Type</text:p>
          </table:table-cell>
          <table:table-cell table:style-name="ce447"/>
          <table:table-cell table:style-name="ce459">
            <draw:control table:end-cell-address="'QC Test Summary-Lorad'.D17" table:end-x="0.226cm" table:end-y="0.027cm" draw:z-index="4" draw:name="Check Box 21" draw:style-name="gr1" draw:text-style-name="P2" svg:width="0.829cm" svg:height="0.542cm" svg:x="2.782cm" svg:y="0.069cm" draw:control="control5"/>
          </table:table-cell>
          <table:table-cell table:style-name="ce468" office:value-type="string" calcext:value-type="string">
            <text:p>Mammo Eqpt Evaluation of new unit (include MQSA Rqmts for Mammo Eqpt checklist)</text:p>
          </table:table-cell>
          <table:table-cell table:style-name="ce459" table:number-columns-repeated="2"/>
          <table:table-cell table:style-name="ce482"/>
          <table:table-cell table:style-name="ce487"/>
          <table:table-cell table:style-name="ce492"/>
          <table:table-cell table:style-name="ce482"/>
          <table:table-cell table:style-name="ce459"/>
          <table:table-cell table:style-name="ce459">
            <draw:control table:end-cell-address="'QC Test Summary-Lorad'.M17" table:end-x="0.393cm" table:end-y="0.027cm" draw:z-index="5" draw:name="Check Box 82" draw:style-name="gr1" draw:text-style-name="P2" svg:width="0.828cm" svg:height="0.542cm" svg:x="1.271cm" svg:y="0.069cm" draw:control="control6"/>
          </table:table-cell>
          <table:table-cell table:style-name="ce488"/>
          <table:table-cell table:style-name="ce458" office:value-type="string" calcext:value-type="string">
            <text:p>Annual Survey</text:p>
          </table:table-cell>
          <table:table-cell table:number-columns-repeated="1010"/>
        </table:table-row>
        <table:table-row table:style-name="ro10">
          <table:table-cell table:style-name="ce450" table:number-columns-repeated="2"/>
          <table:table-cell table:style-name="ce460"/>
          <table:table-cell table:style-name="ce469"/>
          <table:table-cell table:style-name="ce460" table:number-columns-repeated="2"/>
          <table:table-cell table:style-name="ce469"/>
          <table:table-cell table:style-name="ce488"/>
          <table:table-cell table:style-name="ce493" table:number-columns-repeated="4"/>
          <table:table-cell table:number-columns-repeated="1012"/>
        </table:table-row>
        <table:table-row table:style-name="ro11">
          <table:table-cell table:style-name="ce451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55"/>
          <table:table-cell table:number-columns-repeated="1010"/>
        </table:table-row>
        <table:table-row table:style-name="ro13">
          <table:table-cell table:style-name="ce452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56"/>
          <table:table-cell table:number-columns-repeated="1010"/>
        </table:table-row>
        <table:table-row table:style-name="ro13">
          <table:table-cell table:number-columns-repeated="12"/>
          <table:table-cell table:style-name="ce503" office:value-type="string" calcext:value-type="string" table:number-columns-spanned="2" table:number-rows-spanned="1">
            <text:p>PASS/FAIL</text:p>
          </table:table-cell>
          <table:covered-table-cell table:style-name="ce503"/>
          <table:table-cell table:number-columns-repeated="1010"/>
        </table:table-row>
        <table:table-row table:style-name="ro14">
          <table:table-cell table:style-name="ce446" office:value-type="string" calcext:value-type="string">
            <text:p>1. <text:s text:c="3"/>Mammographic Unit Assembly Evaluation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2. <text:s text:c="3"/>Collimation Assessment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3. <text:s text:c="3"/>Artifact Evaluation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2"/>
          <table:table-cell table:style-name="ce489" table:number-columns-repeated="3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4. <text:s text:c="3"/>kVp Accuracy and Reproducibility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5. <text:s text:c="3"/>Beam Quality Assessment - HVL Measurement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6. <text:s text:c="3"/>Evaluation of System Resolution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5" table:content-validation-name="val5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4" table:content-validation-name="val4" table:number-columns-spanned="2" table:number-rows-spanned="1"/>
          <table:covered-table-cell table:style-name="ce511" table:content-validation-name="val4"/>
          <table:table-cell table:number-columns-repeated="1010"/>
        </table:table-row>
        <table:table-row table:style-name="ro14">
          <table:table-cell table:style-name="ce446" table:number-columns-repeated="2"/>
          <table:table-cell table:style-name="ce461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79" table:number-columns-repeated="2"/>
          <table:table-cell table:number-columns-repeated="3"/>
          <table:table-cell table:style-name="ce498" table:formula="of:=MGD">
            <text:p/>
          </table:table-cell>
          <table:table-cell table:style-name="ce501" office:value-type="string" calcext:value-type="string">
            <text:p>mGy</text:p>
          </table:table-cell>
          <table:table-cell table:style-name="ce506" table:number-columns-repeated="2"/>
          <table:table-cell table:number-columns-repeated="1010"/>
        </table:table-row>
        <table:table-row table:style-name="ro14">
          <table:table-cell table:style-name="ce446" office:value-type="string" calcext:value-type="string">
            <text:p>9. <text:s text:c="3"/>Radiation Output Rate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5"/>
          <table:table-cell table:style-name="ce507" table:content-validation-name="val6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0. <text:s/>Phantom Image Quality Evaluation</text:p>
          </table:table-cell>
          <table:table-cell table:style-name="ce446" table:number-columns-repeated="11"/>
          <table:table-cell table:style-name="ce507" table:content-validation-name="val6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number-columns-repeated="2"/>
          <table:table-cell table:style-name="ce461" office:value-type="string" calcext:value-type="string">
            <text:p>Phantom image scores:</text:p>
          </table:table-cell>
          <table:table-cell table:style-name="ce459" table:number-columns-repeated="2"/>
          <table:table-cell table:style-name="ce480" office:value-type="string" calcext:value-type="string">
            <text:p>Fibers</text:p>
          </table:table-cell>
          <table:table-cell table:style-name="ce483" table:content-validation-name="val1" office:value-type="float" office:value="5" calcext:value-type="float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  <text:p>5.0</text:p>
          </table:table-cell>
          <table:table-cell table:style-name="ce480" office:value-type="string" calcext:value-type="string">
            <text:p>Specks</text:p>
          </table:table-cell>
          <table:table-cell table:style-name="ce483" table:content-validation-name="val2" office:value-type="float" office:value="4" calcext:value-type="float">
            <text:p>4.0</text:p>
          </table:table-cell>
          <table:table-cell table:style-name="ce480" office:value-type="string" calcext:value-type="string">
            <text:p>Masses</text:p>
          </table:table-cell>
          <table:table-cell table:style-name="ce483" table:content-validation-name="val3" office:value-type="float" office:value="4" calcext:value-type="float">
            <text:p>4.0</text:p>
          </table:table-cell>
          <table:table-cell table:style-name="ce502"/>
          <table:table-cell table:style-name="ce508"/>
          <table:table-cell table:style-name="ce459"/>
          <table:table-cell table:number-columns-repeated="1010"/>
        </table:table-row>
        <table:table-row table:style-name="ro14">
          <table:table-cell table:style-name="ce446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46" table:number-columns-repeated="4"/>
          <table:table-cell table:style-name="ce478" table:number-columns-repeated="2"/>
          <table:table-cell table:style-name="ce446" table:number-columns-repeated="4"/>
          <table:table-cell table:style-name="ce489"/>
          <table:table-cell table:style-name="ce481" table:number-columns-repeated="2"/>
          <table:table-cell table:number-columns-repeated="1010"/>
        </table:table-row>
        <table:table-row table:style-name="ro14">
          <table:table-cell table:style-name="ce446" table:number-columns-repeated="2"/>
          <table:table-cell table:style-name="ce459" office:value-type="string" calcext:value-type="string">
            <text:p>SNR <text:span text:style-name="T5">(value)</text:span></text:p>
          </table:table-cell>
          <table:table-cell table:style-name="ce470" table:formula="of:=[Sheet1.T336]">
            <text:p/>
          </table:table-cell>
          <table:table-cell table:style-name="ce446"/>
          <table:table-cell table:style-name="ce478" table:number-columns-repeated="2"/>
          <table:table-cell table:style-name="ce446" table:number-columns-repeated="2"/>
          <table:table-cell table:style-name="ce480"/>
          <table:table-cell table:style-name="ce499" table:number-columns-repeated="2"/>
          <table:table-cell table:style-name="ce507" table:content-validation-name="val6" table:number-columns-spanned="2" table:number-rows-spanned="1"/>
          <table:covered-table-cell table:style-name="ce513" table:content-validation-name="val9"/>
          <table:table-cell table:number-columns-repeated="1010"/>
        </table:table-row>
        <table:table-row table:style-name="ro14">
          <table:table-cell table:style-name="ce446" table:number-columns-repeated="2"/>
          <table:table-cell table:style-name="ce459" office:value-type="string" calcext:value-type="string">
            <text:p>CNR<text:span text:style-name="T5"> (value)</text:span></text:p>
          </table:table-cell>
          <table:table-cell table:style-name="ce470" table:formula="of:=[Sheet1.T337]">
            <text:p/>
          </table:table-cell>
          <table:table-cell table:style-name="ce475" office:value-type="string" calcext:value-type="string">
            <text:p>(Required for both new unit Mammography Equipment Evaluations and Annual Surveys)</text:p>
          </table:table-cell>
          <table:table-cell table:style-name="ce478" table:number-columns-repeated="2"/>
          <table:table-cell table:style-name="ce446" table:number-columns-repeated="2"/>
          <table:table-cell table:style-name="ce495"/>
          <table:table-cell table:style-name="ce499" table:number-columns-repeated="2"/>
          <table:table-cell table:style-name="ce459" table:number-columns-repeated="2"/>
          <table:table-cell table:number-columns-repeated="1010"/>
        </table:table-row>
        <table:table-row table:style-name="ro14">
          <table:table-cell table:style-name="ce446" table:number-columns-repeated="2"/>
          <table:table-cell table:style-name="ce459" office:value-type="string" calcext:value-type="string">
            <text:p>CNR should not vary by more than ±15% <text:span text:style-name="T5">(NA for Equipment Evaluation)</text:span></text:p>
          </table:table-cell>
          <table:table-cell table:style-name="ce446" table:number-columns-repeated="2"/>
          <table:table-cell table:style-name="ce478" table:number-columns-repeated="2"/>
          <table:table-cell table:style-name="ce446" table:number-columns-repeated="2"/>
          <table:table-cell table:style-name="ce480"/>
          <table:table-cell table:style-name="ce499" table:number-columns-repeated="2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3.  DICOM Printer QC <text:span text:style-name="T5">(Mammography Equipment Evaluations only)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>
          <table:table-cell table:style-name="ce446" office:value-type="string" calcext:value-type="string">
            <text:p>16.  Compression <text:span text:style-name="T5">(Mammography Equipment Evaluations only)</text:span></text:p>
          </table:table-cell>
          <table:table-cell table:style-name="ce446" table:number-columns-repeated="11"/>
          <table:table-cell table:style-name="ce509" table:content-validation-name="val7" table:number-columns-spanned="2" table:number-rows-spanned="1"/>
          <table:covered-table-cell table:style-name="ce512" table:content-validation-name="val6"/>
          <table:table-cell table:number-columns-repeated="1010"/>
        </table:table-row>
        <table:table-row table:style-name="ro14" table:number-rows-repeated="13">
          <table:table-cell table:style-name="ce446" table:number-columns-repeated="12"/>
          <table:table-cell table:style-name="ce499" table:content-validation-name="val8" table:number-columns-repeated="2"/>
          <table:table-cell table:number-columns-repeated="1010"/>
        </table:table-row>
        <table:table-row table:style-name="ro14">
          <table:table-cell table:style-name="ce453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53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5" table:default-cell-style-name="ce448"/>
        <table:table-column table:style-name="co16" table:default-cell-style-name="ce448"/>
        <table:table-column table:style-name="co17" table:number-columns-repeated="2" table:default-cell-style-name="ce448"/>
        <table:table-column table:style-name="co10" table:default-cell-style-name="ce448"/>
        <table:table-column table:style-name="co18" table:default-cell-style-name="ce448"/>
        <table:table-column table:style-name="co19" table:default-cell-style-name="ce448"/>
        <table:table-column table:style-name="co20" table:default-cell-style-name="ce448"/>
        <table:table-column table:style-name="co22" table:default-cell-style-name="ce448"/>
        <table:table-column table:style-name="co23" table:default-cell-style-name="ce448"/>
        <table:table-column table:style-name="co12" table:default-cell-style-name="Default"/>
        <table:table-column table:style-name="co11" table:default-cell-style-name="ce448"/>
        <table:table-column table:style-name="co12" table:number-columns-repeated="1012" table:default-cell-style-name="Default"/>
        <table:table-row table:style-name="ro15">
          <table:table-cell table:style-name="ce515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15"/>
          <table:table-cell table:number-columns-repeated="1012"/>
        </table:table-row>
        <table:table-row table:style-name="ro16">
          <table:table-cell table:style-name="ce516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26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7">
          <table:table-cell table:style-name="ce517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17"/>
          <table:table-cell table:number-columns-repeated="1012"/>
        </table:table-row>
        <table:table-row table:style-name="ro18">
          <table:table-cell table:style-name="ce518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5">within 45 days of installation </text:span><text:span text:style-name="T16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18"/>
          <table:table-cell table:number-columns-repeated="1012"/>
        </table:table-row>
        <table:table-row table:style-name="ro13">
          <table:table-cell table:style-name="ce519" office:value-type="string" calcext:value-type="string">
            <text:p>Existing units:<text:span text:style-name="T17"> </text:span><text:span text:style-name="T18">Medical physicists </text:span><text:span text:style-name="T19">must</text:span><text:span text:style-name="T20"> complete this section as part of the unit's annual survey.</text:span></text:p>
          </table:table-cell>
          <table:table-cell table:style-name="ce527" table:number-columns-repeated="7"/>
          <table:table-cell table:style-name="ce539"/>
          <table:table-cell table:style-name="ce541" table:number-columns-repeated="2"/>
          <table:table-cell table:style-name="ce549"/>
          <table:table-cell table:number-columns-repeated="1012"/>
        </table:table-row>
        <table:table-row table:style-name="ro13">
          <table:table-cell table:style-name="ce520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5">not</text:span><text:span text:style-name="T16"> conduct a complete annual survey after relocation.</text:span></text:p>
          </table:table-cell>
          <table:table-cell table:style-name="ce528" table:number-columns-repeated="10"/>
          <table:table-cell table:style-name="ce550"/>
          <table:table-cell table:number-columns-repeated="1012"/>
        </table:table-row>
        <table:table-row table:style-name="ro13">
          <table:table-cell table:number-columns-repeated="9"/>
          <table:table-cell table:style-name="ce542" table:number-columns-spanned="3" table:number-rows-spanned="1"/>
          <table:covered-table-cell table:number-columns-repeated="2" table:style-name="ce546"/>
          <table:table-cell table:number-columns-repeated="1012"/>
        </table:table-row>
        <table:table-row table:style-name="ro13">
          <table:table-cell table:style-name="ce497"/>
          <table:table-cell table:number-columns-repeated="3"/>
          <table:table-cell table:style-name="ce497"/>
          <table:table-cell table:number-columns-repeated="2"/>
          <table:table-cell table:style-name="ce536" office:value-type="string" calcext:value-type="string">
            <text:p>FREQUENCY</text:p>
          </table:table-cell>
          <table:table-cell table:style-name="ce460"/>
          <table:table-cell table:style-name="ce543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36"/>
          <table:table-cell table:number-columns-repeated="1012"/>
        </table:table-row>
        <table:table-row table:style-name="ro14">
          <table:table-cell table:style-name="ce521" office:value-type="string" calcext:value-type="string">
            <text:p>1.</text:p>
          </table:table-cell>
          <table:table-cell table:style-name="ce529" office:value-type="string" calcext:value-type="string">
            <text:p>DICOM Printer Quality Control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2.</text:p>
          </table:table-cell>
          <table:table-cell table:style-name="ce529" office:value-type="string" calcext:value-type="string">
            <text:p>Viewboxes and Viewing Conditions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3.</text:p>
          </table:table-cell>
          <table:table-cell table:style-name="ce529" office:value-type="string" calcext:value-type="string">
            <text:p>Artifact Evaluation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4.</text:p>
          </table:table-cell>
          <table:table-cell table:style-name="ce529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5.</text:p>
          </table:table-cell>
          <table:table-cell table:style-name="ce529" office:value-type="string" calcext:value-type="string">
            <text:p>Phantom Image Quality Evaluation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6.</text:p>
          </table:table-cell>
          <table:table-cell table:style-name="ce529" office:value-type="string" calcext:value-type="string">
            <text:p>Detector Flat-Field Calibration</text:p>
          </table:table-cell>
          <table:table-cell table:number-columns-repeated="5"/>
          <table:table-cell table:style-name="ce537" office:value-type="string" calcext:value-type="string">
            <text:p>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7.</text:p>
          </table:table-cell>
          <table:table-cell table:style-name="ce530" office:value-type="string" calcext:value-type="string">
            <text:p>Compression Thickness Indicator</text:p>
          </table:table-cell>
          <table:table-cell table:number-columns-repeated="5"/>
          <table:table-cell table:style-name="ce537" office:value-type="string" calcext:value-type="string">
            <text:p>Bi-week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2" office:value-type="string" calcext:value-type="string">
            <text:p>8.</text:p>
          </table:table-cell>
          <table:table-cell table:style-name="ce530" office:value-type="string" calcext:value-type="string">
            <text:p>Visual Checklist</text:p>
          </table:table-cell>
          <table:table-cell table:number-columns-repeated="5"/>
          <table:table-cell table:style-name="ce537" office:value-type="string" calcext:value-type="string">
            <text:p>Monthly</text:p>
          </table:table-cell>
          <table:table-cell/>
          <table:table-cell table:style-name="ce544" table:content-validation-name="val11" table:number-columns-spanned="3" table:number-rows-spanned="1"/>
          <table:covered-table-cell table:style-name="ce547" table:content-validation-name="val11"/>
          <table:covered-table-cell table:style-name="ce551" table:content-validation-name="val11"/>
          <table:table-cell table:number-columns-repeated="1012"/>
        </table:table-row>
        <table:table-row table:style-name="ro14">
          <table:table-cell table:style-name="ce521" office:value-type="string" calcext:value-type="string">
            <text:p>9.</text:p>
          </table:table-cell>
          <table:table-cell table:style-name="ce529" office:value-type="string" calcext:value-type="string">
            <text:p>Repeat/Reject Analysis</text:p>
          </table:table-cell>
          <table:table-cell table:number-columns-repeated="5"/>
          <table:table-cell table:style-name="ce537" office:value-type="string" calcext:value-type="string">
            <text:p>Quarterly</text:p>
          </table:table-cell>
          <table:table-cell/>
          <table:table-cell table:style-name="ce545" table:content-validation-name="val12" table:number-columns-spanned="3" table:number-rows-spanned="1"/>
          <table:covered-table-cell table:style-name="ce548" table:content-validation-name="val12"/>
          <table:covered-table-cell table:style-name="ce552" table:content-validation-name="val12"/>
          <table:table-cell table:number-columns-repeated="1012"/>
        </table:table-row>
        <table:table-row table:style-name="ro14">
          <table:table-cell table:style-name="ce521" office:value-type="string" calcext:value-type="string">
            <text:p>10.</text:p>
          </table:table-cell>
          <table:table-cell table:style-name="ce529" office:value-type="string" calcext:value-type="string">
            <text:p>Compression</text:p>
          </table:table-cell>
          <table:table-cell table:number-columns-repeated="5"/>
          <table:table-cell table:style-name="ce538" office:value-type="string" calcext:value-type="string">
            <text:p>Semi-annually</text:p>
          </table:table-cell>
          <table:table-cell/>
          <table:table-cell table:style-name="ce545" table:content-validation-name="val12" table:number-columns-spanned="3" table:number-rows-spanned="1"/>
          <table:covered-table-cell table:style-name="ce548" table:content-validation-name="val12"/>
          <table:covered-table-cell table:style-name="ce552" table:content-validation-name="val12"/>
          <table:table-cell table:number-columns-repeated="1012"/>
        </table:table-row>
        <table:table-row table:style-name="ro14">
          <table:table-cell table:style-name="ce521" office:value-type="string" calcext:value-type="string">
            <text:p>11.</text:p>
          </table:table-cell>
          <table:table-cell table:style-name="ce531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38" office:value-type="string" calcext:value-type="string">
            <text:p>See Lorad QC Manual</text:p>
          </table:table-cell>
          <table:table-cell table:style-name="ce540" table:content-validation-name="val10"/>
          <table:table-cell table:style-name="ce545" table:content-validation-name="val12" table:number-columns-spanned="3" table:number-rows-spanned="1"/>
          <table:covered-table-cell table:style-name="ce548" table:content-validation-name="val12"/>
          <table:covered-table-cell table:style-name="ce552" table:content-validation-name="val12"/>
          <table:table-cell table:number-columns-repeated="1012"/>
        </table:table-row>
        <table:table-row table:style-name="ro14">
          <table:table-cell/>
          <table:table-cell table:style-name="ce532" office:value-type="string" calcext:value-type="string">
            <text:p><text:s/></text:p>
          </table:table-cell>
          <table:table-cell table:number-columns-repeated="1022"/>
        </table:table-row>
        <table:table-row table:style-name="ro17">
          <table:table-cell table:style-name="ce523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33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0">
          <table:table-cell table:style-name="ce524" office:value-type="string" calcext:value-type="string" table:number-columns-spanned="12" table:number-rows-spanned="1">
            <text:p>The compression paddle drive mechanism slips. The drive mechanism should be checked and adjusted.</text:p>
            <text:p>Band of reduced signal along chest wall edge of detector.</text:p>
            <text:p>AEC mag view exposures produced higher EI than expected.</text:p>
          </table:table-cell>
          <table:covered-table-cell table:number-columns-repeated="10" table:style-name="ce534"/>
          <table:covered-table-cell table:style-name="ce553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1">
          <table:table-cell table:style-name="ce525" office:value-type="string" calcext:value-type="string" table:number-columns-spanned="12" table:number-rows-spanned="1">
            <text:p>Important: </text:p>
            <text:p><text:span text:style-name="T21">1. The facility's "quality assurance program shall be </text:span><text:span text:style-name="T22">substantially the same</text:span><text:span text:style-name="T23"> as the quality assurance program recommended by the </text:span><text:span text:style-name="T24">image receptor [digital detector] manufacturer</text:span><text:span text:style-name="T23">." This is required by the FDA.</text:span></text:p>
            <text:p><text:span text:style-name="T25">2. Use any QC manual version that is applicable to the Lorad model surveyed. </text:span></text:p>
            <text:p><text:span text:style-name="T21">3. If the RWS or printer is FDA-cleared for FFDM, their</text:span><text:span text:style-name="T22"> QC manual</text:span><text:span text:style-name="T23"> is considered to be </text:span><text:span text:style-name="T24">"substantially the same"</text:span><text:span text:style-name="T23"> and may be followed. (Check with the RWS or printer manufacturers for their clearance status and QC manual.) </text:span></text:p>
            <text:p><text:span text:style-name="T26">4. If the RWS or printer is not cleared by the FDA for FFDM, </text:span><text:span text:style-name="T27">follow the QC manual provided by the image receptor manufacturer</text:span><text:span text:style-name="T28">. (Check with the image receptor manufacturer for their required tests.)</text:span></text:p>
            <text:p><text:span text:style-name="T26">5. All tests must be evaluated for the facility's </text:span><text:span text:style-name="T27">on and off-site</text:span><text:span text:style-name="T28"> equipment. If the evaluation was done on a different day </text:span></text:p>
            <text:p><text:span text:style-name="T25">than the survey date, note the date above.</text:span></text:p>
            <text:p><text:span text:style-name="T2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35"/>
          <table:covered-table-cell table:style-name="ce554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6">
          <table:table-cell/>
          <table:table-cell table:style-name="ce446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214"/>
        <table:table-row table:style-name="ro3">
          <table:table-cell table:style-name="ce555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55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56"/>
          <table:table-cell table:style-name="ce569" office:value-type="string" calcext:value-type="string" table:number-columns-spanned="9" table:number-rows-spanned="1">
            <text:p>kVp</text:p>
          </table:table-cell>
          <table:covered-table-cell table:number-columns-repeated="7" table:style-name="ce581"/>
          <table:covered-table-cell table:style-name="ce605"/>
          <table:table-cell table:style-name="ce556"/>
          <table:table-cell table:style-name="ce569" office:value-type="string" calcext:value-type="string" table:number-columns-spanned="9" table:number-rows-spanned="1">
            <text:p>kVp</text:p>
          </table:table-cell>
          <table:covered-table-cell table:number-columns-repeated="7" table:style-name="ce581"/>
          <table:covered-table-cell table:style-name="ce605"/>
          <table:table-cell table:style-name="ce556"/>
          <table:table-cell table:style-name="ce569" office:value-type="string" calcext:value-type="string" table:number-columns-spanned="9" table:number-rows-spanned="1">
            <text:p>kVp</text:p>
          </table:table-cell>
          <table:covered-table-cell table:number-columns-repeated="7" table:style-name="ce581"/>
          <table:covered-table-cell table:style-name="ce605"/>
          <table:table-cell table:number-columns-repeated="994"/>
        </table:table-row>
        <table:table-row table:style-name="ro3">
          <table:table-cell table:style-name="ce557" office:value-type="string" calcext:value-type="string">
            <text:p>HVL</text:p>
          </table:table-cell>
          <table:table-cell table:style-name="ce570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606" office:value-type="float" office:value="31" calcext:value-type="float">
            <text:p>31</text:p>
          </table:table-cell>
          <table:table-cell table:style-name="ce557" office:value-type="string" calcext:value-type="string">
            <text:p>HVL</text:p>
          </table:table-cell>
          <table:table-cell table:style-name="ce570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606" office:value-type="float" office:value="31" calcext:value-type="float">
            <text:p>31</text:p>
          </table:table-cell>
          <table:table-cell table:style-name="ce557" office:value-type="string" calcext:value-type="string">
            <text:p>HVL</text:p>
          </table:table-cell>
          <table:table-cell table:style-name="ce570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606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57" office:value-type="float" office:value="0.23" calcext:value-type="float">
            <text:p>0.23</text:p>
          </table:table-cell>
          <table:table-cell table:style-name="ce570" office:value-type="float" office:value="116" calcext:value-type="float">
            <text:p>116</text:p>
          </table:table-cell>
          <table:table-cell table:style-name="ce570" table:number-columns-repeated="7"/>
          <table:table-cell table:style-name="ce606"/>
          <table:table-cell table:style-name="ce557" office:value-type="float" office:value="0.23" calcext:value-type="float">
            <text:p>0.23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3" calcext:value-type="float">
            <text:p>0.23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4" calcext:value-type="float">
            <text:p>0.24</text:p>
          </table:table-cell>
          <table:table-cell table:style-name="ce570" office:value-type="float" office:value="121" calcext:value-type="float">
            <text:p>121</text:p>
          </table:table-cell>
          <table:table-cell table:style-name="ce570" office:value-type="float" office:value="124" calcext:value-type="float">
            <text:p>124</text:p>
          </table:table-cell>
          <table:table-cell table:style-name="ce570" table:number-columns-repeated="6"/>
          <table:table-cell table:style-name="ce606"/>
          <table:table-cell table:style-name="ce557" office:value-type="float" office:value="0.24" calcext:value-type="float">
            <text:p>0.24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4" calcext:value-type="float">
            <text:p>0.24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5" calcext:value-type="float">
            <text:p>0.25</text:p>
          </table:table-cell>
          <table:table-cell table:style-name="ce570" office:value-type="float" office:value="126" calcext:value-type="float">
            <text:p>126</text:p>
          </table:table-cell>
          <table:table-cell table:style-name="ce570" office:value-type="float" office:value="129" calcext:value-type="float">
            <text:p>129</text:p>
          </table:table-cell>
          <table:table-cell table:style-name="ce570" office:value-type="float" office:value="131" calcext:value-type="float">
            <text:p>131</text:p>
          </table:table-cell>
          <table:table-cell table:style-name="ce570" table:number-columns-repeated="5"/>
          <table:table-cell table:style-name="ce606"/>
          <table:table-cell table:style-name="ce557" office:value-type="float" office:value="0.25" calcext:value-type="float">
            <text:p>0.25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5" calcext:value-type="float">
            <text:p>0.25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6" calcext:value-type="float">
            <text:p>0.26</text:p>
          </table:table-cell>
          <table:table-cell table:style-name="ce570" office:value-type="float" office:value="130" calcext:value-type="float">
            <text:p>130</text:p>
          </table:table-cell>
          <table:table-cell table:style-name="ce570" office:value-type="float" office:value="133" calcext:value-type="float">
            <text:p>133</text:p>
          </table:table-cell>
          <table:table-cell table:style-name="ce570" office:value-type="float" office:value="135" calcext:value-type="float">
            <text:p>135</text:p>
          </table:table-cell>
          <table:table-cell table:style-name="ce570" office:value-type="float" office:value="138" calcext:value-type="float">
            <text:p>138</text:p>
          </table:table-cell>
          <table:table-cell table:style-name="ce570" table:number-columns-repeated="4"/>
          <table:table-cell table:style-name="ce606"/>
          <table:table-cell table:style-name="ce557" office:value-type="float" office:value="0.26" calcext:value-type="float">
            <text:p>0.26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6" calcext:value-type="float">
            <text:p>0.26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7" calcext:value-type="float">
            <text:p>0.27</text:p>
          </table:table-cell>
          <table:table-cell table:style-name="ce570" office:value-type="float" office:value="135" calcext:value-type="float">
            <text:p>135</text:p>
          </table:table-cell>
          <table:table-cell table:style-name="ce570" office:value-type="float" office:value="138" calcext:value-type="float">
            <text:p>138</text:p>
          </table:table-cell>
          <table:table-cell table:style-name="ce570" office:value-type="float" office:value="140" calcext:value-type="float">
            <text:p>140</text:p>
          </table:table-cell>
          <table:table-cell table:style-name="ce570" office:value-type="float" office:value="142" calcext:value-type="float">
            <text:p>142</text:p>
          </table:table-cell>
          <table:table-cell table:style-name="ce570" office:value-type="float" office:value="143" calcext:value-type="float">
            <text:p>143</text:p>
          </table:table-cell>
          <table:table-cell table:style-name="ce570" table:number-columns-repeated="3"/>
          <table:table-cell table:style-name="ce606"/>
          <table:table-cell table:style-name="ce557" office:value-type="float" office:value="0.27" calcext:value-type="float">
            <text:p>0.27</text:p>
          </table:table-cell>
          <table:table-cell table:style-name="ce570" table:number-columns-repeated="8"/>
          <table:table-cell table:style-name="ce606"/>
          <table:table-cell table:style-name="ce557" office:value-type="float" office:value="0.27" calcext:value-type="float">
            <text:p>0.27</text:p>
          </table:table-cell>
          <table:table-cell table:style-name="ce570" table:number-columns-repeated="8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8" calcext:value-type="float">
            <text:p>0.28</text:p>
          </table:table-cell>
          <table:table-cell table:style-name="ce570" office:value-type="float" office:value="140" calcext:value-type="float">
            <text:p>140</text:p>
          </table:table-cell>
          <table:table-cell table:style-name="ce570" office:value-type="float" office:value="142" calcext:value-type="float">
            <text:p>142</text:p>
          </table:table-cell>
          <table:table-cell table:style-name="ce570" office:value-type="float" office:value="144" calcext:value-type="float">
            <text:p>144</text:p>
          </table:table-cell>
          <table:table-cell table:style-name="ce570" office:value-type="float" office:value="146" calcext:value-type="float">
            <text:p>146</text:p>
          </table:table-cell>
          <table:table-cell table:style-name="ce570" office:value-type="float" office:value="147" calcext:value-type="float">
            <text:p>147</text:p>
          </table:table-cell>
          <table:table-cell table:style-name="ce570" office:value-type="float" office:value="149" calcext:value-type="float">
            <text:p>149</text:p>
          </table:table-cell>
          <table:table-cell table:style-name="ce570" table:number-columns-repeated="2"/>
          <table:table-cell table:style-name="ce606"/>
          <table:table-cell table:style-name="ce557" office:value-type="float" office:value="0.28" calcext:value-type="float">
            <text:p>0.28</text:p>
          </table:table-cell>
          <table:table-cell table:style-name="ce570" table:number-columns-repeated="2"/>
          <table:table-cell table:style-name="ce570" office:value-type="float" office:value="149" calcext:value-type="float">
            <text:p>149</text:p>
          </table:table-cell>
          <table:table-cell table:style-name="ce570" office:value-type="float" office:value="151" calcext:value-type="float">
            <text:p>151</text:p>
          </table:table-cell>
          <table:table-cell table:style-name="ce570" office:value-type="float" office:value="154" calcext:value-type="float">
            <text:p>154</text:p>
          </table:table-cell>
          <table:table-cell table:style-name="ce570" table:number-columns-repeated="3"/>
          <table:table-cell table:style-name="ce606"/>
          <table:table-cell table:style-name="ce557" office:value-type="float" office:value="0.28" calcext:value-type="float">
            <text:p>0.28</text:p>
          </table:table-cell>
          <table:table-cell table:style-name="ce570" table:number-columns-repeated="2"/>
          <table:table-cell table:style-name="ce570" office:value-type="float" office:value="150" calcext:value-type="float">
            <text:p>150</text:p>
          </table:table-cell>
          <table:table-cell table:style-name="ce570" office:value-type="float" office:value="155" calcext:value-type="float">
            <text:p>155</text:p>
          </table:table-cell>
          <table:table-cell table:style-name="ce570" office:value-type="float" office:value="159" calcext:value-type="float">
            <text:p>159</text:p>
          </table:table-cell>
          <table:table-cell table:style-name="ce570" table:number-columns-repeated="3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29" calcext:value-type="float">
            <text:p>0.29</text:p>
          </table:table-cell>
          <table:table-cell table:style-name="ce570" office:value-type="float" office:value="144" calcext:value-type="float">
            <text:p>144</text:p>
          </table:table-cell>
          <table:table-cell table:style-name="ce570" office:value-type="float" office:value="146" calcext:value-type="float">
            <text:p>146</text:p>
          </table:table-cell>
          <table:table-cell table:style-name="ce570" office:value-type="float" office:value="148" calcext:value-type="float">
            <text:p>148</text:p>
          </table:table-cell>
          <table:table-cell table:style-name="ce570" office:value-type="float" office:value="150" calcext:value-type="float">
            <text:p>150</text:p>
          </table:table-cell>
          <table:table-cell table:style-name="ce570" office:value-type="float" office:value="151" calcext:value-type="float">
            <text:p>151</text:p>
          </table:table-cell>
          <table:table-cell table:style-name="ce570" office:value-type="float" office:value="153" calcext:value-type="float">
            <text:p>153</text:p>
          </table:table-cell>
          <table:table-cell table:style-name="ce570" office:value-type="float" office:value="154" calcext:value-type="float">
            <text:p>154</text:p>
          </table:table-cell>
          <table:table-cell table:style-name="ce570"/>
          <table:table-cell table:style-name="ce606"/>
          <table:table-cell table:style-name="ce557" office:value-type="float" office:value="0.29" calcext:value-type="float">
            <text:p>0.29</text:p>
          </table:table-cell>
          <table:table-cell table:style-name="ce570" table:number-columns-repeated="2"/>
          <table:table-cell table:style-name="ce570" office:value-type="float" office:value="154" calcext:value-type="float">
            <text:p>154</text:p>
          </table:table-cell>
          <table:table-cell table:style-name="ce570" office:value-type="float" office:value="156" calcext:value-type="float">
            <text:p>156</text:p>
          </table:table-cell>
          <table:table-cell table:style-name="ce570" office:value-type="float" office:value="158" calcext:value-type="float">
            <text:p>158</text:p>
          </table:table-cell>
          <table:table-cell table:style-name="ce570" office:value-type="float" office:value="159" calcext:value-type="float">
            <text:p>159</text:p>
          </table:table-cell>
          <table:table-cell table:style-name="ce570" table:number-columns-repeated="2"/>
          <table:table-cell table:style-name="ce606"/>
          <table:table-cell table:style-name="ce557" office:value-type="float" office:value="0.29" calcext:value-type="float">
            <text:p>0.29</text:p>
          </table:table-cell>
          <table:table-cell table:style-name="ce570" table:number-columns-repeated="2"/>
          <table:table-cell table:style-name="ce570" office:value-type="float" office:value="155" calcext:value-type="float">
            <text:p>155</text:p>
          </table:table-cell>
          <table:table-cell table:style-name="ce570" office:value-type="float" office:value="160" calcext:value-type="float">
            <text:p>160</text:p>
          </table:table-cell>
          <table:table-cell table:style-name="ce570" office:value-type="float" office:value="164" calcext:value-type="float">
            <text:p>164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table:number-columns-repeated="2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3" calcext:value-type="float">
            <text:p>0.3</text:p>
          </table:table-cell>
          <table:table-cell table:style-name="ce570" office:value-type="float" office:value="149" calcext:value-type="float">
            <text:p>149</text:p>
          </table:table-cell>
          <table:table-cell table:style-name="ce570" office:value-type="float" office:value="151" calcext:value-type="float">
            <text:p>151</text:p>
          </table:table-cell>
          <table:table-cell table:style-name="ce570" office:value-type="float" office:value="153" calcext:value-type="float">
            <text:p>153</text:p>
          </table:table-cell>
          <table:table-cell table:style-name="ce570" office:value-type="float" office:value="155" calcext:value-type="float">
            <text:p>155</text:p>
          </table:table-cell>
          <table:table-cell table:style-name="ce570" office:value-type="float" office:value="156" calcext:value-type="float">
            <text:p>156</text:p>
          </table:table-cell>
          <table:table-cell table:style-name="ce570" office:value-type="float" office:value="157" calcext:value-type="float">
            <text:p>157</text:p>
          </table:table-cell>
          <table:table-cell table:style-name="ce570" office:value-type="float" office:value="158" calcext:value-type="float">
            <text:p>158</text:p>
          </table:table-cell>
          <table:table-cell table:style-name="ce570" office:value-type="float" office:value="159" calcext:value-type="float">
            <text:p>159</text:p>
          </table:table-cell>
          <table:table-cell table:style-name="ce606"/>
          <table:table-cell table:style-name="ce557" office:value-type="float" office:value="0.3" calcext:value-type="float">
            <text:p>0.3</text:p>
          </table:table-cell>
          <table:table-cell table:style-name="ce570" table:number-columns-repeated="2"/>
          <table:table-cell table:style-name="ce570" office:value-type="float" office:value="158" calcext:value-type="float">
            <text:p>158</text:p>
          </table:table-cell>
          <table:table-cell table:style-name="ce570" office:value-type="float" office:value="160" calcext:value-type="float">
            <text:p>160</text:p>
          </table:table-cell>
          <table:table-cell table:number-columns-repeated="2" table:style-name="ce570" office:value-type="float" office:value="162" calcext:value-type="float">
            <text:p>162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/>
          <table:table-cell table:style-name="ce606"/>
          <table:table-cell table:style-name="ce557" office:value-type="float" office:value="0.3" calcext:value-type="float">
            <text:p>0.3</text:p>
          </table:table-cell>
          <table:table-cell table:style-name="ce570" table:number-columns-repeated="2"/>
          <table:table-cell table:style-name="ce570" office:value-type="float" office:value="160" calcext:value-type="float">
            <text:p>160</text:p>
          </table:table-cell>
          <table:table-cell table:style-name="ce570" office:value-type="float" office:value="164" calcext:value-type="float">
            <text:p>164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office:value-type="float" office:value="172" calcext:value-type="float">
            <text:p>172</text:p>
          </table:table-cell>
          <table:table-cell table:style-name="ce570" office:value-type="float" office:value="176" calcext:value-type="float">
            <text:p>176</text:p>
          </table:table-cell>
          <table:table-cell table:style-name="ce570"/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31" calcext:value-type="float">
            <text:p>0.31</text:p>
          </table:table-cell>
          <table:table-cell table:style-name="ce570" office:value-type="float" office:value="154" calcext:value-type="float">
            <text:p>154</text:p>
          </table:table-cell>
          <table:table-cell table:style-name="ce570" office:value-type="float" office:value="156" calcext:value-type="float">
            <text:p>156</text:p>
          </table:table-cell>
          <table:table-cell table:style-name="ce570" office:value-type="float" office:value="157" calcext:value-type="float">
            <text:p>157</text:p>
          </table:table-cell>
          <table:table-cell table:style-name="ce570" office:value-type="float" office:value="159" calcext:value-type="float">
            <text:p>159</text:p>
          </table:table-cell>
          <table:table-cell table:style-name="ce570" office:value-type="float" office:value="160" calcext:value-type="float">
            <text:p>160</text:p>
          </table:table-cell>
          <table:table-cell table:style-name="ce570" office:value-type="float" office:value="161" calcext:value-type="float">
            <text:p>161</text:p>
          </table:table-cell>
          <table:table-cell table:style-name="ce570" office:value-type="float" office:value="162" calcext:value-type="float">
            <text:p>162</text:p>
          </table:table-cell>
          <table:table-cell table:style-name="ce570" office:value-type="float" office:value="163" calcext:value-type="float">
            <text:p>163</text:p>
          </table:table-cell>
          <table:table-cell table:style-name="ce606" office:value-type="float" office:value="164" calcext:value-type="float">
            <text:p>164</text:p>
          </table:table-cell>
          <table:table-cell table:style-name="ce557" office:value-type="float" office:value="0.31" calcext:value-type="float">
            <text:p>0.31</text:p>
          </table:table-cell>
          <table:table-cell table:style-name="ce570" table:number-columns-repeated="2"/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4" calcext:value-type="float">
            <text:p>164</text:p>
          </table:table-cell>
          <table:table-cell table:number-columns-repeated="2" table:style-name="ce570" office:value-type="float" office:value="166" calcext:value-type="float">
            <text:p>166</text:p>
          </table:table-cell>
          <table:table-cell table:number-columns-repeated="2" table:style-name="ce570" office:value-type="float" office:value="167" calcext:value-type="float">
            <text:p>167</text:p>
          </table:table-cell>
          <table:table-cell table:style-name="ce606"/>
          <table:table-cell table:style-name="ce557" office:value-type="float" office:value="0.31" calcext:value-type="float">
            <text:p>0.31</text:p>
          </table:table-cell>
          <table:table-cell table:style-name="ce570" table:number-columns-repeated="2"/>
          <table:table-cell table:style-name="ce570" office:value-type="float" office:value="165" calcext:value-type="float">
            <text:p>165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office:value-type="float" office:value="172" calcext:value-type="float">
            <text:p>172</text:p>
          </table:table-cell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80" calcext:value-type="float">
            <text:p>180</text:p>
          </table:table-cell>
          <table:table-cell table:style-name="ce570" office:value-type="float" office:value="182" calcext:value-type="float">
            <text:p>182</text:p>
          </table:table-cell>
          <table:table-cell table:style-name="ce606"/>
          <table:table-cell table:number-columns-repeated="994"/>
        </table:table-row>
        <table:table-row table:style-name="ro3">
          <table:table-cell table:style-name="ce557" office:value-type="float" office:value="0.32" calcext:value-type="float">
            <text:p>0.32</text:p>
          </table:table-cell>
          <table:table-cell table:style-name="ce570" office:value-type="float" office:value="158" calcext:value-type="float">
            <text:p>158</text:p>
          </table:table-cell>
          <table:table-cell table:style-name="ce570" office:value-type="float" office:value="160" calcext:value-type="float">
            <text:p>160</text:p>
          </table:table-cell>
          <table:table-cell table:style-name="ce570" office:value-type="float" office:value="162" calcext:value-type="float">
            <text:p>162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4" calcext:value-type="float">
            <text:p>164</text:p>
          </table:table-cell>
          <table:table-cell table:style-name="ce570" office:value-type="float" office:value="166" calcext:value-type="float">
            <text:p>166</text:p>
          </table:table-cell>
          <table:table-cell table:style-name="ce570" office:value-type="float" office:value="167" calcext:value-type="float">
            <text:p>167</text:p>
          </table:table-cell>
          <table:table-cell table:style-name="ce570" office:value-type="float" office:value="168" calcext:value-type="float">
            <text:p>168</text:p>
          </table:table-cell>
          <table:table-cell table:style-name="ce606" office:value-type="float" office:value="168" calcext:value-type="float">
            <text:p>168</text:p>
          </table:table-cell>
          <table:table-cell table:style-name="ce557" office:value-type="float" office:value="0.32" calcext:value-type="float">
            <text:p>0.32</text:p>
          </table:table-cell>
          <table:table-cell table:style-name="ce570" table:number-columns-repeated="2"/>
          <table:table-cell table:style-name="ce570" office:value-type="float" office:value="167" calcext:value-type="float">
            <text:p>167</text:p>
          </table:table-cell>
          <table:table-cell table:style-name="ce570" office:value-type="float" office:value="169" calcext:value-type="float">
            <text:p>169</text:p>
          </table:table-cell>
          <table:table-cell table:number-columns-repeated="3" table:style-name="ce570" office:value-type="float" office:value="171" calcext:value-type="float">
            <text:p>171</text:p>
          </table:table-cell>
          <table:table-cell table:style-name="ce570" office:value-type="float" office:value="172" calcext:value-type="float">
            <text:p>172</text:p>
          </table:table-cell>
          <table:table-cell table:style-name="ce606" office:value-type="float" office:value="172" calcext:value-type="float">
            <text:p>172</text:p>
          </table:table-cell>
          <table:table-cell table:style-name="ce557" office:value-type="float" office:value="0.32" calcext:value-type="float">
            <text:p>0.32</text:p>
          </table:table-cell>
          <table:table-cell table:style-name="ce570" table:number-columns-repeated="2"/>
          <table:table-cell table:style-name="ce570" office:value-type="float" office:value="169" calcext:value-type="float">
            <text:p>169</text:p>
          </table:table-cell>
          <table:table-cell table:style-name="ce570" office:value-type="float" office:value="173" calcext:value-type="float">
            <text:p>173</text:p>
          </table:table-cell>
          <table:table-cell table:style-name="ce570" office:value-type="float" office:value="177" calcext:value-type="float">
            <text:p>177</text:p>
          </table:table-cell>
          <table:table-cell table:style-name="ce570" office:value-type="float" office:value="181" calcext:value-type="float">
            <text:p>181</text:p>
          </table:table-cell>
          <table:table-cell table:style-name="ce570" office:value-type="float" office:value="184" calcext:value-type="float">
            <text:p>184</text:p>
          </table:table-cell>
          <table:table-cell table:style-name="ce570" office:value-type="float" office:value="186" calcext:value-type="float">
            <text:p>186</text:p>
          </table:table-cell>
          <table:table-cell table:style-name="ce606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57" office:value-type="float" office:value="0.33" calcext:value-type="float">
            <text:p>0.33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5" calcext:value-type="float">
            <text:p>165</text:p>
          </table:table-cell>
          <table:table-cell table:style-name="ce570" office:value-type="float" office:value="166" calcext:value-type="float">
            <text:p>166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office:value-type="float" office:value="169" calcext:value-type="float">
            <text:p>169</text:p>
          </table:table-cell>
          <table:table-cell table:style-name="ce570" office:value-type="float" office:value="170" calcext:value-type="float">
            <text:p>170</text:p>
          </table:table-cell>
          <table:table-cell table:style-name="ce570" office:value-type="float" office:value="171" calcext:value-type="float">
            <text:p>171</text:p>
          </table:table-cell>
          <table:table-cell table:style-name="ce570" office:value-type="float" office:value="173" calcext:value-type="float">
            <text:p>173</text:p>
          </table:table-cell>
          <table:table-cell table:style-name="ce606" office:value-type="float" office:value="173" calcext:value-type="float">
            <text:p>173</text:p>
          </table:table-cell>
          <table:table-cell table:style-name="ce557" office:value-type="float" office:value="0.33" calcext:value-type="float">
            <text:p>0.33</text:p>
          </table:table-cell>
          <table:table-cell table:style-name="ce570" table:number-columns-repeated="2"/>
          <table:table-cell table:style-name="ce570" office:value-type="float" office:value="171" calcext:value-type="float">
            <text:p>171</text:p>
          </table:table-cell>
          <table:table-cell table:style-name="ce570" office:value-type="float" office:value="173" calcext:value-type="float">
            <text:p>173</text:p>
          </table:table-cell>
          <table:table-cell table:style-name="ce570" office:value-type="float" office:value="175" calcext:value-type="float">
            <text:p>175</text:p>
          </table:table-cell>
          <table:table-cell table:number-columns-repeated="3" table:style-name="ce570" office:value-type="float" office:value="176" calcext:value-type="float">
            <text:p>176</text:p>
          </table:table-cell>
          <table:table-cell table:style-name="ce606" office:value-type="float" office:value="176" calcext:value-type="float">
            <text:p>176</text:p>
          </table:table-cell>
          <table:table-cell table:style-name="ce557" office:value-type="float" office:value="0.33" calcext:value-type="float">
            <text:p>0.33</text:p>
          </table:table-cell>
          <table:table-cell table:style-name="ce570" table:number-columns-repeated="2"/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78" calcext:value-type="float">
            <text:p>178</text:p>
          </table:table-cell>
          <table:table-cell table:style-name="ce570" office:value-type="float" office:value="181" calcext:value-type="float">
            <text:p>181</text:p>
          </table:table-cell>
          <table:table-cell table:style-name="ce570" office:value-type="float" office:value="185" calcext:value-type="float">
            <text:p>185</text:p>
          </table:table-cell>
          <table:table-cell table:style-name="ce570" office:value-type="float" office:value="188" calcext:value-type="float">
            <text:p>188</text:p>
          </table:table-cell>
          <table:table-cell table:style-name="ce570" office:value-type="float" office:value="190" calcext:value-type="float">
            <text:p>190</text:p>
          </table:table-cell>
          <table:table-cell table:style-name="ce606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57" office:value-type="float" office:value="0.34" calcext:value-type="float">
            <text:p>0.34</text:p>
          </table:table-cell>
          <table:table-cell table:style-name="ce570" office:value-type="float" office:value="168" calcext:value-type="float">
            <text:p>168</text:p>
          </table:table-cell>
          <table:table-cell table:style-name="ce570" office:value-type="float" office:value="170" calcext:value-type="float">
            <text:p>170</text:p>
          </table:table-cell>
          <table:table-cell table:style-name="ce570" office:value-type="float" office:value="171" calcext:value-type="float">
            <text:p>171</text:p>
          </table:table-cell>
          <table:table-cell table:style-name="ce570" office:value-type="float" office:value="172" calcext:value-type="float">
            <text:p>172</text:p>
          </table:table-cell>
          <table:table-cell table:style-name="ce570" office:value-type="float" office:value="173" calcext:value-type="float">
            <text:p>173</text:p>
          </table:table-cell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75" calcext:value-type="float">
            <text:p>175</text:p>
          </table:table-cell>
          <table:table-cell table:style-name="ce570" office:value-type="float" office:value="176" calcext:value-type="float">
            <text:p>176</text:p>
          </table:table-cell>
          <table:table-cell table:style-name="ce606" office:value-type="float" office:value="177" calcext:value-type="float">
            <text:p>177</text:p>
          </table:table-cell>
          <table:table-cell table:style-name="ce557" office:value-type="float" office:value="0.34" calcext:value-type="float">
            <text:p>0.34</text:p>
          </table:table-cell>
          <table:table-cell table:style-name="ce570" table:number-columns-repeated="2"/>
          <table:table-cell table:style-name="ce570" office:value-type="float" office:value="176" calcext:value-type="float">
            <text:p>176</text:p>
          </table:table-cell>
          <table:table-cell table:style-name="ce570" office:value-type="float" office:value="178" calcext:value-type="float">
            <text:p>178</text:p>
          </table:table-cell>
          <table:table-cell table:number-columns-repeated="2" table:style-name="ce570" office:value-type="float" office:value="179" calcext:value-type="float">
            <text:p>179</text:p>
          </table:table-cell>
          <table:table-cell table:number-columns-repeated="2" table:style-name="ce570" office:value-type="float" office:value="180" calcext:value-type="float">
            <text:p>180</text:p>
          </table:table-cell>
          <table:table-cell table:style-name="ce606" office:value-type="float" office:value="180" calcext:value-type="float">
            <text:p>180</text:p>
          </table:table-cell>
          <table:table-cell table:style-name="ce557" office:value-type="float" office:value="0.34" calcext:value-type="float">
            <text:p>0.34</text:p>
          </table:table-cell>
          <table:table-cell table:style-name="ce570" table:number-columns-repeated="2"/>
          <table:table-cell table:style-name="ce570" office:value-type="float" office:value="179" calcext:value-type="float">
            <text:p>179</text:p>
          </table:table-cell>
          <table:table-cell table:style-name="ce570" office:value-type="float" office:value="183" calcext:value-type="float">
            <text:p>183</text:p>
          </table:table-cell>
          <table:table-cell table:style-name="ce570" office:value-type="float" office:value="186" calcext:value-type="float">
            <text:p>186</text:p>
          </table:table-cell>
          <table:table-cell table:style-name="ce570" office:value-type="float" office:value="190" calcext:value-type="float">
            <text:p>190</text:p>
          </table:table-cell>
          <table:table-cell table:style-name="ce570" office:value-type="float" office:value="193" calcext:value-type="float">
            <text:p>193</text:p>
          </table:table-cell>
          <table:table-cell table:style-name="ce570" office:value-type="float" office:value="195" calcext:value-type="float">
            <text:p>195</text:p>
          </table:table-cell>
          <table:table-cell table:style-name="ce606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57" office:value-type="float" office:value="0.35" calcext:value-type="float">
            <text:p>0.35</text:p>
          </table:table-cell>
          <table:table-cell table:style-name="ce570"/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75" calcext:value-type="float">
            <text:p>175</text:p>
          </table:table-cell>
          <table:table-cell table:style-name="ce570" office:value-type="float" office:value="176" calcext:value-type="float">
            <text:p>176</text:p>
          </table:table-cell>
          <table:table-cell table:style-name="ce570" office:value-type="float" office:value="177" calcext:value-type="float">
            <text:p>177</text:p>
          </table:table-cell>
          <table:table-cell table:style-name="ce570" office:value-type="float" office:value="178" calcext:value-type="float">
            <text:p>178</text:p>
          </table:table-cell>
          <table:table-cell table:style-name="ce570" office:value-type="float" office:value="179" calcext:value-type="float">
            <text:p>179</text:p>
          </table:table-cell>
          <table:table-cell table:style-name="ce570" office:value-type="float" office:value="180" calcext:value-type="float">
            <text:p>180</text:p>
          </table:table-cell>
          <table:table-cell table:style-name="ce606" office:value-type="float" office:value="181" calcext:value-type="float">
            <text:p>181</text:p>
          </table:table-cell>
          <table:table-cell table:style-name="ce557" office:value-type="float" office:value="0.35" calcext:value-type="float">
            <text:p>0.35</text:p>
          </table:table-cell>
          <table:table-cell table:style-name="ce570" table:number-columns-repeated="2"/>
          <table:table-cell table:style-name="ce570" office:value-type="float" office:value="180" calcext:value-type="float">
            <text:p>180</text:p>
          </table:table-cell>
          <table:table-cell table:style-name="ce570" office:value-type="float" office:value="181" calcext:value-type="float">
            <text:p>181</text:p>
          </table:table-cell>
          <table:table-cell table:number-columns-repeated="2" table:style-name="ce570" office:value-type="float" office:value="183" calcext:value-type="float">
            <text:p>183</text:p>
          </table:table-cell>
          <table:table-cell table:style-name="ce570" office:value-type="float" office:value="184" calcext:value-type="float">
            <text:p>184</text:p>
          </table:table-cell>
          <table:table-cell table:style-name="ce570" office:value-type="float" office:value="185" calcext:value-type="float">
            <text:p>185</text:p>
          </table:table-cell>
          <table:table-cell table:style-name="ce606" office:value-type="float" office:value="185" calcext:value-type="float">
            <text:p>185</text:p>
          </table:table-cell>
          <table:table-cell table:style-name="ce557" office:value-type="float" office:value="0.35" calcext:value-type="float">
            <text:p>0.35</text:p>
          </table:table-cell>
          <table:table-cell table:style-name="ce570" table:number-columns-repeated="2"/>
          <table:table-cell table:style-name="ce570" office:value-type="float" office:value="184" calcext:value-type="float">
            <text:p>184</text:p>
          </table:table-cell>
          <table:table-cell table:style-name="ce570" office:value-type="float" office:value="187" calcext:value-type="float">
            <text:p>187</text:p>
          </table:table-cell>
          <table:table-cell table:style-name="ce570" office:value-type="float" office:value="190" calcext:value-type="float">
            <text:p>190</text:p>
          </table:table-cell>
          <table:table-cell table:style-name="ce570" office:value-type="float" office:value="194" calcext:value-type="float">
            <text:p>194</text:p>
          </table:table-cell>
          <table:table-cell table:style-name="ce570" office:value-type="float" office:value="197" calcext:value-type="float">
            <text:p>197</text:p>
          </table:table-cell>
          <table:table-cell table:style-name="ce570" office:value-type="float" office:value="199" calcext:value-type="float">
            <text:p>199</text:p>
          </table:table-cell>
          <table:table-cell table:style-name="ce606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57" office:value-type="float" office:value="0.36" calcext:value-type="float">
            <text:p>0.36</text:p>
          </table:table-cell>
          <table:table-cell table:style-name="ce570" table:number-columns-repeated="2"/>
          <table:table-cell table:style-name="ce570" office:value-type="float" office:value="179" calcext:value-type="float">
            <text:p>179</text:p>
          </table:table-cell>
          <table:table-cell table:style-name="ce570" office:value-type="float" office:value="181" calcext:value-type="float">
            <text:p>181</text:p>
          </table:table-cell>
          <table:table-cell table:style-name="ce570" office:value-type="float" office:value="182" calcext:value-type="float">
            <text:p>182</text:p>
          </table:table-cell>
          <table:table-cell table:style-name="ce570" office:value-type="float" office:value="183" calcext:value-type="float">
            <text:p>183</text:p>
          </table:table-cell>
          <table:table-cell table:style-name="ce570" office:value-type="float" office:value="184" calcext:value-type="float">
            <text:p>184</text:p>
          </table:table-cell>
          <table:table-cell table:style-name="ce570" office:value-type="float" office:value="185" calcext:value-type="float">
            <text:p>185</text:p>
          </table:table-cell>
          <table:table-cell table:style-name="ce606" office:value-type="float" office:value="185" calcext:value-type="float">
            <text:p>185</text:p>
          </table:table-cell>
          <table:table-cell table:style-name="ce557" office:value-type="float" office:value="0.36" calcext:value-type="float">
            <text:p>0.36</text:p>
          </table:table-cell>
          <table:table-cell table:style-name="ce570" table:number-columns-repeated="2"/>
          <table:table-cell table:style-name="ce570" office:value-type="float" office:value="185" calcext:value-type="float">
            <text:p>185</text:p>
          </table:table-cell>
          <table:table-cell table:style-name="ce570" office:value-type="float" office:value="186" calcext:value-type="float">
            <text:p>186</text:p>
          </table:table-cell>
          <table:table-cell table:number-columns-repeated="2" table:style-name="ce570" office:value-type="float" office:value="187" calcext:value-type="float">
            <text:p>187</text:p>
          </table:table-cell>
          <table:table-cell table:number-columns-repeated="2" table:style-name="ce570" office:value-type="float" office:value="188" calcext:value-type="float">
            <text:p>188</text:p>
          </table:table-cell>
          <table:table-cell table:style-name="ce606" office:value-type="float" office:value="189" calcext:value-type="float">
            <text:p>189</text:p>
          </table:table-cell>
          <table:table-cell table:style-name="ce557" office:value-type="float" office:value="0.36" calcext:value-type="float">
            <text:p>0.36</text:p>
          </table:table-cell>
          <table:table-cell table:style-name="ce570" table:number-columns-repeated="2"/>
          <table:table-cell table:style-name="ce570" office:value-type="float" office:value="189" calcext:value-type="float">
            <text:p>189</text:p>
          </table:table-cell>
          <table:table-cell table:style-name="ce570" office:value-type="float" office:value="192" calcext:value-type="float">
            <text:p>192</text:p>
          </table:table-cell>
          <table:table-cell table:style-name="ce570" office:value-type="float" office:value="195" calcext:value-type="float">
            <text:p>195</text:p>
          </table:table-cell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201" calcext:value-type="float">
            <text:p>201</text:p>
          </table:table-cell>
          <table:table-cell table:style-name="ce570" office:value-type="float" office:value="204" calcext:value-type="float">
            <text:p>204</text:p>
          </table:table-cell>
          <table:table-cell table:style-name="ce606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57" office:value-type="float" office:value="0.37" calcext:value-type="float">
            <text:p>0.37</text:p>
          </table:table-cell>
          <table:table-cell table:style-name="ce570" table:number-columns-repeated="3"/>
          <table:table-cell table:style-name="ce570" office:value-type="float" office:value="185" calcext:value-type="float">
            <text:p>185</text:p>
          </table:table-cell>
          <table:table-cell table:style-name="ce570" office:value-type="float" office:value="186" calcext:value-type="float">
            <text:p>186</text:p>
          </table:table-cell>
          <table:table-cell table:style-name="ce570" office:value-type="float" office:value="187" calcext:value-type="float">
            <text:p>187</text:p>
          </table:table-cell>
          <table:table-cell table:style-name="ce570" office:value-type="float" office:value="188" calcext:value-type="float">
            <text:p>188</text:p>
          </table:table-cell>
          <table:table-cell table:style-name="ce570" office:value-type="float" office:value="189" calcext:value-type="float">
            <text:p>189</text:p>
          </table:table-cell>
          <table:table-cell table:style-name="ce606" office:value-type="float" office:value="190" calcext:value-type="float">
            <text:p>190</text:p>
          </table:table-cell>
          <table:table-cell table:style-name="ce557" office:value-type="float" office:value="0.37" calcext:value-type="float">
            <text:p>0.37</text:p>
          </table:table-cell>
          <table:table-cell table:style-name="ce570" table:number-columns-repeated="2"/>
          <table:table-cell table:style-name="ce570" office:value-type="float" office:value="189" calcext:value-type="float">
            <text:p>189</text:p>
          </table:table-cell>
          <table:table-cell table:style-name="ce570" office:value-type="float" office:value="190" calcext:value-type="float">
            <text:p>190</text:p>
          </table:table-cell>
          <table:table-cell table:number-columns-repeated="2" table:style-name="ce570" office:value-type="float" office:value="191" calcext:value-type="float">
            <text:p>191</text:p>
          </table:table-cell>
          <table:table-cell table:style-name="ce570" office:value-type="float" office:value="192" calcext:value-type="float">
            <text:p>192</text:p>
          </table:table-cell>
          <table:table-cell table:style-name="ce570" office:value-type="float" office:value="193" calcext:value-type="float">
            <text:p>193</text:p>
          </table:table-cell>
          <table:table-cell table:style-name="ce606" office:value-type="float" office:value="193" calcext:value-type="float">
            <text:p>193</text:p>
          </table:table-cell>
          <table:table-cell table:style-name="ce557" office:value-type="float" office:value="0.37" calcext:value-type="float">
            <text:p>0.37</text:p>
          </table:table-cell>
          <table:table-cell table:style-name="ce570" table:number-columns-repeated="2"/>
          <table:table-cell table:style-name="ce570" office:value-type="float" office:value="193" calcext:value-type="float">
            <text:p>193</text:p>
          </table:table-cell>
          <table:table-cell table:style-name="ce570" office:value-type="float" office:value="196" calcext:value-type="float">
            <text:p>196</text:p>
          </table:table-cell>
          <table:table-cell table:style-name="ce570" office:value-type="float" office:value="199" calcext:value-type="float">
            <text:p>199</text:p>
          </table:table-cell>
          <table:table-cell table:style-name="ce570" office:value-type="float" office:value="202" calcext:value-type="float">
            <text:p>202</text:p>
          </table:table-cell>
          <table:table-cell table:style-name="ce570" office:value-type="float" office:value="205" calcext:value-type="float">
            <text:p>205</text:p>
          </table:table-cell>
          <table:table-cell table:style-name="ce570" office:value-type="float" office:value="207" calcext:value-type="float">
            <text:p>207</text:p>
          </table:table-cell>
          <table:table-cell table:style-name="ce606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57" office:value-type="float" office:value="0.38" calcext:value-type="float">
            <text:p>0.38</text:p>
          </table:table-cell>
          <table:table-cell table:style-name="ce570" table:number-columns-repeated="4"/>
          <table:table-cell table:style-name="ce570" office:value-type="float" office:value="190" calcext:value-type="float">
            <text:p>190</text:p>
          </table:table-cell>
          <table:table-cell table:style-name="ce570" office:value-type="float" office:value="191" calcext:value-type="float">
            <text:p>191</text:p>
          </table:table-cell>
          <table:table-cell table:style-name="ce570" office:value-type="float" office:value="192" calcext:value-type="float">
            <text:p>192</text:p>
          </table:table-cell>
          <table:table-cell table:style-name="ce570" office:value-type="float" office:value="193" calcext:value-type="float">
            <text:p>193</text:p>
          </table:table-cell>
          <table:table-cell table:style-name="ce606" office:value-type="float" office:value="194" calcext:value-type="float">
            <text:p>194</text:p>
          </table:table-cell>
          <table:table-cell table:style-name="ce557" office:value-type="float" office:value="0.38" calcext:value-type="float">
            <text:p>0.38</text:p>
          </table:table-cell>
          <table:table-cell table:style-name="ce570" table:number-columns-repeated="2"/>
          <table:table-cell table:style-name="ce570" office:value-type="float" office:value="193" calcext:value-type="float">
            <text:p>193</text:p>
          </table:table-cell>
          <table:table-cell table:style-name="ce570" office:value-type="float" office:value="194" calcext:value-type="float">
            <text:p>194</text:p>
          </table:table-cell>
          <table:table-cell table:number-columns-repeated="2" table:style-name="ce570" office:value-type="float" office:value="196" calcext:value-type="float">
            <text:p>196</text:p>
          </table:table-cell>
          <table:table-cell table:number-columns-repeated="2" table:style-name="ce570" office:value-type="float" office:value="197" calcext:value-type="float">
            <text:p>197</text:p>
          </table:table-cell>
          <table:table-cell table:style-name="ce606" office:value-type="float" office:value="197" calcext:value-type="float">
            <text:p>197</text:p>
          </table:table-cell>
          <table:table-cell table:style-name="ce557" office:value-type="float" office:value="0.38" calcext:value-type="float">
            <text:p>0.38</text:p>
          </table:table-cell>
          <table:table-cell table:style-name="ce570" table:number-columns-repeated="2"/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201" calcext:value-type="float">
            <text:p>201</text:p>
          </table:table-cell>
          <table:table-cell table:style-name="ce570" office:value-type="float" office:value="204" calcext:value-type="float">
            <text:p>204</text:p>
          </table:table-cell>
          <table:table-cell table:style-name="ce570" office:value-type="float" office:value="207" calcext:value-type="float">
            <text:p>207</text:p>
          </table:table-cell>
          <table:table-cell table:style-name="ce570" office:value-type="float" office:value="209" calcext:value-type="float">
            <text:p>209</text:p>
          </table:table-cell>
          <table:table-cell table:style-name="ce570" office:value-type="float" office:value="211" calcext:value-type="float">
            <text:p>211</text:p>
          </table:table-cell>
          <table:table-cell table:style-name="ce606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57" office:value-type="float" office:value="0.39" calcext:value-type="float">
            <text:p>0.39</text:p>
          </table:table-cell>
          <table:table-cell table:style-name="ce570" table:number-columns-repeated="5"/>
          <table:table-cell table:style-name="ce570" office:value-type="float" office:value="196" calcext:value-type="float">
            <text:p>196</text:p>
          </table:table-cell>
          <table:table-cell table:style-name="ce570" office:value-type="float" office:value="197" calcext:value-type="float">
            <text:p>197</text:p>
          </table:table-cell>
          <table:table-cell table:style-name="ce570" office:value-type="float" office:value="198" calcext:value-type="float">
            <text:p>198</text:p>
          </table:table-cell>
          <table:table-cell table:style-name="ce606" office:value-type="float" office:value="198" calcext:value-type="float">
            <text:p>198</text:p>
          </table:table-cell>
          <table:table-cell table:style-name="ce557" office:value-type="float" office:value="0.39" calcext:value-type="float">
            <text:p>0.39</text:p>
          </table:table-cell>
          <table:table-cell table:style-name="ce570" table:number-columns-repeated="2"/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199" calcext:value-type="float">
            <text:p>199</text:p>
          </table:table-cell>
          <table:table-cell table:number-columns-repeated="2" table:style-name="ce570" office:value-type="float" office:value="200" calcext:value-type="float">
            <text:p>200</text:p>
          </table:table-cell>
          <table:table-cell table:number-columns-repeated="2" table:style-name="ce570" office:value-type="float" office:value="201" calcext:value-type="float">
            <text:p>201</text:p>
          </table:table-cell>
          <table:table-cell table:style-name="ce606" office:value-type="float" office:value="202" calcext:value-type="float">
            <text:p>202</text:p>
          </table:table-cell>
          <table:table-cell table:style-name="ce557" office:value-type="float" office:value="0.39" calcext:value-type="float">
            <text:p>0.39</text:p>
          </table:table-cell>
          <table:table-cell table:style-name="ce570" table:number-columns-repeated="2"/>
          <table:table-cell table:style-name="ce570" office:value-type="float" office:value="203" calcext:value-type="float">
            <text:p>203</text:p>
          </table:table-cell>
          <table:table-cell table:style-name="ce570" office:value-type="float" office:value="206" calcext:value-type="float">
            <text:p>206</text:p>
          </table:table-cell>
          <table:table-cell table:style-name="ce570" office:value-type="float" office:value="208" calcext:value-type="float">
            <text:p>208</text:p>
          </table:table-cell>
          <table:table-cell table:style-name="ce570" office:value-type="float" office:value="211" calcext:value-type="float">
            <text:p>211</text:p>
          </table:table-cell>
          <table:table-cell table:style-name="ce570" office:value-type="float" office:value="214" calcext:value-type="float">
            <text:p>214</text:p>
          </table:table-cell>
          <table:table-cell table:style-name="ce570" office:value-type="float" office:value="216" calcext:value-type="float">
            <text:p>216</text:p>
          </table:table-cell>
          <table:table-cell table:style-name="ce606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57" office:value-type="float" office:value="0.4" calcext:value-type="float">
            <text:p>0.4</text:p>
          </table:table-cell>
          <table:table-cell table:style-name="ce570" table:number-columns-repeated="6"/>
          <table:table-cell table:style-name="ce570" office:value-type="float" office:value="201" calcext:value-type="float">
            <text:p>201</text:p>
          </table:table-cell>
          <table:table-cell table:style-name="ce570" office:value-type="float" office:value="202" calcext:value-type="float">
            <text:p>202</text:p>
          </table:table-cell>
          <table:table-cell table:style-name="ce606" office:value-type="float" office:value="203" calcext:value-type="float">
            <text:p>203</text:p>
          </table:table-cell>
          <table:table-cell table:style-name="ce557" office:value-type="float" office:value="0.4" calcext:value-type="float">
            <text:p>0.4</text:p>
          </table:table-cell>
          <table:table-cell table:style-name="ce570" table:number-columns-repeated="2"/>
          <table:table-cell table:style-name="ce570" office:value-type="float" office:value="202" calcext:value-type="float">
            <text:p>202</text:p>
          </table:table-cell>
          <table:table-cell table:style-name="ce570" office:value-type="float" office:value="203" calcext:value-type="float">
            <text:p>203</text:p>
          </table:table-cell>
          <table:table-cell table:number-columns-repeated="2" table:style-name="ce570" office:value-type="float" office:value="204" calcext:value-type="float">
            <text:p>204</text:p>
          </table:table-cell>
          <table:table-cell table:number-columns-repeated="2" table:style-name="ce570" office:value-type="float" office:value="205" calcext:value-type="float">
            <text:p>205</text:p>
          </table:table-cell>
          <table:table-cell table:style-name="ce606" office:value-type="float" office:value="206" calcext:value-type="float">
            <text:p>206</text:p>
          </table:table-cell>
          <table:table-cell table:style-name="ce557" office:value-type="float" office:value="0.4" calcext:value-type="float">
            <text:p>0.4</text:p>
          </table:table-cell>
          <table:table-cell table:style-name="ce570" table:number-columns-repeated="2"/>
          <table:table-cell table:style-name="ce570" office:value-type="float" office:value="208" calcext:value-type="float">
            <text:p>208</text:p>
          </table:table-cell>
          <table:table-cell table:style-name="ce570" office:value-type="float" office:value="211" calcext:value-type="float">
            <text:p>211</text:p>
          </table:table-cell>
          <table:table-cell table:style-name="ce570" office:value-type="float" office:value="213" calcext:value-type="float">
            <text:p>213</text:p>
          </table:table-cell>
          <table:table-cell table:style-name="ce570" office:value-type="float" office:value="216" calcext:value-type="float">
            <text:p>216</text:p>
          </table:table-cell>
          <table:table-cell table:style-name="ce570" office:value-type="float" office:value="218" calcext:value-type="float">
            <text:p>218</text:p>
          </table:table-cell>
          <table:table-cell table:style-name="ce570" office:value-type="float" office:value="220" calcext:value-type="float">
            <text:p>220</text:p>
          </table:table-cell>
          <table:table-cell table:style-name="ce606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57" office:value-type="float" office:value="0.41" calcext:value-type="float">
            <text:p>0.41</text:p>
          </table:table-cell>
          <table:table-cell table:style-name="ce570" table:number-columns-repeated="7"/>
          <table:table-cell table:style-name="ce570" office:value-type="float" office:value="206" calcext:value-type="float">
            <text:p>206</text:p>
          </table:table-cell>
          <table:table-cell table:style-name="ce606" office:value-type="float" office:value="207" calcext:value-type="float">
            <text:p>207</text:p>
          </table:table-cell>
          <table:table-cell table:style-name="ce557" office:value-type="float" office:value="0.41" calcext:value-type="float">
            <text:p>0.41</text:p>
          </table:table-cell>
          <table:table-cell table:style-name="ce570" table:number-columns-repeated="2"/>
          <table:table-cell table:style-name="ce570" office:value-type="float" office:value="206" calcext:value-type="float">
            <text:p>206</text:p>
          </table:table-cell>
          <table:table-cell table:style-name="ce570" office:value-type="float" office:value="207" calcext:value-type="float">
            <text:p>207</text:p>
          </table:table-cell>
          <table:table-cell table:number-columns-repeated="2" table:style-name="ce570" office:value-type="float" office:value="208" calcext:value-type="float">
            <text:p>208</text:p>
          </table:table-cell>
          <table:table-cell table:number-columns-repeated="2" table:style-name="ce570" office:value-type="float" office:value="209" calcext:value-type="float">
            <text:p>209</text:p>
          </table:table-cell>
          <table:table-cell table:style-name="ce606" office:value-type="float" office:value="210" calcext:value-type="float">
            <text:p>210</text:p>
          </table:table-cell>
          <table:table-cell table:style-name="ce557" office:value-type="float" office:value="0.41" calcext:value-type="float">
            <text:p>0.41</text:p>
          </table:table-cell>
          <table:table-cell table:style-name="ce570" table:number-columns-repeated="2"/>
          <table:table-cell table:style-name="ce570" office:value-type="float" office:value="213" calcext:value-type="float">
            <text:p>213</text:p>
          </table:table-cell>
          <table:table-cell table:style-name="ce570" office:value-type="float" office:value="215" calcext:value-type="float">
            <text:p>215</text:p>
          </table:table-cell>
          <table:table-cell table:style-name="ce570" office:value-type="float" office:value="217" calcext:value-type="float">
            <text:p>217</text:p>
          </table:table-cell>
          <table:table-cell table:style-name="ce570" office:value-type="float" office:value="220" calcext:value-type="float">
            <text:p>220</text:p>
          </table:table-cell>
          <table:table-cell table:style-name="ce570" office:value-type="float" office:value="222" calcext:value-type="float">
            <text:p>222</text:p>
          </table:table-cell>
          <table:table-cell table:style-name="ce570" office:value-type="float" office:value="224" calcext:value-type="float">
            <text:p>224</text:p>
          </table:table-cell>
          <table:table-cell table:style-name="ce606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58" office:value-type="float" office:value="0.42" calcext:value-type="float">
            <text:p>0.42</text:p>
          </table:table-cell>
          <table:table-cell table:style-name="ce571" table:number-columns-repeated="8"/>
          <table:table-cell table:style-name="ce607" office:value-type="float" office:value="211" calcext:value-type="float">
            <text:p>211</text:p>
          </table:table-cell>
          <table:table-cell table:style-name="ce558" office:value-type="float" office:value="0.42" calcext:value-type="float">
            <text:p>0.42</text:p>
          </table:table-cell>
          <table:table-cell table:style-name="ce571" table:number-columns-repeated="2"/>
          <table:table-cell table:number-columns-repeated="2" table:style-name="ce571" office:value-type="float" office:value="211" calcext:value-type="float">
            <text:p>211</text:p>
          </table:table-cell>
          <table:table-cell table:number-columns-repeated="2" table:style-name="ce571" office:value-type="float" office:value="212" calcext:value-type="float">
            <text:p>212</text:p>
          </table:table-cell>
          <table:table-cell table:number-columns-repeated="2" table:style-name="ce571" office:value-type="float" office:value="213" calcext:value-type="float">
            <text:p>213</text:p>
          </table:table-cell>
          <table:table-cell table:style-name="ce607" office:value-type="float" office:value="214" calcext:value-type="float">
            <text:p>214</text:p>
          </table:table-cell>
          <table:table-cell table:style-name="ce558" office:value-type="float" office:value="0.42" calcext:value-type="float">
            <text:p>0.42</text:p>
          </table:table-cell>
          <table:table-cell table:style-name="ce571" table:number-columns-repeated="2"/>
          <table:table-cell table:style-name="ce571" office:value-type="float" office:value="218" calcext:value-type="float">
            <text:p>218</text:p>
          </table:table-cell>
          <table:table-cell table:style-name="ce571" office:value-type="float" office:value="220" calcext:value-type="float">
            <text:p>220</text:p>
          </table:table-cell>
          <table:table-cell table:style-name="ce571" office:value-type="float" office:value="222" calcext:value-type="float">
            <text:p>222</text:p>
          </table:table-cell>
          <table:table-cell table:style-name="ce571" office:value-type="float" office:value="224" calcext:value-type="float">
            <text:p>224</text:p>
          </table:table-cell>
          <table:table-cell table:style-name="ce571" office:value-type="float" office:value="226" calcext:value-type="float">
            <text:p>226</text:p>
          </table:table-cell>
          <table:table-cell table:style-name="ce571" office:value-type="float" office:value="228" calcext:value-type="float">
            <text:p>228</text:p>
          </table:table-cell>
          <table:table-cell table:style-name="ce607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55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55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56"/>
          <table:table-cell table:style-name="ce572" office:value-type="string" calcext:value-type="string" table:number-columns-spanned="11" table:number-rows-spanned="1">
            <text:p>kVp</text:p>
          </table:table-cell>
          <table:covered-table-cell table:number-columns-repeated="10" table:style-name="ce581"/>
          <table:table-cell table:style-name="ce605"/>
          <table:table-cell table:style-name="ce556"/>
          <table:table-cell table:style-name="ce569" office:value-type="string" calcext:value-type="string" table:number-columns-spanned="13" table:number-rows-spanned="1">
            <text:p>kVp</text:p>
          </table:table-cell>
          <table:covered-table-cell table:number-columns-repeated="11" table:style-name="ce581"/>
          <table:covered-table-cell table:style-name="ce605"/>
          <table:table-cell table:number-columns-repeated="997"/>
        </table:table-row>
        <table:table-row table:style-name="ro3">
          <table:table-cell table:style-name="ce557" office:value-type="string" calcext:value-type="string">
            <text:p>HVL</text:p>
          </table:table-cell>
          <table:table-cell table:style-name="ce570" office:value-type="float" office:value="22" calcext:value-type="float">
            <text:p>22</text:p>
          </table:table-cell>
          <table:table-cell table:style-name="ce570" office:value-type="float" office:value="23" calcext:value-type="float">
            <text:p>23</text:p>
          </table:table-cell>
          <table:table-cell table:style-name="ce570" office:value-type="float" office:value="24" calcext:value-type="float">
            <text:p>24</text:p>
          </table:table-cell>
          <table:table-cell table:style-name="ce570" office:value-type="float" office:value="25" calcext:value-type="float">
            <text:p>25</text:p>
          </table:table-cell>
          <table:table-cell table:style-name="ce570" office:value-type="float" office:value="26" calcext:value-type="float">
            <text:p>26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31" calcext:value-type="float">
            <text:p>31</text:p>
          </table:table-cell>
          <table:table-cell table:style-name="ce570" office:value-type="float" office:value="32" calcext:value-type="float">
            <text:p>32</text:p>
          </table:table-cell>
          <table:table-cell table:style-name="ce606" office:value-type="float" office:value="33" calcext:value-type="float">
            <text:p>33</text:p>
          </table:table-cell>
          <table:table-cell table:style-name="ce557" office:value-type="string" calcext:value-type="string">
            <text:p>HVL</text:p>
          </table:table-cell>
          <table:table-cell table:style-name="ce570" office:value-type="float" office:value="27" calcext:value-type="float">
            <text:p>27</text:p>
          </table:table-cell>
          <table:table-cell table:style-name="ce570" office:value-type="float" office:value="28" calcext:value-type="float">
            <text:p>28</text:p>
          </table:table-cell>
          <table:table-cell table:style-name="ce570" office:value-type="float" office:value="29" calcext:value-type="float">
            <text:p>29</text:p>
          </table:table-cell>
          <table:table-cell table:style-name="ce570" office:value-type="float" office:value="30" calcext:value-type="float">
            <text:p>30</text:p>
          </table:table-cell>
          <table:table-cell table:style-name="ce570" office:value-type="float" office:value="31" calcext:value-type="float">
            <text:p>31</text:p>
          </table:table-cell>
          <table:table-cell table:style-name="ce570" office:value-type="float" office:value="32" calcext:value-type="float">
            <text:p>32</text:p>
          </table:table-cell>
          <table:table-cell table:style-name="ce570" office:value-type="float" office:value="33" calcext:value-type="float">
            <text:p>33</text:p>
          </table:table-cell>
          <table:table-cell table:style-name="ce570" office:value-type="float" office:value="34" calcext:value-type="float">
            <text:p>34</text:p>
          </table:table-cell>
          <table:table-cell table:style-name="ce570" office:value-type="float" office:value="35" calcext:value-type="float">
            <text:p>35</text:p>
          </table:table-cell>
          <table:table-cell table:style-name="ce570" office:value-type="float" office:value="36" calcext:value-type="float">
            <text:p>36</text:p>
          </table:table-cell>
          <table:table-cell table:style-name="ce570" office:value-type="float" office:value="37" calcext:value-type="float">
            <text:p>37</text:p>
          </table:table-cell>
          <table:table-cell table:style-name="ce570" office:value-type="float" office:value="38" calcext:value-type="float">
            <text:p>38</text:p>
          </table:table-cell>
          <table:table-cell table:style-name="ce606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57" office:value-type="float" office:value="0.3" calcext:value-type="float">
            <text:p>0.3</text:p>
          </table:table-cell>
          <table:table-cell table:style-name="ce570" office:value-type="float" office:value="152" calcext:value-type="float">
            <text:p>152</text:p>
          </table:table-cell>
          <table:table-cell table:style-name="ce570" office:value-type="float" office:value="157" calcext:value-type="float">
            <text:p>157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6" calcext:value-type="float">
            <text:p>166</text:p>
          </table:table-cell>
          <table:table-cell table:style-name="ce570" office:value-type="float" office:value="170" calcext:value-type="float">
            <text:p>170</text:p>
          </table:table-cell>
          <table:table-cell table:style-name="ce570" office:value-type="float" office:value="173" calcext:value-type="float">
            <text:p>173</text:p>
          </table:table-cell>
          <table:table-cell table:style-name="ce570" office:value-type="float" office:value="175" calcext:value-type="float">
            <text:p>175</text:p>
          </table:table-cell>
          <table:table-cell table:style-name="ce570" office:value-type="float" office:value="177" calcext:value-type="float">
            <text:p>177</text:p>
          </table:table-cell>
          <table:table-cell table:style-name="ce570" office:value-type="float" office:value="179" calcext:value-type="float">
            <text:p>179</text:p>
          </table:table-cell>
          <table:table-cell table:style-name="ce570" office:value-type="float" office:value="182" calcext:value-type="float">
            <text:p>182</text:p>
          </table:table-cell>
          <table:table-cell table:style-name="ce570" office:value-type="float" office:value="184" calcext:value-type="float">
            <text:p>184</text:p>
          </table:table-cell>
          <table:table-cell table:style-name="ce606" office:value-type="float" office:value="187" calcext:value-type="float">
            <text:p>187</text:p>
          </table:table-cell>
          <table:table-cell table:style-name="ce557" office:value-type="float" office:value="0.3" calcext:value-type="float">
            <text:p>0.3</text:p>
          </table:table-cell>
          <table:table-cell table:style-name="ce570" office:value-type="float" office:value="222" calcext:value-type="float">
            <text:p>222</text:p>
          </table:table-cell>
          <table:table-cell table:style-name="ce570" office:value-type="float" office:value="226" calcext:value-type="float">
            <text:p>226</text:p>
          </table:table-cell>
          <table:table-cell table:style-name="ce570" office:value-type="float" office:value="229" calcext:value-type="float">
            <text:p>229</text:p>
          </table:table-cell>
          <table:table-cell table:style-name="ce570" office:value-type="float" office:value="231" calcext:value-type="float">
            <text:p>231</text:p>
          </table:table-cell>
          <table:table-cell table:style-name="ce570" office:value-type="float" office:value="234" calcext:value-type="float">
            <text:p>234</text:p>
          </table:table-cell>
          <table:table-cell table:style-name="ce570" office:value-type="float" office:value="236" calcext:value-type="float">
            <text:p>236</text:p>
          </table:table-cell>
          <table:table-cell table:style-name="ce570" office:value-type="float" office:value="239" calcext:value-type="float">
            <text:p>239</text:p>
          </table:table-cell>
          <table:table-cell table:style-name="ce570" office:value-type="float" office:value="241" calcext:value-type="float">
            <text:p>241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6" calcext:value-type="float">
            <text:p>246</text:p>
          </table:table-cell>
          <table:table-cell table:style-name="ce570" office:value-type="float" office:value="248" calcext:value-type="float">
            <text:p>248</text:p>
          </table:table-cell>
          <table:table-cell table:style-name="ce570" office:value-type="float" office:value="250" calcext:value-type="float">
            <text:p>250</text:p>
          </table:table-cell>
          <table:table-cell table:style-name="ce606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57" office:value-type="float" office:value="0.325" calcext:value-type="float">
            <text:p>0.325</text:p>
          </table:table-cell>
          <table:table-cell table:style-name="ce570" office:value-type="float" office:value="163" calcext:value-type="float">
            <text:p>163</text:p>
          </table:table-cell>
          <table:table-cell table:style-name="ce570" office:value-type="float" office:value="169" calcext:value-type="float">
            <text:p>169</text:p>
          </table:table-cell>
          <table:table-cell table:style-name="ce570" office:value-type="float" office:value="174" calcext:value-type="float">
            <text:p>174</text:p>
          </table:table-cell>
          <table:table-cell table:style-name="ce570" office:value-type="float" office:value="177" calcext:value-type="float">
            <text:p>177</text:p>
          </table:table-cell>
          <table:table-cell table:style-name="ce570" office:value-type="float" office:value="181" calcext:value-type="float">
            <text:p>181</text:p>
          </table:table-cell>
          <table:table-cell table:style-name="ce570" office:value-type="float" office:value="183" calcext:value-type="float">
            <text:p>183</text:p>
          </table:table-cell>
          <table:table-cell table:style-name="ce570" office:value-type="float" office:value="186" calcext:value-type="float">
            <text:p>186</text:p>
          </table:table-cell>
          <table:table-cell table:style-name="ce570" office:value-type="float" office:value="188" calcext:value-type="float">
            <text:p>188</text:p>
          </table:table-cell>
          <table:table-cell table:style-name="ce570" office:value-type="float" office:value="190" calcext:value-type="float">
            <text:p>190</text:p>
          </table:table-cell>
          <table:table-cell table:style-name="ce570" office:value-type="float" office:value="192" calcext:value-type="float">
            <text:p>192</text:p>
          </table:table-cell>
          <table:table-cell table:style-name="ce570" office:value-type="float" office:value="195" calcext:value-type="float">
            <text:p>195</text:p>
          </table:table-cell>
          <table:table-cell table:style-name="ce606" office:value-type="float" office:value="197" calcext:value-type="float">
            <text:p>197</text:p>
          </table:table-cell>
          <table:table-cell table:style-name="ce557" office:value-type="float" office:value="0.325" calcext:value-type="float">
            <text:p>0.325</text:p>
          </table:table-cell>
          <table:table-cell table:style-name="ce570" office:value-type="float" office:value="233" calcext:value-type="float">
            <text:p>233</text:p>
          </table:table-cell>
          <table:table-cell table:style-name="ce570" office:value-type="float" office:value="236" calcext:value-type="float">
            <text:p>236</text:p>
          </table:table-cell>
          <table:table-cell table:style-name="ce570" office:value-type="float" office:value="239" calcext:value-type="float">
            <text:p>239</text:p>
          </table:table-cell>
          <table:table-cell table:style-name="ce570" office:value-type="float" office:value="242" calcext:value-type="float">
            <text:p>242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6" calcext:value-type="float">
            <text:p>246</text:p>
          </table:table-cell>
          <table:table-cell table:style-name="ce570" office:value-type="float" office:value="248" calcext:value-type="float">
            <text:p>248</text:p>
          </table:table-cell>
          <table:table-cell table:style-name="ce570" office:value-type="float" office:value="251" calcext:value-type="float">
            <text:p>251</text:p>
          </table:table-cell>
          <table:table-cell table:style-name="ce570" office:value-type="float" office:value="253" calcext:value-type="float">
            <text:p>253</text:p>
          </table:table-cell>
          <table:table-cell table:style-name="ce570" office:value-type="float" office:value="256" calcext:value-type="float">
            <text:p>256</text:p>
          </table:table-cell>
          <table:table-cell table:style-name="ce570" office:value-type="float" office:value="258" calcext:value-type="float">
            <text:p>258</text:p>
          </table:table-cell>
          <table:table-cell table:style-name="ce570" office:value-type="float" office:value="260" calcext:value-type="float">
            <text:p>260</text:p>
          </table:table-cell>
          <table:table-cell table:style-name="ce606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57" office:value-type="float" office:value="0.35" calcext:value-type="float">
            <text:p>0.35</text:p>
          </table:table-cell>
          <table:table-cell table:style-name="ce570" office:value-type="float" office:value="175" calcext:value-type="float">
            <text:p>175</text:p>
          </table:table-cell>
          <table:table-cell table:style-name="ce570" office:value-type="float" office:value="180" calcext:value-type="float">
            <text:p>180</text:p>
          </table:table-cell>
          <table:table-cell table:style-name="ce570" office:value-type="float" office:value="185" calcext:value-type="float">
            <text:p>185</text:p>
          </table:table-cell>
          <table:table-cell table:style-name="ce570" office:value-type="float" office:value="188" calcext:value-type="float">
            <text:p>188</text:p>
          </table:table-cell>
          <table:table-cell table:style-name="ce570" office:value-type="float" office:value="191" calcext:value-type="float">
            <text:p>191</text:p>
          </table:table-cell>
          <table:table-cell table:style-name="ce570" office:value-type="float" office:value="194" calcext:value-type="float">
            <text:p>194</text:p>
          </table:table-cell>
          <table:table-cell table:style-name="ce570" office:value-type="float" office:value="196" calcext:value-type="float">
            <text:p>196</text:p>
          </table:table-cell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200" calcext:value-type="float">
            <text:p>200</text:p>
          </table:table-cell>
          <table:table-cell table:style-name="ce570" office:value-type="float" office:value="202" calcext:value-type="float">
            <text:p>202</text:p>
          </table:table-cell>
          <table:table-cell table:style-name="ce570" office:value-type="float" office:value="205" calcext:value-type="float">
            <text:p>205</text:p>
          </table:table-cell>
          <table:table-cell table:style-name="ce606" office:value-type="float" office:value="207" calcext:value-type="float">
            <text:p>207</text:p>
          </table:table-cell>
          <table:table-cell table:style-name="ce557" office:value-type="float" office:value="0.35" calcext:value-type="float">
            <text:p>0.35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7" calcext:value-type="float">
            <text:p>247</text:p>
          </table:table-cell>
          <table:table-cell table:style-name="ce570" office:value-type="float" office:value="249" calcext:value-type="float">
            <text:p>249</text:p>
          </table:table-cell>
          <table:table-cell table:style-name="ce570" office:value-type="float" office:value="252" calcext:value-type="float">
            <text:p>252</text:p>
          </table:table-cell>
          <table:table-cell table:style-name="ce570" office:value-type="float" office:value="254" calcext:value-type="float">
            <text:p>254</text:p>
          </table:table-cell>
          <table:table-cell table:style-name="ce570" office:value-type="float" office:value="256" calcext:value-type="float">
            <text:p>256</text:p>
          </table:table-cell>
          <table:table-cell table:style-name="ce570" office:value-type="float" office:value="258" calcext:value-type="float">
            <text:p>258</text:p>
          </table:table-cell>
          <table:table-cell table:style-name="ce570" office:value-type="float" office:value="260" calcext:value-type="float">
            <text:p>260</text:p>
          </table:table-cell>
          <table:table-cell table:style-name="ce570" office:value-type="float" office:value="263" calcext:value-type="float">
            <text:p>263</text:p>
          </table:table-cell>
          <table:table-cell table:style-name="ce570" office:value-type="float" office:value="265" calcext:value-type="float">
            <text:p>265</text:p>
          </table:table-cell>
          <table:table-cell table:style-name="ce570" office:value-type="float" office:value="267" calcext:value-type="float">
            <text:p>267</text:p>
          </table:table-cell>
          <table:table-cell table:style-name="ce570" office:value-type="float" office:value="269" calcext:value-type="float">
            <text:p>269</text:p>
          </table:table-cell>
          <table:table-cell table:style-name="ce606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57" office:value-type="float" office:value="0.375" calcext:value-type="float">
            <text:p>0.375</text:p>
          </table:table-cell>
          <table:table-cell table:style-name="ce570" office:value-type="float" office:value="186" calcext:value-type="float">
            <text:p>186</text:p>
          </table:table-cell>
          <table:table-cell table:style-name="ce570" office:value-type="float" office:value="191" calcext:value-type="float">
            <text:p>191</text:p>
          </table:table-cell>
          <table:table-cell table:style-name="ce570" office:value-type="float" office:value="196" calcext:value-type="float">
            <text:p>196</text:p>
          </table:table-cell>
          <table:table-cell table:style-name="ce570" office:value-type="float" office:value="199" calcext:value-type="float">
            <text:p>199</text:p>
          </table:table-cell>
          <table:table-cell table:style-name="ce570" office:value-type="float" office:value="202" calcext:value-type="float">
            <text:p>202</text:p>
          </table:table-cell>
          <table:table-cell table:style-name="ce570" office:value-type="float" office:value="205" calcext:value-type="float">
            <text:p>205</text:p>
          </table:table-cell>
          <table:table-cell table:style-name="ce570" office:value-type="float" office:value="207" calcext:value-type="float">
            <text:p>207</text:p>
          </table:table-cell>
          <table:table-cell table:style-name="ce570" office:value-type="float" office:value="209" calcext:value-type="float">
            <text:p>209</text:p>
          </table:table-cell>
          <table:table-cell table:style-name="ce570" office:value-type="float" office:value="211" calcext:value-type="float">
            <text:p>211</text:p>
          </table:table-cell>
          <table:table-cell table:style-name="ce570" office:value-type="float" office:value="213" calcext:value-type="float">
            <text:p>213</text:p>
          </table:table-cell>
          <table:table-cell table:style-name="ce570" office:value-type="float" office:value="215" calcext:value-type="float">
            <text:p>215</text:p>
          </table:table-cell>
          <table:table-cell table:style-name="ce606" office:value-type="float" office:value="218" calcext:value-type="float">
            <text:p>218</text:p>
          </table:table-cell>
          <table:table-cell table:style-name="ce557" office:value-type="float" office:value="0.375" calcext:value-type="float">
            <text:p>0.375</text:p>
          </table:table-cell>
          <table:table-cell table:style-name="ce570" office:value-type="float" office:value="254" calcext:value-type="float">
            <text:p>254</text:p>
          </table:table-cell>
          <table:table-cell table:style-name="ce570" office:value-type="float" office:value="257" calcext:value-type="float">
            <text:p>257</text:p>
          </table:table-cell>
          <table:table-cell table:style-name="ce570" office:value-type="float" office:value="260" calcext:value-type="float">
            <text:p>260</text:p>
          </table:table-cell>
          <table:table-cell table:style-name="ce570" office:value-type="float" office:value="262" calcext:value-type="float">
            <text:p>262</text:p>
          </table:table-cell>
          <table:table-cell table:style-name="ce570" office:value-type="float" office:value="264" calcext:value-type="float">
            <text:p>264</text:p>
          </table:table-cell>
          <table:table-cell table:style-name="ce570" office:value-type="float" office:value="266" calcext:value-type="float">
            <text:p>266</text:p>
          </table:table-cell>
          <table:table-cell table:style-name="ce570" office:value-type="float" office:value="268" calcext:value-type="float">
            <text:p>268</text:p>
          </table:table-cell>
          <table:table-cell table:style-name="ce570" office:value-type="float" office:value="270" calcext:value-type="float">
            <text:p>270</text:p>
          </table:table-cell>
          <table:table-cell table:style-name="ce570" office:value-type="float" office:value="273" calcext:value-type="float">
            <text:p>273</text:p>
          </table:table-cell>
          <table:table-cell table:style-name="ce570" office:value-type="float" office:value="275" calcext:value-type="float">
            <text:p>275</text:p>
          </table:table-cell>
          <table:table-cell table:style-name="ce570" office:value-type="float" office:value="277" calcext:value-type="float">
            <text:p>277</text:p>
          </table:table-cell>
          <table:table-cell table:style-name="ce570" office:value-type="float" office:value="279" calcext:value-type="float">
            <text:p>279</text:p>
          </table:table-cell>
          <table:table-cell table:style-name="ce606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57" office:value-type="float" office:value="0.4" calcext:value-type="float">
            <text:p>0.4</text:p>
          </table:table-cell>
          <table:table-cell table:style-name="ce570" office:value-type="float" office:value="198" calcext:value-type="float">
            <text:p>198</text:p>
          </table:table-cell>
          <table:table-cell table:style-name="ce570" office:value-type="float" office:value="203" calcext:value-type="float">
            <text:p>203</text:p>
          </table:table-cell>
          <table:table-cell table:style-name="ce570" office:value-type="float" office:value="207" calcext:value-type="float">
            <text:p>207</text:p>
          </table:table-cell>
          <table:table-cell table:style-name="ce570" office:value-type="float" office:value="210" calcext:value-type="float">
            <text:p>210</text:p>
          </table:table-cell>
          <table:table-cell table:style-name="ce570" office:value-type="float" office:value="213" calcext:value-type="float">
            <text:p>213</text:p>
          </table:table-cell>
          <table:table-cell table:style-name="ce570" office:value-type="float" office:value="215" calcext:value-type="float">
            <text:p>215</text:p>
          </table:table-cell>
          <table:table-cell table:style-name="ce570" office:value-type="float" office:value="217" calcext:value-type="float">
            <text:p>217</text:p>
          </table:table-cell>
          <table:table-cell table:style-name="ce570" office:value-type="float" office:value="219" calcext:value-type="float">
            <text:p>219</text:p>
          </table:table-cell>
          <table:table-cell table:style-name="ce570" office:value-type="float" office:value="221" calcext:value-type="float">
            <text:p>221</text:p>
          </table:table-cell>
          <table:table-cell table:style-name="ce570" office:value-type="float" office:value="223" calcext:value-type="float">
            <text:p>223</text:p>
          </table:table-cell>
          <table:table-cell table:style-name="ce570" office:value-type="float" office:value="226" calcext:value-type="float">
            <text:p>226</text:p>
          </table:table-cell>
          <table:table-cell table:style-name="ce606" office:value-type="float" office:value="228" calcext:value-type="float">
            <text:p>228</text:p>
          </table:table-cell>
          <table:table-cell table:style-name="ce557" office:value-type="float" office:value="0.4" calcext:value-type="float">
            <text:p>0.4</text:p>
          </table:table-cell>
          <table:table-cell table:style-name="ce570" office:value-type="float" office:value="265" calcext:value-type="float">
            <text:p>265</text:p>
          </table:table-cell>
          <table:table-cell table:style-name="ce570" office:value-type="float" office:value="267" calcext:value-type="float">
            <text:p>267</text:p>
          </table:table-cell>
          <table:table-cell table:style-name="ce570" office:value-type="float" office:value="270" calcext:value-type="float">
            <text:p>270</text:p>
          </table:table-cell>
          <table:table-cell table:style-name="ce570" office:value-type="float" office:value="272" calcext:value-type="float">
            <text:p>272</text:p>
          </table:table-cell>
          <table:table-cell table:style-name="ce570" office:value-type="float" office:value="274" calcext:value-type="float">
            <text:p>274</text:p>
          </table:table-cell>
          <table:table-cell table:style-name="ce570" office:value-type="float" office:value="276" calcext:value-type="float">
            <text:p>276</text:p>
          </table:table-cell>
          <table:table-cell table:style-name="ce570" office:value-type="float" office:value="278" calcext:value-type="float">
            <text:p>278</text:p>
          </table:table-cell>
          <table:table-cell table:style-name="ce570" office:value-type="float" office:value="280" calcext:value-type="float">
            <text:p>280</text:p>
          </table:table-cell>
          <table:table-cell table:style-name="ce570" office:value-type="float" office:value="282" calcext:value-type="float">
            <text:p>282</text:p>
          </table:table-cell>
          <table:table-cell table:style-name="ce570" office:value-type="float" office:value="284" calcext:value-type="float">
            <text:p>284</text:p>
          </table:table-cell>
          <table:table-cell table:style-name="ce570" office:value-type="float" office:value="286" calcext:value-type="float">
            <text:p>286</text:p>
          </table:table-cell>
          <table:table-cell table:style-name="ce570" office:value-type="float" office:value="288" calcext:value-type="float">
            <text:p>288</text:p>
          </table:table-cell>
          <table:table-cell table:style-name="ce606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57" office:value-type="float" office:value="0.425" calcext:value-type="float">
            <text:p>0.425</text:p>
          </table:table-cell>
          <table:table-cell table:style-name="ce570" office:value-type="float" office:value="209" calcext:value-type="float">
            <text:p>209</text:p>
          </table:table-cell>
          <table:table-cell table:style-name="ce570" office:value-type="float" office:value="214" calcext:value-type="float">
            <text:p>214</text:p>
          </table:table-cell>
          <table:table-cell table:style-name="ce570" office:value-type="float" office:value="218" calcext:value-type="float">
            <text:p>218</text:p>
          </table:table-cell>
          <table:table-cell table:style-name="ce570" office:value-type="float" office:value="221" calcext:value-type="float">
            <text:p>221</text:p>
          </table:table-cell>
          <table:table-cell table:style-name="ce570" office:value-type="float" office:value="224" calcext:value-type="float">
            <text:p>224</text:p>
          </table:table-cell>
          <table:table-cell table:style-name="ce570" office:value-type="float" office:value="226" calcext:value-type="float">
            <text:p>226</text:p>
          </table:table-cell>
          <table:table-cell table:style-name="ce570" office:value-type="float" office:value="228" calcext:value-type="float">
            <text:p>228</text:p>
          </table:table-cell>
          <table:table-cell table:style-name="ce570" office:value-type="float" office:value="230" calcext:value-type="float">
            <text:p>230</text:p>
          </table:table-cell>
          <table:table-cell table:style-name="ce570" office:value-type="float" office:value="232" calcext:value-type="float">
            <text:p>232</text:p>
          </table:table-cell>
          <table:table-cell table:style-name="ce570" office:value-type="float" office:value="234" calcext:value-type="float">
            <text:p>234</text:p>
          </table:table-cell>
          <table:table-cell table:style-name="ce570" office:value-type="float" office:value="236" calcext:value-type="float">
            <text:p>236</text:p>
          </table:table-cell>
          <table:table-cell table:style-name="ce606" office:value-type="float" office:value="238" calcext:value-type="float">
            <text:p>238</text:p>
          </table:table-cell>
          <table:table-cell table:style-name="ce557" office:value-type="float" office:value="0.425" calcext:value-type="float">
            <text:p>0.425</text:p>
          </table:table-cell>
          <table:table-cell table:style-name="ce570" office:value-type="float" office:value="275" calcext:value-type="float">
            <text:p>275</text:p>
          </table:table-cell>
          <table:table-cell table:style-name="ce570" office:value-type="float" office:value="278" calcext:value-type="float">
            <text:p>278</text:p>
          </table:table-cell>
          <table:table-cell table:style-name="ce570" office:value-type="float" office:value="280" calcext:value-type="float">
            <text:p>280</text:p>
          </table:table-cell>
          <table:table-cell table:style-name="ce570" office:value-type="float" office:value="282" calcext:value-type="float">
            <text:p>282</text:p>
          </table:table-cell>
          <table:table-cell table:style-name="ce570" office:value-type="float" office:value="284" calcext:value-type="float">
            <text:p>284</text:p>
          </table:table-cell>
          <table:table-cell table:style-name="ce570" office:value-type="float" office:value="286" calcext:value-type="float">
            <text:p>286</text:p>
          </table:table-cell>
          <table:table-cell table:style-name="ce570" office:value-type="float" office:value="288" calcext:value-type="float">
            <text:p>288</text:p>
          </table:table-cell>
          <table:table-cell table:style-name="ce570" office:value-type="float" office:value="290" calcext:value-type="float">
            <text:p>290</text:p>
          </table:table-cell>
          <table:table-cell table:style-name="ce570" office:value-type="float" office:value="292" calcext:value-type="float">
            <text:p>292</text:p>
          </table:table-cell>
          <table:table-cell table:style-name="ce570" office:value-type="float" office:value="294" calcext:value-type="float">
            <text:p>294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8" calcext:value-type="float">
            <text:p>298</text:p>
          </table:table-cell>
          <table:table-cell table:style-name="ce606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57" office:value-type="float" office:value="0.45" calcext:value-type="float">
            <text:p>0.45</text:p>
          </table:table-cell>
          <table:table-cell table:style-name="ce570" office:value-type="float" office:value="221" calcext:value-type="float">
            <text:p>221</text:p>
          </table:table-cell>
          <table:table-cell table:style-name="ce570" office:value-type="float" office:value="226" calcext:value-type="float">
            <text:p>226</text:p>
          </table:table-cell>
          <table:table-cell table:style-name="ce570" office:value-type="float" office:value="230" calcext:value-type="float">
            <text:p>230</text:p>
          </table:table-cell>
          <table:table-cell table:style-name="ce570" office:value-type="float" office:value="232" calcext:value-type="float">
            <text:p>232</text:p>
          </table:table-cell>
          <table:table-cell table:style-name="ce570" office:value-type="float" office:value="235" calcext:value-type="float">
            <text:p>235</text:p>
          </table:table-cell>
          <table:table-cell table:style-name="ce570" office:value-type="float" office:value="237" calcext:value-type="float">
            <text:p>237</text:p>
          </table:table-cell>
          <table:table-cell table:style-name="ce570" office:value-type="float" office:value="238" calcext:value-type="float">
            <text:p>238</text:p>
          </table:table-cell>
          <table:table-cell table:style-name="ce570" office:value-type="float" office:value="240" calcext:value-type="float">
            <text:p>240</text:p>
          </table:table-cell>
          <table:table-cell table:style-name="ce570" office:value-type="float" office:value="242" calcext:value-type="float">
            <text:p>242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6" calcext:value-type="float">
            <text:p>246</text:p>
          </table:table-cell>
          <table:table-cell table:style-name="ce606" office:value-type="float" office:value="248" calcext:value-type="float">
            <text:p>248</text:p>
          </table:table-cell>
          <table:table-cell table:style-name="ce557" office:value-type="float" office:value="0.45" calcext:value-type="float">
            <text:p>0.45</text:p>
          </table:table-cell>
          <table:table-cell table:style-name="ce570" office:value-type="float" office:value="286" calcext:value-type="float">
            <text:p>286</text:p>
          </table:table-cell>
          <table:table-cell table:style-name="ce570" office:value-type="float" office:value="288" calcext:value-type="float">
            <text:p>288</text:p>
          </table:table-cell>
          <table:table-cell table:style-name="ce570" office:value-type="float" office:value="290" calcext:value-type="float">
            <text:p>290</text:p>
          </table:table-cell>
          <table:table-cell table:style-name="ce570" office:value-type="float" office:value="292" calcext:value-type="float">
            <text:p>292</text:p>
          </table:table-cell>
          <table:table-cell table:style-name="ce570" office:value-type="float" office:value="294" calcext:value-type="float">
            <text:p>294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8" calcext:value-type="float">
            <text:p>298</text:p>
          </table:table-cell>
          <table:table-cell table:style-name="ce570" office:value-type="float" office:value="299" calcext:value-type="float">
            <text:p>299</text:p>
          </table:table-cell>
          <table:table-cell table:style-name="ce570" office:value-type="float" office:value="301" calcext:value-type="float">
            <text:p>301</text:p>
          </table:table-cell>
          <table:table-cell table:style-name="ce570" office:value-type="float" office:value="303" calcext:value-type="float">
            <text:p>303</text:p>
          </table:table-cell>
          <table:table-cell table:style-name="ce570" office:value-type="float" office:value="305" calcext:value-type="float">
            <text:p>305</text:p>
          </table:table-cell>
          <table:table-cell table:style-name="ce570" office:value-type="float" office:value="307" calcext:value-type="float">
            <text:p>307</text:p>
          </table:table-cell>
          <table:table-cell table:style-name="ce606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57" office:value-type="float" office:value="0.475" calcext:value-type="float">
            <text:p>0.475</text:p>
          </table:table-cell>
          <table:table-cell table:style-name="ce570" office:value-type="float" office:value="233" calcext:value-type="float">
            <text:p>233</text:p>
          </table:table-cell>
          <table:table-cell table:style-name="ce570" office:value-type="float" office:value="237" calcext:value-type="float">
            <text:p>237</text:p>
          </table:table-cell>
          <table:table-cell table:style-name="ce570" office:value-type="float" office:value="241" calcext:value-type="float">
            <text:p>241</text:p>
          </table:table-cell>
          <table:table-cell table:style-name="ce570" office:value-type="float" office:value="243" calcext:value-type="float">
            <text:p>243</text:p>
          </table:table-cell>
          <table:table-cell table:style-name="ce570" office:value-type="float" office:value="245" calcext:value-type="float">
            <text:p>245</text:p>
          </table:table-cell>
          <table:table-cell table:style-name="ce570" office:value-type="float" office:value="247" calcext:value-type="float">
            <text:p>247</text:p>
          </table:table-cell>
          <table:table-cell table:style-name="ce570" office:value-type="float" office:value="249" calcext:value-type="float">
            <text:p>249</text:p>
          </table:table-cell>
          <table:table-cell table:style-name="ce570" office:value-type="float" office:value="251" calcext:value-type="float">
            <text:p>251</text:p>
          </table:table-cell>
          <table:table-cell table:style-name="ce570" office:value-type="float" office:value="253" calcext:value-type="float">
            <text:p>253</text:p>
          </table:table-cell>
          <table:table-cell table:style-name="ce570" office:value-type="float" office:value="254" calcext:value-type="float">
            <text:p>254</text:p>
          </table:table-cell>
          <table:table-cell table:style-name="ce570" office:value-type="float" office:value="256" calcext:value-type="float">
            <text:p>256</text:p>
          </table:table-cell>
          <table:table-cell table:style-name="ce606" office:value-type="float" office:value="258" calcext:value-type="float">
            <text:p>258</text:p>
          </table:table-cell>
          <table:table-cell table:style-name="ce557" office:value-type="float" office:value="0.475" calcext:value-type="float">
            <text:p>0.475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8" calcext:value-type="float">
            <text:p>298</text:p>
          </table:table-cell>
          <table:table-cell table:style-name="ce570" office:value-type="float" office:value="3090" calcext:value-type="float">
            <text:p>3090</text:p>
          </table:table-cell>
          <table:table-cell table:style-name="ce570" office:value-type="float" office:value="302" calcext:value-type="float">
            <text:p>302</text:p>
          </table:table-cell>
          <table:table-cell table:style-name="ce570" office:value-type="float" office:value="304" calcext:value-type="float">
            <text:p>304</text:p>
          </table:table-cell>
          <table:table-cell table:style-name="ce570" office:value-type="float" office:value="305" calcext:value-type="float">
            <text:p>305</text:p>
          </table:table-cell>
          <table:table-cell table:style-name="ce570" office:value-type="float" office:value="307" calcext:value-type="float">
            <text:p>307</text:p>
          </table:table-cell>
          <table:table-cell table:style-name="ce570" office:value-type="float" office:value="309" calcext:value-type="float">
            <text:p>309</text:p>
          </table:table-cell>
          <table:table-cell table:style-name="ce570" office:value-type="float" office:value="311" calcext:value-type="float">
            <text:p>311</text:p>
          </table:table-cell>
          <table:table-cell table:style-name="ce570" office:value-type="float" office:value="313" calcext:value-type="float">
            <text:p>313</text:p>
          </table:table-cell>
          <table:table-cell table:style-name="ce570" office:value-type="float" office:value="315" calcext:value-type="float">
            <text:p>315</text:p>
          </table:table-cell>
          <table:table-cell table:style-name="ce570" office:value-type="float" office:value="317" calcext:value-type="float">
            <text:p>317</text:p>
          </table:table-cell>
          <table:table-cell table:style-name="ce606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57" office:value-type="float" office:value="0.5" calcext:value-type="float">
            <text:p>0.5</text:p>
          </table:table-cell>
          <table:table-cell table:style-name="ce570" office:value-type="float" office:value="244" calcext:value-type="float">
            <text:p>244</text:p>
          </table:table-cell>
          <table:table-cell table:style-name="ce570" office:value-type="float" office:value="248" calcext:value-type="float">
            <text:p>248</text:p>
          </table:table-cell>
          <table:table-cell table:style-name="ce570" office:value-type="float" office:value="252" calcext:value-type="float">
            <text:p>252</text:p>
          </table:table-cell>
          <table:table-cell table:style-name="ce570" office:value-type="float" office:value="254" calcext:value-type="float">
            <text:p>254</text:p>
          </table:table-cell>
          <table:table-cell table:style-name="ce570" office:value-type="float" office:value="256" calcext:value-type="float">
            <text:p>256</text:p>
          </table:table-cell>
          <table:table-cell table:style-name="ce570" office:value-type="float" office:value="258" calcext:value-type="float">
            <text:p>258</text:p>
          </table:table-cell>
          <table:table-cell table:style-name="ce570" office:value-type="float" office:value="260" calcext:value-type="float">
            <text:p>260</text:p>
          </table:table-cell>
          <table:table-cell table:style-name="ce570" office:value-type="float" office:value="261" calcext:value-type="float">
            <text:p>261</text:p>
          </table:table-cell>
          <table:table-cell table:style-name="ce570" office:value-type="float" office:value="263" calcext:value-type="float">
            <text:p>263</text:p>
          </table:table-cell>
          <table:table-cell table:style-name="ce570" office:value-type="float" office:value="265" calcext:value-type="float">
            <text:p>265</text:p>
          </table:table-cell>
          <table:table-cell table:style-name="ce570" office:value-type="float" office:value="267" calcext:value-type="float">
            <text:p>267</text:p>
          </table:table-cell>
          <table:table-cell table:style-name="ce606" office:value-type="float" office:value="269" calcext:value-type="float">
            <text:p>269</text:p>
          </table:table-cell>
          <table:table-cell table:style-name="ce557" office:value-type="float" office:value="0.5" calcext:value-type="float">
            <text:p>0.5</text:p>
          </table:table-cell>
          <table:table-cell table:style-name="ce570" office:value-type="float" office:value="306" calcext:value-type="float">
            <text:p>306</text:p>
          </table:table-cell>
          <table:table-cell table:style-name="ce570" office:value-type="float" office:value="308" calcext:value-type="float">
            <text:p>308</text:p>
          </table:table-cell>
          <table:table-cell table:style-name="ce570" office:value-type="float" office:value="310" calcext:value-type="float">
            <text:p>310</text:p>
          </table:table-cell>
          <table:table-cell table:style-name="ce570" office:value-type="float" office:value="312" calcext:value-type="float">
            <text:p>312</text:p>
          </table:table-cell>
          <table:table-cell table:style-name="ce570" office:value-type="float" office:value="313" calcext:value-type="float">
            <text:p>313</text:p>
          </table:table-cell>
          <table:table-cell table:style-name="ce570" office:value-type="float" office:value="315" calcext:value-type="float">
            <text:p>315</text:p>
          </table:table-cell>
          <table:table-cell table:style-name="ce570" office:value-type="float" office:value="317" calcext:value-type="float">
            <text:p>317</text:p>
          </table:table-cell>
          <table:table-cell table:style-name="ce570" office:value-type="float" office:value="319" calcext:value-type="float">
            <text:p>319</text:p>
          </table:table-cell>
          <table:table-cell table:style-name="ce570" office:value-type="float" office:value="320" calcext:value-type="float">
            <text:p>320</text:p>
          </table:table-cell>
          <table:table-cell table:style-name="ce570" office:value-type="float" office:value="322" calcext:value-type="float">
            <text:p>322</text:p>
          </table:table-cell>
          <table:table-cell table:style-name="ce570" office:value-type="float" office:value="324" calcext:value-type="float">
            <text:p>324</text:p>
          </table:table-cell>
          <table:table-cell table:style-name="ce570" office:value-type="float" office:value="326" calcext:value-type="float">
            <text:p>326</text:p>
          </table:table-cell>
          <table:table-cell table:style-name="ce606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57" office:value-type="float" office:value="0.525" calcext:value-type="float">
            <text:p>0.525</text:p>
          </table:table-cell>
          <table:table-cell table:style-name="ce570" office:value-type="float" office:value="256" calcext:value-type="float">
            <text:p>256</text:p>
          </table:table-cell>
          <table:table-cell table:style-name="ce570" office:value-type="float" office:value="260" calcext:value-type="float">
            <text:p>260</text:p>
          </table:table-cell>
          <table:table-cell table:style-name="ce570" office:value-type="float" office:value="263" calcext:value-type="float">
            <text:p>263</text:p>
          </table:table-cell>
          <table:table-cell table:style-name="ce570" office:value-type="float" office:value="265" calcext:value-type="float">
            <text:p>265</text:p>
          </table:table-cell>
          <table:table-cell table:style-name="ce570" office:value-type="float" office:value="267" calcext:value-type="float">
            <text:p>267</text:p>
          </table:table-cell>
          <table:table-cell table:style-name="ce570" office:value-type="float" office:value="269" calcext:value-type="float">
            <text:p>269</text:p>
          </table:table-cell>
          <table:table-cell table:style-name="ce570" office:value-type="float" office:value="270" calcext:value-type="float">
            <text:p>270</text:p>
          </table:table-cell>
          <table:table-cell table:style-name="ce570" office:value-type="float" office:value="272" calcext:value-type="float">
            <text:p>272</text:p>
          </table:table-cell>
          <table:table-cell table:style-name="ce570" office:value-type="float" office:value="273" calcext:value-type="float">
            <text:p>273</text:p>
          </table:table-cell>
          <table:table-cell table:style-name="ce570" office:value-type="float" office:value="275" calcext:value-type="float">
            <text:p>275</text:p>
          </table:table-cell>
          <table:table-cell table:style-name="ce570" office:value-type="float" office:value="277" calcext:value-type="float">
            <text:p>277</text:p>
          </table:table-cell>
          <table:table-cell table:style-name="ce606" office:value-type="float" office:value="279" calcext:value-type="float">
            <text:p>279</text:p>
          </table:table-cell>
          <table:table-cell table:style-name="ce557" office:value-type="float" office:value="0.525" calcext:value-type="float">
            <text:p>0.525</text:p>
          </table:table-cell>
          <table:table-cell table:style-name="ce570" office:value-type="float" office:value="316" calcext:value-type="float">
            <text:p>316</text:p>
          </table:table-cell>
          <table:table-cell table:style-name="ce570" office:value-type="float" office:value="318" calcext:value-type="float">
            <text:p>318</text:p>
          </table:table-cell>
          <table:table-cell table:style-name="ce570" office:value-type="float" office:value="320" calcext:value-type="float">
            <text:p>320</text:p>
          </table:table-cell>
          <table:table-cell table:style-name="ce570" office:value-type="float" office:value="322" calcext:value-type="float">
            <text:p>322</text:p>
          </table:table-cell>
          <table:table-cell table:style-name="ce570" office:value-type="float" office:value="323" calcext:value-type="float">
            <text:p>323</text:p>
          </table:table-cell>
          <table:table-cell table:style-name="ce570" office:value-type="float" office:value="325" calcext:value-type="float">
            <text:p>325</text:p>
          </table:table-cell>
          <table:table-cell table:style-name="ce570" office:value-type="float" office:value="326" calcext:value-type="float">
            <text:p>326</text:p>
          </table:table-cell>
          <table:table-cell table:style-name="ce570" office:value-type="float" office:value="328" calcext:value-type="float">
            <text:p>328</text:p>
          </table:table-cell>
          <table:table-cell table:style-name="ce570" office:value-type="float" office:value="330" calcext:value-type="float">
            <text:p>330</text:p>
          </table:table-cell>
          <table:table-cell table:style-name="ce570" office:value-type="float" office:value="332" calcext:value-type="float">
            <text:p>332</text:p>
          </table:table-cell>
          <table:table-cell table:style-name="ce570" office:value-type="float" office:value="333" calcext:value-type="float">
            <text:p>333</text:p>
          </table:table-cell>
          <table:table-cell table:style-name="ce570" office:value-type="float" office:value="335" calcext:value-type="float">
            <text:p>335</text:p>
          </table:table-cell>
          <table:table-cell table:style-name="ce606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57" office:value-type="float" office:value="0.55" calcext:value-type="float">
            <text:p>0.55</text:p>
          </table:table-cell>
          <table:table-cell table:style-name="ce570" office:value-type="float" office:value="267" calcext:value-type="float">
            <text:p>267</text:p>
          </table:table-cell>
          <table:table-cell table:style-name="ce570" office:value-type="float" office:value="271" calcext:value-type="float">
            <text:p>271</text:p>
          </table:table-cell>
          <table:table-cell table:style-name="ce570" office:value-type="float" office:value="274" calcext:value-type="float">
            <text:p>274</text:p>
          </table:table-cell>
          <table:table-cell table:style-name="ce570" office:value-type="float" office:value="276" calcext:value-type="float">
            <text:p>276</text:p>
          </table:table-cell>
          <table:table-cell table:style-name="ce570" office:value-type="float" office:value="278" calcext:value-type="float">
            <text:p>278</text:p>
          </table:table-cell>
          <table:table-cell table:style-name="ce570" office:value-type="float" office:value="279" calcext:value-type="float">
            <text:p>279</text:p>
          </table:table-cell>
          <table:table-cell table:style-name="ce570" office:value-type="float" office:value="281" calcext:value-type="float">
            <text:p>281</text:p>
          </table:table-cell>
          <table:table-cell table:style-name="ce570" office:value-type="float" office:value="282" calcext:value-type="float">
            <text:p>282</text:p>
          </table:table-cell>
          <table:table-cell table:style-name="ce570" office:value-type="float" office:value="284" calcext:value-type="float">
            <text:p>284</text:p>
          </table:table-cell>
          <table:table-cell table:style-name="ce570" office:value-type="float" office:value="285" calcext:value-type="float">
            <text:p>285</text:p>
          </table:table-cell>
          <table:table-cell table:style-name="ce570" office:value-type="float" office:value="287" calcext:value-type="float">
            <text:p>287</text:p>
          </table:table-cell>
          <table:table-cell table:style-name="ce606" office:value-type="float" office:value="289" calcext:value-type="float">
            <text:p>289</text:p>
          </table:table-cell>
          <table:table-cell table:style-name="ce557" office:value-type="float" office:value="0.55" calcext:value-type="float">
            <text:p>0.55</text:p>
          </table:table-cell>
          <table:table-cell table:style-name="ce570" office:value-type="float" office:value="326" calcext:value-type="float">
            <text:p>326</text:p>
          </table:table-cell>
          <table:table-cell table:style-name="ce570" office:value-type="float" office:value="328" calcext:value-type="float">
            <text:p>328</text:p>
          </table:table-cell>
          <table:table-cell table:style-name="ce570" office:value-type="float" office:value="330" calcext:value-type="float">
            <text:p>330</text:p>
          </table:table-cell>
          <table:table-cell table:style-name="ce570" office:value-type="float" office:value="331" calcext:value-type="float">
            <text:p>331</text:p>
          </table:table-cell>
          <table:table-cell table:style-name="ce570" office:value-type="float" office:value="333" calcext:value-type="float">
            <text:p>333</text:p>
          </table:table-cell>
          <table:table-cell table:style-name="ce570" office:value-type="float" office:value="334" calcext:value-type="float">
            <text:p>334</text:p>
          </table:table-cell>
          <table:table-cell table:style-name="ce570" office:value-type="float" office:value="336" calcext:value-type="float">
            <text:p>336</text:p>
          </table:table-cell>
          <table:table-cell table:style-name="ce570" office:value-type="float" office:value="338" calcext:value-type="float">
            <text:p>338</text:p>
          </table:table-cell>
          <table:table-cell table:style-name="ce570" office:value-type="float" office:value="339" calcext:value-type="float">
            <text:p>339</text:p>
          </table:table-cell>
          <table:table-cell table:style-name="ce570" office:value-type="float" office:value="341" calcext:value-type="float">
            <text:p>341</text:p>
          </table:table-cell>
          <table:table-cell table:style-name="ce570" office:value-type="float" office:value="343" calcext:value-type="float">
            <text:p>343</text:p>
          </table:table-cell>
          <table:table-cell table:style-name="ce570" office:value-type="float" office:value="344" calcext:value-type="float">
            <text:p>344</text:p>
          </table:table-cell>
          <table:table-cell table:style-name="ce606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57" office:value-type="float" office:value="0.575" calcext:value-type="float">
            <text:p>0.575</text:p>
          </table:table-cell>
          <table:table-cell table:style-name="ce570" office:value-type="float" office:value="279" calcext:value-type="float">
            <text:p>279</text:p>
          </table:table-cell>
          <table:table-cell table:style-name="ce570" office:value-type="float" office:value="282" calcext:value-type="float">
            <text:p>282</text:p>
          </table:table-cell>
          <table:table-cell table:style-name="ce570" office:value-type="float" office:value="285" calcext:value-type="float">
            <text:p>285</text:p>
          </table:table-cell>
          <table:table-cell table:style-name="ce570" office:value-type="float" office:value="287" calcext:value-type="float">
            <text:p>287</text:p>
          </table:table-cell>
          <table:table-cell table:style-name="ce570" office:value-type="float" office:value="288" calcext:value-type="float">
            <text:p>288</text:p>
          </table:table-cell>
          <table:table-cell table:style-name="ce570" office:value-type="float" office:value="290" calcext:value-type="float">
            <text:p>290</text:p>
          </table:table-cell>
          <table:table-cell table:style-name="ce570" office:value-type="float" office:value="291" calcext:value-type="float">
            <text:p>291</text:p>
          </table:table-cell>
          <table:table-cell table:style-name="ce570" office:value-type="float" office:value="292" calcext:value-type="float">
            <text:p>292</text:p>
          </table:table-cell>
          <table:table-cell table:style-name="ce570" office:value-type="float" office:value="294" calcext:value-type="float">
            <text:p>294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7" calcext:value-type="float">
            <text:p>297</text:p>
          </table:table-cell>
          <table:table-cell table:style-name="ce606" office:value-type="float" office:value="299" calcext:value-type="float">
            <text:p>299</text:p>
          </table:table-cell>
          <table:table-cell table:style-name="ce557" office:value-type="float" office:value="0.575" calcext:value-type="float">
            <text:p>0.575</text:p>
          </table:table-cell>
          <table:table-cell table:style-name="ce570" office:value-type="float" office:value="336" calcext:value-type="float">
            <text:p>336</text:p>
          </table:table-cell>
          <table:table-cell table:style-name="ce570" office:value-type="float" office:value="338" calcext:value-type="float">
            <text:p>338</text:p>
          </table:table-cell>
          <table:table-cell table:style-name="ce570" office:value-type="float" office:value="339" calcext:value-type="float">
            <text:p>339</text:p>
          </table:table-cell>
          <table:table-cell table:style-name="ce570" office:value-type="float" office:value="341" calcext:value-type="float">
            <text:p>341</text:p>
          </table:table-cell>
          <table:table-cell table:style-name="ce570" office:value-type="float" office:value="342" calcext:value-type="float">
            <text:p>342</text:p>
          </table:table-cell>
          <table:table-cell table:style-name="ce570" office:value-type="float" office:value="344" calcext:value-type="float">
            <text:p>344</text:p>
          </table:table-cell>
          <table:table-cell table:style-name="ce570" office:value-type="float" office:value="345" calcext:value-type="float">
            <text:p>345</text:p>
          </table:table-cell>
          <table:table-cell table:style-name="ce570" office:value-type="float" office:value="347" calcext:value-type="float">
            <text:p>347</text:p>
          </table:table-cell>
          <table:table-cell table:style-name="ce570" office:value-type="float" office:value="349" calcext:value-type="float">
            <text:p>349</text:p>
          </table:table-cell>
          <table:table-cell table:style-name="ce570" office:value-type="float" office:value="350" calcext:value-type="float">
            <text:p>350</text:p>
          </table:table-cell>
          <table:table-cell table:style-name="ce570" office:value-type="float" office:value="352" calcext:value-type="float">
            <text:p>352</text:p>
          </table:table-cell>
          <table:table-cell table:style-name="ce570" office:value-type="float" office:value="354" calcext:value-type="float">
            <text:p>354</text:p>
          </table:table-cell>
          <table:table-cell table:style-name="ce606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57" office:value-type="float" office:value="0.6" calcext:value-type="float">
            <text:p>0.6</text:p>
          </table:table-cell>
          <table:table-cell table:style-name="ce570" office:value-type="float" office:value="290" calcext:value-type="float">
            <text:p>290</text:p>
          </table:table-cell>
          <table:table-cell table:style-name="ce570" office:value-type="float" office:value="293" calcext:value-type="float">
            <text:p>293</text:p>
          </table:table-cell>
          <table:table-cell table:style-name="ce570" office:value-type="float" office:value="296" calcext:value-type="float">
            <text:p>296</text:p>
          </table:table-cell>
          <table:table-cell table:style-name="ce570" office:value-type="float" office:value="297" calcext:value-type="float">
            <text:p>297</text:p>
          </table:table-cell>
          <table:table-cell table:style-name="ce570" office:value-type="float" office:value="299" calcext:value-type="float">
            <text:p>299</text:p>
          </table:table-cell>
          <table:table-cell table:style-name="ce570" office:value-type="float" office:value="300" calcext:value-type="float">
            <text:p>300</text:p>
          </table:table-cell>
          <table:table-cell table:style-name="ce570" office:value-type="float" office:value="301" calcext:value-type="float">
            <text:p>301</text:p>
          </table:table-cell>
          <table:table-cell table:style-name="ce570" office:value-type="float" office:value="303" calcext:value-type="float">
            <text:p>303</text:p>
          </table:table-cell>
          <table:table-cell table:style-name="ce570" office:value-type="float" office:value="304" calcext:value-type="float">
            <text:p>304</text:p>
          </table:table-cell>
          <table:table-cell table:style-name="ce570" office:value-type="float" office:value="306" calcext:value-type="float">
            <text:p>306</text:p>
          </table:table-cell>
          <table:table-cell table:style-name="ce570" office:value-type="float" office:value="308" calcext:value-type="float">
            <text:p>308</text:p>
          </table:table-cell>
          <table:table-cell table:style-name="ce606" office:value-type="float" office:value="310" calcext:value-type="float">
            <text:p>310</text:p>
          </table:table-cell>
          <table:table-cell table:style-name="ce557" office:value-type="float" office:value="0.6" calcext:value-type="float">
            <text:p>0.6</text:p>
          </table:table-cell>
          <table:table-cell table:style-name="ce570" office:value-type="float" office:value="346" calcext:value-type="float">
            <text:p>346</text:p>
          </table:table-cell>
          <table:table-cell table:style-name="ce570" office:value-type="float" office:value="348" calcext:value-type="float">
            <text:p>348</text:p>
          </table:table-cell>
          <table:table-cell table:style-name="ce570" office:value-type="float" office:value="349" calcext:value-type="float">
            <text:p>349</text:p>
          </table:table-cell>
          <table:table-cell table:style-name="ce570" office:value-type="float" office:value="350" calcext:value-type="float">
            <text:p>350</text:p>
          </table:table-cell>
          <table:table-cell table:style-name="ce570" office:value-type="float" office:value="352" calcext:value-type="float">
            <text:p>352</text:p>
          </table:table-cell>
          <table:table-cell table:style-name="ce570" office:value-type="float" office:value="353" calcext:value-type="float">
            <text:p>353</text:p>
          </table:table-cell>
          <table:table-cell table:style-name="ce570" office:value-type="float" office:value="355" calcext:value-type="float">
            <text:p>355</text:p>
          </table:table-cell>
          <table:table-cell table:style-name="ce570" office:value-type="float" office:value="356" calcext:value-type="float">
            <text:p>356</text:p>
          </table:table-cell>
          <table:table-cell table:style-name="ce570" office:value-type="float" office:value="358" calcext:value-type="float">
            <text:p>358</text:p>
          </table:table-cell>
          <table:table-cell table:style-name="ce570" office:value-type="float" office:value="359" calcext:value-type="float">
            <text:p>359</text:p>
          </table:table-cell>
          <table:table-cell table:style-name="ce570" office:value-type="float" office:value="361" calcext:value-type="float">
            <text:p>361</text:p>
          </table:table-cell>
          <table:table-cell table:style-name="ce570" office:value-type="float" office:value="363" calcext:value-type="float">
            <text:p>363</text:p>
          </table:table-cell>
          <table:table-cell table:style-name="ce606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57" office:value-type="float" office:value="0.625" calcext:value-type="float">
            <text:p>0.625</text:p>
          </table:table-cell>
          <table:table-cell table:style-name="ce570" office:value-type="float" office:value="301" calcext:value-type="float">
            <text:p>301</text:p>
          </table:table-cell>
          <table:table-cell table:style-name="ce570" office:value-type="float" office:value="304" calcext:value-type="float">
            <text:p>304</text:p>
          </table:table-cell>
          <table:table-cell table:style-name="ce570" office:value-type="float" office:value="306" calcext:value-type="float">
            <text:p>306</text:p>
          </table:table-cell>
          <table:table-cell table:style-name="ce570" office:value-type="float" office:value="308" calcext:value-type="float">
            <text:p>308</text:p>
          </table:table-cell>
          <table:table-cell table:style-name="ce570" office:value-type="float" office:value="309" calcext:value-type="float">
            <text:p>309</text:p>
          </table:table-cell>
          <table:table-cell table:style-name="ce570" office:value-type="float" office:value="310" calcext:value-type="float">
            <text:p>310</text:p>
          </table:table-cell>
          <table:table-cell table:style-name="ce570" office:value-type="float" office:value="312" calcext:value-type="float">
            <text:p>312</text:p>
          </table:table-cell>
          <table:table-cell table:style-name="ce570" office:value-type="float" office:value="313" calcext:value-type="float">
            <text:p>313</text:p>
          </table:table-cell>
          <table:table-cell table:style-name="ce570" office:value-type="float" office:value="315" calcext:value-type="float">
            <text:p>315</text:p>
          </table:table-cell>
          <table:table-cell table:style-name="ce570" office:value-type="float" office:value="316" calcext:value-type="float">
            <text:p>316</text:p>
          </table:table-cell>
          <table:table-cell table:style-name="ce570" office:value-type="float" office:value="318" calcext:value-type="float">
            <text:p>318</text:p>
          </table:table-cell>
          <table:table-cell table:style-name="ce606" office:value-type="float" office:value="320" calcext:value-type="float">
            <text:p>320</text:p>
          </table:table-cell>
          <table:table-cell table:style-name="ce557" office:value-type="float" office:value="0.625" calcext:value-type="float">
            <text:p>0.625</text:p>
          </table:table-cell>
          <table:table-cell table:style-name="ce570" office:value-type="float" office:value="356" calcext:value-type="float">
            <text:p>356</text:p>
          </table:table-cell>
          <table:table-cell table:style-name="ce570" office:value-type="float" office:value="357" calcext:value-type="float">
            <text:p>357</text:p>
          </table:table-cell>
          <table:table-cell table:style-name="ce570" office:value-type="float" office:value="358" calcext:value-type="float">
            <text:p>358</text:p>
          </table:table-cell>
          <table:table-cell table:style-name="ce570" office:value-type="float" office:value="360" calcext:value-type="float">
            <text:p>360</text:p>
          </table:table-cell>
          <table:table-cell table:style-name="ce570" office:value-type="float" office:value="361" calcext:value-type="float">
            <text:p>361</text:p>
          </table:table-cell>
          <table:table-cell table:style-name="ce570" office:value-type="float" office:value="362" calcext:value-type="float">
            <text:p>362</text:p>
          </table:table-cell>
          <table:table-cell table:style-name="ce570" office:value-type="float" office:value="364" calcext:value-type="float">
            <text:p>364</text:p>
          </table:table-cell>
          <table:table-cell table:style-name="ce570" office:value-type="float" office:value="365" calcext:value-type="float">
            <text:p>365</text:p>
          </table:table-cell>
          <table:table-cell table:style-name="ce570" office:value-type="float" office:value="367" calcext:value-type="float">
            <text:p>367</text:p>
          </table:table-cell>
          <table:table-cell table:style-name="ce570" office:value-type="float" office:value="368" calcext:value-type="float">
            <text:p>368</text:p>
          </table:table-cell>
          <table:table-cell table:style-name="ce570" office:value-type="float" office:value="370" calcext:value-type="float">
            <text:p>370</text:p>
          </table:table-cell>
          <table:table-cell table:style-name="ce570" office:value-type="float" office:value="372" calcext:value-type="float">
            <text:p>372</text:p>
          </table:table-cell>
          <table:table-cell table:style-name="ce606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57" office:value-type="float" office:value="0.65" calcext:value-type="float">
            <text:p>0.65</text:p>
          </table:table-cell>
          <table:table-cell table:style-name="ce570" office:value-type="float" office:value="312" calcext:value-type="float">
            <text:p>312</text:p>
          </table:table-cell>
          <table:table-cell table:style-name="ce570" office:value-type="float" office:value="314" calcext:value-type="float">
            <text:p>314</text:p>
          </table:table-cell>
          <table:table-cell table:style-name="ce570" office:value-type="float" office:value="317" calcext:value-type="float">
            <text:p>317</text:p>
          </table:table-cell>
          <table:table-cell table:style-name="ce570" office:value-type="float" office:value="318" calcext:value-type="float">
            <text:p>318</text:p>
          </table:table-cell>
          <table:table-cell table:style-name="ce570" office:value-type="float" office:value="320" calcext:value-type="float">
            <text:p>320</text:p>
          </table:table-cell>
          <table:table-cell table:style-name="ce570" office:value-type="float" office:value="321" calcext:value-type="float">
            <text:p>321</text:p>
          </table:table-cell>
          <table:table-cell table:style-name="ce570" office:value-type="float" office:value="322" calcext:value-type="float">
            <text:p>322</text:p>
          </table:table-cell>
          <table:table-cell table:style-name="ce570" office:value-type="float" office:value="323" calcext:value-type="float">
            <text:p>323</text:p>
          </table:table-cell>
          <table:table-cell table:style-name="ce570" office:value-type="float" office:value="325" calcext:value-type="float">
            <text:p>325</text:p>
          </table:table-cell>
          <table:table-cell table:style-name="ce570" office:value-type="float" office:value="326" calcext:value-type="float">
            <text:p>326</text:p>
          </table:table-cell>
          <table:table-cell table:style-name="ce570" office:value-type="float" office:value="328" calcext:value-type="float">
            <text:p>328</text:p>
          </table:table-cell>
          <table:table-cell table:style-name="ce606" office:value-type="float" office:value="330" calcext:value-type="float">
            <text:p>330</text:p>
          </table:table-cell>
          <table:table-cell table:style-name="ce557" office:value-type="float" office:value="0.65" calcext:value-type="float">
            <text:p>0.65</text:p>
          </table:table-cell>
          <table:table-cell table:style-name="ce570" office:value-type="float" office:value="365" calcext:value-type="float">
            <text:p>365</text:p>
          </table:table-cell>
          <table:table-cell table:style-name="ce570" office:value-type="float" office:value="367" calcext:value-type="float">
            <text:p>367</text:p>
          </table:table-cell>
          <table:table-cell table:style-name="ce570" office:value-type="float" office:value="368" calcext:value-type="float">
            <text:p>368</text:p>
          </table:table-cell>
          <table:table-cell table:style-name="ce570" office:value-type="float" office:value="369" calcext:value-type="float">
            <text:p>369</text:p>
          </table:table-cell>
          <table:table-cell table:style-name="ce570" office:value-type="float" office:value="370" calcext:value-type="float">
            <text:p>370</text:p>
          </table:table-cell>
          <table:table-cell table:style-name="ce570" office:value-type="float" office:value="372" calcext:value-type="float">
            <text:p>372</text:p>
          </table:table-cell>
          <table:table-cell table:style-name="ce570" office:value-type="float" office:value="373" calcext:value-type="float">
            <text:p>373</text:p>
          </table:table-cell>
          <table:table-cell table:style-name="ce570" office:value-type="float" office:value="375" calcext:value-type="float">
            <text:p>375</text:p>
          </table:table-cell>
          <table:table-cell table:style-name="ce570" office:value-type="float" office:value="376" calcext:value-type="float">
            <text:p>376</text:p>
          </table:table-cell>
          <table:table-cell table:style-name="ce570" office:value-type="float" office:value="378" calcext:value-type="float">
            <text:p>378</text:p>
          </table:table-cell>
          <table:table-cell table:style-name="ce570" office:value-type="float" office:value="379" calcext:value-type="float">
            <text:p>379</text:p>
          </table:table-cell>
          <table:table-cell table:style-name="ce570" office:value-type="float" office:value="381" calcext:value-type="float">
            <text:p>381</text:p>
          </table:table-cell>
          <table:table-cell table:style-name="ce606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57" office:value-type="float" office:value="0.675" calcext:value-type="float">
            <text:p>0.675</text:p>
          </table:table-cell>
          <table:table-cell table:style-name="ce570" office:value-type="float" office:value="322" calcext:value-type="float">
            <text:p>322</text:p>
          </table:table-cell>
          <table:table-cell table:style-name="ce570" office:value-type="float" office:value="325" calcext:value-type="float">
            <text:p>325</text:p>
          </table:table-cell>
          <table:table-cell table:style-name="ce570" office:value-type="float" office:value="327" calcext:value-type="float">
            <text:p>327</text:p>
          </table:table-cell>
          <table:table-cell table:style-name="ce570" office:value-type="float" office:value="328" calcext:value-type="float">
            <text:p>328</text:p>
          </table:table-cell>
          <table:table-cell table:style-name="ce570" office:value-type="float" office:value="330" calcext:value-type="float">
            <text:p>330</text:p>
          </table:table-cell>
          <table:table-cell table:style-name="ce570" office:value-type="float" office:value="331" calcext:value-type="float">
            <text:p>331</text:p>
          </table:table-cell>
          <table:table-cell table:number-columns-repeated="2" table:style-name="ce570" office:value-type="float" office:value="333" calcext:value-type="float">
            <text:p>333</text:p>
          </table:table-cell>
          <table:table-cell table:style-name="ce570" office:value-type="float" office:value="335" calcext:value-type="float">
            <text:p>335</text:p>
          </table:table-cell>
          <table:table-cell table:style-name="ce570" office:value-type="float" office:value="336" calcext:value-type="float">
            <text:p>336</text:p>
          </table:table-cell>
          <table:table-cell table:style-name="ce570" office:value-type="float" office:value="338" calcext:value-type="float">
            <text:p>338</text:p>
          </table:table-cell>
          <table:table-cell table:style-name="ce606" office:value-type="float" office:value="340" calcext:value-type="float">
            <text:p>340</text:p>
          </table:table-cell>
          <table:table-cell table:style-name="ce557" office:value-type="float" office:value="0.675" calcext:value-type="float">
            <text:p>0.675</text:p>
          </table:table-cell>
          <table:table-cell table:style-name="ce570" office:value-type="float" office:value="374" calcext:value-type="float">
            <text:p>374</text:p>
          </table:table-cell>
          <table:table-cell table:style-name="ce570" office:value-type="float" office:value="376" calcext:value-type="float">
            <text:p>376</text:p>
          </table:table-cell>
          <table:table-cell table:style-name="ce570" office:value-type="float" office:value="377" calcext:value-type="float">
            <text:p>377</text:p>
          </table:table-cell>
          <table:table-cell table:style-name="ce570" office:value-type="float" office:value="378" calcext:value-type="float">
            <text:p>378</text:p>
          </table:table-cell>
          <table:table-cell table:style-name="ce570" office:value-type="float" office:value="379" calcext:value-type="float">
            <text:p>379</text:p>
          </table:table-cell>
          <table:table-cell table:style-name="ce570" office:value-type="float" office:value="381" calcext:value-type="float">
            <text:p>381</text:p>
          </table:table-cell>
          <table:table-cell table:style-name="ce570" office:value-type="float" office:value="382" calcext:value-type="float">
            <text:p>382</text:p>
          </table:table-cell>
          <table:table-cell table:style-name="ce570" office:value-type="float" office:value="383" calcext:value-type="float">
            <text:p>383</text:p>
          </table:table-cell>
          <table:table-cell table:style-name="ce570" office:value-type="float" office:value="385" calcext:value-type="float">
            <text:p>385</text:p>
          </table:table-cell>
          <table:table-cell table:style-name="ce570" office:value-type="float" office:value="386" calcext:value-type="float">
            <text:p>386</text:p>
          </table:table-cell>
          <table:table-cell table:style-name="ce570" office:value-type="float" office:value="388" calcext:value-type="float">
            <text:p>388</text:p>
          </table:table-cell>
          <table:table-cell table:style-name="ce570" office:value-type="float" office:value="390" calcext:value-type="float">
            <text:p>390</text:p>
          </table:table-cell>
          <table:table-cell table:style-name="ce606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57" office:value-type="float" office:value="0.7" calcext:value-type="float">
            <text:p>0.7</text:p>
          </table:table-cell>
          <table:table-cell table:style-name="ce570" office:value-type="float" office:value="333" calcext:value-type="float">
            <text:p>333</text:p>
          </table:table-cell>
          <table:table-cell table:style-name="ce570" office:value-type="float" office:value="335" calcext:value-type="float">
            <text:p>335</text:p>
          </table:table-cell>
          <table:table-cell table:style-name="ce570" office:value-type="float" office:value="337" calcext:value-type="float">
            <text:p>337</text:p>
          </table:table-cell>
          <table:table-cell table:style-name="ce570" office:value-type="float" office:value="339" calcext:value-type="float">
            <text:p>339</text:p>
          </table:table-cell>
          <table:table-cell table:style-name="ce570" office:value-type="float" office:value="340" calcext:value-type="float">
            <text:p>340</text:p>
          </table:table-cell>
          <table:table-cell table:style-name="ce570" office:value-type="float" office:value="341" calcext:value-type="float">
            <text:p>341</text:p>
          </table:table-cell>
          <table:table-cell table:style-name="ce570" office:value-type="float" office:value="342" calcext:value-type="float">
            <text:p>342</text:p>
          </table:table-cell>
          <table:table-cell table:style-name="ce570" office:value-type="float" office:value="343" calcext:value-type="float">
            <text:p>343</text:p>
          </table:table-cell>
          <table:table-cell table:style-name="ce570" office:value-type="float" office:value="345" calcext:value-type="float">
            <text:p>345</text:p>
          </table:table-cell>
          <table:table-cell table:style-name="ce570" office:value-type="float" office:value="346" calcext:value-type="float">
            <text:p>346</text:p>
          </table:table-cell>
          <table:table-cell table:style-name="ce570" office:value-type="float" office:value="348" calcext:value-type="float">
            <text:p>348</text:p>
          </table:table-cell>
          <table:table-cell table:style-name="ce606" office:value-type="float" office:value="350" calcext:value-type="float">
            <text:p>350</text:p>
          </table:table-cell>
          <table:table-cell table:style-name="ce557" office:value-type="float" office:value="0.7" calcext:value-type="float">
            <text:p>0.7</text:p>
          </table:table-cell>
          <table:table-cell table:style-name="ce570" office:value-type="float" office:value="384" calcext:value-type="float">
            <text:p>384</text:p>
          </table:table-cell>
          <table:table-cell table:style-name="ce570" office:value-type="float" office:value="385" calcext:value-type="float">
            <text:p>385</text:p>
          </table:table-cell>
          <table:table-cell table:style-name="ce570" office:value-type="float" office:value="386" calcext:value-type="float">
            <text:p>386</text:p>
          </table:table-cell>
          <table:table-cell table:style-name="ce570" office:value-type="float" office:value="387" calcext:value-type="float">
            <text:p>387</text:p>
          </table:table-cell>
          <table:table-cell table:style-name="ce570" office:value-type="float" office:value="388" calcext:value-type="float">
            <text:p>388</text:p>
          </table:table-cell>
          <table:table-cell table:style-name="ce570" office:value-type="float" office:value="390" calcext:value-type="float">
            <text:p>390</text:p>
          </table:table-cell>
          <table:table-cell table:style-name="ce570" office:value-type="float" office:value="391" calcext:value-type="float">
            <text:p>391</text:p>
          </table:table-cell>
          <table:table-cell table:style-name="ce570" office:value-type="float" office:value="392" calcext:value-type="float">
            <text:p>392</text:p>
          </table:table-cell>
          <table:table-cell table:style-name="ce570" office:value-type="float" office:value="394" calcext:value-type="float">
            <text:p>394</text:p>
          </table:table-cell>
          <table:table-cell table:style-name="ce570" office:value-type="float" office:value="395" calcext:value-type="float">
            <text:p>395</text:p>
          </table:table-cell>
          <table:table-cell table:style-name="ce570" office:value-type="float" office:value="397" calcext:value-type="float">
            <text:p>397</text:p>
          </table:table-cell>
          <table:table-cell table:style-name="ce570" office:value-type="float" office:value="398" calcext:value-type="float">
            <text:p>398</text:p>
          </table:table-cell>
          <table:table-cell table:style-name="ce606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57" office:value-type="float" office:value="0.725" calcext:value-type="float">
            <text:p>0.725</text:p>
          </table:table-cell>
          <table:table-cell table:style-name="ce570" office:value-type="float" office:value="342" calcext:value-type="float">
            <text:p>342</text:p>
          </table:table-cell>
          <table:table-cell table:style-name="ce570" office:value-type="float" office:value="345" calcext:value-type="float">
            <text:p>345</text:p>
          </table:table-cell>
          <table:table-cell table:style-name="ce570" office:value-type="float" office:value="347" calcext:value-type="float">
            <text:p>347</text:p>
          </table:table-cell>
          <table:table-cell table:style-name="ce570" office:value-type="float" office:value="348" calcext:value-type="float">
            <text:p>348</text:p>
          </table:table-cell>
          <table:table-cell table:style-name="ce570" office:value-type="float" office:value="349" calcext:value-type="float">
            <text:p>349</text:p>
          </table:table-cell>
          <table:table-cell table:style-name="ce570" office:value-type="float" office:value="351" calcext:value-type="float">
            <text:p>351</text:p>
          </table:table-cell>
          <table:table-cell table:style-name="ce570" office:value-type="float" office:value="352" calcext:value-type="float">
            <text:p>352</text:p>
          </table:table-cell>
          <table:table-cell table:style-name="ce570" office:value-type="float" office:value="353" calcext:value-type="float">
            <text:p>353</text:p>
          </table:table-cell>
          <table:table-cell table:style-name="ce570" office:value-type="float" office:value="354" calcext:value-type="float">
            <text:p>354</text:p>
          </table:table-cell>
          <table:table-cell table:style-name="ce570" office:value-type="float" office:value="356" calcext:value-type="float">
            <text:p>356</text:p>
          </table:table-cell>
          <table:table-cell table:style-name="ce570" office:value-type="float" office:value="358" calcext:value-type="float">
            <text:p>358</text:p>
          </table:table-cell>
          <table:table-cell table:style-name="ce606" office:value-type="float" office:value="360" calcext:value-type="float">
            <text:p>360</text:p>
          </table:table-cell>
          <table:table-cell table:style-name="ce557" office:value-type="float" office:value="0.725" calcext:value-type="float">
            <text:p>0.725</text:p>
          </table:table-cell>
          <table:table-cell table:style-name="ce570" office:value-type="float" office:value="393" calcext:value-type="float">
            <text:p>393</text:p>
          </table:table-cell>
          <table:table-cell table:style-name="ce570" office:value-type="float" office:value="394" calcext:value-type="float">
            <text:p>394</text:p>
          </table:table-cell>
          <table:table-cell table:style-name="ce570" office:value-type="float" office:value="395" calcext:value-type="float">
            <text:p>395</text:p>
          </table:table-cell>
          <table:table-cell table:style-name="ce570" office:value-type="float" office:value="396" calcext:value-type="float">
            <text:p>396</text:p>
          </table:table-cell>
          <table:table-cell table:style-name="ce570" office:value-type="float" office:value="397" calcext:value-type="float">
            <text:p>397</text:p>
          </table:table-cell>
          <table:table-cell table:style-name="ce570" office:value-type="float" office:value="399" calcext:value-type="float">
            <text:p>399</text:p>
          </table:table-cell>
          <table:table-cell table:style-name="ce570" office:value-type="float" office:value="400" calcext:value-type="float">
            <text:p>400</text:p>
          </table:table-cell>
          <table:table-cell table:style-name="ce570" office:value-type="float" office:value="401" calcext:value-type="float">
            <text:p>401</text:p>
          </table:table-cell>
          <table:table-cell table:style-name="ce570" office:value-type="float" office:value="403" calcext:value-type="float">
            <text:p>403</text:p>
          </table:table-cell>
          <table:table-cell table:style-name="ce570" office:value-type="float" office:value="404" calcext:value-type="float">
            <text:p>404</text:p>
          </table:table-cell>
          <table:table-cell table:style-name="ce570" office:value-type="float" office:value="406" calcext:value-type="float">
            <text:p>406</text:p>
          </table:table-cell>
          <table:table-cell table:style-name="ce570" office:value-type="float" office:value="407" calcext:value-type="float">
            <text:p>407</text:p>
          </table:table-cell>
          <table:table-cell table:style-name="ce606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57" office:value-type="float" office:value="0.75" calcext:value-type="float">
            <text:p>0.75</text:p>
          </table:table-cell>
          <table:table-cell table:style-name="ce570" office:value-type="float" office:value="352" calcext:value-type="float">
            <text:p>352</text:p>
          </table:table-cell>
          <table:table-cell table:style-name="ce570" office:value-type="float" office:value="355" calcext:value-type="float">
            <text:p>355</text:p>
          </table:table-cell>
          <table:table-cell table:style-name="ce570" office:value-type="float" office:value="357" calcext:value-type="float">
            <text:p>357</text:p>
          </table:table-cell>
          <table:table-cell table:style-name="ce570" office:value-type="float" office:value="358" calcext:value-type="float">
            <text:p>358</text:p>
          </table:table-cell>
          <table:table-cell table:style-name="ce570" office:value-type="float" office:value="359" calcext:value-type="float">
            <text:p>359</text:p>
          </table:table-cell>
          <table:table-cell table:style-name="ce570" office:value-type="float" office:value="360" calcext:value-type="float">
            <text:p>360</text:p>
          </table:table-cell>
          <table:table-cell table:style-name="ce570" office:value-type="float" office:value="361" calcext:value-type="float">
            <text:p>361</text:p>
          </table:table-cell>
          <table:table-cell table:style-name="ce570" office:value-type="float" office:value="363" calcext:value-type="float">
            <text:p>363</text:p>
          </table:table-cell>
          <table:table-cell table:style-name="ce570" office:value-type="float" office:value="364" calcext:value-type="float">
            <text:p>364</text:p>
          </table:table-cell>
          <table:table-cell table:style-name="ce570" office:value-type="float" office:value="366" calcext:value-type="float">
            <text:p>366</text:p>
          </table:table-cell>
          <table:table-cell table:style-name="ce570" office:value-type="float" office:value="368" calcext:value-type="float">
            <text:p>368</text:p>
          </table:table-cell>
          <table:table-cell table:style-name="ce606" office:value-type="float" office:value="369" calcext:value-type="float">
            <text:p>369</text:p>
          </table:table-cell>
          <table:table-cell table:style-name="ce557" office:value-type="float" office:value="0.75" calcext:value-type="float">
            <text:p>0.75</text:p>
          </table:table-cell>
          <table:table-cell table:style-name="ce570" office:value-type="float" office:value="402" calcext:value-type="float">
            <text:p>402</text:p>
          </table:table-cell>
          <table:table-cell table:style-name="ce570" office:value-type="float" office:value="403" calcext:value-type="float">
            <text:p>403</text:p>
          </table:table-cell>
          <table:table-cell table:style-name="ce570" office:value-type="float" office:value="404" calcext:value-type="float">
            <text:p>404</text:p>
          </table:table-cell>
          <table:table-cell table:style-name="ce570" office:value-type="float" office:value="405" calcext:value-type="float">
            <text:p>405</text:p>
          </table:table-cell>
          <table:table-cell table:style-name="ce570" office:value-type="float" office:value="406" calcext:value-type="float">
            <text:p>406</text:p>
          </table:table-cell>
          <table:table-cell table:style-name="ce570" office:value-type="float" office:value="407" calcext:value-type="float">
            <text:p>407</text:p>
          </table:table-cell>
          <table:table-cell table:style-name="ce570" office:value-type="float" office:value="409" calcext:value-type="float">
            <text:p>409</text:p>
          </table:table-cell>
          <table:table-cell table:style-name="ce570" office:value-type="float" office:value="410" calcext:value-type="float">
            <text:p>410</text:p>
          </table:table-cell>
          <table:table-cell table:style-name="ce570" office:value-type="float" office:value="411" calcext:value-type="float">
            <text:p>411</text:p>
          </table:table-cell>
          <table:table-cell table:style-name="ce570" office:value-type="float" office:value="413" calcext:value-type="float">
            <text:p>413</text:p>
          </table:table-cell>
          <table:table-cell table:style-name="ce570" office:value-type="float" office:value="414" calcext:value-type="float">
            <text:p>414</text:p>
          </table:table-cell>
          <table:table-cell table:style-name="ce570" office:value-type="float" office:value="416" calcext:value-type="float">
            <text:p>416</text:p>
          </table:table-cell>
          <table:table-cell table:style-name="ce606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57" office:value-type="float" office:value="0.775" calcext:value-type="float">
            <text:p>0.775</text:p>
          </table:table-cell>
          <table:table-cell table:style-name="ce570" office:value-type="float" office:value="361" calcext:value-type="float">
            <text:p>361</text:p>
          </table:table-cell>
          <table:table-cell table:style-name="ce570" office:value-type="float" office:value="365" calcext:value-type="float">
            <text:p>365</text:p>
          </table:table-cell>
          <table:table-cell table:style-name="ce570" office:value-type="float" office:value="367" calcext:value-type="float">
            <text:p>367</text:p>
          </table:table-cell>
          <table:table-cell table:style-name="ce570" office:value-type="float" office:value="368" calcext:value-type="float">
            <text:p>368</text:p>
          </table:table-cell>
          <table:table-cell table:style-name="ce570" office:value-type="float" office:value="369" calcext:value-type="float">
            <text:p>369</text:p>
          </table:table-cell>
          <table:table-cell table:style-name="ce570" office:value-type="float" office:value="370" calcext:value-type="float">
            <text:p>370</text:p>
          </table:table-cell>
          <table:table-cell table:style-name="ce570" office:value-type="float" office:value="371" calcext:value-type="float">
            <text:p>371</text:p>
          </table:table-cell>
          <table:table-cell table:style-name="ce570" office:value-type="float" office:value="372" calcext:value-type="float">
            <text:p>372</text:p>
          </table:table-cell>
          <table:table-cell table:style-name="ce570" office:value-type="float" office:value="374" calcext:value-type="float">
            <text:p>374</text:p>
          </table:table-cell>
          <table:table-cell table:style-name="ce570" office:value-type="float" office:value="375" calcext:value-type="float">
            <text:p>375</text:p>
          </table:table-cell>
          <table:table-cell table:style-name="ce570" office:value-type="float" office:value="377" calcext:value-type="float">
            <text:p>377</text:p>
          </table:table-cell>
          <table:table-cell table:style-name="ce606" office:value-type="float" office:value="379" calcext:value-type="float">
            <text:p>379</text:p>
          </table:table-cell>
          <table:table-cell table:style-name="ce557" office:value-type="float" office:value="0.775" calcext:value-type="float">
            <text:p>0.775</text:p>
          </table:table-cell>
          <table:table-cell table:style-name="ce570" office:value-type="float" office:value="410" calcext:value-type="float">
            <text:p>410</text:p>
          </table:table-cell>
          <table:table-cell table:style-name="ce570" office:value-type="float" office:value="411" calcext:value-type="float">
            <text:p>411</text:p>
          </table:table-cell>
          <table:table-cell table:style-name="ce570" office:value-type="float" office:value="412" calcext:value-type="float">
            <text:p>412</text:p>
          </table:table-cell>
          <table:table-cell table:style-name="ce570" office:value-type="float" office:value="413" calcext:value-type="float">
            <text:p>413</text:p>
          </table:table-cell>
          <table:table-cell table:style-name="ce570" office:value-type="float" office:value="415" calcext:value-type="float">
            <text:p>415</text:p>
          </table:table-cell>
          <table:table-cell table:style-name="ce570" office:value-type="float" office:value="416" calcext:value-type="float">
            <text:p>416</text:p>
          </table:table-cell>
          <table:table-cell table:style-name="ce570" office:value-type="float" office:value="417" calcext:value-type="float">
            <text:p>417</text:p>
          </table:table-cell>
          <table:table-cell table:style-name="ce570" office:value-type="float" office:value="418" calcext:value-type="float">
            <text:p>418</text:p>
          </table:table-cell>
          <table:table-cell table:style-name="ce570" office:value-type="float" office:value="420" calcext:value-type="float">
            <text:p>420</text:p>
          </table:table-cell>
          <table:table-cell table:style-name="ce570" office:value-type="float" office:value="421" calcext:value-type="float">
            <text:p>421</text:p>
          </table:table-cell>
          <table:table-cell table:style-name="ce570" office:value-type="float" office:value="423" calcext:value-type="float">
            <text:p>423</text:p>
          </table:table-cell>
          <table:table-cell table:style-name="ce570" office:value-type="float" office:value="424" calcext:value-type="float">
            <text:p>424</text:p>
          </table:table-cell>
          <table:table-cell table:style-name="ce606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58" office:value-type="float" office:value="0.8" calcext:value-type="float">
            <text:p>0.8</text:p>
          </table:table-cell>
          <table:table-cell table:style-name="ce571" office:value-type="float" office:value="369" calcext:value-type="float">
            <text:p>369</text:p>
          </table:table-cell>
          <table:table-cell table:style-name="ce571" office:value-type="float" office:value="374" calcext:value-type="float">
            <text:p>374</text:p>
          </table:table-cell>
          <table:table-cell table:style-name="ce571" office:value-type="float" office:value="376" calcext:value-type="float">
            <text:p>376</text:p>
          </table:table-cell>
          <table:table-cell table:style-name="ce571" office:value-type="float" office:value="377" calcext:value-type="float">
            <text:p>377</text:p>
          </table:table-cell>
          <table:table-cell table:style-name="ce571" office:value-type="float" office:value="378" calcext:value-type="float">
            <text:p>378</text:p>
          </table:table-cell>
          <table:table-cell table:style-name="ce571" office:value-type="float" office:value="379" calcext:value-type="float">
            <text:p>379</text:p>
          </table:table-cell>
          <table:table-cell table:style-name="ce571" office:value-type="float" office:value="380" calcext:value-type="float">
            <text:p>380</text:p>
          </table:table-cell>
          <table:table-cell table:style-name="ce571" office:value-type="float" office:value="382" calcext:value-type="float">
            <text:p>382</text:p>
          </table:table-cell>
          <table:table-cell table:style-name="ce571" office:value-type="float" office:value="383" calcext:value-type="float">
            <text:p>383</text:p>
          </table:table-cell>
          <table:table-cell table:style-name="ce571" office:value-type="float" office:value="385" calcext:value-type="float">
            <text:p>385</text:p>
          </table:table-cell>
          <table:table-cell table:style-name="ce571" office:value-type="float" office:value="387" calcext:value-type="float">
            <text:p>387</text:p>
          </table:table-cell>
          <table:table-cell table:style-name="ce607" office:value-type="float" office:value="389" calcext:value-type="float">
            <text:p>389</text:p>
          </table:table-cell>
          <table:table-cell table:style-name="ce558" office:value-type="float" office:value="0.8" calcext:value-type="float">
            <text:p>0.8</text:p>
          </table:table-cell>
          <table:table-cell table:style-name="ce571" office:value-type="float" office:value="419" calcext:value-type="float">
            <text:p>419</text:p>
          </table:table-cell>
          <table:table-cell table:style-name="ce571" office:value-type="float" office:value="420" calcext:value-type="float">
            <text:p>420</text:p>
          </table:table-cell>
          <table:table-cell table:style-name="ce571" office:value-type="float" office:value="421" calcext:value-type="float">
            <text:p>421</text:p>
          </table:table-cell>
          <table:table-cell table:style-name="ce571" office:value-type="float" office:value="422" calcext:value-type="float">
            <text:p>422</text:p>
          </table:table-cell>
          <table:table-cell table:style-name="ce571" office:value-type="float" office:value="423" calcext:value-type="float">
            <text:p>423</text:p>
          </table:table-cell>
          <table:table-cell table:style-name="ce571" office:value-type="float" office:value="424" calcext:value-type="float">
            <text:p>424</text:p>
          </table:table-cell>
          <table:table-cell table:style-name="ce571" office:value-type="float" office:value="425" calcext:value-type="float">
            <text:p>425</text:p>
          </table:table-cell>
          <table:table-cell table:style-name="ce571" office:value-type="float" office:value="427" calcext:value-type="float">
            <text:p>427</text:p>
          </table:table-cell>
          <table:table-cell table:style-name="ce571" office:value-type="float" office:value="428" calcext:value-type="float">
            <text:p>428</text:p>
          </table:table-cell>
          <table:table-cell table:style-name="ce571" office:value-type="float" office:value="429" calcext:value-type="float">
            <text:p>429</text:p>
          </table:table-cell>
          <table:table-cell table:style-name="ce571" office:value-type="float" office:value="431" calcext:value-type="float">
            <text:p>431</text:p>
          </table:table-cell>
          <table:table-cell table:style-name="ce571" office:value-type="float" office:value="432" calcext:value-type="float">
            <text:p>432</text:p>
          </table:table-cell>
          <table:table-cell table:style-name="ce607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59" office:value-type="string" calcext:value-type="string">
            <text:p>Siemens Inspiration</text:p>
          </table:table-cell>
          <table:table-cell table:style-name="ce560" table:number-columns-repeated="10"/>
          <table:table-cell table:style-name="ce16" table:number-columns-repeated="1013"/>
        </table:table-row>
        <table:table-row table:style-name="ro3">
          <table:table-cell table:style-name="ce560"/>
          <table:table-cell table:style-name="ce573" office:value-type="string" calcext:value-type="string" table:number-columns-spanned="1" table:number-rows-spanned="2">
            <text:p>PMMA thickness (mm)</text:p>
          </table:table-cell>
          <table:table-cell table:style-name="ce573" office:value-type="string" calcext:value-type="string" table:number-columns-spanned="1" table:number-rows-spanned="2">
            <text:p>Equiv Breast thickness (mm)</text:p>
          </table:table-cell>
          <table:table-cell table:style-name="ce588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94"/>
          <table:covered-table-cell table:style-name="ce588"/>
          <table:table-cell table:style-name="ce16" table:number-columns-repeated="1013"/>
        </table:table-row>
        <table:table-row table:style-name="ro3">
          <table:table-cell table:style-name="ce560"/>
          <table:covered-table-cell table:number-columns-repeated="2" table:style-name="ce574"/>
          <table:table-cell table:style-name="ce589" office:value-type="float" office:value="0.25" calcext:value-type="float">
            <text:p>0.25</text:p>
          </table:table-cell>
          <table:table-cell table:style-name="ce595" office:value-type="float" office:value="0.3" calcext:value-type="float">
            <text:p>0.3</text:p>
          </table:table-cell>
          <table:table-cell table:style-name="ce595" office:value-type="float" office:value="0.35" calcext:value-type="float">
            <text:p>0.35</text:p>
          </table:table-cell>
          <table:table-cell table:style-name="ce595" office:value-type="float" office:value="0.4" calcext:value-type="float">
            <text:p>0.4</text:p>
          </table:table-cell>
          <table:table-cell table:style-name="ce595" office:value-type="float" office:value="0.45" calcext:value-type="float">
            <text:p>0.45</text:p>
          </table:table-cell>
          <table:table-cell table:style-name="ce595" office:value-type="float" office:value="0.5" calcext:value-type="float">
            <text:p>0.5</text:p>
          </table:table-cell>
          <table:table-cell table:style-name="ce595" office:value-type="float" office:value="0.55" calcext:value-type="float">
            <text:p>0.55</text:p>
          </table:table-cell>
          <table:table-cell table:style-name="ce611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61" office:value-type="string" calcext:value-type="string">
            <text:p>g-factor</text:p>
          </table:table-cell>
          <table:table-cell table:style-name="ce575" office:value-type="float" office:value="45" calcext:value-type="float">
            <text:p>45</text:p>
          </table:table-cell>
          <table:table-cell table:style-name="ce575" office:value-type="float" office:value="53" calcext:value-type="float">
            <text:p>53</text:p>
          </table:table-cell>
          <table:table-cell table:style-name="ce575" office:value-type="float" office:value="0.13" calcext:value-type="float">
            <text:p>0.13</text:p>
          </table:table-cell>
          <table:table-cell table:style-name="ce575" office:value-type="float" office:value="0.155" calcext:value-type="float">
            <text:p>0.155</text:p>
          </table:table-cell>
          <table:table-cell table:style-name="ce575" office:value-type="float" office:value="0.177" calcext:value-type="float">
            <text:p>0.177</text:p>
          </table:table-cell>
          <table:table-cell table:style-name="ce575" office:value-type="float" office:value="0.198" calcext:value-type="float">
            <text:p>0.198</text:p>
          </table:table-cell>
          <table:table-cell table:style-name="ce575" office:value-type="float" office:value="0.22" calcext:value-type="float">
            <text:p>0.22</text:p>
          </table:table-cell>
          <table:table-cell table:style-name="ce575" office:value-type="float" office:value="0.245" calcext:value-type="float">
            <text:p>0.245</text:p>
          </table:table-cell>
          <table:table-cell table:style-name="ce575" office:value-type="float" office:value="0.272" calcext:value-type="float">
            <text:p>0.272</text:p>
          </table:table-cell>
          <table:table-cell table:style-name="ce612" office:value-type="float" office:value="0.295" calcext:value-type="float">
            <text:p>0.295</text:p>
          </table:table-cell>
          <table:table-cell table:style-name="ce616" table:formula="of:=SLOPE([.D53:.K53];[.$D$52:.$K$52])" office:value-type="float" office:value="0.468095238095238" calcext:value-type="float">
            <text:p>0.4681</text:p>
          </table:table-cell>
          <table:table-cell table:style-name="ce616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62" office:value-type="string" calcext:value-type="string">
            <text:p>c-factor</text:p>
          </table:table-cell>
          <table:table-cell table:style-name="ce576" office:value-type="float" office:value="45" calcext:value-type="float">
            <text:p>45</text:p>
          </table:table-cell>
          <table:table-cell table:style-name="ce576" office:value-type="float" office:value="53" calcext:value-type="float">
            <text:p>53</text:p>
          </table:table-cell>
          <table:table-cell table:style-name="ce576"/>
          <table:table-cell table:style-name="ce576" office:value-type="float" office:value="1.109" calcext:value-type="float">
            <text:p>1.109</text:p>
          </table:table-cell>
          <table:table-cell table:style-name="ce576" office:value-type="float" office:value="1.105" calcext:value-type="float">
            <text:p>1.105</text:p>
          </table:table-cell>
          <table:table-cell table:style-name="ce576" office:value-type="float" office:value="1.102" calcext:value-type="float">
            <text:p>1.102</text:p>
          </table:table-cell>
          <table:table-cell table:style-name="ce576" office:value-type="float" office:value="1.099" calcext:value-type="float">
            <text:p>1.099</text:p>
          </table:table-cell>
          <table:table-cell table:style-name="ce576" office:value-type="float" office:value="1.096" calcext:value-type="float">
            <text:p>1.096</text:p>
          </table:table-cell>
          <table:table-cell table:style-name="ce576" office:value-type="float" office:value="1.091" calcext:value-type="float">
            <text:p>1.091</text:p>
          </table:table-cell>
          <table:table-cell table:style-name="ce613" office:value-type="float" office:value="1.088" calcext:value-type="float">
            <text:p>1.088</text:p>
          </table:table-cell>
          <table:table-cell table:style-name="ce616" table:formula="of:=SLOPE([.D54:.K54];[.$D$52:.$K$52])" office:value-type="float" office:value="-0.0692857142857141" calcext:value-type="float">
            <text:p>-0.0693</text:p>
          </table:table-cell>
          <table:table-cell table:style-name="ce616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62" office:value-type="string" calcext:value-type="string">
            <text:p>g-factor</text:p>
          </table:table-cell>
          <table:table-cell table:style-name="ce576" office:value-type="float" office:value="50" calcext:value-type="float">
            <text:p>50</text:p>
          </table:table-cell>
          <table:table-cell table:style-name="ce576" office:value-type="float" office:value="60" calcext:value-type="float">
            <text:p>60</text:p>
          </table:table-cell>
          <table:table-cell table:style-name="ce576" office:value-type="float" office:value="0.112" calcext:value-type="float">
            <text:p>0.112</text:p>
          </table:table-cell>
          <table:table-cell table:style-name="ce576" office:value-type="float" office:value="0.135" calcext:value-type="float">
            <text:p>0.135</text:p>
          </table:table-cell>
          <table:table-cell table:style-name="ce576" office:value-type="float" office:value="0.154" calcext:value-type="float">
            <text:p>0.154</text:p>
          </table:table-cell>
          <table:table-cell table:style-name="ce576" office:value-type="float" office:value="0.172" calcext:value-type="float">
            <text:p>0.172</text:p>
          </table:table-cell>
          <table:table-cell table:style-name="ce576" office:value-type="float" office:value="0.192" calcext:value-type="float">
            <text:p>0.192</text:p>
          </table:table-cell>
          <table:table-cell table:style-name="ce576" office:value-type="float" office:value="0.214" calcext:value-type="float">
            <text:p>0.214</text:p>
          </table:table-cell>
          <table:table-cell table:style-name="ce576" office:value-type="float" office:value="0.236" calcext:value-type="float">
            <text:p>0.236</text:p>
          </table:table-cell>
          <table:table-cell table:style-name="ce613" office:value-type="float" office:value="0.261" calcext:value-type="float">
            <text:p>0.261</text:p>
          </table:table-cell>
          <table:table-cell table:style-name="ce616" table:formula="of:=SLOPE([.D55:.K55];[.$D$52:.$K$52])" office:value-type="float" office:value="0.416190476190476" calcext:value-type="float">
            <text:p>0.4162</text:p>
          </table:table-cell>
          <table:table-cell table:style-name="ce616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63" office:value-type="string" calcext:value-type="string">
            <text:p>c-factor</text:p>
          </table:table-cell>
          <table:table-cell table:style-name="ce577" office:value-type="float" office:value="50" calcext:value-type="float">
            <text:p>50</text:p>
          </table:table-cell>
          <table:table-cell table:style-name="ce577" office:value-type="float" office:value="60" calcext:value-type="float">
            <text:p>60</text:p>
          </table:table-cell>
          <table:table-cell table:style-name="ce577"/>
          <table:table-cell table:style-name="ce596" office:value-type="float" office:value="1.164" calcext:value-type="float">
            <text:p>1.164</text:p>
          </table:table-cell>
          <table:table-cell table:style-name="ce596" office:value-type="float" office:value="1.16" calcext:value-type="float">
            <text:p>1.160</text:p>
          </table:table-cell>
          <table:table-cell table:style-name="ce596" office:value-type="float" office:value="1.151" calcext:value-type="float">
            <text:p>1.151</text:p>
          </table:table-cell>
          <table:table-cell table:style-name="ce596" office:value-type="float" office:value="1.15" calcext:value-type="float">
            <text:p>1.150</text:p>
          </table:table-cell>
          <table:table-cell table:style-name="ce596" office:value-type="float" office:value="1.144" calcext:value-type="float">
            <text:p>1.144</text:p>
          </table:table-cell>
          <table:table-cell table:style-name="ce596" office:value-type="float" office:value="1.139" calcext:value-type="float">
            <text:p>1.139</text:p>
          </table:table-cell>
          <table:table-cell table:style-name="ce615" office:value-type="float" office:value="1.134" calcext:value-type="float">
            <text:p>1.134</text:p>
          </table:table-cell>
          <table:table-cell table:style-name="ce616" table:formula="of:=SLOPE([.D56:.K56];[.$D$52:.$K$52])" office:value-type="float" office:value="-0.0992857142857141" calcext:value-type="float">
            <text:p>-0.0993</text:p>
          </table:table-cell>
          <table:table-cell table:style-name="ce616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60"/>
          <table:table-cell table:style-name="ce578" office:value-type="string" calcext:value-type="string">
            <text:p>Mo/Mo</text:p>
          </table:table-cell>
          <table:table-cell table:style-name="ce582" office:value-type="string" calcext:value-type="string">
            <text:p>Mo/Rh</text:p>
          </table:table-cell>
          <table:table-cell table:style-name="ce590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64" office:value-type="string" calcext:value-type="string">
            <text:p>s-factor</text:p>
          </table:table-cell>
          <table:table-cell table:style-name="ce579" office:value-type="float" office:value="1" calcext:value-type="float">
            <text:p>1</text:p>
          </table:table-cell>
          <table:table-cell table:style-name="ce583" office:value-type="float" office:value="1.017" calcext:value-type="float">
            <text:p>1.017</text:p>
          </table:table-cell>
          <table:table-cell table:style-name="ce591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55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55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65" office:value-type="string" calcext:value-type="string">
            <text:p>Target</text:p>
          </table:table-cell>
          <table:table-cell table:style-name="ce566" office:value-type="string" calcext:value-type="string">
            <text:p>kV</text:p>
          </table:table-cell>
          <table:table-cell table:style-name="ce566" office:value-type="string" calcext:value-type="string">
            <text:p>kV^2</text:p>
          </table:table-cell>
          <table:table-cell table:style-name="ce566" office:value-type="string" calcext:value-type="string">
            <text:p>mGy/mAs</text:p>
          </table:table-cell>
          <table:table-cell table:style-name="ce566" office:value-type="string" calcext:value-type="string">
            <text:p>mGy/s</text:p>
          </table:table-cell>
          <table:table-cell/>
          <table:table-cell table:style-name="ce565" office:value-type="string" calcext:value-type="string">
            <text:p>Target</text:p>
          </table:table-cell>
          <table:table-cell table:style-name="ce566" office:value-type="string" calcext:value-type="string">
            <text:p>kV</text:p>
          </table:table-cell>
          <table:table-cell table:style-name="ce566" office:value-type="string" calcext:value-type="string">
            <text:p>kV^2</text:p>
          </table:table-cell>
          <table:table-cell table:style-name="ce566" office:value-type="string" calcext:value-type="string">
            <text:p>mGy/mAs</text:p>
          </table:table-cell>
          <table:table-cell table:style-name="ce566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20" office:value-type="string" calcext:value-type="string" table:number-columns-spanned="2" table:number-rows-spanned="1">
            <text:p>Selenia</text:p>
          </table:table-cell>
          <table:covered-table-cell/>
          <table:table-cell table:style-name="ce620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66" table:formula="of:=[$Sheet1.$P$241]">
            <text:p/>
          </table:table-cell>
          <table:table-cell table:style-name="ce566" table:formula="of:=[Sheet1.R241]" office:value-type="float" office:value="24" calcext:value-type="float">
            <text:p>24</text:p>
          </table:table-cell>
          <table:table-cell table:style-name="ce566" table:formula="of:=[.B63]^2" office:value-type="float" office:value="576" calcext:value-type="float">
            <text:p>576</text:p>
          </table:table-cell>
          <table:table-cell table:style-name="ce592" table:formula="of:=[Sheet1.W241]">
            <text:p/>
          </table:table-cell>
          <table:table-cell table:style-name="ce584" table:formula="of:=[Sheet1.X241]">
            <text:p/>
          </table:table-cell>
          <table:table-cell/>
          <table:table-cell table:style-name="ce566" table:formula="of:=[$Sheet1.$P$252]">
            <text:p/>
          </table:table-cell>
          <table:table-cell table:style-name="ce566" table:formula="of:=[Sheet1.R252]" office:value-type="float" office:value="28" calcext:value-type="float">
            <text:p>28</text:p>
          </table:table-cell>
          <table:table-cell table:style-name="ce566" table:formula="of:=[.H63]^2" office:value-type="float" office:value="784" calcext:value-type="float">
            <text:p>784</text:p>
          </table:table-cell>
          <table:table-cell table:style-name="ce592" table:formula="of:=[Sheet1.W252]">
            <text:p/>
          </table:table-cell>
          <table:table-cell table:style-name="ce584" table:formula="of:=[Sheet1.X252]">
            <text:p/>
          </table:table-cell>
          <table:table-cell table:number-columns-repeated="2"/>
          <table:table-cell table:style-name="ce617" office:value-type="string" calcext:value-type="string">
            <text:p>Measured</text:p>
          </table:table-cell>
          <table:table-cell table:style-name="ce617" office:value-type="string" calcext:value-type="string">
            <text:p>W/Rh</text:p>
          </table:table-cell>
          <table:table-cell table:style-name="ce617" office:value-type="string" calcext:value-type="string">
            <text:p>W/Ag</text:p>
          </table:table-cell>
          <table:table-cell table:style-name="ce617" office:value-type="string" calcext:value-type="string">
            <text:p>W/Rh</text:p>
          </table:table-cell>
          <table:table-cell table:style-name="ce617" office:value-type="string" calcext:value-type="string">
            <text:p>W/Ag</text:p>
          </table:table-cell>
          <table:table-cell table:style-name="ce617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65" office:value-type="string" calcext:value-type="string">
            <text:p>Filter</text:p>
          </table:table-cell>
          <table:table-cell table:style-name="ce566" table:formula="of:=[Sheet1.R242]" office:value-type="float" office:value="25" calcext:value-type="float">
            <text:p>25</text:p>
          </table:table-cell>
          <table:table-cell table:style-name="ce566" table:formula="of:=[.B64]^2" office:value-type="float" office:value="625" calcext:value-type="float">
            <text:p>625</text:p>
          </table:table-cell>
          <table:table-cell table:style-name="ce592" table:formula="of:=[Sheet1.W242]">
            <text:p/>
          </table:table-cell>
          <table:table-cell table:style-name="ce584" table:formula="of:=[Sheet1.X242]">
            <text:p/>
          </table:table-cell>
          <table:table-cell/>
          <table:table-cell table:style-name="ce565" office:value-type="string" calcext:value-type="string">
            <text:p>Filter</text:p>
          </table:table-cell>
          <table:table-cell table:style-name="ce566" table:formula="of:=[Sheet1.R253]" office:value-type="float" office:value="30" calcext:value-type="float">
            <text:p>30</text:p>
          </table:table-cell>
          <table:table-cell table:style-name="ce566" table:formula="of:=[.H64]^2" office:value-type="float" office:value="900" calcext:value-type="float">
            <text:p>900</text:p>
          </table:table-cell>
          <table:table-cell table:style-name="ce592" table:formula="of:=[Sheet1.W253]">
            <text:p/>
          </table:table-cell>
          <table:table-cell table:style-name="ce584" table:formula="of:=[Sheet1.X253]">
            <text:p/>
          </table:table-cell>
          <table:table-cell table:number-columns-repeated="2"/>
          <table:table-cell table:style-name="ce617" table:formula="of:=IF([Sheet1.AM10]=&quot;&quot;;&quot;&quot;;[Sheet1.AM10])">
            <text:p/>
          </table:table-cell>
          <table:table-cell table:style-name="ce621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621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621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621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621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3">
          <table:table-cell table:style-name="ce566" table:formula="of:=[$Sheet1.$Q$241]">
            <text:p/>
          </table:table-cell>
          <table:table-cell table:style-name="ce566" table:formula="of:=[Sheet1.R243]" office:value-type="float" office:value="26" calcext:value-type="float">
            <text:p>26</text:p>
          </table:table-cell>
          <table:table-cell table:style-name="ce566" table:formula="of:=[.B65]^2" office:value-type="float" office:value="676" calcext:value-type="float">
            <text:p>676</text:p>
          </table:table-cell>
          <table:table-cell table:style-name="ce592" table:formula="of:=[Sheet1.W243]">
            <text:p/>
          </table:table-cell>
          <table:table-cell table:style-name="ce584" table:formula="of:=[Sheet1.X243]">
            <text:p/>
          </table:table-cell>
          <table:table-cell/>
          <table:table-cell table:style-name="ce566" table:formula="of:=[$Sheet1.$Q$252]">
            <text:p/>
          </table:table-cell>
          <table:table-cell table:style-name="ce566" table:formula="of:=[Sheet1.R254]" office:value-type="float" office:value="32" calcext:value-type="float">
            <text:p>32</text:p>
          </table:table-cell>
          <table:table-cell table:style-name="ce566" table:formula="of:=[.H65]^2" office:value-type="float" office:value="1024" calcext:value-type="float">
            <text:p>1024</text:p>
          </table:table-cell>
          <table:table-cell table:style-name="ce592" table:formula="of:=[Sheet1.W254]">
            <text:p/>
          </table:table-cell>
          <table:table-cell table:style-name="ce584" table:formula="of:=[Sheet1.X254]">
            <text:p/>
          </table:table-cell>
          <table:table-cell table:number-columns-repeated="2"/>
          <table:table-cell table:style-name="ce617" table:formula="of:=IF([Sheet1.AM11]=&quot;&quot;;&quot;&quot;;[Sheet1.AM11])">
            <text:p/>
          </table:table-cell>
          <table:table-cell table:style-name="ce621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21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21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21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21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66"/>
          <table:table-cell table:style-name="ce566" table:formula="of:=[Sheet1.R244]" office:value-type="float" office:value="28" calcext:value-type="float">
            <text:p>28</text:p>
          </table:table-cell>
          <table:table-cell table:style-name="ce566" table:formula="of:=[.B66]^2" office:value-type="float" office:value="784" calcext:value-type="float">
            <text:p>784</text:p>
          </table:table-cell>
          <table:table-cell table:style-name="ce592" table:formula="of:=[Sheet1.W244]">
            <text:p/>
          </table:table-cell>
          <table:table-cell table:style-name="ce584" table:formula="of:=[Sheet1.X244]">
            <text:p/>
          </table:table-cell>
          <table:table-cell/>
          <table:table-cell table:style-name="ce566"/>
          <table:table-cell table:style-name="ce566" table:formula="of:=[Sheet1.R255]" office:value-type="float" office:value="34" calcext:value-type="float">
            <text:p>34</text:p>
          </table:table-cell>
          <table:table-cell table:style-name="ce566" table:formula="of:=[.H66]^2" office:value-type="float" office:value="1156" calcext:value-type="float">
            <text:p>1156</text:p>
          </table:table-cell>
          <table:table-cell table:style-name="ce592" table:formula="of:=[Sheet1.W255]">
            <text:p/>
          </table:table-cell>
          <table:table-cell table:style-name="ce584" table:formula="of:=[Sheet1.X255]">
            <text:p/>
          </table:table-cell>
          <table:table-cell table:number-columns-repeated="2"/>
          <table:table-cell table:style-name="ce617" table:formula="of:=IF([Sheet1.AM12]=&quot;&quot;;&quot;&quot;;[Sheet1.AM12])">
            <text:p/>
          </table:table-cell>
          <table:table-cell table:style-name="ce621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21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21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21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21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66"/>
          <table:table-cell table:style-name="ce566" table:formula="of:=[Sheet1.R245]" office:value-type="float" office:value="30" calcext:value-type="float">
            <text:p>30</text:p>
          </table:table-cell>
          <table:table-cell table:style-name="ce566" table:formula="of:=[.B67]^2" office:value-type="float" office:value="900" calcext:value-type="float">
            <text:p>900</text:p>
          </table:table-cell>
          <table:table-cell table:style-name="ce592" table:formula="of:=[Sheet1.W245]">
            <text:p/>
          </table:table-cell>
          <table:table-cell table:style-name="ce584" table:formula="of:=[Sheet1.X245]">
            <text:p/>
          </table:table-cell>
          <table:table-cell/>
          <table:table-cell table:style-name="ce566"/>
          <table:table-cell table:style-name="ce566" table:formula="of:=[Sheet1.R256]" office:value-type="float" office:value="36" calcext:value-type="float">
            <text:p>36</text:p>
          </table:table-cell>
          <table:table-cell table:style-name="ce566" table:formula="of:=[.H67]^2" office:value-type="float" office:value="1296" calcext:value-type="float">
            <text:p>1296</text:p>
          </table:table-cell>
          <table:table-cell table:style-name="ce592" table:formula="of:=[Sheet1.W256]">
            <text:p/>
          </table:table-cell>
          <table:table-cell table:style-name="ce584" table:formula="of:=[Sheet1.X256]">
            <text:p/>
          </table:table-cell>
          <table:table-cell table:number-columns-repeated="2"/>
          <table:table-cell table:style-name="ce617" table:formula="of:=IF([Sheet1.AM13]=&quot;&quot;;&quot;&quot;;[Sheet1.AM13])">
            <text:p/>
          </table:table-cell>
          <table:table-cell table:style-name="ce621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21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21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21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21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66"/>
          <table:table-cell table:style-name="ce566" table:formula="of:=[Sheet1.R246]" office:value-type="float" office:value="32" calcext:value-type="float">
            <text:p>32</text:p>
          </table:table-cell>
          <table:table-cell table:style-name="ce566" table:formula="of:=[.B68]^2" office:value-type="float" office:value="1024" calcext:value-type="float">
            <text:p>1024</text:p>
          </table:table-cell>
          <table:table-cell table:style-name="ce592" table:formula="of:=[Sheet1.W246]">
            <text:p/>
          </table:table-cell>
          <table:table-cell table:style-name="ce584" table:formula="of:=[Sheet1.X246]">
            <text:p/>
          </table:table-cell>
          <table:table-cell/>
          <table:table-cell table:style-name="ce566"/>
          <table:table-cell table:style-name="ce566" table:formula="of:=[Sheet1.R257]" office:value-type="float" office:value="38" calcext:value-type="float">
            <text:p>38</text:p>
          </table:table-cell>
          <table:table-cell table:style-name="ce566" table:formula="of:=[.H68]^2" office:value-type="float" office:value="1444" calcext:value-type="float">
            <text:p>1444</text:p>
          </table:table-cell>
          <table:table-cell table:style-name="ce592" table:formula="of:=[Sheet1.W257]">
            <text:p/>
          </table:table-cell>
          <table:table-cell table:style-name="ce584" table:formula="of:=[Sheet1.X257]">
            <text:p/>
          </table:table-cell>
          <table:table-cell table:number-columns-repeated="2"/>
          <table:table-cell table:style-name="ce617" table:formula="of:=IF([Sheet1.AM14]=&quot;&quot;;&quot;&quot;;[Sheet1.AM14])">
            <text:p/>
          </table:table-cell>
          <table:table-cell table:style-name="ce621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21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21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21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21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66"/>
          <table:table-cell table:style-name="ce566" table:formula="of:=[Sheet1.R247]" office:value-type="float" office:value="34" calcext:value-type="float">
            <text:p>34</text:p>
          </table:table-cell>
          <table:table-cell table:style-name="ce566" table:formula="of:=[.B69]^2" office:value-type="float" office:value="1156" calcext:value-type="float">
            <text:p>1156</text:p>
          </table:table-cell>
          <table:table-cell table:style-name="ce566" table:formula="of:=[Sheet1.W247]">
            <text:p/>
          </table:table-cell>
          <table:table-cell table:style-name="ce566" table:formula="of:=[Sheet1.X247]">
            <text:p/>
          </table:table-cell>
          <table:table-cell/>
          <table:table-cell table:style-name="ce566"/>
          <table:table-cell table:style-name="ce566" table:formula="of:=[Sheet1.X247]">
            <text:p/>
          </table:table-cell>
          <table:table-cell table:style-name="ce580" office:value-type="string" calcext:value-type="string">
            <text:p>Slope:</text:p>
          </table:table-cell>
          <table:table-cell table:formula="of:=SLOPE([.J63:.J68];[.$I$63:.$I$68])" office:value-type="string" office:string-value="" calcext:value-type="error">
            <text:p>#VALUE!</text:p>
          </table:table-cell>
          <table:table-cell table:formula="of:=SLOPE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7" table:formula="of:=IF([Sheet1.AM15]=&quot;&quot;;&quot;&quot;;[Sheet1.AM15])">
            <text:p/>
          </table:table-cell>
          <table:table-cell table:style-name="ce621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21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21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21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21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80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80" office:value-type="string" calcext:value-type="string">
            <text:p>Intercept:</text:p>
          </table:table-cell>
          <table:table-cell table:formula="of:=INTERCEPT([.J63:.J68];[.$I$63:.$I$68])" office:value-type="string" office:string-value="" calcext:value-type="error">
            <text:p>#VALUE!</text:p>
          </table:table-cell>
          <table:table-cell table:formula="of:=INTERCEPT([.K63:.K68];[.$I$63:.$I$68])" office:value-type="string" office:string-value="" calcext:value-type="error">
            <text:p>#VALUE!</text:p>
          </table:table-cell>
          <table:table-cell table:number-columns-repeated="2"/>
          <table:table-cell table:style-name="ce617" table:formula="of:=IF([Sheet1.AM16]=&quot;&quot;;&quot;&quot;;[Sheet1.AM16])">
            <text:p/>
          </table:table-cell>
          <table:table-cell table:style-name="ce621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621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621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621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621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80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617" table:formula="of:=IF([Sheet1.AM17]=&quot;&quot;;&quot;&quot;;[Sheet1.AM17])">
            <text:p/>
          </table:table-cell>
          <table:table-cell table:style-name="ce621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21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21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21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21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18]=&quot;&quot;;&quot;&quot;;[Sheet1.AM18])">
            <text:p/>
          </table:table-cell>
          <table:table-cell table:style-name="ce621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21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21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21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21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55" office:value-type="string" calcext:value-type="string">
            <text:p>Half Value Layer</text:p>
          </table:table-cell>
          <table:table-cell table:number-columns-repeated="12"/>
          <table:table-cell table:style-name="ce617" table:formula="of:=IF([Sheet1.AM19]=&quot;&quot;;&quot;&quot;;[Sheet1.AM19])">
            <text:p/>
          </table:table-cell>
          <table:table-cell table:style-name="ce621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21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21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21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21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65" office:value-type="string" calcext:value-type="string">
            <text:p>Target</text:p>
          </table:table-cell>
          <table:table-cell table:style-name="ce566" office:value-type="string" calcext:value-type="string">
            <text:p>kV</text:p>
          </table:table-cell>
          <table:table-cell table:style-name="ce566" office:value-type="string" calcext:value-type="string">
            <text:p>HVL</text:p>
          </table:table-cell>
          <table:table-cell table:style-name="ce565" office:value-type="string" calcext:value-type="string">
            <text:p>Target</text:p>
          </table:table-cell>
          <table:table-cell table:style-name="ce566" office:value-type="string" calcext:value-type="string">
            <text:p>kV</text:p>
          </table:table-cell>
          <table:table-cell table:style-name="ce566" office:value-type="string" calcext:value-type="string">
            <text:p>HVL</text:p>
          </table:table-cell>
          <table:table-cell/>
          <table:table-cell table:style-name="ce598" office:value-type="string" calcext:value-type="string">
            <text:p>Target</text:p>
          </table:table-cell>
          <table:table-cell table:style-name="ce602" office:value-type="string" calcext:value-type="string">
            <text:p>Filter</text:p>
          </table:table-cell>
          <table:table-cell table:style-name="ce608" office:value-type="string" calcext:value-type="string">
            <text:p>C</text:p>
          </table:table-cell>
          <table:table-cell table:number-columns-repeated="3"/>
          <table:table-cell table:style-name="ce617" table:formula="of:=IF([Sheet1.AM20]=&quot;&quot;;&quot;&quot;;[Sheet1.AM20])">
            <text:p/>
          </table:table-cell>
          <table:table-cell table:style-name="ce621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21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21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21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21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66" table:formula="of:=[$Sheet1.$P$241]">
            <text:p/>
          </table:table-cell>
          <table:table-cell table:style-name="ce566" table:formula="of:=[Sheet1.Q288]" office:value-type="float" office:value="24" calcext:value-type="float">
            <text:p>24</text:p>
          </table:table-cell>
          <table:table-cell table:style-name="ce584" table:formula="of:=[Sheet1.Q296]">
            <text:p/>
          </table:table-cell>
          <table:table-cell table:style-name="ce566" table:formula="of:=[$Sheet1.$P$252]">
            <text:p/>
          </table:table-cell>
          <table:table-cell table:style-name="ce566" table:formula="of:=[Sheet1.U288]" office:value-type="float" office:value="28" calcext:value-type="float">
            <text:p>28</text:p>
          </table:table-cell>
          <table:table-cell table:style-name="ce584" table:formula="of:=[Sheet1.U296]">
            <text:p/>
          </table:table-cell>
          <table:table-cell/>
          <table:table-cell table:style-name="ce599" office:value-type="string" calcext:value-type="string">
            <text:p>Mo</text:p>
          </table:table-cell>
          <table:table-cell table:style-name="ce603" office:value-type="string" calcext:value-type="string">
            <text:p>Mo</text:p>
          </table:table-cell>
          <table:table-cell table:style-name="ce609" office:value-type="float" office:value="0.12" calcext:value-type="float">
            <text:p>0.12</text:p>
          </table:table-cell>
          <table:table-cell table:number-columns-repeated="3"/>
          <table:table-cell table:style-name="ce617" table:formula="of:=IF([Sheet1.AM21]=&quot;&quot;;&quot;&quot;;[Sheet1.AM21])">
            <text:p/>
          </table:table-cell>
          <table:table-cell table:style-name="ce621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21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21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21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21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65" office:value-type="string" calcext:value-type="string">
            <text:p>Filter</text:p>
          </table:table-cell>
          <table:table-cell table:style-name="ce566" table:formula="of:=[Sheet1.R288]" office:value-type="float" office:value="25" calcext:value-type="float">
            <text:p>25</text:p>
          </table:table-cell>
          <table:table-cell table:style-name="ce584" table:formula="of:=[Sheet1.R296]">
            <text:p/>
          </table:table-cell>
          <table:table-cell table:style-name="ce565" office:value-type="string" calcext:value-type="string">
            <text:p>Filter</text:p>
          </table:table-cell>
          <table:table-cell table:style-name="ce566" table:formula="of:=[Sheet1.V288]" office:value-type="float" office:value="30" calcext:value-type="float">
            <text:p>30</text:p>
          </table:table-cell>
          <table:table-cell table:style-name="ce584" table:formula="of:=[Sheet1.V296]">
            <text:p/>
          </table:table-cell>
          <table:table-cell/>
          <table:table-cell table:style-name="ce599" office:value-type="string" calcext:value-type="string">
            <text:p>Mo</text:p>
          </table:table-cell>
          <table:table-cell table:style-name="ce603" office:value-type="string" calcext:value-type="string">
            <text:p>Rh</text:p>
          </table:table-cell>
          <table:table-cell table:style-name="ce609" office:value-type="float" office:value="0.19" calcext:value-type="float">
            <text:p>0.19</text:p>
          </table:table-cell>
          <table:table-cell table:number-columns-repeated="3"/>
          <table:table-cell table:style-name="ce617" table:formula="of:=IF([Sheet1.AM22]=&quot;&quot;;&quot;&quot;;[Sheet1.AM22])">
            <text:p/>
          </table:table-cell>
          <table:table-cell table:style-name="ce621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621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621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621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621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3">
          <table:table-cell table:style-name="ce566" table:formula="of:=[$Sheet1.$Q$241]">
            <text:p/>
          </table:table-cell>
          <table:table-cell table:style-name="ce566" table:formula="of:=[Sheet1.S288]" office:value-type="float" office:value="28" calcext:value-type="float">
            <text:p>28</text:p>
          </table:table-cell>
          <table:table-cell table:style-name="ce584" table:formula="of:=[Sheet1.S296]">
            <text:p/>
          </table:table-cell>
          <table:table-cell table:style-name="ce566" table:formula="of:=[$Sheet1.$Q$252]">
            <text:p/>
          </table:table-cell>
          <table:table-cell table:style-name="ce566" table:formula="of:=[Sheet1.W288]" office:value-type="float" office:value="32" calcext:value-type="float">
            <text:p>32</text:p>
          </table:table-cell>
          <table:table-cell table:style-name="ce584" table:formula="of:=[Sheet1.W296]">
            <text:p/>
          </table:table-cell>
          <table:table-cell/>
          <table:table-cell table:style-name="ce600" office:value-type="string" calcext:value-type="string">
            <text:p>Rh</text:p>
          </table:table-cell>
          <table:table-cell table:style-name="ce604" office:value-type="string" calcext:value-type="string">
            <text:p>Rh</text:p>
          </table:table-cell>
          <table:table-cell table:style-name="ce610" office:value-type="float" office:value="0.22" calcext:value-type="float">
            <text:p>0.22</text:p>
          </table:table-cell>
          <table:table-cell table:number-columns-repeated="3"/>
          <table:table-cell table:style-name="ce617" table:formula="of:=IF([Sheet1.AM23]=&quot;&quot;;&quot;&quot;;[Sheet1.AM23])">
            <text:p/>
          </table:table-cell>
          <table:table-cell table:style-name="ce621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621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621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621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621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66" table:formula="of:=[Sheet1.T288]" office:value-type="float" office:value="32" calcext:value-type="float">
            <text:p>32</text:p>
          </table:table-cell>
          <table:table-cell table:style-name="ce584" table:formula="of:=[Sheet1.T296]">
            <text:p/>
          </table:table-cell>
          <table:table-cell/>
          <table:table-cell table:style-name="ce566" table:formula="of:=[Sheet1.X288]" office:value-type="float" office:value="34" calcext:value-type="float">
            <text:p>34</text:p>
          </table:table-cell>
          <table:table-cell table:style-name="ce584" table:formula="of:=[Sheet1.X296]">
            <text:p/>
          </table:table-cell>
          <table:table-cell/>
          <table:table-cell table:style-name="ce601" office:value-type="string" calcext:value-type="string">
            <text:p>Critiera:</text:p>
          </table:table-cell>
          <table:table-cell table:style-name="ce601" office:value-type="string" calcext:value-type="string">
            <text:p>Min HVL &gt; kV/100 (no paddle)</text:p>
          </table:table-cell>
          <table:table-cell table:style-name="ce601"/>
          <table:table-cell table:number-columns-repeated="3"/>
          <table:table-cell table:style-name="ce617" table:formula="of:=IF([Sheet1.AM24]=&quot;&quot;;&quot;&quot;;[Sheet1.AM24])">
            <text:p/>
          </table:table-cell>
          <table:table-cell table:style-name="ce621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621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621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621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621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80" office:value-type="string" calcext:value-type="string">
            <text:p>Slope:</text:p>
          </table:table-cell>
          <table:table-cell table:style-name="ce566" table:formula="of:=SLOPE([.C75:.C78];[.B75:.B78])" office:value-type="string" office:string-value="" calcext:value-type="error">
            <text:p>#VALUE!</text:p>
          </table:table-cell>
          <table:table-cell/>
          <table:table-cell table:style-name="ce580" office:value-type="string" calcext:value-type="string">
            <text:p>Slope:</text:p>
          </table:table-cell>
          <table:table-cell table:style-name="ce566" table:formula="of:=SLOPE([.F75:.F78];[.E75:.E78])" office:value-type="string" office:string-value="" calcext:value-type="error">
            <text:p>#VALUE!</text:p>
          </table:table-cell>
          <table:table-cell/>
          <table:table-cell table:style-name="ce601"/>
          <table:table-cell table:style-name="ce601" office:value-type="string" calcext:value-type="string">
            <text:p>Min HVL &gt; kV/100 + 0.03 (with paddle)</text:p>
          </table:table-cell>
          <table:table-cell table:style-name="ce601"/>
          <table:table-cell table:number-columns-repeated="3"/>
          <table:table-cell table:style-name="ce617" table:formula="of:=IF([Sheet1.AM25]=&quot;&quot;;&quot;&quot;;[Sheet1.AM25])">
            <text:p/>
          </table:table-cell>
          <table:table-cell table:style-name="ce621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621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621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621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621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580" office:value-type="string" calcext:value-type="string">
            <text:p>Intercept:</text:p>
          </table:table-cell>
          <table:table-cell table:style-name="ce566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80" office:value-type="string" calcext:value-type="string">
            <text:p>Intercept:</text:p>
          </table:table-cell>
          <table:table-cell table:style-name="ce566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601"/>
          <table:table-cell table:style-name="ce601" office:value-type="string" calcext:value-type="string">
            <text:p>Max HVL &lt; kV/100 + C</text:p>
          </table:table-cell>
          <table:table-cell table:style-name="ce601"/>
          <table:table-cell table:number-columns-repeated="3"/>
          <table:table-cell table:style-name="ce617" table:formula="of:=IF([Sheet1.AM26]=&quot;&quot;;&quot;&quot;;[Sheet1.AM26])">
            <text:p/>
          </table:table-cell>
          <table:table-cell table:style-name="ce621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621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621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621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621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27]=&quot;&quot;;&quot;&quot;;[Sheet1.AM27])">
            <text:p/>
          </table:table-cell>
          <table:table-cell table:style-name="ce621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621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621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621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621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3">
          <table:table-cell table:style-name="ce555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17" table:formula="of:=IF([Sheet1.AM28]=&quot;&quot;;&quot;&quot;;[Sheet1.AM28])">
            <text:p/>
          </table:table-cell>
          <table:table-cell table:style-name="ce621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21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21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21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21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67" office:value-type="string" calcext:value-type="string">
            <text:p>Mo/Mo</text:p>
          </table:table-cell>
          <table:table-cell table:style-name="ce567" office:value-type="string" calcext:value-type="string">
            <text:p>Mo/Rh</text:p>
          </table:table-cell>
          <table:table-cell table:style-name="ce567" office:value-type="string" calcext:value-type="string">
            <text:p>Rh/Rh</text:p>
          </table:table-cell>
          <table:table-cell table:style-name="ce567" office:value-type="string" calcext:value-type="string">
            <text:p>W/Rh</text:p>
          </table:table-cell>
          <table:table-cell table:style-name="ce567" office:value-type="string" calcext:value-type="string">
            <text:p>W/Ag</text:p>
          </table:table-cell>
          <table:table-cell table:style-name="ce567" office:value-type="string" calcext:value-type="string">
            <text:p>Siemens Inspiration</text:p>
          </table:table-cell>
          <table:table-cell table:number-columns-repeated="7"/>
          <table:table-cell table:style-name="ce617" table:formula="of:=IF([Sheet1.AM29]=&quot;&quot;;&quot;&quot;;[Sheet1.AM29])">
            <text:p/>
          </table:table-cell>
          <table:table-cell table:style-name="ce621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21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21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21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21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68" table:formula="of:=IF(ISERR([$Sheet1.$T$221]);&quot;TBD&quot;;MOMO([$Sheet1.$T$221];[$Sheet1.$X$224];4.2;0.5))" office:value-type="string" office:string-value="" calcext:value-type="error">
            <text:p>#VALUE!</text:p>
          </table:table-cell>
          <table:table-cell table:style-name="ce568" table:formula="of:=IF(ISERR([$Sheet1.$T$221]);&quot;TBD&quot;;MORH([$Sheet1.$T$221];[$Sheet1.$X$224];4.2;0.5))" office:value-type="string" office:string-value="" calcext:value-type="error">
            <text:p>#VALUE!</text:p>
          </table:table-cell>
          <table:table-cell table:style-name="ce568" table:formula="of:=IF(ISERR([$Sheet1.$T$221]);&quot;TBD&quot;;RHRH([$Sheet1.$T$221];[$Sheet1.$X$224];4.2;0.5))" office:value-type="string" office:string-value="" calcext:value-type="error">
            <text:p>#VALUE!</text:p>
          </table:table-cell>
          <table:table-cell table:style-name="ce566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66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97" table:formula="of:=IF(OR(ISERR([$Sheet1.$X$225]);ISERR([$Sheet1.$X$224]));&quot;TBD&quot;;[$Sheet1.$X$225]*([.L53]*[.$S$290]+[.M53])*([.L54]*[.$S$290]+[.M54])*HLOOKUP([$Sheet1.$Q$222];[.B58:.D59];2))" office:value-type="string" office:string-value="" calcext:value-type="error">
            <text:p>#VALUE!</text:p>
          </table:table-cell>
          <table:table-cell table:number-columns-repeated="7"/>
          <table:table-cell table:style-name="ce617" table:formula="of:=IF([Sheet1.AM30]=&quot;&quot;;&quot;&quot;;[Sheet1.AM30])">
            <text:p/>
          </table:table-cell>
          <table:table-cell table:style-name="ce621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21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21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21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21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31]=&quot;&quot;;&quot;&quot;;[Sheet1.AM31])">
            <text:p/>
          </table:table-cell>
          <table:table-cell table:style-name="ce621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21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21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21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21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55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17" table:formula="of:=IF([Sheet1.AM32]=&quot;&quot;;&quot;&quot;;[Sheet1.AM32])">
            <text:p/>
          </table:table-cell>
          <table:table-cell table:style-name="ce621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621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621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621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621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1" office:value-type="string" calcext:value-type="string">
            <text:p>kV</text:p>
          </table:table-cell>
          <table:table-cell table:style-name="Default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style-name="ce586" office:value-type="string" calcext:value-type="string">
            <text:p>kV^5</text:p>
          </table:table-cell>
          <table:table-cell table:style-name="ce586" office:value-type="string" calcext:value-type="string">
            <text:p>kV^6</text:p>
          </table:table-cell>
          <table:table-cell table:number-columns-repeated="3"/>
          <table:table-cell table:style-name="ce617" table:formula="of:=IF([Sheet1.AM33]=&quot;&quot;;&quot;&quot;;[Sheet1.AM33])">
            <text:p/>
          </table:table-cell>
          <table:table-cell table:style-name="ce621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621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621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621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621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1" office:value-type="string" calcext:value-type="string">
            <text:p>&lt;</text:p>
          </table:table-cell>
          <table:table-cell table:style-name="ce585" office:value-type="float" office:value="27.586" calcext:value-type="float">
            <text:p>27.586</text:p>
          </table:table-cell>
          <table:table-cell table:style-name="ce585" office:value-type="float" office:value="-8375.07276459255" calcext:value-type="float">
            <text:p>-8375.0727645926</text:p>
          </table:table-cell>
          <table:table-cell table:style-name="ce585" office:value-type="float" office:value="975.925435604328" calcext:value-type="float">
            <text:p>975.9254356043</text:p>
          </table:table-cell>
          <table:table-cell table:style-name="ce585" office:value-type="float" office:value="-37.9137296820394" calcext:value-type="float">
            <text:p>-37.913729682</text:p>
          </table:table-cell>
          <table:table-cell table:style-name="ce585" office:value-type="float" office:value="0.490865834726094" calcext:value-type="float">
            <text:p>0.4908658347</text:p>
          </table:table-cell>
          <table:table-cell table:number-columns-repeated="3" table:style-name="ce585" office:value-type="float" office:value="0" calcext:value-type="float">
            <text:p>0</text:p>
          </table:table-cell>
          <table:table-cell table:number-columns-repeated="3"/>
          <table:table-cell table:style-name="ce617" table:formula="of:=IF([Sheet1.AM34]=&quot;&quot;;&quot;&quot;;[Sheet1.AM34])">
            <text:p/>
          </table:table-cell>
          <table:table-cell table:style-name="ce621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621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621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621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621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27.586" calcext:value-type="float">
            <text:p>27.586</text:p>
          </table:table-cell>
          <table:table-cell table:style-name="ce585" office:value-type="float" office:value="-9984.61679164944" calcext:value-type="float">
            <text:p>-9984.6167916494</text:p>
          </table:table-cell>
          <table:table-cell table:style-name="ce585" office:value-type="float" office:value="1436.52454571413" calcext:value-type="float">
            <text:p>1436.5245457141</text:p>
          </table:table-cell>
          <table:table-cell table:style-name="ce585" office:value-type="float" office:value="-82.5051021852549" calcext:value-type="float">
            <text:p>-82.5051021853</text:p>
          </table:table-cell>
          <table:table-cell table:style-name="ce585" office:value-type="float" office:value="2.36559081763837" calcext:value-type="float">
            <text:p>2.3655908176</text:p>
          </table:table-cell>
          <table:table-cell table:style-name="ce585" office:value-type="float" office:value="-0.0338672433779705" calcext:value-type="float">
            <text:p>-0.0338672434</text:p>
          </table:table-cell>
          <table:table-cell table:style-name="ce585" office:value-type="float" office:value="0.000193686920423126" calcext:value-type="float">
            <text:p>0.0001936869</text:p>
          </table:table-cell>
          <table:table-cell table:style-name="ce585" office:value-type="float" office:value="0" calcext:value-type="float">
            <text:p>0</text:p>
          </table:table-cell>
          <table:table-cell table:number-columns-repeated="3"/>
          <table:table-cell table:style-name="ce617" table:formula="of:=IF([Sheet1.AM35]=&quot;&quot;;&quot;&quot;;[Sheet1.AM35])">
            <text:p/>
          </table:table-cell>
          <table:table-cell table:style-name="ce621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621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621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621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621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8" office:value-type="string" calcext:value-type="string">
            <text:p>Minimum true value is 21.8 kV, corresponding to a Radcal value near 25.03 kV.</text:p>
          </table:table-cell>
          <table:table-cell table:style-name="ce448" table:number-columns-repeated="7"/>
          <table:table-cell table:number-columns-repeated="3"/>
          <table:table-cell table:style-name="ce617" table:formula="of:=IF([Sheet1.AM36]=&quot;&quot;;&quot;&quot;;[Sheet1.AM36])">
            <text:p/>
          </table:table-cell>
          <table:table-cell table:style-name="ce621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21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21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21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21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8" office:value-type="string" calcext:value-type="string">
            <text:p>Reduced accuracy between true values of 24 to 27 kV. Max Radcal value is 40.47 kV.</text:p>
          </table:table-cell>
          <table:table-cell table:style-name="ce448" table:number-columns-repeated="7"/>
          <table:table-cell table:number-columns-repeated="3"/>
          <table:table-cell table:style-name="ce617" table:formula="of:=IF([Sheet1.AM37]=&quot;&quot;;&quot;&quot;;[Sheet1.AM37])">
            <text:p/>
          </table:table-cell>
          <table:table-cell table:style-name="ce621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21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21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21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21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1" office:value-type="string" calcext:value-type="string">
            <text:p>kV</text:p>
          </table:table-cell>
          <table:table-cell table:style-name="ce448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style-name="ce586" office:value-type="string" calcext:value-type="string">
            <text:p>kV^5</text:p>
          </table:table-cell>
          <table:table-cell table:style-name="ce586" office:value-type="string" calcext:value-type="string">
            <text:p>kV^6</text:p>
          </table:table-cell>
          <table:table-cell table:number-columns-repeated="3"/>
          <table:table-cell table:style-name="ce617" table:formula="of:=IF([Sheet1.AM38]=&quot;&quot;;&quot;&quot;;[Sheet1.AM38])">
            <text:p/>
          </table:table-cell>
          <table:table-cell table:style-name="ce621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21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21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21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21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1" office:value-type="string" calcext:value-type="string">
            <text:p>&lt;</text:p>
          </table:table-cell>
          <table:table-cell table:style-name="ce585" office:value-type="float" office:value="30.1" calcext:value-type="float">
            <text:p>30.1</text:p>
          </table:table-cell>
          <table:table-cell table:style-name="ce585" office:value-type="float" office:value="-540847.695500773" calcext:value-type="float">
            <text:p>-540847.695500773</text:p>
          </table:table-cell>
          <table:table-cell table:style-name="ce585" office:value-type="float" office:value="100186.233642731" calcext:value-type="float">
            <text:p>100186.233642731</text:p>
          </table:table-cell>
          <table:table-cell table:style-name="ce585" office:value-type="float" office:value="-7418.47901798126" calcext:value-type="float">
            <text:p>-7418.4790179813</text:p>
          </table:table-cell>
          <table:table-cell table:style-name="ce585" office:value-type="float" office:value="274.476609295775" calcext:value-type="float">
            <text:p>274.4766092958</text:p>
          </table:table-cell>
          <table:table-cell table:style-name="ce585" office:value-type="float" office:value="-5.07436954359087" calcext:value-type="float">
            <text:p>-5.0743695436</text:p>
          </table:table-cell>
          <table:table-cell table:style-name="ce585" office:value-type="float" office:value="0.0375005747875809" calcext:value-type="float">
            <text:p>0.0375005748</text:p>
          </table:table-cell>
          <table:table-cell table:style-name="ce585" office:value-type="float" office:value="0" calcext:value-type="float">
            <text:p>0</text:p>
          </table:table-cell>
          <table:table-cell table:number-columns-repeated="3"/>
          <table:table-cell table:style-name="ce617" table:formula="of:=IF([Sheet1.AM39]=&quot;&quot;;&quot;&quot;;[Sheet1.AM39])">
            <text:p/>
          </table:table-cell>
          <table:table-cell table:style-name="ce621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21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21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21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21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30.1" calcext:value-type="float">
            <text:p>30.1</text:p>
          </table:table-cell>
          <table:table-cell table:style-name="ce585" office:value-type="float" office:value="-11057.7739361992" calcext:value-type="float">
            <text:p>-11057.7739361992</text:p>
          </table:table-cell>
          <table:table-cell table:style-name="ce585" office:value-type="float" office:value="1297.22856737669" calcext:value-type="float">
            <text:p>1297.2285673767</text:p>
          </table:table-cell>
          <table:table-cell table:style-name="ce585" office:value-type="float" office:value="-56.9891889897257" calcext:value-type="float">
            <text:p>-56.9891889897</text:p>
          </table:table-cell>
          <table:table-cell table:style-name="ce585" office:value-type="float" office:value="1.11158285642172" calcext:value-type="float">
            <text:p>1.1115828564</text:p>
          </table:table-cell>
          <table:table-cell table:style-name="ce585" office:value-type="float" office:value="-0.00812339973651296" calcext:value-type="float">
            <text:p>-0.0081233997</text:p>
          </table:table-cell>
          <table:table-cell table:number-columns-repeated="2" table:style-name="ce585" office:value-type="float" office:value="0" calcext:value-type="float">
            <text:p>0</text:p>
          </table:table-cell>
          <table:table-cell table:number-columns-repeated="3"/>
          <table:table-cell table:style-name="ce617" table:formula="of:=IF([Sheet1.AM40]=&quot;&quot;;&quot;&quot;;[Sheet1.AM40])">
            <text:p/>
          </table:table-cell>
          <table:table-cell table:style-name="ce621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21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21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21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21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8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17" table:formula="of:=IF([Sheet1.AM41]=&quot;&quot;;&quot;&quot;;[Sheet1.AM41])">
            <text:p/>
          </table:table-cell>
          <table:table-cell table:style-name="ce621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21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21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21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21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8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17" table:formula="of:=IF([Sheet1.AM42]=&quot;&quot;;&quot;&quot;;[Sheet1.AM42])">
            <text:p/>
          </table:table-cell>
          <table:table-cell table:style-name="ce621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621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621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621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621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7" table:formula="of:=IF([Sheet1.AM43]=&quot;&quot;;&quot;&quot;;[Sheet1.AM43])">
            <text:p/>
          </table:table-cell>
          <table:table-cell table:style-name="ce621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21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21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21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21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55" office:value-type="string" calcext:value-type="string">
            <office:annotation draw:style-name="gr3" draw:text-style-name="P4" svg:width="2.899cm" svg:height="2.979cm" svg:x="2.857cm" svg:y="46.92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17" table:formula="of:=IF([Sheet1.AM44]=&quot;&quot;;&quot;&quot;;[Sheet1.AM44])">
            <text:p/>
          </table:table-cell>
          <table:table-cell table:style-name="ce621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21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21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21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21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1" office:value-type="string" calcext:value-type="string">
            <text:p>kV</text:p>
          </table:table-cell>
          <table:table-cell table:style-name="Default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number-columns-repeated="5"/>
          <table:table-cell table:style-name="ce617" table:formula="of:=IF([Sheet1.AM45]=&quot;&quot;;&quot;&quot;;[Sheet1.AM45])">
            <text:p/>
          </table:table-cell>
          <table:table-cell table:style-name="ce621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21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21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21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21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1" office:value-type="string" calcext:value-type="string">
            <text:p>&lt;</text:p>
          </table:table-cell>
          <table:table-cell table:style-name="ce585" office:value-type="float" office:value="26.9" calcext:value-type="float">
            <text:p>26.9</text:p>
          </table:table-cell>
          <table:table-cell table:style-name="ce593" office:value-type="float" office:value="138.88667" calcext:value-type="float">
            <text:p>138.88667</text:p>
          </table:table-cell>
          <table:table-cell table:style-name="ce593" office:value-type="float" office:value="-10.72639" calcext:value-type="float">
            <text:p>-10.72639</text:p>
          </table:table-cell>
          <table:table-cell table:style-name="ce593" office:value-type="float" office:value="0.26216" calcext:value-type="float">
            <text:p>0.26216</text:p>
          </table:table-cell>
          <table:table-cell table:style-name="ce593" office:value-type="float" office:value="-0.00082" calcext:value-type="float">
            <text:p>-0.00082</text:p>
          </table:table-cell>
          <table:table-cell table:style-name="ce593"/>
          <table:table-cell table:number-columns-repeated="5"/>
          <table:table-cell table:style-name="ce617" table:formula="of:=IF([Sheet1.AM46]=&quot;&quot;;&quot;&quot;;[Sheet1.AM46])">
            <text:p/>
          </table:table-cell>
          <table:table-cell table:style-name="ce621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21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21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21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21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26.9" calcext:value-type="float">
            <text:p>26.9</text:p>
          </table:table-cell>
          <table:table-cell table:style-name="ce593" office:value-type="float" office:value="-5009.7751652" calcext:value-type="float">
            <text:p>-5009.7751652</text:p>
          </table:table-cell>
          <table:table-cell table:style-name="ce593" office:value-type="float" office:value="605.732006" calcext:value-type="float">
            <text:p>605.732006</text:p>
          </table:table-cell>
          <table:table-cell table:style-name="ce593" office:value-type="float" office:value="-27.3018617" calcext:value-type="float">
            <text:p>-27.3018617</text:p>
          </table:table-cell>
          <table:table-cell table:style-name="ce593" office:value-type="float" office:value="0.5467114" calcext:value-type="float">
            <text:p>0.5467114</text:p>
          </table:table-cell>
          <table:table-cell table:style-name="ce593" office:value-type="float" office:value="-0.0040986" calcext:value-type="float">
            <text:p>-0.0040986</text:p>
          </table:table-cell>
          <table:table-cell table:number-columns-repeated="5"/>
          <table:table-cell table:style-name="ce617" table:formula="of:=IF([Sheet1.AM47]=&quot;&quot;;&quot;&quot;;[Sheet1.AM47])">
            <text:p/>
          </table:table-cell>
          <table:table-cell table:style-name="ce621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21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21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21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21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7" table:formula="of:=IF([Sheet1.AM48]=&quot;&quot;;&quot;&quot;;[Sheet1.AM48])">
            <text:p/>
          </table:table-cell>
          <table:table-cell table:style-name="ce621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621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621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621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621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1" office:value-type="string" calcext:value-type="string">
            <text:p>kV</text:p>
          </table:table-cell>
          <table:table-cell table:style-name="Default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number-columns-repeated="5"/>
          <table:table-cell table:style-name="ce617" table:formula="of:=IF([Sheet1.AM49]=&quot;&quot;;&quot;&quot;;[Sheet1.AM49])">
            <text:p/>
          </table:table-cell>
          <table:table-cell table:style-name="ce621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21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21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21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21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lt;</text:p>
          </table:table-cell>
          <table:table-cell table:style-name="ce585" office:value-type="float" office:value="28.7" calcext:value-type="float">
            <text:p>28.7</text:p>
          </table:table-cell>
          <table:table-cell table:style-name="ce585" office:value-type="float" office:value="296.34185" calcext:value-type="float">
            <text:p>296.34185</text:p>
          </table:table-cell>
          <table:table-cell table:style-name="ce585" office:value-type="float" office:value="-31.62925" calcext:value-type="float">
            <text:p>-31.62925</text:p>
          </table:table-cell>
          <table:table-cell table:style-name="ce585" office:value-type="float" office:value="1.18025" calcext:value-type="float">
            <text:p>1.18025</text:p>
          </table:table-cell>
          <table:table-cell table:style-name="ce585" office:value-type="float" office:value="-0.01417" calcext:value-type="float">
            <text:p>-0.01417</text:p>
          </table:table-cell>
          <table:table-cell table:style-name="ce585"/>
          <table:table-cell table:number-columns-repeated="5"/>
          <table:table-cell table:style-name="ce617" table:formula="of:=IF([Sheet1.AM50]=&quot;&quot;;&quot;&quot;;[Sheet1.AM50])">
            <text:p/>
          </table:table-cell>
          <table:table-cell table:style-name="ce621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21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21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21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21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28.7" calcext:value-type="float">
            <text:p>28.7</text:p>
          </table:table-cell>
          <table:table-cell table:style-name="ce585" office:value-type="float" office:value="4.834469" calcext:value-type="float">
            <text:p>4.834469</text:p>
          </table:table-cell>
          <table:table-cell table:style-name="ce585" office:value-type="float" office:value="0.919242" calcext:value-type="float">
            <text:p>0.919242</text:p>
          </table:table-cell>
          <table:table-cell table:style-name="ce585" table:number-columns-repeated="3"/>
          <table:table-cell table:number-columns-repeated="5"/>
          <table:table-cell table:style-name="ce617" table:formula="of:=IF([Sheet1.AM51]=&quot;&quot;;&quot;&quot;;[Sheet1.AM51])">
            <text:p/>
          </table:table-cell>
          <table:table-cell table:style-name="ce621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21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21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21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21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7" table:formula="of:=IF([Sheet1.AM52]=&quot;&quot;;&quot;&quot;;[Sheet1.AM52])">
            <text:p/>
          </table:table-cell>
          <table:table-cell table:style-name="ce621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21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21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21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21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86" office:value-type="string" calcext:value-type="string">
            <text:p>kV^0</text:p>
          </table:table-cell>
          <table:table-cell table:style-name="ce586" office:value-type="string" calcext:value-type="string">
            <text:p>kV^1</text:p>
          </table:table-cell>
          <table:table-cell table:style-name="ce586" office:value-type="string" calcext:value-type="string">
            <text:p>kV^2</text:p>
          </table:table-cell>
          <table:table-cell table:style-name="ce586" office:value-type="string" calcext:value-type="string">
            <text:p>kV^3</text:p>
          </table:table-cell>
          <table:table-cell table:style-name="ce586" office:value-type="string" calcext:value-type="string">
            <text:p>kV^4</text:p>
          </table:table-cell>
          <table:table-cell table:number-columns-repeated="5"/>
          <table:table-cell table:style-name="ce617" table:formula="of:=IF([Sheet1.AM53]=&quot;&quot;;&quot;&quot;;[Sheet1.AM53])">
            <text:p/>
          </table:table-cell>
          <table:table-cell table:style-name="ce621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21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21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21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21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lt;</text:p>
          </table:table-cell>
          <table:table-cell table:style-name="ce585" office:value-type="float" office:value="28.7" calcext:value-type="float">
            <text:p>28.7</text:p>
          </table:table-cell>
          <table:table-cell table:style-name="ce585" office:value-type="float" office:value="49.31115" calcext:value-type="float">
            <text:p>49.31115</text:p>
          </table:table-cell>
          <table:table-cell table:style-name="ce585" office:value-type="float" office:value="-2.93017" calcext:value-type="float">
            <text:p>-2.93017</text:p>
          </table:table-cell>
          <table:table-cell table:style-name="ce585" office:value-type="float" office:value="0.07379" calcext:value-type="float">
            <text:p>0.07379</text:p>
          </table:table-cell>
          <table:table-cell table:style-name="ce585" table:number-columns-repeated="2"/>
          <table:table-cell table:number-columns-repeated="5"/>
          <table:table-cell table:style-name="ce617" table:formula="of:=IF([Sheet1.AM54]=&quot;&quot;;&quot;&quot;;[Sheet1.AM54])">
            <text:p/>
          </table:table-cell>
          <table:table-cell table:style-name="ce621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621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621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621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621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/>
          <table:table-cell table:style-name="ce587" office:value-type="string" calcext:value-type="string">
            <text:p>28.7 &lt; kV &lt; 30.1</text:p>
          </table:table-cell>
          <table:table-cell table:style-name="ce585" office:value-type="float" office:value="-24.875" calcext:value-type="float">
            <text:p>-24.875</text:p>
          </table:table-cell>
          <table:table-cell table:style-name="ce585" office:value-type="float" office:value="1.8032" calcext:value-type="float">
            <text:p>1.8032</text:p>
          </table:table-cell>
          <table:table-cell table:style-name="ce585" table:number-columns-repeated="3"/>
          <table:table-cell table:number-columns-repeated="5"/>
          <table:table-cell table:style-name="ce617" table:formula="of:=IF([Sheet1.AM55]=&quot;&quot;;&quot;&quot;;[Sheet1.AM55])">
            <text:p/>
          </table:table-cell>
          <table:table-cell table:style-name="ce621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21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21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21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21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1" office:value-type="string" calcext:value-type="string">
            <text:p>&gt;=</text:p>
          </table:table-cell>
          <table:table-cell table:style-name="ce586" office:value-type="float" office:value="30.1" calcext:value-type="float">
            <text:p>30.1</text:p>
          </table:table-cell>
          <table:table-cell table:style-name="ce585" office:value-type="float" office:value="-4.83461" calcext:value-type="float">
            <text:p>-4.83461</text:p>
          </table:table-cell>
          <table:table-cell table:style-name="ce585" office:value-type="float" office:value="1.15715" calcext:value-type="float">
            <text:p>1.15715</text:p>
          </table:table-cell>
          <table:table-cell table:style-name="ce585" table:number-columns-repeated="3"/>
          <table:table-cell table:number-columns-repeated="5"/>
          <table:table-cell table:style-name="ce617" table:formula="of:=IF([Sheet1.AM56]=&quot;&quot;;&quot;&quot;;[Sheet1.AM56])">
            <text:p/>
          </table:table-cell>
          <table:table-cell table:style-name="ce621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21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21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21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21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57]=&quot;&quot;;&quot;&quot;;[Sheet1.AM57])">
            <text:p/>
          </table:table-cell>
          <table:table-cell table:style-name="ce621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21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21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21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21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58]=&quot;&quot;;&quot;&quot;;[Sheet1.AM58])">
            <text:p/>
          </table:table-cell>
          <table:table-cell table:style-name="ce621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21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21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21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21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59]=&quot;&quot;;&quot;&quot;;[Sheet1.AM59])">
            <text:p/>
          </table:table-cell>
          <table:table-cell table:style-name="ce621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21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21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21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21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0]=&quot;&quot;;&quot;&quot;;[Sheet1.AM60])">
            <text:p/>
          </table:table-cell>
          <table:table-cell table:style-name="ce621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621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621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621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621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1]=&quot;&quot;;&quot;&quot;;[Sheet1.AM61])">
            <text:p/>
          </table:table-cell>
          <table:table-cell table:style-name="ce621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21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21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21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21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2]=&quot;&quot;;&quot;&quot;;[Sheet1.AM62])">
            <text:p/>
          </table:table-cell>
          <table:table-cell table:style-name="ce621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21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21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21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21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3]=&quot;&quot;;&quot;&quot;;[Sheet1.AM63])">
            <text:p/>
          </table:table-cell>
          <table:table-cell table:style-name="ce621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21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21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21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21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4]=&quot;&quot;;&quot;&quot;;[Sheet1.AM64])">
            <text:p/>
          </table:table-cell>
          <table:table-cell table:style-name="ce621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21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21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21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21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5]=&quot;&quot;;&quot;&quot;;[Sheet1.AM65])">
            <text:p/>
          </table:table-cell>
          <table:table-cell table:style-name="ce621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21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21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21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21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6]=&quot;&quot;;&quot;&quot;;[Sheet1.AM66])">
            <text:p/>
          </table:table-cell>
          <table:table-cell table:style-name="ce621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621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621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621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621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7]=&quot;&quot;;&quot;&quot;;[Sheet1.AM67])">
            <text:p/>
          </table:table-cell>
          <table:table-cell table:style-name="ce621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621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621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621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621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7" table:formula="of:=IF([Sheet1.AM68]=&quot;&quot;;&quot;&quot;;[Sheet1.AM68])">
            <text:p/>
          </table:table-cell>
          <table:table-cell table:style-name="ce621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21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21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21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21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22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48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48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48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32909FBF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48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48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22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22"/>
          <table:table-cell table:style-name="ce448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22"/>
          <table:table-cell table:style-name="ce448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26" office:value-type="string" calcext:value-type="string">
            <text:p>Radcal kV</text:p>
          </table:table-cell>
          <table:table-cell table:style-name="ce526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23" office:value-type="float" office:value="25.03" calcext:value-type="float">
            <text:p>25.03</text:p>
          </table:table-cell>
          <table:table-cell table:style-name="ce624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22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22"/>
          <table:table-cell table:style-name="ce448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22"/>
          <table:table-cell table:style-name="ce448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26" office:value-type="string" calcext:value-type="string">
            <text:p>Radcal kV</text:p>
          </table:table-cell>
          <table:table-cell table:style-name="ce526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23" office:value-type="float" office:value="37.1" calcext:value-type="float">
            <text:p>37.1</text:p>
          </table:table-cell>
          <table:table-cell table:style-name="ce625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48" office:value-type="float" office:value="27.586" calcext:value-type="float">
            <text:p>27.586</text:p>
          </table:table-cell>
          <table:table-cell table:style-name="ce448" office:value-type="float" office:value="-8375.07276459255" calcext:value-type="float">
            <text:p>-8375.0727645926</text:p>
          </table:table-cell>
          <table:table-cell table:style-name="ce448" office:value-type="float" office:value="975.925435604328" calcext:value-type="float">
            <text:p>975.9254356043</text:p>
          </table:table-cell>
          <table:table-cell table:style-name="ce448" office:value-type="float" office:value="-37.9137296820394" calcext:value-type="float">
            <text:p>-37.913729682</text:p>
          </table:table-cell>
          <table:table-cell table:style-name="ce448" office:value-type="float" office:value="0.490865834726094" calcext:value-type="float">
            <text:p>0.4908658347</text:p>
          </table:table-cell>
          <table:table-cell table:number-columns-repeated="3" table:style-name="ce448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48" office:value-type="float" office:value="-9984.61679164944" calcext:value-type="float">
            <text:p>-9984.6167916494</text:p>
          </table:table-cell>
          <table:table-cell table:style-name="ce448" office:value-type="float" office:value="1436.52454571413" calcext:value-type="float">
            <text:p>1436.5245457141</text:p>
          </table:table-cell>
          <table:table-cell table:style-name="ce448" office:value-type="float" office:value="-82.5051021852549" calcext:value-type="float">
            <text:p>-82.5051021853</text:p>
          </table:table-cell>
          <table:table-cell table:style-name="ce448" office:value-type="float" office:value="2.36559081763837" calcext:value-type="float">
            <text:p>2.3655908176</text:p>
          </table:table-cell>
          <table:table-cell table:style-name="ce448" office:value-type="float" office:value="-0.0338672433779705" calcext:value-type="float">
            <text:p>-0.0338672434</text:p>
          </table:table-cell>
          <table:table-cell table:style-name="ce448" office:value-type="float" office:value="0.000193686920423126" calcext:value-type="float">
            <text:p>0.0001936869</text:p>
          </table:table-cell>
          <table:table-cell table:style-name="ce448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48" office:value-type="float" office:value="30.1" calcext:value-type="float">
            <text:p>30.1</text:p>
          </table:table-cell>
          <table:table-cell table:style-name="ce448" office:value-type="float" office:value="-540847.695500773" calcext:value-type="float">
            <text:p>-540847.695500773</text:p>
          </table:table-cell>
          <table:table-cell table:style-name="ce448" office:value-type="float" office:value="100186.233642731" calcext:value-type="float">
            <text:p>100186.233642731</text:p>
          </table:table-cell>
          <table:table-cell table:style-name="ce448" office:value-type="float" office:value="-7418.47901798126" calcext:value-type="float">
            <text:p>-7418.4790179813</text:p>
          </table:table-cell>
          <table:table-cell table:style-name="ce448" office:value-type="float" office:value="274.476609295775" calcext:value-type="float">
            <text:p>274.4766092958</text:p>
          </table:table-cell>
          <table:table-cell table:style-name="ce448" office:value-type="float" office:value="-5.07436954359087" calcext:value-type="float">
            <text:p>-5.0743695436</text:p>
          </table:table-cell>
          <table:table-cell table:style-name="ce448" office:value-type="float" office:value="0.0375005747875809" calcext:value-type="float">
            <text:p>0.0375005748</text:p>
          </table:table-cell>
          <table:table-cell table:style-name="ce448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48" office:value-type="float" office:value="-11057.7739361992" calcext:value-type="float">
            <text:p>-11057.7739361992</text:p>
          </table:table-cell>
          <table:table-cell table:style-name="ce448" office:value-type="float" office:value="1297.22856737669" calcext:value-type="float">
            <text:p>1297.2285673767</text:p>
          </table:table-cell>
          <table:table-cell table:style-name="ce448" office:value-type="float" office:value="-56.9891889897257" calcext:value-type="float">
            <text:p>-56.9891889897</text:p>
          </table:table-cell>
          <table:table-cell table:style-name="ce448" office:value-type="float" office:value="1.11158285642172" calcext:value-type="float">
            <text:p>1.1115828564</text:p>
          </table:table-cell>
          <table:table-cell table:style-name="ce448" office:value-type="float" office:value="-0.00812339973651296" calcext:value-type="float">
            <text:p>-0.0081233997</text:p>
          </table:table-cell>
          <table:table-cell table:number-columns-repeated="2" table:style-name="ce448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43"/>
        <table:table-column table:style-name="co12" table:number-columns-repeated="1023" table:default-cell-style-name="Default"/>
        <table:table-row table:style-name="ro12">
          <table:table-cell table:style-name="ce614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614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18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19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19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19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19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19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19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19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19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19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19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19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19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0" number:min-integer-digits="5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62P0" style:volatile="true">
      <number:month number:style="long"/>
      <number:text>/</number:text>
      <number:day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date-style style:name="N163P0" style:volatile="true">
      <number:month/>
      <number:text>/</number:text>
      <number:day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5P0" style:volatile="true">
      <number:month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9" number:min-integer-digits="1"/>
    </number:number-style>
    <number:number-style style:name="N167">
      <number:number number:decimal-places="8" number:min-integer-digits="1"/>
    </number:number-style>
    <number:number-style style:name="N168">
      <number:number number:decimal-places="10" number:min-integer-digits="1"/>
    </number:number-style>
    <number:number-style style:name="N169">
      <number:number number:decimal-places="11" number:min-integer-digits="1"/>
    </number:number-style>
    <number:number-style style:name="N170">
      <number:number number:decimal-places="7" number:min-integer-digits="1"/>
    </number:number-style>
    <number:number-style style:name="N171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/00/0000</text:date>, <text:time style:data-style-name="N2" text:time-value="11:17:01.491195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7-07T11:17:22.681482682</dc:date>
    <dc:creator>Eugene Mah</dc:creator>
    <meta:editing-duration>P1DT22H39M3S</meta:editing-duration>
    <meta:editing-cycles>249</meta:editing-cycles>
    <meta:generator>LibreOffice/4.3.7.2$Linux_X86_64 LibreOffice_project/430$Build-2</meta:generator>
    <meta:document-statistic meta:table-count="6" meta:cell-count="4913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